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00_simple" table:style-name="ta1">
        <table:shapes>
          <draw:frame draw:z-index="0" draw:style-name="gr1" draw:text-style-name="P1" svg:width="453.51pt" svg:height="255.09pt" svg:x="414.54pt" svg:y="2.83pt">
            <draw:object draw:notify-on-update-of-ranges="1000_simple.A1:1000_simple.A1 1000_simple.A2:1000_simple.A1001 1000_simple.B1:1000_simple.B1 1000_simple.B2:1000_simple.B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ample_nr</text:p>
          </table:table-cell>
          <table:table-cell office:value-type="string" calcext:value-type="string">
            <text:p>mse_loss</text:p>
          </table:table-cell>
          <table:table-cell office:value-type="string" calcext:value-type="string">
            <text:p>mv_count</text:p>
          </table:table-cell>
          <table:table-cell office:value-type="string" calcext:value-type="string">
            <text:p>stockfish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row_correct</text:p>
          </table:table-cell>
          <table:table-cell office:value-type="string" calcext:value-type="string">
            <text:p>avg_correc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758233" calcext:value-type="float">
            <text:p>0.047758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g2g4</text:p>
          </table:table-cell>
          <table:table-cell table:formula="of:=IF([.D2]=[.E2];1;0)" office:value-type="float" office:value="0" calcext:value-type="float">
            <text:p>0</text:p>
          </table:table-cell>
          <table:table-cell table:formula="of:=SUM([.F$2:.F2])/([.A2]+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7749035" calcext:value-type="float">
            <text:p>0.047749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b7b6</text:p>
          </table:table-cell>
          <table:table-cell table:formula="of:=IF([.D3]=[.E3];1;0)" office:value-type="float" office:value="0" calcext:value-type="float">
            <text:p>0</text:p>
          </table:table-cell>
          <table:table-cell table:formula="of:=SUM([.F$2:.F3])/([.A3]+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7663927" calcext:value-type="float">
            <text:p>0.047663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g2g4</text:p>
          </table:table-cell>
          <table:table-cell table:formula="of:=IF([.D4]=[.E4];1;0)" office:value-type="float" office:value="0" calcext:value-type="float">
            <text:p>0</text:p>
          </table:table-cell>
          <table:table-cell table:formula="of:=SUM([.F$2:.F4])/([.A4]+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8196524" calcext:value-type="float">
            <text:p>0.0481965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e7e5</text:p>
          </table:table-cell>
          <table:table-cell table:formula="of:=IF([.D5]=[.E5];1;0)" office:value-type="float" office:value="0" calcext:value-type="float">
            <text:p>0</text:p>
          </table:table-cell>
          <table:table-cell table:formula="of:=SUM([.F$2:.F5])/([.A5]+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6502583" calcext:value-type="float">
            <text:p>0.0465025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6]=[.E6];1;0)" office:value-type="float" office:value="1" calcext:value-type="float">
            <text:p>1</text:p>
          </table:table-cell>
          <table:table-cell table:formula="of:=SUM([.F$2:.F6])/([.A6]+1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708988" calcext:value-type="float">
            <text:p>0.04708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d7d5</text:p>
          </table:table-cell>
          <table:table-cell table:formula="of:=IF([.D7]=[.E7];1;0)" office:value-type="float" office:value="0" calcext:value-type="float">
            <text:p>0</text:p>
          </table:table-cell>
          <table:table-cell table:formula="of:=SUM([.F$2:.F7])/([.A7]+1)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798552" calcext:value-type="float">
            <text:p>0.04798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8]=[.E8];1;0)" office:value-type="float" office:value="0" calcext:value-type="float">
            <text:p>0</text:p>
          </table:table-cell>
          <table:table-cell table:formula="of:=SUM([.F$2:.F8])/([.A8]+1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6766356" calcext:value-type="float">
            <text:p>0.0467663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5</text:p>
          </table:table-cell>
          <table:table-cell table:formula="of:=IF([.D9]=[.E9];1;0)" office:value-type="float" office:value="0" calcext:value-type="float">
            <text:p>0</text:p>
          </table:table-cell>
          <table:table-cell table:formula="of:=SUM([.F$2:.F9])/([.A9]+1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551083" calcext:value-type="float">
            <text:p>0.045510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0]=[.E10];1;0)" office:value-type="float" office:value="1" calcext:value-type="float">
            <text:p>1</text:p>
          </table:table-cell>
          <table:table-cell table:formula="of:=SUM([.F$2:.F10])/([.A10]+1)"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6474766" calcext:value-type="float">
            <text:p>0.0464747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d7d5</text:p>
          </table:table-cell>
          <table:table-cell table:formula="of:=IF([.D11]=[.E11];1;0)" office:value-type="float" office:value="0" calcext:value-type="float">
            <text:p>0</text:p>
          </table:table-cell>
          <table:table-cell table:formula="of:=SUM([.F$2:.F11])/([.A11]+1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7685083" calcext:value-type="float">
            <text:p>0.047685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12]=[.E12];1;0)" office:value-type="float" office:value="0" calcext:value-type="float">
            <text:p>0</text:p>
          </table:table-cell>
          <table:table-cell table:formula="of:=SUM([.F$2:.F12])/([.A12]+1)" office:value-type="float" office:value="0.181818181818182" calcext:value-type="float">
            <text:p>0.1818181818181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604599" calcext:value-type="float">
            <text:p>0.046045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5</text:p>
          </table:table-cell>
          <table:table-cell table:formula="of:=IF([.D13]=[.E13];1;0)" office:value-type="float" office:value="0" calcext:value-type="float">
            <text:p>0</text:p>
          </table:table-cell>
          <table:table-cell table:formula="of:=SUM([.F$2:.F13])/([.A13]+1)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745412" calcext:value-type="float">
            <text:p>0.04745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14]=[.E14];1;0)" office:value-type="float" office:value="0" calcext:value-type="float">
            <text:p>0</text:p>
          </table:table-cell>
          <table:table-cell table:formula="of:=SUM([.F$2:.F14])/([.A14]+1)" office:value-type="float" office:value="0.153846153846154" calcext:value-type="float">
            <text:p>0.1538461538461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5566384" calcext:value-type="float">
            <text:p>0.0455663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15]=[.E15];1;0)" office:value-type="float" office:value="1" calcext:value-type="float">
            <text:p>1</text:p>
          </table:table-cell>
          <table:table-cell table:formula="of:=SUM([.F$2:.F15])/([.A15]+1)" office:value-type="float" office:value="0.214285714285714" calcext:value-type="float">
            <text:p>0.2142857142857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80195" calcext:value-type="float">
            <text:p>0.0480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c4</text:p>
          </table:table-cell>
          <table:table-cell office:value-type="string" calcext:value-type="string">
            <text:p>e2e4</text:p>
          </table:table-cell>
          <table:table-cell table:formula="of:=IF([.D16]=[.E16];1;0)" office:value-type="float" office:value="0" calcext:value-type="float">
            <text:p>0</text:p>
          </table:table-cell>
          <table:table-cell table:formula="of:=SUM([.F$2:.F16])/([.A16]+1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751001" calcext:value-type="float">
            <text:p>0.0475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d7d5</text:p>
          </table:table-cell>
          <table:table-cell table:formula="of:=IF([.D17]=[.E17];1;0)" office:value-type="float" office:value="0" calcext:value-type="float">
            <text:p>0</text:p>
          </table:table-cell>
          <table:table-cell table:formula="of:=SUM([.F$2:.F17])/([.A17]+1)"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7864385" calcext:value-type="float">
            <text:p>0.047864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c4</text:p>
          </table:table-cell>
          <table:table-cell office:value-type="string" calcext:value-type="string">
            <text:p>e2e4</text:p>
          </table:table-cell>
          <table:table-cell table:formula="of:=IF([.D18]=[.E18];1;0)" office:value-type="float" office:value="0" calcext:value-type="float">
            <text:p>0</text:p>
          </table:table-cell>
          <table:table-cell table:formula="of:=SUM([.F$2:.F18])/([.A18]+1)" office:value-type="float" office:value="0.176470588235294" calcext:value-type="float">
            <text:p>0.1764705882352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542934" calcext:value-type="float">
            <text:p>0.045429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d7d5</text:p>
          </table:table-cell>
          <table:table-cell table:formula="of:=IF([.D19]=[.E19];1;0)" office:value-type="float" office:value="0" calcext:value-type="float">
            <text:p>0</text:p>
          </table:table-cell>
          <table:table-cell table:formula="of:=SUM([.F$2:.F19])/([.A19]+1)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6644304" calcext:value-type="float">
            <text:p>0.046644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20]=[.E20];1;0)" office:value-type="float" office:value="0" calcext:value-type="float">
            <text:p>0</text:p>
          </table:table-cell>
          <table:table-cell table:formula="of:=SUM([.F$2:.F20])/([.A20]+1)" office:value-type="float" office:value="0.157894736842105" calcext:value-type="float">
            <text:p>0.1578947368421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4019148" calcext:value-type="float">
            <text:p>0.044019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21]=[.E21];1;0)" office:value-type="float" office:value="1" calcext:value-type="float">
            <text:p>1</text:p>
          </table:table-cell>
          <table:table-cell table:formula="of:=SUM([.F$2:.F21])/([.A21]+1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6671215" calcext:value-type="float">
            <text:p>0.046671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22]=[.E22];1;0)" office:value-type="float" office:value="0" calcext:value-type="float">
            <text:p>0</text:p>
          </table:table-cell>
          <table:table-cell table:formula="of:=SUM([.F$2:.F22])/([.A22]+1)" office:value-type="float" office:value="0.19047619047619" calcext:value-type="float">
            <text:p>0.190476190476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7131807" calcext:value-type="float">
            <text:p>0.0471318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d7d5</text:p>
          </table:table-cell>
          <table:table-cell table:formula="of:=IF([.D23]=[.E23];1;0)" office:value-type="float" office:value="0" calcext:value-type="float">
            <text:p>0</text:p>
          </table:table-cell>
          <table:table-cell table:formula="of:=SUM([.F$2:.F23])/([.A23]+1)" office:value-type="float" office:value="0.181818181818182" calcext:value-type="float">
            <text:p>0.1818181818181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646545" calcext:value-type="float">
            <text:p>0.04646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24]=[.E24];1;0)" office:value-type="float" office:value="0" calcext:value-type="float">
            <text:p>0</text:p>
          </table:table-cell>
          <table:table-cell table:formula="of:=SUM([.F$2:.F24])/([.A24]+1)" office:value-type="float" office:value="0.173913043478261" calcext:value-type="float">
            <text:p>0.1739130434782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6917856" calcext:value-type="float">
            <text:p>0.0469178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d7d5</text:p>
          </table:table-cell>
          <table:table-cell table:formula="of:=IF([.D25]=[.E25];1;0)" office:value-type="float" office:value="0" calcext:value-type="float">
            <text:p>0</text:p>
          </table:table-cell>
          <table:table-cell table:formula="of:=SUM([.F$2:.F25])/([.A25]+1)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5780897" calcext:value-type="float">
            <text:p>0.045780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26]=[.E26];1;0)" office:value-type="float" office:value="0" calcext:value-type="float">
            <text:p>0</text:p>
          </table:table-cell>
          <table:table-cell table:formula="of:=SUM([.F$2:.F26])/([.A26]+1)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250553" calcext:value-type="float">
            <text:p>0.042505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27]=[.E27];1;0)" office:value-type="float" office:value="1" calcext:value-type="float">
            <text:p>1</text:p>
          </table:table-cell>
          <table:table-cell table:formula="of:=SUM([.F$2:.F27])/([.A27]+1)" office:value-type="float" office:value="0.192307692307692" calcext:value-type="float">
            <text:p>0.1923076923076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45391615" calcext:value-type="float">
            <text:p>0.045391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28]=[.E28];1;0)" office:value-type="float" office:value="0" calcext:value-type="float">
            <text:p>0</text:p>
          </table:table-cell>
          <table:table-cell table:formula="of:=SUM([.F$2:.F28])/([.A28]+1)" office:value-type="float" office:value="0.185185185185185" calcext:value-type="float">
            <text:p>0.1851851851851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48058573" calcext:value-type="float">
            <text:p>0.048058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d7d5</text:p>
          </table:table-cell>
          <table:table-cell table:formula="of:=IF([.D29]=[.E29];1;0)" office:value-type="float" office:value="0" calcext:value-type="float">
            <text:p>0</text:p>
          </table:table-cell>
          <table:table-cell table:formula="of:=SUM([.F$2:.F29])/([.A29]+1)" office:value-type="float" office:value="0.178571428571429" calcext:value-type="float">
            <text:p>0.1785714285714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4864366" calcext:value-type="float">
            <text:p>0.04864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3</text:p>
          </table:table-cell>
          <table:table-cell office:value-type="string" calcext:value-type="string">
            <text:p>e2e4</text:p>
          </table:table-cell>
          <table:table-cell table:formula="of:=IF([.D30]=[.E30];1;0)" office:value-type="float" office:value="0" calcext:value-type="float">
            <text:p>0</text:p>
          </table:table-cell>
          <table:table-cell table:formula="of:=SUM([.F$2:.F30])/([.A30]+1)" office:value-type="float" office:value="0.172413793103448" calcext:value-type="float">
            <text:p>0.1724137931034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41716687" calcext:value-type="float">
            <text:p>0.0417166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31]=[.E31];1;0)" office:value-type="float" office:value="1" calcext:value-type="float">
            <text:p>1</text:p>
          </table:table-cell>
          <table:table-cell table:formula="of:=SUM([.F$2:.F31])/([.A31]+1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4853744" calcext:value-type="float">
            <text:p>0.04853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3</text:p>
          </table:table-cell>
          <table:table-cell office:value-type="string" calcext:value-type="string">
            <text:p>e2e4</text:p>
          </table:table-cell>
          <table:table-cell table:formula="of:=IF([.D32]=[.E32];1;0)" office:value-type="float" office:value="0" calcext:value-type="float">
            <text:p>0</text:p>
          </table:table-cell>
          <table:table-cell table:formula="of:=SUM([.F$2:.F32])/([.A32]+1)" office:value-type="float" office:value="0.193548387096774" calcext:value-type="float">
            <text:p>0.1935483870967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4773946" calcext:value-type="float">
            <text:p>0.047739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d7d5</text:p>
          </table:table-cell>
          <table:table-cell table:formula="of:=IF([.D33]=[.E33];1;0)" office:value-type="float" office:value="0" calcext:value-type="float">
            <text:p>0</text:p>
          </table:table-cell>
          <table:table-cell table:formula="of:=SUM([.F$2:.F33])/([.A33]+1)"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48342995" calcext:value-type="float">
            <text:p>0.048342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3</text:p>
          </table:table-cell>
          <table:table-cell office:value-type="string" calcext:value-type="string">
            <text:p>d2d4</text:p>
          </table:table-cell>
          <table:table-cell table:formula="of:=IF([.D34]=[.E34];1;0)" office:value-type="float" office:value="0" calcext:value-type="float">
            <text:p>0</text:p>
          </table:table-cell>
          <table:table-cell table:formula="of:=SUM([.F$2:.F34])/([.A34]+1)" office:value-type="float" office:value="0.181818181818182" calcext:value-type="float">
            <text:p>0.1818181818181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46255603" calcext:value-type="float">
            <text:p>0.046255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d7d5</text:p>
          </table:table-cell>
          <table:table-cell table:formula="of:=IF([.D35]=[.E35];1;0)" office:value-type="float" office:value="0" calcext:value-type="float">
            <text:p>0</text:p>
          </table:table-cell>
          <table:table-cell table:formula="of:=SUM([.F$2:.F35])/([.A35]+1)" office:value-type="float" office:value="0.176470588235294" calcext:value-type="float">
            <text:p>0.1764705882352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43741763" calcext:value-type="float">
            <text:p>0.0437417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36]=[.E36];1;0)" office:value-type="float" office:value="1" calcext:value-type="float">
            <text:p>1</text:p>
          </table:table-cell>
          <table:table-cell table:formula="of:=SUM([.F$2:.F36])/([.A36]+1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934825" calcext:value-type="float">
            <text:p>0.039348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37]=[.E37];1;0)" office:value-type="float" office:value="1" calcext:value-type="float">
            <text:p>1</text:p>
          </table:table-cell>
          <table:table-cell table:formula="of:=SUM([.F$2:.F37])/([.A37]+1)"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44364106" calcext:value-type="float">
            <text:p>0.044364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38]=[.E38];1;0)" office:value-type="float" office:value="0" calcext:value-type="float">
            <text:p>0</text:p>
          </table:table-cell>
          <table:table-cell table:formula="of:=SUM([.F$2:.F38])/([.A38]+1)" office:value-type="float" office:value="0.216216216216216" calcext:value-type="float">
            <text:p>0.2162162162162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441178" calcext:value-type="float">
            <text:p>0.04441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d7d5</text:p>
          </table:table-cell>
          <table:table-cell table:formula="of:=IF([.D39]=[.E39];1;0)" office:value-type="float" office:value="0" calcext:value-type="float">
            <text:p>0</text:p>
          </table:table-cell>
          <table:table-cell table:formula="of:=SUM([.F$2:.F39])/([.A39]+1)" office:value-type="float" office:value="0.210526315789474" calcext:value-type="float">
            <text:p>0.2105263157894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4278228" calcext:value-type="float">
            <text:p>0.04278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40]=[.E40];1;0)" office:value-type="float" office:value="1" calcext:value-type="float">
            <text:p>1</text:p>
          </table:table-cell>
          <table:table-cell table:formula="of:=SUM([.F$2:.F40])/([.A40]+1)" office:value-type="float" office:value="0.230769230769231" calcext:value-type="float">
            <text:p>0.2307692307692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37668824" calcext:value-type="float">
            <text:p>0.0376688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41]=[.E41];1;0)" office:value-type="float" office:value="1" calcext:value-type="float">
            <text:p>1</text:p>
          </table:table-cell>
          <table:table-cell table:formula="of:=SUM([.F$2:.F41])/([.A41]+1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2080298" calcext:value-type="float">
            <text:p>0.0420802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42]=[.E42];1;0)" office:value-type="float" office:value="1" calcext:value-type="float">
            <text:p>1</text:p>
          </table:table-cell>
          <table:table-cell table:formula="of:=SUM([.F$2:.F42])/([.A42]+1)" office:value-type="float" office:value="0.268292682926829" calcext:value-type="float">
            <text:p>0.2682926829268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6435828" calcext:value-type="float">
            <text:p>0.0364358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43]=[.E43];1;0)" office:value-type="float" office:value="1" calcext:value-type="float">
            <text:p>1</text:p>
          </table:table-cell>
          <table:table-cell table:formula="of:=SUM([.F$2:.F43])/([.A43]+1)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1124877" calcext:value-type="float">
            <text:p>0.0411248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44]=[.E44];1;0)" office:value-type="float" office:value="1" calcext:value-type="float">
            <text:p>1</text:p>
          </table:table-cell>
          <table:table-cell table:formula="of:=SUM([.F$2:.F44])/([.A44]+1)" office:value-type="float" office:value="0.302325581395349" calcext:value-type="float">
            <text:p>0.3023255813953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4766566" calcext:value-type="float">
            <text:p>0.0347665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45]=[.E45];1;0)" office:value-type="float" office:value="1" calcext:value-type="float">
            <text:p>1</text:p>
          </table:table-cell>
          <table:table-cell table:formula="of:=SUM([.F$2:.F45])/([.A45]+1)" office:value-type="float" office:value="0.318181818181818" calcext:value-type="float">
            <text:p>0.3181818181818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9896302" calcext:value-type="float">
            <text:p>0.0398963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46]=[.E46];1;0)" office:value-type="float" office:value="1" calcext:value-type="float">
            <text:p>1</text:p>
          </table:table-cell>
          <table:table-cell table:formula="of:=SUM([.F$2:.F46])/([.A46]+1)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2645073" calcext:value-type="float">
            <text:p>0.0326450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47]=[.E47];1;0)" office:value-type="float" office:value="1" calcext:value-type="float">
            <text:p>1</text:p>
          </table:table-cell>
          <table:table-cell table:formula="of:=SUM([.F$2:.F47])/([.A47]+1)" office:value-type="float" office:value="0.347826086956522" calcext:value-type="float">
            <text:p>0.3478260869565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47713637" calcext:value-type="float">
            <text:p>0.047713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3</text:p>
          </table:table-cell>
          <table:table-cell office:value-type="string" calcext:value-type="string">
            <text:p>d2d4</text:p>
          </table:table-cell>
          <table:table-cell table:formula="of:=IF([.D48]=[.E48];1;0)" office:value-type="float" office:value="0" calcext:value-type="float">
            <text:p>0</text:p>
          </table:table-cell>
          <table:table-cell table:formula="of:=SUM([.F$2:.F48])/([.A48]+1)" office:value-type="float" office:value="0.340425531914894" calcext:value-type="float">
            <text:p>0.3404255319148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46829365" calcext:value-type="float">
            <text:p>0.046829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d7d5</text:p>
          </table:table-cell>
          <table:table-cell table:formula="of:=IF([.D49]=[.E49];1;0)" office:value-type="float" office:value="0" calcext:value-type="float">
            <text:p>0</text:p>
          </table:table-cell>
          <table:table-cell table:formula="of:=SUM([.F$2:.F49])/([.A49]+1)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6974274" calcext:value-type="float">
            <text:p>0.0369742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50]=[.E50];1;0)" office:value-type="float" office:value="1" calcext:value-type="float">
            <text:p>1</text:p>
          </table:table-cell>
          <table:table-cell table:formula="of:=SUM([.F$2:.F50])/([.A50]+1)" office:value-type="float" office:value="0.346938775510204" calcext:value-type="float">
            <text:p>0.3469387755102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8017662" calcext:value-type="float">
            <text:p>0.0280176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51]=[.E51];1;0)" office:value-type="float" office:value="1" calcext:value-type="float">
            <text:p>1</text:p>
          </table:table-cell>
          <table:table-cell table:formula="of:=SUM([.F$2:.F51])/([.A51]+1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44537615" calcext:value-type="float">
            <text:p>0.044537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52]=[.E52];1;0)" office:value-type="float" office:value="0" calcext:value-type="float">
            <text:p>0</text:p>
          </table:table-cell>
          <table:table-cell table:formula="of:=SUM([.F$2:.F52])/([.A52]+1)" office:value-type="float" office:value="0.352941176470588" calcext:value-type="float">
            <text:p>0.3529411764705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4608342" calcext:value-type="float">
            <text:p>0.046083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d7d5</text:p>
          </table:table-cell>
          <table:table-cell table:formula="of:=IF([.D53]=[.E53];1;0)" office:value-type="float" office:value="0" calcext:value-type="float">
            <text:p>0</text:p>
          </table:table-cell>
          <table:table-cell table:formula="of:=SUM([.F$2:.F53])/([.A53]+1)" office:value-type="float" office:value="0.346153846153846" calcext:value-type="float">
            <text:p>0.3461538461538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3372701" calcext:value-type="float">
            <text:p>0.033727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54]=[.E54];1;0)" office:value-type="float" office:value="1" calcext:value-type="float">
            <text:p>1</text:p>
          </table:table-cell>
          <table:table-cell table:formula="of:=SUM([.F$2:.F54])/([.A54]+1)" office:value-type="float" office:value="0.358490566037736" calcext:value-type="float">
            <text:p>0.3584905660377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23503358" calcext:value-type="float">
            <text:p>0.0235033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55]=[.E55];1;0)" office:value-type="float" office:value="1" calcext:value-type="float">
            <text:p>1</text:p>
          </table:table-cell>
          <table:table-cell table:formula="of:=SUM([.F$2:.F55])/([.A55]+1)" office:value-type="float" office:value="0.37037037037037" calcext:value-type="float">
            <text:p>0.370370370370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31667486" calcext:value-type="float">
            <text:p>0.0316674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56]=[.E56];1;0)" office:value-type="float" office:value="1" calcext:value-type="float">
            <text:p>1</text:p>
          </table:table-cell>
          <table:table-cell table:formula="of:=SUM([.F$2:.F56])/([.A56]+1)" office:value-type="float" office:value="0.381818181818182" calcext:value-type="float">
            <text:p>0.3818181818181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0891253" calcext:value-type="float">
            <text:p>0.0208912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57]=[.E57];1;0)" office:value-type="float" office:value="1" calcext:value-type="float">
            <text:p>1</text:p>
          </table:table-cell>
          <table:table-cell table:formula="of:=SUM([.F$2:.F57])/([.A57]+1)" office:value-type="float" office:value="0.392857142857143" calcext:value-type="float">
            <text:p>0.3928571428571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8919198" calcext:value-type="float">
            <text:p>0.028919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58]=[.E58];1;0)" office:value-type="float" office:value="1" calcext:value-type="float">
            <text:p>1</text:p>
          </table:table-cell>
          <table:table-cell table:formula="of:=SUM([.F$2:.F58])/([.A58]+1)" office:value-type="float" office:value="0.403508771929825" calcext:value-type="float">
            <text:p>0.4035087719298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770593" calcext:value-type="float">
            <text:p>0.01770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59]=[.E59];1;0)" office:value-type="float" office:value="1" calcext:value-type="float">
            <text:p>1</text:p>
          </table:table-cell>
          <table:table-cell table:formula="of:=SUM([.F$2:.F59])/([.A59]+1)" office:value-type="float" office:value="0.413793103448276" calcext:value-type="float">
            <text:p>0.4137931034482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548555" calcext:value-type="float">
            <text:p>0.025485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60]=[.E60];1;0)" office:value-type="float" office:value="1" calcext:value-type="float">
            <text:p>1</text:p>
          </table:table-cell>
          <table:table-cell table:formula="of:=SUM([.F$2:.F60])/([.A60]+1)" office:value-type="float" office:value="0.423728813559322" calcext:value-type="float">
            <text:p>0.4237288135593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4213375" calcext:value-type="float">
            <text:p>0.014213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61]=[.E61];1;0)" office:value-type="float" office:value="1" calcext:value-type="float">
            <text:p>1</text:p>
          </table:table-cell>
          <table:table-cell table:formula="of:=SUM([.F$2:.F61])/([.A61]+1)" office:value-type="float" office:value="0.433333333333333" calcext:value-type="float">
            <text:p>0.4333333333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1427903" calcext:value-type="float">
            <text:p>0.0214279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62]=[.E62];1;0)" office:value-type="float" office:value="1" calcext:value-type="float">
            <text:p>1</text:p>
          </table:table-cell>
          <table:table-cell table:formula="of:=SUM([.F$2:.F62])/([.A62]+1)" office:value-type="float" office:value="0.442622950819672" calcext:value-type="float">
            <text:p>0.4426229508196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0725027" calcext:value-type="float">
            <text:p>0.0107250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63]=[.E63];1;0)" office:value-type="float" office:value="1" calcext:value-type="float">
            <text:p>1</text:p>
          </table:table-cell>
          <table:table-cell table:formula="of:=SUM([.F$2:.F63])/([.A63]+1)" office:value-type="float" office:value="0.451612903225806" calcext:value-type="float">
            <text:p>0.4516129032258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6968792" calcext:value-type="float">
            <text:p>0.0169687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64]=[.E64];1;0)" office:value-type="float" office:value="1" calcext:value-type="float">
            <text:p>1</text:p>
          </table:table-cell>
          <table:table-cell table:formula="of:=SUM([.F$2:.F64])/([.A64]+1)" office:value-type="float" office:value="0.46031746031746" calcext:value-type="float">
            <text:p>0.460317460317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75671365" calcext:value-type="float">
            <text:p>0.00756713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65]=[.E65];1;0)" office:value-type="float" office:value="1" calcext:value-type="float">
            <text:p>1</text:p>
          </table:table-cell>
          <table:table-cell table:formula="of:=SUM([.F$2:.F65])/([.A65]+1)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2489661" calcext:value-type="float">
            <text:p>0.0124896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66]=[.E66];1;0)" office:value-type="float" office:value="1" calcext:value-type="float">
            <text:p>1</text:p>
          </table:table-cell>
          <table:table-cell table:formula="of:=SUM([.F$2:.F66])/([.A66]+1)" office:value-type="float" office:value="0.476923076923077" calcext:value-type="float">
            <text:p>0.4769230769230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50036376" calcext:value-type="float">
            <text:p>0.00500363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67]=[.E67];1;0)" office:value-type="float" office:value="1" calcext:value-type="float">
            <text:p>1</text:p>
          </table:table-cell>
          <table:table-cell table:formula="of:=SUM([.F$2:.F67])/([.A67]+1)" office:value-type="float" office:value="0.484848484848485" calcext:value-type="float">
            <text:p>0.4848484848484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8490306" calcext:value-type="float">
            <text:p>0.0084903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68]=[.E68];1;0)" office:value-type="float" office:value="1" calcext:value-type="float">
            <text:p>1</text:p>
          </table:table-cell>
          <table:table-cell table:formula="of:=SUM([.F$2:.F68])/([.A68]+1)" office:value-type="float" office:value="0.492537313432836" calcext:value-type="float">
            <text:p>0.4925373134328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31354239" calcext:value-type="float">
            <text:p>0.0031354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69]=[.E69];1;0)" office:value-type="float" office:value="1" calcext:value-type="float">
            <text:p>1</text:p>
          </table:table-cell>
          <table:table-cell table:formula="of:=SUM([.F$2:.F69])/([.A69]+1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53552645" calcext:value-type="float">
            <text:p>0.00535526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70]=[.E70];1;0)" office:value-type="float" office:value="1" calcext:value-type="float">
            <text:p>1</text:p>
          </table:table-cell>
          <table:table-cell table:formula="of:=SUM([.F$2:.F70])/([.A70]+1)" office:value-type="float" office:value="0.507246376811594" calcext:value-type="float">
            <text:p>0.5072463768115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18998963" calcext:value-type="float">
            <text:p>0.00189989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71]=[.E71];1;0)" office:value-type="float" office:value="1" calcext:value-type="float">
            <text:p>1</text:p>
          </table:table-cell>
          <table:table-cell table:formula="of:=SUM([.F$2:.F71])/([.A71]+1)" office:value-type="float" office:value="0.514285714285714" calcext:value-type="float">
            <text:p>0.5142857142857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31893167" calcext:value-type="float">
            <text:p>0.0031893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72]=[.E72];1;0)" office:value-type="float" office:value="1" calcext:value-type="float">
            <text:p>1</text:p>
          </table:table-cell>
          <table:table-cell table:formula="of:=SUM([.F$2:.F72])/([.A72]+1)" office:value-type="float" office:value="0.52112676056338" calcext:value-type="float">
            <text:p>0.521126760563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11420479" calcext:value-type="float">
            <text:p>0.00114204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73]=[.E73];1;0)" office:value-type="float" office:value="1" calcext:value-type="float">
            <text:p>1</text:p>
          </table:table-cell>
          <table:table-cell table:formula="of:=SUM([.F$2:.F73])/([.A73]+1)" office:value-type="float" office:value="0.527777777777778" calcext:value-type="float">
            <text:p>0.52777777777777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79925895" calcext:value-type="float">
            <text:p>0.079925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74]=[.E74];1;0)" office:value-type="float" office:value="0" calcext:value-type="float">
            <text:p>0</text:p>
          </table:table-cell>
          <table:table-cell table:formula="of:=SUM([.F$2:.F74])/([.A74]+1)" office:value-type="float" office:value="0.520547945205479" calcext:value-type="float">
            <text:p>0.5205479452054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82619555" calcext:value-type="float">
            <text:p>0.082619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d7d5</text:p>
          </table:table-cell>
          <table:table-cell table:formula="of:=IF([.D75]=[.E75];1;0)" office:value-type="float" office:value="0" calcext:value-type="float">
            <text:p>0</text:p>
          </table:table-cell>
          <table:table-cell table:formula="of:=SUM([.F$2:.F75])/([.A75]+1)" office:value-type="float" office:value="0.513513513513513" calcext:value-type="float">
            <text:p>0.5135135135135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8199442" calcext:value-type="float">
            <text:p>0.08199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76]=[.E76];1;0)" office:value-type="float" office:value="0" calcext:value-type="float">
            <text:p>0</text:p>
          </table:table-cell>
          <table:table-cell table:formula="of:=SUM([.F$2:.F76])/([.A76]+1)" office:value-type="float" office:value="0.506666666666667" calcext:value-type="float">
            <text:p>0.5066666666666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8324025" calcext:value-type="float">
            <text:p>0.08324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d7d5</text:p>
          </table:table-cell>
          <table:table-cell table:formula="of:=IF([.D77]=[.E77];1;0)" office:value-type="float" office:value="0" calcext:value-type="float">
            <text:p>0</text:p>
          </table:table-cell>
          <table:table-cell table:formula="of:=SUM([.F$2:.F77])/([.A77]+1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8322137" calcext:value-type="float">
            <text:p>0.08322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d2d4</text:p>
          </table:table-cell>
          <table:table-cell table:formula="of:=IF([.D78]=[.E78];1;0)" office:value-type="float" office:value="0" calcext:value-type="float">
            <text:p>0</text:p>
          </table:table-cell>
          <table:table-cell table:formula="of:=SUM([.F$2:.F78])/([.A78]+1)" office:value-type="float" office:value="0.493506493506493" calcext:value-type="float">
            <text:p>0.4935064935064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84626004" calcext:value-type="float">
            <text:p>0.084626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d7d5</text:p>
          </table:table-cell>
          <table:table-cell table:formula="of:=IF([.D79]=[.E79];1;0)" office:value-type="float" office:value="0" calcext:value-type="float">
            <text:p>0</text:p>
          </table:table-cell>
          <table:table-cell table:formula="of:=SUM([.F$2:.F79])/([.A79]+1)" office:value-type="float" office:value="0.487179487179487" calcext:value-type="float">
            <text:p>0.4871794871794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8176173" calcext:value-type="float">
            <text:p>0.08176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d2d4</text:p>
          </table:table-cell>
          <table:table-cell table:formula="of:=IF([.D80]=[.E80];1;0)" office:value-type="float" office:value="0" calcext:value-type="float">
            <text:p>0</text:p>
          </table:table-cell>
          <table:table-cell table:formula="of:=SUM([.F$2:.F80])/([.A80]+1)" office:value-type="float" office:value="0.481012658227848" calcext:value-type="float">
            <text:p>0.4810126582278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17270773" calcext:value-type="float">
            <text:p>0.00172707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81]=[.E81];1;0)" office:value-type="float" office:value="1" calcext:value-type="float">
            <text:p>1</text:p>
          </table:table-cell>
          <table:table-cell table:formula="of:=SUM([.F$2:.F81])/([.A81]+1)" office:value-type="float" office:value="0.4875" calcext:value-type="float">
            <text:p>0.48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23164577" calcext:value-type="float">
            <text:p>0.00231645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82]=[.E82];1;0)" office:value-type="float" office:value="1" calcext:value-type="float">
            <text:p>1</text:p>
          </table:table-cell>
          <table:table-cell table:formula="of:=SUM([.F$2:.F82])/([.A82]+1)" office:value-type="float" office:value="0.493827160493827" calcext:value-type="float">
            <text:p>0.4938271604938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85622676" calcext:value-type="float">
            <text:p>0.0856226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d7d5</text:p>
          </table:table-cell>
          <table:table-cell table:formula="of:=IF([.D83]=[.E83];1;0)" office:value-type="float" office:value="0" calcext:value-type="float">
            <text:p>0</text:p>
          </table:table-cell>
          <table:table-cell table:formula="of:=SUM([.F$2:.F83])/([.A83]+1)" office:value-type="float" office:value="0.487804878048781" calcext:value-type="float">
            <text:p>0.4878048780487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28191009" calcext:value-type="float">
            <text:p>0.00281910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84]=[.E84];1;0)" office:value-type="float" office:value="1" calcext:value-type="float">
            <text:p>1</text:p>
          </table:table-cell>
          <table:table-cell table:formula="of:=SUM([.F$2:.F84])/([.A84]+1)" office:value-type="float" office:value="0.493975903614458" calcext:value-type="float">
            <text:p>0.4939759036144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8370191" calcext:value-type="float">
            <text:p>0.08370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d7d5</text:p>
          </table:table-cell>
          <table:table-cell table:formula="of:=IF([.D85]=[.E85];1;0)" office:value-type="float" office:value="0" calcext:value-type="float">
            <text:p>0</text:p>
          </table:table-cell>
          <table:table-cell table:formula="of:=SUM([.F$2:.F85])/([.A85]+1)" office:value-type="float" office:value="0.488095238095238" calcext:value-type="float">
            <text:p>0.4880952380952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7390146" calcext:value-type="float">
            <text:p>0.07390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86]=[.E86];1;0)" office:value-type="float" office:value="0" calcext:value-type="float">
            <text:p>0</text:p>
          </table:table-cell>
          <table:table-cell table:formula="of:=SUM([.F$2:.F86])/([.A86]+1)" office:value-type="float" office:value="0.482352941176471" calcext:value-type="float">
            <text:p>0.4823529411764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7113994" calcext:value-type="float">
            <text:p>0.071139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d7d5</text:p>
          </table:table-cell>
          <table:table-cell table:formula="of:=IF([.D87]=[.E87];1;0)" office:value-type="float" office:value="0" calcext:value-type="float">
            <text:p>0</text:p>
          </table:table-cell>
          <table:table-cell table:formula="of:=SUM([.F$2:.F87])/([.A87]+1)" office:value-type="float" office:value="0.476744186046512" calcext:value-type="float">
            <text:p>0.4767441860465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7073854" calcext:value-type="float">
            <text:p>0.07073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88]=[.E88];1;0)" office:value-type="float" office:value="0" calcext:value-type="float">
            <text:p>0</text:p>
          </table:table-cell>
          <table:table-cell table:formula="of:=SUM([.F$2:.F88])/([.A88]+1)" office:value-type="float" office:value="0.471264367816092" calcext:value-type="float">
            <text:p>0.4712643678160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65866485" calcext:value-type="float">
            <text:p>0.0658664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d7d5</text:p>
          </table:table-cell>
          <table:table-cell table:formula="of:=IF([.D89]=[.E89];1;0)" office:value-type="float" office:value="0" calcext:value-type="float">
            <text:p>0</text:p>
          </table:table-cell>
          <table:table-cell table:formula="of:=SUM([.F$2:.F89])/([.A89]+1)" office:value-type="float" office:value="0.465909090909091" calcext:value-type="float">
            <text:p>0.46590909090909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6634717" calcext:value-type="float">
            <text:p>0.066347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90]=[.E90];1;0)" office:value-type="float" office:value="0" calcext:value-type="float">
            <text:p>0</text:p>
          </table:table-cell>
          <table:table-cell table:formula="of:=SUM([.F$2:.F90])/([.A90]+1)" office:value-type="float" office:value="0.460674157303371" calcext:value-type="float">
            <text:p>0.46067415730337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8205939" calcext:value-type="float">
            <text:p>0.0082059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91]=[.E91];1;0)" office:value-type="float" office:value="1" calcext:value-type="float">
            <text:p>1</text:p>
          </table:table-cell>
          <table:table-cell table:formula="of:=SUM([.F$2:.F91])/([.A91]+1)"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137728" calcext:value-type="float">
            <text:p>0.06137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92]=[.E92];1;0)" office:value-type="float" office:value="0" calcext:value-type="float">
            <text:p>0</text:p>
          </table:table-cell>
          <table:table-cell table:formula="of:=SUM([.F$2:.F92])/([.A92]+1)" office:value-type="float" office:value="0.461538461538462" calcext:value-type="float">
            <text:p>0.46153846153846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55763297" calcext:value-type="float">
            <text:p>0.055763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d7d5</text:p>
          </table:table-cell>
          <table:table-cell table:formula="of:=IF([.D93]=[.E93];1;0)" office:value-type="float" office:value="0" calcext:value-type="float">
            <text:p>0</text:p>
          </table:table-cell>
          <table:table-cell table:formula="of:=SUM([.F$2:.F93])/([.A93]+1)" office:value-type="float" office:value="0.456521739130435" calcext:value-type="float">
            <text:p>0.4565217391304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56263395" calcext:value-type="float">
            <text:p>0.056263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94]=[.E94];1;0)" office:value-type="float" office:value="0" calcext:value-type="float">
            <text:p>0</text:p>
          </table:table-cell>
          <table:table-cell table:formula="of:=SUM([.F$2:.F94])/([.A94]+1)" office:value-type="float" office:value="0.451612903225806" calcext:value-type="float">
            <text:p>0.4516129032258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58029536" calcext:value-type="float">
            <text:p>0.058029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d7d5</text:p>
          </table:table-cell>
          <table:table-cell table:formula="of:=IF([.D95]=[.E95];1;0)" office:value-type="float" office:value="0" calcext:value-type="float">
            <text:p>0</text:p>
          </table:table-cell>
          <table:table-cell table:formula="of:=SUM([.F$2:.F95])/([.A95]+1)" office:value-type="float" office:value="0.446808510638298" calcext:value-type="float">
            <text:p>0.44680851063829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51343728" calcext:value-type="float">
            <text:p>0.051343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96]=[.E96];1;0)" office:value-type="float" office:value="0" calcext:value-type="float">
            <text:p>0</text:p>
          </table:table-cell>
          <table:table-cell table:formula="of:=SUM([.F$2:.F96])/([.A96]+1)" office:value-type="float" office:value="0.442105263157895" calcext:value-type="float">
            <text:p>0.4421052631578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47329802" calcext:value-type="float">
            <text:p>0.047329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d7d5</text:p>
          </table:table-cell>
          <table:table-cell table:formula="of:=IF([.D97]=[.E97];1;0)" office:value-type="float" office:value="0" calcext:value-type="float">
            <text:p>0</text:p>
          </table:table-cell>
          <table:table-cell table:formula="of:=SUM([.F$2:.F97])/([.A97]+1)"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46972223" calcext:value-type="float">
            <text:p>0.046972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98]=[.E98];1;0)" office:value-type="float" office:value="0" calcext:value-type="float">
            <text:p>0</text:p>
          </table:table-cell>
          <table:table-cell table:formula="of:=SUM([.F$2:.F98])/([.A98]+1)" office:value-type="float" office:value="0.432989690721649" calcext:value-type="float">
            <text:p>0.4329896907216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4364551" calcext:value-type="float">
            <text:p>0.043645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d7d5</text:p>
          </table:table-cell>
          <table:table-cell table:formula="of:=IF([.D99]=[.E99];1;0)" office:value-type="float" office:value="0" calcext:value-type="float">
            <text:p>0</text:p>
          </table:table-cell>
          <table:table-cell table:formula="of:=SUM([.F$2:.F99])/([.A99]+1)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43245673" calcext:value-type="float">
            <text:p>0.043245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100]=[.E100];1;0)" office:value-type="float" office:value="0" calcext:value-type="float">
            <text:p>0</text:p>
          </table:table-cell>
          <table:table-cell table:formula="of:=SUM([.F$2:.F100])/([.A100]+1)" office:value-type="float" office:value="0.424242424242424" calcext:value-type="float">
            <text:p>0.4242424242424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24257654" calcext:value-type="float">
            <text:p>0.0242576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101]=[.E101];1;0)" office:value-type="float" office:value="1" calcext:value-type="float">
            <text:p>1</text:p>
          </table:table-cell>
          <table:table-cell table:formula="of:=SUM([.F$2:.F101])/([.A101]+1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0017094" calcext:value-type="float">
            <text:p>0.040017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102]=[.E102];1;0)" office:value-type="float" office:value="0" calcext:value-type="float">
            <text:p>0</text:p>
          </table:table-cell>
          <table:table-cell table:formula="of:=SUM([.F$2:.F102])/([.A102]+1)" office:value-type="float" office:value="0.425742574257426" calcext:value-type="float">
            <text:p>0.4257425742574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38673073" calcext:value-type="float">
            <text:p>0.038673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d7d5</text:p>
          </table:table-cell>
          <table:table-cell table:formula="of:=IF([.D103]=[.E103];1;0)" office:value-type="float" office:value="0" calcext:value-type="float">
            <text:p>0</text:p>
          </table:table-cell>
          <table:table-cell table:formula="of:=SUM([.F$2:.F103])/([.A103]+1)" office:value-type="float" office:value="0.42156862745098" calcext:value-type="float">
            <text:p>0.421568627450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37083425" calcext:value-type="float">
            <text:p>0.037083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104]=[.E104];1;0)" office:value-type="float" office:value="0" calcext:value-type="float">
            <text:p>0</text:p>
          </table:table-cell>
          <table:table-cell table:formula="of:=SUM([.F$2:.F104])/([.A104]+1)" office:value-type="float" office:value="0.41747572815534" calcext:value-type="float">
            <text:p>0.417475728155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36718708" calcext:value-type="float">
            <text:p>0.0367187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d7d5</text:p>
          </table:table-cell>
          <table:table-cell table:formula="of:=IF([.D105]=[.E105];1;0)" office:value-type="float" office:value="0" calcext:value-type="float">
            <text:p>0</text:p>
          </table:table-cell>
          <table:table-cell table:formula="of:=SUM([.F$2:.F105])/([.A105]+1)" office:value-type="float" office:value="0.413461538461538" calcext:value-type="float">
            <text:p>0.4134615384615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34263037" calcext:value-type="float">
            <text:p>0.034263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106]=[.E106];1;0)" office:value-type="float" office:value="0" calcext:value-type="float">
            <text:p>0</text:p>
          </table:table-cell>
          <table:table-cell table:formula="of:=SUM([.F$2:.F106])/([.A106]+1)" office:value-type="float" office:value="0.40952380952381" calcext:value-type="float">
            <text:p>0.409523809523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3448517" calcext:value-type="float">
            <text:p>0.03448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d7d5</text:p>
          </table:table-cell>
          <table:table-cell table:formula="of:=IF([.D107]=[.E107];1;0)" office:value-type="float" office:value="0" calcext:value-type="float">
            <text:p>0</text:p>
          </table:table-cell>
          <table:table-cell table:formula="of:=SUM([.F$2:.F107])/([.A107]+1)" office:value-type="float" office:value="0.405660377358491" calcext:value-type="float">
            <text:p>0.40566037735849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31422604" calcext:value-type="float">
            <text:p>0.0314226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08]=[.E108];1;0)" office:value-type="float" office:value="1" calcext:value-type="float">
            <text:p>1</text:p>
          </table:table-cell>
          <table:table-cell table:formula="of:=SUM([.F$2:.F108])/([.A108]+1)" office:value-type="float" office:value="0.411214953271028" calcext:value-type="float">
            <text:p>0.4112149532710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897732" calcext:value-type="float">
            <text:p>0.048977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e7e5</text:p>
          </table:table-cell>
          <table:table-cell table:formula="of:=IF([.D109]=[.E109];1;0)" office:value-type="float" office:value="0" calcext:value-type="float">
            <text:p>0</text:p>
          </table:table-cell>
          <table:table-cell table:formula="of:=SUM([.F$2:.F109])/([.A109]+1)" office:value-type="float" office:value="0.407407407407407" calcext:value-type="float">
            <text:p>0.4074074074074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28445376" calcext:value-type="float">
            <text:p>0.0284453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10]=[.E110];1;0)" office:value-type="float" office:value="1" calcext:value-type="float">
            <text:p>1</text:p>
          </table:table-cell>
          <table:table-cell table:formula="of:=SUM([.F$2:.F110])/([.A110]+1)" office:value-type="float" office:value="0.412844036697248" calcext:value-type="float">
            <text:p>0.4128440366972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30189754" calcext:value-type="float">
            <text:p>0.0301897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5</text:p>
          </table:table-cell>
          <table:table-cell table:formula="of:=IF([.D111]=[.E111];1;0)" office:value-type="float" office:value="1" calcext:value-type="float">
            <text:p>1</text:p>
          </table:table-cell>
          <table:table-cell table:formula="of:=SUM([.F$2:.F111])/([.A111]+1)" office:value-type="float" office:value="0.418181818181818" calcext:value-type="float">
            <text:p>0.4181818181818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527916" calcext:value-type="float">
            <text:p>0.025279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12]=[.E112];1;0)" office:value-type="float" office:value="1" calcext:value-type="float">
            <text:p>1</text:p>
          </table:table-cell>
          <table:table-cell table:formula="of:=SUM([.F$2:.F112])/([.A112]+1)" office:value-type="float" office:value="0.423423423423423" calcext:value-type="float">
            <text:p>0.4234234234234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27883746" calcext:value-type="float">
            <text:p>0.0278837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5</text:p>
          </table:table-cell>
          <table:table-cell table:formula="of:=IF([.D113]=[.E113];1;0)" office:value-type="float" office:value="1" calcext:value-type="float">
            <text:p>1</text:p>
          </table:table-cell>
          <table:table-cell table:formula="of:=SUM([.F$2:.F113])/([.A113]+1)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2190213" calcext:value-type="float">
            <text:p>0.02190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14]=[.E114];1;0)" office:value-type="float" office:value="1" calcext:value-type="float">
            <text:p>1</text:p>
          </table:table-cell>
          <table:table-cell table:formula="of:=SUM([.F$2:.F114])/([.A114]+1)" office:value-type="float" office:value="0.433628318584071" calcext:value-type="float">
            <text:p>0.43362831858407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25111144" calcext:value-type="float">
            <text:p>0.025111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5</text:p>
          </table:table-cell>
          <table:table-cell table:formula="of:=IF([.D115]=[.E115];1;0)" office:value-type="float" office:value="1" calcext:value-type="float">
            <text:p>1</text:p>
          </table:table-cell>
          <table:table-cell table:formula="of:=SUM([.F$2:.F115])/([.A115]+1)" office:value-type="float" office:value="0.43859649122807" calcext:value-type="float">
            <text:p>0.438596491228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1833657" calcext:value-type="float">
            <text:p>0.018336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16]=[.E116];1;0)" office:value-type="float" office:value="1" calcext:value-type="float">
            <text:p>1</text:p>
          </table:table-cell>
          <table:table-cell table:formula="of:=SUM([.F$2:.F116])/([.A116]+1)" office:value-type="float" office:value="0.443478260869565" calcext:value-type="float">
            <text:p>0.44347826086956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21920968" calcext:value-type="float">
            <text:p>0.0219209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5</text:p>
          </table:table-cell>
          <table:table-cell table:formula="of:=IF([.D117]=[.E117];1;0)" office:value-type="float" office:value="1" calcext:value-type="float">
            <text:p>1</text:p>
          </table:table-cell>
          <table:table-cell table:formula="of:=SUM([.F$2:.F117])/([.A117]+1)" office:value-type="float" office:value="0.448275862068966" calcext:value-type="float">
            <text:p>0.44827586206896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14755798" calcext:value-type="float">
            <text:p>0.0147557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18]=[.E118];1;0)" office:value-type="float" office:value="1" calcext:value-type="float">
            <text:p>1</text:p>
          </table:table-cell>
          <table:table-cell table:formula="of:=SUM([.F$2:.F118])/([.A118]+1)" office:value-type="float" office:value="0.452991452991453" calcext:value-type="float">
            <text:p>0.45299145299145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5360971" calcext:value-type="float">
            <text:p>0.053609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e7e5</text:p>
          </table:table-cell>
          <table:table-cell table:formula="of:=IF([.D119]=[.E119];1;0)" office:value-type="float" office:value="0" calcext:value-type="float">
            <text:p>0</text:p>
          </table:table-cell>
          <table:table-cell table:formula="of:=SUM([.F$2:.F119])/([.A119]+1)" office:value-type="float" office:value="0.449152542372881" calcext:value-type="float">
            <text:p>0.44915254237288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11449641" calcext:value-type="float">
            <text:p>0.0114496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20]=[.E120];1;0)" office:value-type="float" office:value="1" calcext:value-type="float">
            <text:p>1</text:p>
          </table:table-cell>
          <table:table-cell table:formula="of:=SUM([.F$2:.F120])/([.A120]+1)" office:value-type="float" office:value="0.453781512605042" calcext:value-type="float">
            <text:p>0.45378151260504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6059464" calcext:value-type="float">
            <text:p>0.06059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6</text:p>
          </table:table-cell>
          <table:table-cell office:value-type="string" calcext:value-type="string">
            <text:p>e7e5</text:p>
          </table:table-cell>
          <table:table-cell table:formula="of:=IF([.D121]=[.E121];1;0)" office:value-type="float" office:value="0" calcext:value-type="float">
            <text:p>0</text:p>
          </table:table-cell>
          <table:table-cell table:formula="of:=SUM([.F$2:.F121])/([.A121]+1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8668655" calcext:value-type="float">
            <text:p>0.0086686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22]=[.E122];1;0)" office:value-type="float" office:value="1" calcext:value-type="float">
            <text:p>1</text:p>
          </table:table-cell>
          <table:table-cell table:formula="of:=SUM([.F$2:.F122])/([.A122]+1)" office:value-type="float" office:value="0.454545454545455" calcext:value-type="float">
            <text:p>0.45454545454545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15040555" calcext:value-type="float">
            <text:p>0.0150405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5</text:p>
          </table:table-cell>
          <table:table-cell table:formula="of:=IF([.D123]=[.E123];1;0)" office:value-type="float" office:value="1" calcext:value-type="float">
            <text:p>1</text:p>
          </table:table-cell>
          <table:table-cell table:formula="of:=SUM([.F$2:.F123])/([.A123]+1)" office:value-type="float" office:value="0.459016393442623" calcext:value-type="float">
            <text:p>0.4590163934426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63833264" calcext:value-type="float">
            <text:p>0.00638332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24]=[.E124];1;0)" office:value-type="float" office:value="1" calcext:value-type="float">
            <text:p>1</text:p>
          </table:table-cell>
          <table:table-cell table:formula="of:=SUM([.F$2:.F124])/([.A124]+1)" office:value-type="float" office:value="0.463414634146341" calcext:value-type="float">
            <text:p>0.4634146341463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57305038" calcext:value-type="float">
            <text:p>0.057305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e7e5</text:p>
          </table:table-cell>
          <table:table-cell table:formula="of:=IF([.D125]=[.E125];1;0)" office:value-type="float" office:value="0" calcext:value-type="float">
            <text:p>0</text:p>
          </table:table-cell>
          <table:table-cell table:formula="of:=SUM([.F$2:.F125])/([.A125]+1)" office:value-type="float" office:value="0.459677419354839" calcext:value-type="float">
            <text:p>0.45967741935483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46198955" calcext:value-type="float">
            <text:p>0.00461989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26]=[.E126];1;0)" office:value-type="float" office:value="1" calcext:value-type="float">
            <text:p>1</text:p>
          </table:table-cell>
          <table:table-cell table:formula="of:=SUM([.F$2:.F126])/([.A126]+1)" office:value-type="float" office:value="0.464" calcext:value-type="float">
            <text:p>0.46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64214066" calcext:value-type="float">
            <text:p>0.064214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c5</text:p>
          </table:table-cell>
          <table:table-cell office:value-type="string" calcext:value-type="string">
            <text:p>e7e5</text:p>
          </table:table-cell>
          <table:table-cell table:formula="of:=IF([.D127]=[.E127];1;0)" office:value-type="float" office:value="0" calcext:value-type="float">
            <text:p>0</text:p>
          </table:table-cell>
          <table:table-cell table:formula="of:=SUM([.F$2:.F127])/([.A127]+1)" office:value-type="float" office:value="0.46031746031746" calcext:value-type="float">
            <text:p>0.4603174603174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33812572" calcext:value-type="float">
            <text:p>0.00338125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28]=[.E128];1;0)" office:value-type="float" office:value="1" calcext:value-type="float">
            <text:p>1</text:p>
          </table:table-cell>
          <table:table-cell table:formula="of:=SUM([.F$2:.F128])/([.A128]+1)" office:value-type="float" office:value="0.464566929133858" calcext:value-type="float">
            <text:p>0.46456692913385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5721379" calcext:value-type="float">
            <text:p>0.05721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e7e5</text:p>
          </table:table-cell>
          <table:table-cell table:formula="of:=IF([.D129]=[.E129];1;0)" office:value-type="float" office:value="0" calcext:value-type="float">
            <text:p>0</text:p>
          </table:table-cell>
          <table:table-cell table:formula="of:=SUM([.F$2:.F129])/([.A129]+1)" office:value-type="float" office:value="0.4609375" calcext:value-type="float">
            <text:p>0.46093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25348705" calcext:value-type="float">
            <text:p>0.00253487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30]=[.E130];1;0)" office:value-type="float" office:value="1" calcext:value-type="float">
            <text:p>1</text:p>
          </table:table-cell>
          <table:table-cell table:formula="of:=SUM([.F$2:.F130])/([.A130]+1)" office:value-type="float" office:value="0.465116279069767" calcext:value-type="float">
            <text:p>0.46511627906976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5755146" calcext:value-type="float">
            <text:p>0.055755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e7e5</text:p>
          </table:table-cell>
          <table:table-cell table:formula="of:=IF([.D131]=[.E131];1;0)" office:value-type="float" office:value="0" calcext:value-type="float">
            <text:p>0</text:p>
          </table:table-cell>
          <table:table-cell table:formula="of:=SUM([.F$2:.F131])/([.A131]+1)" office:value-type="float" office:value="0.461538461538462" calcext:value-type="float">
            <text:p>0.4615384615384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19627872" calcext:value-type="float">
            <text:p>0.00196278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32]=[.E132];1;0)" office:value-type="float" office:value="1" calcext:value-type="float">
            <text:p>1</text:p>
          </table:table-cell>
          <table:table-cell table:formula="of:=SUM([.F$2:.F132])/([.A132]+1)" office:value-type="float" office:value="0.465648854961832" calcext:value-type="float">
            <text:p>0.4656488549618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5352285" calcext:value-type="float">
            <text:p>0.05352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e7e5</text:p>
          </table:table-cell>
          <table:table-cell table:formula="of:=IF([.D133]=[.E133];1;0)" office:value-type="float" office:value="0" calcext:value-type="float">
            <text:p>0</text:p>
          </table:table-cell>
          <table:table-cell table:formula="of:=SUM([.F$2:.F133])/([.A133]+1)" office:value-type="float" office:value="0.462121212121212" calcext:value-type="float">
            <text:p>0.4621212121212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15699646" calcext:value-type="float">
            <text:p>0.00156996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34]=[.E134];1;0)" office:value-type="float" office:value="1" calcext:value-type="float">
            <text:p>1</text:p>
          </table:table-cell>
          <table:table-cell table:formula="of:=SUM([.F$2:.F134])/([.A134]+1)" office:value-type="float" office:value="0.466165413533835" calcext:value-type="float">
            <text:p>0.4661654135338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507045" calcext:value-type="float">
            <text:p>0.0507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e7e5</text:p>
          </table:table-cell>
          <table:table-cell table:formula="of:=IF([.D135]=[.E135];1;0)" office:value-type="float" office:value="0" calcext:value-type="float">
            <text:p>0</text:p>
          </table:table-cell>
          <table:table-cell table:formula="of:=SUM([.F$2:.F135])/([.A135]+1)" office:value-type="float" office:value="0.462686567164179" calcext:value-type="float">
            <text:p>0.46268656716417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12946699" calcext:value-type="float">
            <text:p>0.00129466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36]=[.E136];1;0)" office:value-type="float" office:value="1" calcext:value-type="float">
            <text:p>1</text:p>
          </table:table-cell>
          <table:table-cell table:formula="of:=SUM([.F$2:.F136])/([.A136]+1)"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4750986" calcext:value-type="float">
            <text:p>0.047509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e7e5</text:p>
          </table:table-cell>
          <table:table-cell table:formula="of:=IF([.D137]=[.E137];1;0)" office:value-type="float" office:value="0" calcext:value-type="float">
            <text:p>0</text:p>
          </table:table-cell>
          <table:table-cell table:formula="of:=SUM([.F$2:.F137])/([.A137]+1)" office:value-type="float" office:value="0.463235294117647" calcext:value-type="float">
            <text:p>0.46323529411764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8603385" calcext:value-type="float">
            <text:p>0.08603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c4</text:p>
          </table:table-cell>
          <table:table-cell office:value-type="string" calcext:value-type="string">
            <text:p>e2e4</text:p>
          </table:table-cell>
          <table:table-cell table:formula="of:=IF([.D138]=[.E138];1;0)" office:value-type="float" office:value="0" calcext:value-type="float">
            <text:p>0</text:p>
          </table:table-cell>
          <table:table-cell table:formula="of:=SUM([.F$2:.F138])/([.A138]+1)" office:value-type="float" office:value="0.45985401459854" calcext:value-type="float">
            <text:p>0.4598540145985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43531127" calcext:value-type="float">
            <text:p>0.043531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e7e5</text:p>
          </table:table-cell>
          <table:table-cell table:formula="of:=IF([.D139]=[.E139];1;0)" office:value-type="float" office:value="0" calcext:value-type="float">
            <text:p>0</text:p>
          </table:table-cell>
          <table:table-cell table:formula="of:=SUM([.F$2:.F139])/([.A139]+1)" office:value-type="float" office:value="0.456521739130435" calcext:value-type="float">
            <text:p>0.45652173913043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10842314" calcext:value-type="float">
            <text:p>0.00108423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40]=[.E140];1;0)" office:value-type="float" office:value="1" calcext:value-type="float">
            <text:p>1</text:p>
          </table:table-cell>
          <table:table-cell table:formula="of:=SUM([.F$2:.F140])/([.A140]+1)" office:value-type="float" office:value="0.460431654676259" calcext:value-type="float">
            <text:p>0.46043165467625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40652897" calcext:value-type="float">
            <text:p>0.040652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e7e5</text:p>
          </table:table-cell>
          <table:table-cell table:formula="of:=IF([.D141]=[.E141];1;0)" office:value-type="float" office:value="0" calcext:value-type="float">
            <text:p>0</text:p>
          </table:table-cell>
          <table:table-cell table:formula="of:=SUM([.F$2:.F141])/([.A141]+1)" office:value-type="float" office:value="0.457142857142857" calcext:value-type="float">
            <text:p>0.4571428571428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10570498" calcext:value-type="float">
            <text:p>0.00105704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42]=[.E142];1;0)" office:value-type="float" office:value="1" calcext:value-type="float">
            <text:p>1</text:p>
          </table:table-cell>
          <table:table-cell table:formula="of:=SUM([.F$2:.F142])/([.A142]+1)" office:value-type="float" office:value="0.460992907801418" calcext:value-type="float">
            <text:p>0.4609929078014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3717733" calcext:value-type="float">
            <text:p>0.037177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e7e5</text:p>
          </table:table-cell>
          <table:table-cell table:formula="of:=IF([.D143]=[.E143];1;0)" office:value-type="float" office:value="0" calcext:value-type="float">
            <text:p>0</text:p>
          </table:table-cell>
          <table:table-cell table:formula="of:=SUM([.F$2:.F143])/([.A143]+1)" office:value-type="float" office:value="0.457746478873239" calcext:value-type="float">
            <text:p>0.45774647887323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86448945" calcext:value-type="float">
            <text:p>0.086448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c4</text:p>
          </table:table-cell>
          <table:table-cell office:value-type="string" calcext:value-type="string">
            <text:p>e2e4</text:p>
          </table:table-cell>
          <table:table-cell table:formula="of:=IF([.D144]=[.E144];1;0)" office:value-type="float" office:value="0" calcext:value-type="float">
            <text:p>0</text:p>
          </table:table-cell>
          <table:table-cell table:formula="of:=SUM([.F$2:.F144])/([.A144]+1)" office:value-type="float" office:value="0.454545454545455" calcext:value-type="float">
            <text:p>0.45454545454545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559343" calcext:value-type="float">
            <text:p>0.0559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c5</text:p>
          </table:table-cell>
          <table:table-cell office:value-type="string" calcext:value-type="string">
            <text:p>e7e6</text:p>
          </table:table-cell>
          <table:table-cell table:formula="of:=IF([.D145]=[.E145];1;0)" office:value-type="float" office:value="0" calcext:value-type="float">
            <text:p>0</text:p>
          </table:table-cell>
          <table:table-cell table:formula="of:=SUM([.F$2:.F145])/([.A145]+1)" office:value-type="float" office:value="0.451388888888889" calcext:value-type="float">
            <text:p>0.45138888888888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11049167" calcext:value-type="float">
            <text:p>0.0011049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46]=[.E146];1;0)" office:value-type="float" office:value="1" calcext:value-type="float">
            <text:p>1</text:p>
          </table:table-cell>
          <table:table-cell table:formula="of:=SUM([.F$2:.F146])/([.A146]+1)" office:value-type="float" office:value="0.455172413793104" calcext:value-type="float">
            <text:p>0.45517241379310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55767734" calcext:value-type="float">
            <text:p>0.0557677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c5</text:p>
          </table:table-cell>
          <table:table-cell office:value-type="string" calcext:value-type="string">
            <text:p>e7e6</text:p>
          </table:table-cell>
          <table:table-cell table:formula="of:=IF([.D147]=[.E147];1;0)" office:value-type="float" office:value="0" calcext:value-type="float">
            <text:p>0</text:p>
          </table:table-cell>
          <table:table-cell table:formula="of:=SUM([.F$2:.F147])/([.A147]+1)" office:value-type="float" office:value="0.452054794520548" calcext:value-type="float">
            <text:p>0.4520547945205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11761051" calcext:value-type="float">
            <text:p>0.00117610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48]=[.E148];1;0)" office:value-type="float" office:value="1" calcext:value-type="float">
            <text:p>1</text:p>
          </table:table-cell>
          <table:table-cell table:formula="of:=SUM([.F$2:.F148])/([.A148]+1)" office:value-type="float" office:value="0.45578231292517" calcext:value-type="float">
            <text:p>0.4557823129251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29198358" calcext:value-type="float">
            <text:p>0.0291983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149]=[.E149];1;0)" office:value-type="float" office:value="1" calcext:value-type="float">
            <text:p>1</text:p>
          </table:table-cell>
          <table:table-cell table:formula="of:=SUM([.F$2:.F149])/([.A149]+1)" office:value-type="float" office:value="0.45945945945946" calcext:value-type="float">
            <text:p>0.459459459459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83130196" calcext:value-type="float">
            <text:p>0.083130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150]=[.E150];1;0)" office:value-type="float" office:value="0" calcext:value-type="float">
            <text:p>0</text:p>
          </table:table-cell>
          <table:table-cell table:formula="of:=SUM([.F$2:.F150])/([.A150]+1)" office:value-type="float" office:value="0.456375838926174" calcext:value-type="float">
            <text:p>0.45637583892617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4125098" calcext:value-type="float">
            <text:p>0.04125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151]=[.E151];1;0)" office:value-type="float" office:value="0" calcext:value-type="float">
            <text:p>0</text:p>
          </table:table-cell>
          <table:table-cell table:formula="of:=SUM([.F$2:.F151])/([.A151]+1)" office:value-type="float" office:value="0.453333333333333" calcext:value-type="float">
            <text:p>0.4533333333333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206611" calcext:value-type="float">
            <text:p>0.08206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152]=[.E152];1;0)" office:value-type="float" office:value="0" calcext:value-type="float">
            <text:p>0</text:p>
          </table:table-cell>
          <table:table-cell table:formula="of:=SUM([.F$2:.F152])/([.A152]+1)" office:value-type="float" office:value="0.450331125827815" calcext:value-type="float">
            <text:p>0.4503311258278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41180648" calcext:value-type="float">
            <text:p>0.0411806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153]=[.E153];1;0)" office:value-type="float" office:value="0" calcext:value-type="float">
            <text:p>0</text:p>
          </table:table-cell>
          <table:table-cell table:formula="of:=SUM([.F$2:.F153])/([.A153]+1)" office:value-type="float" office:value="0.447368421052632" calcext:value-type="float">
            <text:p>0.44736842105263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8015943" calcext:value-type="float">
            <text:p>0.08015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154]=[.E154];1;0)" office:value-type="float" office:value="0" calcext:value-type="float">
            <text:p>0</text:p>
          </table:table-cell>
          <table:table-cell table:formula="of:=SUM([.F$2:.F154])/([.A154]+1)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40351074" calcext:value-type="float">
            <text:p>0.040351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155]=[.E155];1;0)" office:value-type="float" office:value="0" calcext:value-type="float">
            <text:p>0</text:p>
          </table:table-cell>
          <table:table-cell table:formula="of:=SUM([.F$2:.F155])/([.A155]+1)" office:value-type="float" office:value="0.441558441558442" calcext:value-type="float">
            <text:p>0.44155844155844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79743564" calcext:value-type="float">
            <text:p>0.079743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156]=[.E156];1;0)" office:value-type="float" office:value="0" calcext:value-type="float">
            <text:p>0</text:p>
          </table:table-cell>
          <table:table-cell table:formula="of:=SUM([.F$2:.F156])/([.A156]+1)" office:value-type="float" office:value="0.438709677419355" calcext:value-type="float">
            <text:p>0.43870967741935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42444997" calcext:value-type="float">
            <text:p>0.0424449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157]=[.E157];1;0)" office:value-type="float" office:value="0" calcext:value-type="float">
            <text:p>0</text:p>
          </table:table-cell>
          <table:table-cell table:formula="of:=SUM([.F$2:.F157])/([.A157]+1)" office:value-type="float" office:value="0.435897435897436" calcext:value-type="float">
            <text:p>0.43589743589743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7427154" calcext:value-type="float">
            <text:p>0.07427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158]=[.E158];1;0)" office:value-type="float" office:value="0" calcext:value-type="float">
            <text:p>0</text:p>
          </table:table-cell>
          <table:table-cell table:formula="of:=SUM([.F$2:.F158])/([.A158]+1)" office:value-type="float" office:value="0.43312101910828" calcext:value-type="float">
            <text:p>0.4331210191082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37323684" calcext:value-type="float">
            <text:p>0.0373236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159]=[.E159];1;0)" office:value-type="float" office:value="0" calcext:value-type="float">
            <text:p>0</text:p>
          </table:table-cell>
          <table:table-cell table:formula="of:=SUM([.F$2:.F159])/([.A159]+1)" office:value-type="float" office:value="0.430379746835443" calcext:value-type="float">
            <text:p>0.43037974683544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437075" calcext:value-type="float">
            <text:p>0.00437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60]=[.E160];1;0)" office:value-type="float" office:value="1" calcext:value-type="float">
            <text:p>1</text:p>
          </table:table-cell>
          <table:table-cell table:formula="of:=SUM([.F$2:.F160])/([.A160]+1)" office:value-type="float" office:value="0.433962264150943" calcext:value-type="float">
            <text:p>0.43396226415094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28655723" calcext:value-type="float">
            <text:p>0.0286557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161]=[.E161];1;0)" office:value-type="float" office:value="1" calcext:value-type="float">
            <text:p>1</text:p>
          </table:table-cell>
          <table:table-cell table:formula="of:=SUM([.F$2:.F161])/([.A161]+1)"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7105446" calcext:value-type="float">
            <text:p>0.071054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162]=[.E162];1;0)" office:value-type="float" office:value="0" calcext:value-type="float">
            <text:p>0</text:p>
          </table:table-cell>
          <table:table-cell table:formula="of:=SUM([.F$2:.F162])/([.A162]+1)" office:value-type="float" office:value="0.434782608695652" calcext:value-type="float">
            <text:p>0.4347826086956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38336445" calcext:value-type="float">
            <text:p>0.038336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163]=[.E163];1;0)" office:value-type="float" office:value="0" calcext:value-type="float">
            <text:p>0</text:p>
          </table:table-cell>
          <table:table-cell table:formula="of:=SUM([.F$2:.F163])/([.A163]+1)" office:value-type="float" office:value="0.432098765432099" calcext:value-type="float">
            <text:p>0.43209876543209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66379905" calcext:value-type="float">
            <text:p>0.0066379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64]=[.E164];1;0)" office:value-type="float" office:value="1" calcext:value-type="float">
            <text:p>1</text:p>
          </table:table-cell>
          <table:table-cell table:formula="of:=SUM([.F$2:.F164])/([.A164]+1)" office:value-type="float" office:value="0.43558282208589" calcext:value-type="float">
            <text:p>0.4355828220858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29680101" calcext:value-type="float">
            <text:p>0.029680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165]=[.E165];1;0)" office:value-type="float" office:value="1" calcext:value-type="float">
            <text:p>1</text:p>
          </table:table-cell>
          <table:table-cell table:formula="of:=SUM([.F$2:.F165])/([.A165]+1)" office:value-type="float" office:value="0.439024390243902" calcext:value-type="float">
            <text:p>0.43902439024390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74738385" calcext:value-type="float">
            <text:p>0.00747383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66]=[.E166];1;0)" office:value-type="float" office:value="1" calcext:value-type="float">
            <text:p>1</text:p>
          </table:table-cell>
          <table:table-cell table:formula="of:=SUM([.F$2:.F166])/([.A166]+1)" office:value-type="float" office:value="0.442424242424242" calcext:value-type="float">
            <text:p>0.44242424242424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29555844" calcext:value-type="float">
            <text:p>0.0295558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167]=[.E167];1;0)" office:value-type="float" office:value="1" calcext:value-type="float">
            <text:p>1</text:p>
          </table:table-cell>
          <table:table-cell table:formula="of:=SUM([.F$2:.F167])/([.A167]+1)" office:value-type="float" office:value="0.44578313253012" calcext:value-type="float">
            <text:p>0.4457831325301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6292675" calcext:value-type="float">
            <text:p>0.06292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168]=[.E168];1;0)" office:value-type="float" office:value="0" calcext:value-type="float">
            <text:p>0</text:p>
          </table:table-cell>
          <table:table-cell table:formula="of:=SUM([.F$2:.F168])/([.A168]+1)" office:value-type="float" office:value="0.44311377245509" calcext:value-type="float">
            <text:p>0.4431137724550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31651586" calcext:value-type="float">
            <text:p>0.0316515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169]=[.E169];1;0)" office:value-type="float" office:value="1" calcext:value-type="float">
            <text:p>1</text:p>
          </table:table-cell>
          <table:table-cell table:formula="of:=SUM([.F$2:.F169])/([.A169]+1)" office:value-type="float" office:value="0.446428571428571" calcext:value-type="float">
            <text:p>0.44642857142857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8575303" calcext:value-type="float">
            <text:p>0.008575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70]=[.E170];1;0)" office:value-type="float" office:value="1" calcext:value-type="float">
            <text:p>1</text:p>
          </table:table-cell>
          <table:table-cell table:formula="of:=SUM([.F$2:.F170])/([.A170]+1)" office:value-type="float" office:value="0.449704142011834" calcext:value-type="float">
            <text:p>0.44970414201183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28719455" calcext:value-type="float">
            <text:p>0.0287194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171]=[.E171];1;0)" office:value-type="float" office:value="1" calcext:value-type="float">
            <text:p>1</text:p>
          </table:table-cell>
          <table:table-cell table:formula="of:=SUM([.F$2:.F171])/([.A171]+1)" office:value-type="float" office:value="0.452941176470588" calcext:value-type="float">
            <text:p>0.4529411764705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8791792" calcext:value-type="float">
            <text:p>0.0087917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72]=[.E172];1;0)" office:value-type="float" office:value="1" calcext:value-type="float">
            <text:p>1</text:p>
          </table:table-cell>
          <table:table-cell table:formula="of:=SUM([.F$2:.F172])/([.A172]+1)" office:value-type="float" office:value="0.456140350877193" calcext:value-type="float">
            <text:p>0.45614035087719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27897803" calcext:value-type="float">
            <text:p>0.0278978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173]=[.E173];1;0)" office:value-type="float" office:value="1" calcext:value-type="float">
            <text:p>1</text:p>
          </table:table-cell>
          <table:table-cell table:formula="of:=SUM([.F$2:.F173])/([.A173]+1)" office:value-type="float" office:value="0.459302325581395" calcext:value-type="float">
            <text:p>0.45930232558139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61408143" calcext:value-type="float">
            <text:p>0.061408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174]=[.E174];1;0)" office:value-type="float" office:value="0" calcext:value-type="float">
            <text:p>0</text:p>
          </table:table-cell>
          <table:table-cell table:formula="of:=SUM([.F$2:.F174])/([.A174]+1)" office:value-type="float" office:value="0.456647398843931" calcext:value-type="float">
            <text:p>0.45664739884393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30192083" calcext:value-type="float">
            <text:p>0.0301920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175]=[.E175];1;0)" office:value-type="float" office:value="1" calcext:value-type="float">
            <text:p>1</text:p>
          </table:table-cell>
          <table:table-cell table:formula="of:=SUM([.F$2:.F175])/([.A175]+1)" office:value-type="float" office:value="0.459770114942529" calcext:value-type="float">
            <text:p>0.45977011494252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8835332" calcext:value-type="float">
            <text:p>0.0088353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76]=[.E176];1;0)" office:value-type="float" office:value="1" calcext:value-type="float">
            <text:p>1</text:p>
          </table:table-cell>
          <table:table-cell table:formula="of:=SUM([.F$2:.F176])/([.A176]+1)" office:value-type="float" office:value="0.462857142857143" calcext:value-type="float">
            <text:p>0.46285714285714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26010696" calcext:value-type="float">
            <text:p>0.0260106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177]=[.E177];1;0)" office:value-type="float" office:value="1" calcext:value-type="float">
            <text:p>1</text:p>
          </table:table-cell>
          <table:table-cell table:formula="of:=SUM([.F$2:.F177])/([.A177]+1)" office:value-type="float" office:value="0.465909090909091" calcext:value-type="float">
            <text:p>0.46590909090909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8650678" calcext:value-type="float">
            <text:p>0.0086506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78]=[.E178];1;0)" office:value-type="float" office:value="1" calcext:value-type="float">
            <text:p>1</text:p>
          </table:table-cell>
          <table:table-cell table:formula="of:=SUM([.F$2:.F178])/([.A178]+1)" office:value-type="float" office:value="0.468926553672316" calcext:value-type="float">
            <text:p>0.46892655367231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24785979" calcext:value-type="float">
            <text:p>0.0247859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179]=[.E179];1;0)" office:value-type="float" office:value="1" calcext:value-type="float">
            <text:p>1</text:p>
          </table:table-cell>
          <table:table-cell table:formula="of:=SUM([.F$2:.F179])/([.A179]+1)" office:value-type="float" office:value="0.471910112359551" calcext:value-type="float">
            <text:p>0.4719101123595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8085458" calcext:value-type="float">
            <text:p>0.0080854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80]=[.E180];1;0)" office:value-type="float" office:value="1" calcext:value-type="float">
            <text:p>1</text:p>
          </table:table-cell>
          <table:table-cell table:formula="of:=SUM([.F$2:.F180])/([.A180]+1)" office:value-type="float" office:value="0.474860335195531" calcext:value-type="float">
            <text:p>0.47486033519553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22998499" calcext:value-type="float">
            <text:p>0.022998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181]=[.E181];1;0)" office:value-type="float" office:value="1" calcext:value-type="float">
            <text:p>1</text:p>
          </table:table-cell>
          <table:table-cell table:formula="of:=SUM([.F$2:.F181])/([.A181]+1)" office:value-type="float" office:value="0.477777777777778" calcext:value-type="float">
            <text:p>0.4777777777777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6318492" calcext:value-type="float">
            <text:p>0.06318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182]=[.E182];1;0)" office:value-type="float" office:value="0" calcext:value-type="float">
            <text:p>0</text:p>
          </table:table-cell>
          <table:table-cell table:formula="of:=SUM([.F$2:.F182])/([.A182]+1)" office:value-type="float" office:value="0.475138121546961" calcext:value-type="float">
            <text:p>0.47513812154696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30834327" calcext:value-type="float">
            <text:p>0.030834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183]=[.E183];1;0)" office:value-type="float" office:value="0" calcext:value-type="float">
            <text:p>0</text:p>
          </table:table-cell>
          <table:table-cell table:formula="of:=SUM([.F$2:.F183])/([.A183]+1)" office:value-type="float" office:value="0.472527472527472" calcext:value-type="float">
            <text:p>0.47252747252747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71172896" calcext:value-type="float">
            <text:p>0.00711728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84]=[.E184];1;0)" office:value-type="float" office:value="1" calcext:value-type="float">
            <text:p>1</text:p>
          </table:table-cell>
          <table:table-cell table:formula="of:=SUM([.F$2:.F184])/([.A184]+1)" office:value-type="float" office:value="0.475409836065574" calcext:value-type="float">
            <text:p>0.47540983606557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19811066" calcext:value-type="float">
            <text:p>0.019811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185]=[.E185];1;0)" office:value-type="float" office:value="1" calcext:value-type="float">
            <text:p>1</text:p>
          </table:table-cell>
          <table:table-cell table:formula="of:=SUM([.F$2:.F185])/([.A185]+1)" office:value-type="float" office:value="0.478260869565217" calcext:value-type="float">
            <text:p>0.47826086956521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6677654" calcext:value-type="float">
            <text:p>0.0066776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86]=[.E186];1;0)" office:value-type="float" office:value="1" calcext:value-type="float">
            <text:p>1</text:p>
          </table:table-cell>
          <table:table-cell table:formula="of:=SUM([.F$2:.F186])/([.A186]+1)" office:value-type="float" office:value="0.481081081081081" calcext:value-type="float">
            <text:p>0.48108108108108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18194415" calcext:value-type="float">
            <text:p>0.0181944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187]=[.E187];1;0)" office:value-type="float" office:value="1" calcext:value-type="float">
            <text:p>1</text:p>
          </table:table-cell>
          <table:table-cell table:formula="of:=SUM([.F$2:.F187])/([.A187]+1)" office:value-type="float" office:value="0.483870967741936" calcext:value-type="float">
            <text:p>0.48387096774193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60257493" calcext:value-type="float">
            <text:p>0.0060257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88]=[.E188];1;0)" office:value-type="float" office:value="1" calcext:value-type="float">
            <text:p>1</text:p>
          </table:table-cell>
          <table:table-cell table:formula="of:=SUM([.F$2:.F188])/([.A188]+1)" office:value-type="float" office:value="0.486631016042781" calcext:value-type="float">
            <text:p>0.48663101604278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16145876" calcext:value-type="float">
            <text:p>0.0161458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189]=[.E189];1;0)" office:value-type="float" office:value="1" calcext:value-type="float">
            <text:p>1</text:p>
          </table:table-cell>
          <table:table-cell table:formula="of:=SUM([.F$2:.F189])/([.A189]+1)" office:value-type="float" office:value="0.48936170212766" calcext:value-type="float">
            <text:p>0.4893617021276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525761" calcext:value-type="float">
            <text:p>0.005257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90]=[.E190];1;0)" office:value-type="float" office:value="1" calcext:value-type="float">
            <text:p>1</text:p>
          </table:table-cell>
          <table:table-cell table:formula="of:=SUM([.F$2:.F190])/([.A190]+1)" office:value-type="float" office:value="0.492063492063492" calcext:value-type="float">
            <text:p>0.49206349206349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13837576" calcext:value-type="float">
            <text:p>0.0138375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191]=[.E191];1;0)" office:value-type="float" office:value="1" calcext:value-type="float">
            <text:p>1</text:p>
          </table:table-cell>
          <table:table-cell table:formula="of:=SUM([.F$2:.F191])/([.A191]+1)" office:value-type="float" office:value="0.494736842105263" calcext:value-type="float">
            <text:p>0.49473684210526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4458633" calcext:value-type="float">
            <text:p>0.0044586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92]=[.E192];1;0)" office:value-type="float" office:value="1" calcext:value-type="float">
            <text:p>1</text:p>
          </table:table-cell>
          <table:table-cell table:formula="of:=SUM([.F$2:.F192])/([.A192]+1)" office:value-type="float" office:value="0.49738219895288" calcext:value-type="float">
            <text:p>0.4973821989528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11461374" calcext:value-type="float">
            <text:p>0.0114613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193]=[.E193];1;0)" office:value-type="float" office:value="1" calcext:value-type="float">
            <text:p>1</text:p>
          </table:table-cell>
          <table:table-cell table:formula="of:=SUM([.F$2:.F193])/([.A193]+1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36926614" calcext:value-type="float">
            <text:p>0.00369266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94]=[.E194];1;0)" office:value-type="float" office:value="1" calcext:value-type="float">
            <text:p>1</text:p>
          </table:table-cell>
          <table:table-cell table:formula="of:=SUM([.F$2:.F194])/([.A194]+1)" office:value-type="float" office:value="0.50259067357513" calcext:value-type="float">
            <text:p>0.5025906735751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91618495" calcext:value-type="float">
            <text:p>0.00916184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195]=[.E195];1;0)" office:value-type="float" office:value="1" calcext:value-type="float">
            <text:p>1</text:p>
          </table:table-cell>
          <table:table-cell table:formula="of:=SUM([.F$2:.F195])/([.A195]+1)" office:value-type="float" office:value="0.505154639175258" calcext:value-type="float">
            <text:p>0.5051546391752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7357952" calcext:value-type="float">
            <text:p>0.073579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196]=[.E196];1;0)" office:value-type="float" office:value="0" calcext:value-type="float">
            <text:p>0</text:p>
          </table:table-cell>
          <table:table-cell table:formula="of:=SUM([.F$2:.F196])/([.A196]+1)" office:value-type="float" office:value="0.502564102564103" calcext:value-type="float">
            <text:p>0.50256410256410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46120103" calcext:value-type="float">
            <text:p>0.046120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197]=[.E197];1;0)" office:value-type="float" office:value="0" calcext:value-type="float">
            <text:p>0</text:p>
          </table:table-cell>
          <table:table-cell table:formula="of:=SUM([.F$2:.F197])/([.A197]+1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28328926" calcext:value-type="float">
            <text:p>0.00283289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198]=[.E198];1;0)" office:value-type="float" office:value="1" calcext:value-type="float">
            <text:p>1</text:p>
          </table:table-cell>
          <table:table-cell table:formula="of:=SUM([.F$2:.F198])/([.A198]+1)" office:value-type="float" office:value="0.50253807106599" calcext:value-type="float">
            <text:p>0.5025380710659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6579888" calcext:value-type="float">
            <text:p>0.0065798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199]=[.E199];1;0)" office:value-type="float" office:value="1" calcext:value-type="float">
            <text:p>1</text:p>
          </table:table-cell>
          <table:table-cell table:formula="of:=SUM([.F$2:.F199])/([.A199]+1)" office:value-type="float" office:value="0.505050505050505" calcext:value-type="float">
            <text:p>0.50505050505050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26209613" calcext:value-type="float">
            <text:p>0.00262096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00]=[.E200];1;0)" office:value-type="float" office:value="1" calcext:value-type="float">
            <text:p>1</text:p>
          </table:table-cell>
          <table:table-cell table:formula="of:=SUM([.F$2:.F200])/([.A200]+1)" office:value-type="float" office:value="0.507537688442211" calcext:value-type="float">
            <text:p>0.5075376884422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584083" calcext:value-type="float">
            <text:p>0.005840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01]=[.E201];1;0)" office:value-type="float" office:value="1" calcext:value-type="float">
            <text:p>1</text:p>
          </table:table-cell>
          <table:table-cell table:formula="of:=SUM([.F$2:.F201])/([.A201]+1)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23694446" calcext:value-type="float">
            <text:p>0.00236944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02]=[.E202];1;0)" office:value-type="float" office:value="1" calcext:value-type="float">
            <text:p>1</text:p>
          </table:table-cell>
          <table:table-cell table:formula="of:=SUM([.F$2:.F202])/([.A202]+1)" office:value-type="float" office:value="0.512437810945274" calcext:value-type="float">
            <text:p>0.51243781094527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50495923" calcext:value-type="float">
            <text:p>0.00504959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03]=[.E203];1;0)" office:value-type="float" office:value="1" calcext:value-type="float">
            <text:p>1</text:p>
          </table:table-cell>
          <table:table-cell table:formula="of:=SUM([.F$2:.F203])/([.A203]+1)" office:value-type="float" office:value="0.514851485148515" calcext:value-type="float">
            <text:p>0.51485148514851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21044482" calcext:value-type="float">
            <text:p>0.00210444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04]=[.E204];1;0)" office:value-type="float" office:value="1" calcext:value-type="float">
            <text:p>1</text:p>
          </table:table-cell>
          <table:table-cell table:formula="of:=SUM([.F$2:.F204])/([.A204]+1)" office:value-type="float" office:value="0.517241379310345" calcext:value-type="float">
            <text:p>0.51724137931034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4272699" calcext:value-type="float">
            <text:p>0.0042726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05]=[.E205];1;0)" office:value-type="float" office:value="1" calcext:value-type="float">
            <text:p>1</text:p>
          </table:table-cell>
          <table:table-cell table:formula="of:=SUM([.F$2:.F205])/([.A205]+1)" office:value-type="float" office:value="0.519607843137255" calcext:value-type="float">
            <text:p>0.51960784313725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18453138" calcext:value-type="float">
            <text:p>0.00184531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06]=[.E206];1;0)" office:value-type="float" office:value="1" calcext:value-type="float">
            <text:p>1</text:p>
          </table:table-cell>
          <table:table-cell table:formula="of:=SUM([.F$2:.F206])/([.A206]+1)" office:value-type="float" office:value="0.521951219512195" calcext:value-type="float">
            <text:p>0.52195121951219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35567333" calcext:value-type="float">
            <text:p>0.0035567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07]=[.E207];1;0)" office:value-type="float" office:value="1" calcext:value-type="float">
            <text:p>1</text:p>
          </table:table-cell>
          <table:table-cell table:formula="of:=SUM([.F$2:.F207])/([.A207]+1)" office:value-type="float" office:value="0.524271844660194" calcext:value-type="float">
            <text:p>0.52427184466019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16047539" calcext:value-type="float">
            <text:p>0.00160475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08]=[.E208];1;0)" office:value-type="float" office:value="1" calcext:value-type="float">
            <text:p>1</text:p>
          </table:table-cell>
          <table:table-cell table:formula="of:=SUM([.F$2:.F208])/([.A208]+1)" office:value-type="float" office:value="0.526570048309179" calcext:value-type="float">
            <text:p>0.52657004830917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78321315" calcext:value-type="float">
            <text:p>0.078321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209]=[.E209];1;0)" office:value-type="float" office:value="0" calcext:value-type="float">
            <text:p>0</text:p>
          </table:table-cell>
          <table:table-cell table:formula="of:=SUM([.F$2:.F209])/([.A209]+1)" office:value-type="float" office:value="0.524038461538462" calcext:value-type="float">
            <text:p>0.52403846153846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14114149" calcext:value-type="float">
            <text:p>0.00141141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10]=[.E210];1;0)" office:value-type="float" office:value="1" calcext:value-type="float">
            <text:p>1</text:p>
          </table:table-cell>
          <table:table-cell table:formula="of:=SUM([.F$2:.F210])/([.A210]+1)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27377761" calcext:value-type="float">
            <text:p>0.00273777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11]=[.E211];1;0)" office:value-type="float" office:value="1" calcext:value-type="float">
            <text:p>1</text:p>
          </table:table-cell>
          <table:table-cell table:formula="of:=SUM([.F$2:.F211])/([.A211]+1)" office:value-type="float" office:value="0.528571428571429" calcext:value-type="float">
            <text:p>0.52857142857142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12549609" calcext:value-type="float">
            <text:p>0.00125496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12]=[.E212];1;0)" office:value-type="float" office:value="1" calcext:value-type="float">
            <text:p>1</text:p>
          </table:table-cell>
          <table:table-cell table:formula="of:=SUM([.F$2:.F212])/([.A212]+1)" office:value-type="float" office:value="0.530805687203791" calcext:value-type="float">
            <text:p>0.53080568720379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25045744" calcext:value-type="float">
            <text:p>0.00250457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13]=[.E213];1;0)" office:value-type="float" office:value="1" calcext:value-type="float">
            <text:p>1</text:p>
          </table:table-cell>
          <table:table-cell table:formula="of:=SUM([.F$2:.F213])/([.A213]+1)" office:value-type="float" office:value="0.533018867924528" calcext:value-type="float">
            <text:p>0.53301886792452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11120159" calcext:value-type="float">
            <text:p>0.00111201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14]=[.E214];1;0)" office:value-type="float" office:value="1" calcext:value-type="float">
            <text:p>1</text:p>
          </table:table-cell>
          <table:table-cell table:formula="of:=SUM([.F$2:.F214])/([.A214]+1)" office:value-type="float" office:value="0.535211267605634" calcext:value-type="float">
            <text:p>0.5352112676056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2253651" calcext:value-type="float">
            <text:p>0.0022536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15]=[.E215];1;0)" office:value-type="float" office:value="1" calcext:value-type="float">
            <text:p>1</text:p>
          </table:table-cell>
          <table:table-cell table:formula="of:=SUM([.F$2:.F215])/([.A215]+1)" office:value-type="float" office:value="0.537383177570093" calcext:value-type="float">
            <text:p>0.53738317757009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9839019" calcext:value-type="float">
            <text:p>0.0009839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16]=[.E216];1;0)" office:value-type="float" office:value="1" calcext:value-type="float">
            <text:p>1</text:p>
          </table:table-cell>
          <table:table-cell table:formula="of:=SUM([.F$2:.F216])/([.A216]+1)" office:value-type="float" office:value="0.53953488372093" calcext:value-type="float">
            <text:p>0.5395348837209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2003308" calcext:value-type="float">
            <text:p>0.0020033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17]=[.E217];1;0)" office:value-type="float" office:value="1" calcext:value-type="float">
            <text:p>1</text:p>
          </table:table-cell>
          <table:table-cell table:formula="of:=SUM([.F$2:.F217])/([.A217]+1)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8709027" calcext:value-type="float">
            <text:p>0.0008709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18]=[.E218];1;0)" office:value-type="float" office:value="1" calcext:value-type="float">
            <text:p>1</text:p>
          </table:table-cell>
          <table:table-cell table:formula="of:=SUM([.F$2:.F218])/([.A218]+1)" office:value-type="float" office:value="0.543778801843318" calcext:value-type="float">
            <text:p>0.5437788018433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17659275" calcext:value-type="float">
            <text:p>0.00176592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19]=[.E219];1;0)" office:value-type="float" office:value="1" calcext:value-type="float">
            <text:p>1</text:p>
          </table:table-cell>
          <table:table-cell table:formula="of:=SUM([.F$2:.F219])/([.A219]+1)" office:value-type="float" office:value="0.545871559633028" calcext:value-type="float">
            <text:p>0.54587155963302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7723446" calcext:value-type="float">
            <text:p>0.00077234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20]=[.E220];1;0)" office:value-type="float" office:value="1" calcext:value-type="float">
            <text:p>1</text:p>
          </table:table-cell>
          <table:table-cell table:formula="of:=SUM([.F$2:.F220])/([.A220]+1)" office:value-type="float" office:value="0.547945205479452" calcext:value-type="float">
            <text:p>0.54794520547945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7811866" calcext:value-type="float">
            <text:p>0.078118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221]=[.E221];1;0)" office:value-type="float" office:value="0" calcext:value-type="float">
            <text:p>0</text:p>
          </table:table-cell>
          <table:table-cell table:formula="of:=SUM([.F$2:.F221])/([.A221]+1)" office:value-type="float" office:value="0.545454545454545" calcext:value-type="float">
            <text:p>0.54545454545454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6969465" calcext:value-type="float">
            <text:p>0.0006969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22]=[.E222];1;0)" office:value-type="float" office:value="1" calcext:value-type="float">
            <text:p>1</text:p>
          </table:table-cell>
          <table:table-cell table:formula="of:=SUM([.F$2:.F222])/([.A222]+1)" office:value-type="float" office:value="0.547511312217195" calcext:value-type="float">
            <text:p>0.54751131221719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85584275" calcext:value-type="float">
            <text:p>0.085584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c5</text:p>
          </table:table-cell>
          <table:table-cell office:value-type="string" calcext:value-type="string">
            <text:p>e7e6</text:p>
          </table:table-cell>
          <table:table-cell table:formula="of:=IF([.D223]=[.E223];1;0)" office:value-type="float" office:value="0" calcext:value-type="float">
            <text:p>0</text:p>
          </table:table-cell>
          <table:table-cell table:formula="of:=SUM([.F$2:.F223])/([.A223]+1)" office:value-type="float" office:value="0.545045045045045" calcext:value-type="float">
            <text:p>0.54504504504504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64686587" calcext:value-type="float">
            <text:p>0.000646865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24]=[.E224];1;0)" office:value-type="float" office:value="1" calcext:value-type="float">
            <text:p>1</text:p>
          </table:table-cell>
          <table:table-cell table:formula="of:=SUM([.F$2:.F224])/([.A224]+1)" office:value-type="float" office:value="0.547085201793722" calcext:value-type="float">
            <text:p>0.5470852017937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826494" calcext:value-type="float">
            <text:p>0.08264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225]=[.E225];1;0)" office:value-type="float" office:value="0" calcext:value-type="float">
            <text:p>0</text:p>
          </table:table-cell>
          <table:table-cell table:formula="of:=SUM([.F$2:.F225])/([.A225]+1)" office:value-type="float" office:value="0.544642857142857" calcext:value-type="float">
            <text:p>0.54464285714285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6159311" calcext:value-type="float">
            <text:p>0.00061593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26]=[.E226];1;0)" office:value-type="float" office:value="1" calcext:value-type="float">
            <text:p>1</text:p>
          </table:table-cell>
          <table:table-cell table:formula="of:=SUM([.F$2:.F226])/([.A226]+1)" office:value-type="float" office:value="0.546666666666667" calcext:value-type="float">
            <text:p>0.54666666666666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2140469" calcext:value-type="float">
            <text:p>0.0021404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27]=[.E227];1;0)" office:value-type="float" office:value="1" calcext:value-type="float">
            <text:p>1</text:p>
          </table:table-cell>
          <table:table-cell table:formula="of:=SUM([.F$2:.F227])/([.A227]+1)" office:value-type="float" office:value="0.548672566371681" calcext:value-type="float">
            <text:p>0.54867256637168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59094233" calcext:value-type="float">
            <text:p>0.00059094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28]=[.E228];1;0)" office:value-type="float" office:value="1" calcext:value-type="float">
            <text:p>1</text:p>
          </table:table-cell>
          <table:table-cell table:formula="of:=SUM([.F$2:.F228])/([.A228]+1)" office:value-type="float" office:value="0.550660792951542" calcext:value-type="float">
            <text:p>0.55066079295154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82873285" calcext:value-type="float">
            <text:p>0.082873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c5</text:p>
          </table:table-cell>
          <table:table-cell office:value-type="string" calcext:value-type="string">
            <text:p>e7e6</text:p>
          </table:table-cell>
          <table:table-cell table:formula="of:=IF([.D229]=[.E229];1;0)" office:value-type="float" office:value="0" calcext:value-type="float">
            <text:p>0</text:p>
          </table:table-cell>
          <table:table-cell table:formula="of:=SUM([.F$2:.F229])/([.A229]+1)" office:value-type="float" office:value="0.548245614035088" calcext:value-type="float">
            <text:p>0.54824561403508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5706628" calcext:value-type="float">
            <text:p>0.00057066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30]=[.E230];1;0)" office:value-type="float" office:value="1" calcext:value-type="float">
            <text:p>1</text:p>
          </table:table-cell>
          <table:table-cell table:formula="of:=SUM([.F$2:.F230])/([.A230]+1)" office:value-type="float" office:value="0.550218340611354" calcext:value-type="float">
            <text:p>0.55021834061135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7877811" calcext:value-type="float">
            <text:p>0.078778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231]=[.E231];1;0)" office:value-type="float" office:value="0" calcext:value-type="float">
            <text:p>0</text:p>
          </table:table-cell>
          <table:table-cell table:formula="of:=SUM([.F$2:.F231])/([.A231]+1)" office:value-type="float" office:value="0.547826086956522" calcext:value-type="float">
            <text:p>0.5478260869565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5626622" calcext:value-type="float">
            <text:p>0.00056266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32]=[.E232];1;0)" office:value-type="float" office:value="1" calcext:value-type="float">
            <text:p>1</text:p>
          </table:table-cell>
          <table:table-cell table:formula="of:=SUM([.F$2:.F232])/([.A232]+1)" office:value-type="float" office:value="0.54978354978355" calcext:value-type="float">
            <text:p>0.5497835497835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3587923" calcext:value-type="float">
            <text:p>0.0035879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33]=[.E233];1;0)" office:value-type="float" office:value="1" calcext:value-type="float">
            <text:p>1</text:p>
          </table:table-cell>
          <table:table-cell table:formula="of:=SUM([.F$2:.F233])/([.A233]+1)" office:value-type="float" office:value="0.551724137931034" calcext:value-type="float">
            <text:p>0.55172413793103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5558904" calcext:value-type="float">
            <text:p>0.00055589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34]=[.E234];1;0)" office:value-type="float" office:value="1" calcext:value-type="float">
            <text:p>1</text:p>
          </table:table-cell>
          <table:table-cell table:formula="of:=SUM([.F$2:.F234])/([.A234]+1)" office:value-type="float" office:value="0.553648068669528" calcext:value-type="float">
            <text:p>0.55364806866952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41265762" calcext:value-type="float">
            <text:p>0.00412657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35]=[.E235];1;0)" office:value-type="float" office:value="1" calcext:value-type="float">
            <text:p>1</text:p>
          </table:table-cell>
          <table:table-cell table:formula="of:=SUM([.F$2:.F235])/([.A235]+1)"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5414919" calcext:value-type="float">
            <text:p>0.00054149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36]=[.E236];1;0)" office:value-type="float" office:value="1" calcext:value-type="float">
            <text:p>1</text:p>
          </table:table-cell>
          <table:table-cell table:formula="of:=SUM([.F$2:.F236])/([.A236]+1)" office:value-type="float" office:value="0.557446808510638" calcext:value-type="float">
            <text:p>0.55744680851063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44248803" calcext:value-type="float">
            <text:p>0.00442488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37]=[.E237];1;0)" office:value-type="float" office:value="1" calcext:value-type="float">
            <text:p>1</text:p>
          </table:table-cell>
          <table:table-cell table:formula="of:=SUM([.F$2:.F237])/([.A237]+1)" office:value-type="float" office:value="0.559322033898305" calcext:value-type="float">
            <text:p>0.55932203389830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5207722" calcext:value-type="float">
            <text:p>0.00052077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38]=[.E238];1;0)" office:value-type="float" office:value="1" calcext:value-type="float">
            <text:p>1</text:p>
          </table:table-cell>
          <table:table-cell table:formula="of:=SUM([.F$2:.F238])/([.A238]+1)" office:value-type="float" office:value="0.561181434599156" calcext:value-type="float">
            <text:p>0.56118143459915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4486228" calcext:value-type="float">
            <text:p>0.004486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39]=[.E239];1;0)" office:value-type="float" office:value="1" calcext:value-type="float">
            <text:p>1</text:p>
          </table:table-cell>
          <table:table-cell table:formula="of:=SUM([.F$2:.F239])/([.A239]+1)" office:value-type="float" office:value="0.563025210084034" calcext:value-type="float">
            <text:p>0.56302521008403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49550115" calcext:value-type="float">
            <text:p>0.00049550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40]=[.E240];1;0)" office:value-type="float" office:value="1" calcext:value-type="float">
            <text:p>1</text:p>
          </table:table-cell>
          <table:table-cell table:formula="of:=SUM([.F$2:.F240])/([.A240]+1)" office:value-type="float" office:value="0.564853556485356" calcext:value-type="float">
            <text:p>0.56485355648535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43467395" calcext:value-type="float">
            <text:p>0.00434673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41]=[.E241];1;0)" office:value-type="float" office:value="1" calcext:value-type="float">
            <text:p>1</text:p>
          </table:table-cell>
          <table:table-cell table:formula="of:=SUM([.F$2:.F241])/([.A241]+1)" office:value-type="float" office:value="0.566666666666667" calcext:value-type="float">
            <text:p>0.56666666666666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4673524" calcext:value-type="float">
            <text:p>0.0004673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42]=[.E242];1;0)" office:value-type="float" office:value="1" calcext:value-type="float">
            <text:p>1</text:p>
          </table:table-cell>
          <table:table-cell table:formula="of:=SUM([.F$2:.F242])/([.A242]+1)" office:value-type="float" office:value="0.568464730290456" calcext:value-type="float">
            <text:p>0.56846473029045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40622344" calcext:value-type="float">
            <text:p>0.00406223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43]=[.E243];1;0)" office:value-type="float" office:value="1" calcext:value-type="float">
            <text:p>1</text:p>
          </table:table-cell>
          <table:table-cell table:formula="of:=SUM([.F$2:.F243])/([.A243]+1)" office:value-type="float" office:value="0.570247933884297" calcext:value-type="float">
            <text:p>0.57024793388429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43774833" calcext:value-type="float">
            <text:p>0.000437748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44]=[.E244];1;0)" office:value-type="float" office:value="1" calcext:value-type="float">
            <text:p>1</text:p>
          </table:table-cell>
          <table:table-cell table:formula="of:=SUM([.F$2:.F244])/([.A244]+1)" office:value-type="float" office:value="0.57201646090535" calcext:value-type="float">
            <text:p>0.5720164609053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36888681" calcext:value-type="float">
            <text:p>0.00368886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45]=[.E245];1;0)" office:value-type="float" office:value="1" calcext:value-type="float">
            <text:p>1</text:p>
          </table:table-cell>
          <table:table-cell table:formula="of:=SUM([.F$2:.F245])/([.A245]+1)" office:value-type="float" office:value="0.573770491803279" calcext:value-type="float">
            <text:p>0.57377049180327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40788724" calcext:value-type="float">
            <text:p>0.000407887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46]=[.E246];1;0)" office:value-type="float" office:value="1" calcext:value-type="float">
            <text:p>1</text:p>
          </table:table-cell>
          <table:table-cell table:formula="of:=SUM([.F$2:.F246])/([.A246]+1)" office:value-type="float" office:value="0.575510204081633" calcext:value-type="float">
            <text:p>0.57551020408163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3277199" calcext:value-type="float">
            <text:p>0.003277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47]=[.E247];1;0)" office:value-type="float" office:value="1" calcext:value-type="float">
            <text:p>1</text:p>
          </table:table-cell>
          <table:table-cell table:formula="of:=SUM([.F$2:.F247])/([.A247]+1)" office:value-type="float" office:value="0.577235772357724" calcext:value-type="float">
            <text:p>0.57723577235772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37890527" calcext:value-type="float">
            <text:p>0.000378905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48]=[.E248];1;0)" office:value-type="float" office:value="1" calcext:value-type="float">
            <text:p>1</text:p>
          </table:table-cell>
          <table:table-cell table:formula="of:=SUM([.F$2:.F248])/([.A248]+1)" office:value-type="float" office:value="0.578947368421053" calcext:value-type="float">
            <text:p>0.57894736842105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8134685" calcext:value-type="float">
            <text:p>0.081346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c5</text:p>
          </table:table-cell>
          <table:table-cell office:value-type="string" calcext:value-type="string">
            <text:p>e7e6</text:p>
          </table:table-cell>
          <table:table-cell table:formula="of:=IF([.D249]=[.E249];1;0)" office:value-type="float" office:value="0" calcext:value-type="float">
            <text:p>0</text:p>
          </table:table-cell>
          <table:table-cell table:formula="of:=SUM([.F$2:.F249])/([.A249]+1)" office:value-type="float" office:value="0.576612903225807" calcext:value-type="float">
            <text:p>0.57661290322580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35765037" calcext:value-type="float">
            <text:p>0.000357650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50]=[.E250];1;0)" office:value-type="float" office:value="1" calcext:value-type="float">
            <text:p>1</text:p>
          </table:table-cell>
          <table:table-cell table:formula="of:=SUM([.F$2:.F250])/([.A250]+1)" office:value-type="float" office:value="0.578313253012048" calcext:value-type="float">
            <text:p>0.5783132530120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8150777" calcext:value-type="float">
            <text:p>0.081507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c5</text:p>
          </table:table-cell>
          <table:table-cell office:value-type="string" calcext:value-type="string">
            <text:p>e7e6</text:p>
          </table:table-cell>
          <table:table-cell table:formula="of:=IF([.D251]=[.E251];1;0)" office:value-type="float" office:value="0" calcext:value-type="float">
            <text:p>0</text:p>
          </table:table-cell>
          <table:table-cell table:formula="of:=SUM([.F$2:.F251])/([.A251]+1)" office:value-type="float" office:value="0.576" calcext:value-type="float">
            <text:p>0.5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8993255" calcext:value-type="float">
            <text:p>0.08993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252]=[.E252];1;0)" office:value-type="float" office:value="0" calcext:value-type="float">
            <text:p>0</text:p>
          </table:table-cell>
          <table:table-cell table:formula="of:=SUM([.F$2:.F252])/([.A252]+1)" office:value-type="float" office:value="0.573705179282869" calcext:value-type="float">
            <text:p>0.57370517928286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57300515" calcext:value-type="float">
            <text:p>0.057300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253]=[.E253];1;0)" office:value-type="float" office:value="0" calcext:value-type="float">
            <text:p>0</text:p>
          </table:table-cell>
          <table:table-cell table:formula="of:=SUM([.F$2:.F253])/([.A253]+1)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38551216" calcext:value-type="float">
            <text:p>0.00038551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54]=[.E254];1;0)" office:value-type="float" office:value="1" calcext:value-type="float">
            <text:p>1</text:p>
          </table:table-cell>
          <table:table-cell table:formula="of:=SUM([.F$2:.F254])/([.A254]+1)" office:value-type="float" office:value="0.573122529644269" calcext:value-type="float">
            <text:p>0.57312252964426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37390897" calcext:value-type="float">
            <text:p>0.00373908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55]=[.E255];1;0)" office:value-type="float" office:value="1" calcext:value-type="float">
            <text:p>1</text:p>
          </table:table-cell>
          <table:table-cell table:formula="of:=SUM([.F$2:.F255])/([.A255]+1)" office:value-type="float" office:value="0.574803149606299" calcext:value-type="float">
            <text:p>0.57480314960629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41792376" calcext:value-type="float">
            <text:p>0.000417923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56]=[.E256];1;0)" office:value-type="float" office:value="1" calcext:value-type="float">
            <text:p>1</text:p>
          </table:table-cell>
          <table:table-cell table:formula="of:=SUM([.F$2:.F256])/([.A256]+1)" office:value-type="float" office:value="0.576470588235294" calcext:value-type="float">
            <text:p>0.57647058823529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42991466" calcext:value-type="float">
            <text:p>0.00429914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57]=[.E257];1;0)" office:value-type="float" office:value="1" calcext:value-type="float">
            <text:p>1</text:p>
          </table:table-cell>
          <table:table-cell table:formula="of:=SUM([.F$2:.F257])/([.A257]+1)" office:value-type="float" office:value="0.578125" calcext:value-type="float">
            <text:p>0.5781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43871533" calcext:value-type="float">
            <text:p>0.000438715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58]=[.E258];1;0)" office:value-type="float" office:value="1" calcext:value-type="float">
            <text:p>1</text:p>
          </table:table-cell>
          <table:table-cell table:formula="of:=SUM([.F$2:.F258])/([.A258]+1)" office:value-type="float" office:value="0.579766536964981" calcext:value-type="float">
            <text:p>0.57976653696498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462111" calcext:value-type="float">
            <text:p>0.00462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59]=[.E259];1;0)" office:value-type="float" office:value="1" calcext:value-type="float">
            <text:p>1</text:p>
          </table:table-cell>
          <table:table-cell table:formula="of:=SUM([.F$2:.F259])/([.A259]+1)" office:value-type="float" office:value="0.581395348837209" calcext:value-type="float">
            <text:p>0.58139534883720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88661306" calcext:value-type="float">
            <text:p>0.088661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260]=[.E260];1;0)" office:value-type="float" office:value="0" calcext:value-type="float">
            <text:p>0</text:p>
          </table:table-cell>
          <table:table-cell table:formula="of:=SUM([.F$2:.F260])/([.A260]+1)" office:value-type="float" office:value="0.579150579150579" calcext:value-type="float">
            <text:p>0.57915057915057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4807282" calcext:value-type="float">
            <text:p>0.04807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261]=[.E261];1;0)" office:value-type="float" office:value="0" calcext:value-type="float">
            <text:p>0</text:p>
          </table:table-cell>
          <table:table-cell table:formula="of:=SUM([.F$2:.F261])/([.A261]+1)" office:value-type="float" office:value="0.576923076923077" calcext:value-type="float">
            <text:p>0.57692307692307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9045653" calcext:value-type="float">
            <text:p>0.09045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c4</text:p>
          </table:table-cell>
          <table:table-cell office:value-type="string" calcext:value-type="string">
            <text:p>e2e4</text:p>
          </table:table-cell>
          <table:table-cell table:formula="of:=IF([.D262]=[.E262];1;0)" office:value-type="float" office:value="0" calcext:value-type="float">
            <text:p>0</text:p>
          </table:table-cell>
          <table:table-cell table:formula="of:=SUM([.F$2:.F262])/([.A262]+1)" office:value-type="float" office:value="0.574712643678161" calcext:value-type="float">
            <text:p>0.57471264367816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7947781" calcext:value-type="float">
            <text:p>0.0079477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63]=[.E263];1;0)" office:value-type="float" office:value="1" calcext:value-type="float">
            <text:p>1</text:p>
          </table:table-cell>
          <table:table-cell table:formula="of:=SUM([.F$2:.F263])/([.A263]+1)" office:value-type="float" office:value="0.576335877862595" calcext:value-type="float">
            <text:p>0.57633587786259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8920829" calcext:value-type="float">
            <text:p>0.08920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264]=[.E264];1;0)" office:value-type="float" office:value="0" calcext:value-type="float">
            <text:p>0</text:p>
          </table:table-cell>
          <table:table-cell table:formula="of:=SUM([.F$2:.F264])/([.A264]+1)" office:value-type="float" office:value="0.574144486692015" calcext:value-type="float">
            <text:p>0.57414448669201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9357366" calcext:value-type="float">
            <text:p>0.0093573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65]=[.E265];1;0)" office:value-type="float" office:value="1" calcext:value-type="float">
            <text:p>1</text:p>
          </table:table-cell>
          <table:table-cell table:formula="of:=SUM([.F$2:.F265])/([.A265]+1)" office:value-type="float" office:value="0.575757575757576" calcext:value-type="float">
            <text:p>0.57575757575757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88376544" calcext:value-type="float">
            <text:p>0.088376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c4</text:p>
          </table:table-cell>
          <table:table-cell office:value-type="string" calcext:value-type="string">
            <text:p>e2e4</text:p>
          </table:table-cell>
          <table:table-cell table:formula="of:=IF([.D266]=[.E266];1;0)" office:value-type="float" office:value="0" calcext:value-type="float">
            <text:p>0</text:p>
          </table:table-cell>
          <table:table-cell table:formula="of:=SUM([.F$2:.F266])/([.A266]+1)" office:value-type="float" office:value="0.573584905660377" calcext:value-type="float">
            <text:p>0.57358490566037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8720095" calcext:value-type="float">
            <text:p>0.0087200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67]=[.E267];1;0)" office:value-type="float" office:value="1" calcext:value-type="float">
            <text:p>1</text:p>
          </table:table-cell>
          <table:table-cell table:formula="of:=SUM([.F$2:.F267])/([.A267]+1)" office:value-type="float" office:value="0.575187969924812" calcext:value-type="float">
            <text:p>0.57518796992481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835758" calcext:value-type="float">
            <text:p>0.0835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268]=[.E268];1;0)" office:value-type="float" office:value="0" calcext:value-type="float">
            <text:p>0</text:p>
          </table:table-cell>
          <table:table-cell table:formula="of:=SUM([.F$2:.F268])/([.A268]+1)" office:value-type="float" office:value="0.573033707865169" calcext:value-type="float">
            <text:p>0.57303370786516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4250127" calcext:value-type="float">
            <text:p>0.04250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269]=[.E269];1;0)" office:value-type="float" office:value="0" calcext:value-type="float">
            <text:p>0</text:p>
          </table:table-cell>
          <table:table-cell table:formula="of:=SUM([.F$2:.F269])/([.A269]+1)" office:value-type="float" office:value="0.57089552238806" calcext:value-type="float">
            <text:p>0.5708955223880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8104115" calcext:value-type="float">
            <text:p>0.08104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270]=[.E270];1;0)" office:value-type="float" office:value="0" calcext:value-type="float">
            <text:p>0</text:p>
          </table:table-cell>
          <table:table-cell table:formula="of:=SUM([.F$2:.F270])/([.A270]+1)" office:value-type="float" office:value="0.568773234200744" calcext:value-type="float">
            <text:p>0.56877323420074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14740155" calcext:value-type="float">
            <text:p>0.0147401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71]=[.E271];1;0)" office:value-type="float" office:value="1" calcext:value-type="float">
            <text:p>1</text:p>
          </table:table-cell>
          <table:table-cell table:formula="of:=SUM([.F$2:.F271])/([.A271]+1)" office:value-type="float" office:value="0.57037037037037" calcext:value-type="float">
            <text:p>0.5703703703703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8218348" calcext:value-type="float">
            <text:p>0.08218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c4</text:p>
          </table:table-cell>
          <table:table-cell office:value-type="string" calcext:value-type="string">
            <text:p>e2e4</text:p>
          </table:table-cell>
          <table:table-cell table:formula="of:=IF([.D272]=[.E272];1;0)" office:value-type="float" office:value="0" calcext:value-type="float">
            <text:p>0</text:p>
          </table:table-cell>
          <table:table-cell table:formula="of:=SUM([.F$2:.F272])/([.A272]+1)" office:value-type="float" office:value="0.568265682656827" calcext:value-type="float">
            <text:p>0.56826568265682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9363149" calcext:value-type="float">
            <text:p>0.0093631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73]=[.E273];1;0)" office:value-type="float" office:value="1" calcext:value-type="float">
            <text:p>1</text:p>
          </table:table-cell>
          <table:table-cell table:formula="of:=SUM([.F$2:.F273])/([.A273]+1)" office:value-type="float" office:value="0.569852941176471" calcext:value-type="float">
            <text:p>0.5698529411764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2734697" calcext:value-type="float">
            <text:p>0.0027346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74]=[.E274];1;0)" office:value-type="float" office:value="1" calcext:value-type="float">
            <text:p>1</text:p>
          </table:table-cell>
          <table:table-cell table:formula="of:=SUM([.F$2:.F274])/([.A274]+1)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6868563" calcext:value-type="float">
            <text:p>0.0068685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75]=[.E275];1;0)" office:value-type="float" office:value="1" calcext:value-type="float">
            <text:p>1</text:p>
          </table:table-cell>
          <table:table-cell table:formula="of:=SUM([.F$2:.F275])/([.A275]+1)" office:value-type="float" office:value="0.572992700729927" calcext:value-type="float">
            <text:p>0.57299270072992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34465985" calcext:value-type="float">
            <text:p>0.00344659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76]=[.E276];1;0)" office:value-type="float" office:value="1" calcext:value-type="float">
            <text:p>1</text:p>
          </table:table-cell>
          <table:table-cell table:formula="of:=SUM([.F$2:.F276])/([.A276]+1)" office:value-type="float" office:value="0.574545454545455" calcext:value-type="float">
            <text:p>0.5745454545454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64227465" calcext:value-type="float">
            <text:p>0.00642274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77]=[.E277];1;0)" office:value-type="float" office:value="1" calcext:value-type="float">
            <text:p>1</text:p>
          </table:table-cell>
          <table:table-cell table:formula="of:=SUM([.F$2:.F277])/([.A277]+1)" office:value-type="float" office:value="0.576086956521739" calcext:value-type="float">
            <text:p>0.57608695652173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3962145" calcext:value-type="float">
            <text:p>0.003962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78]=[.E278];1;0)" office:value-type="float" office:value="1" calcext:value-type="float">
            <text:p>1</text:p>
          </table:table-cell>
          <table:table-cell table:formula="of:=SUM([.F$2:.F278])/([.A278]+1)" office:value-type="float" office:value="0.577617328519856" calcext:value-type="float">
            <text:p>0.57761732851985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58156406" calcext:value-type="float">
            <text:p>0.00581564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79]=[.E279];1;0)" office:value-type="float" office:value="1" calcext:value-type="float">
            <text:p>1</text:p>
          </table:table-cell>
          <table:table-cell table:formula="of:=SUM([.F$2:.F279])/([.A279]+1)" office:value-type="float" office:value="0.579136690647482" calcext:value-type="float">
            <text:p>0.57913669064748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42368234" calcext:value-type="float">
            <text:p>0.0042368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80]=[.E280];1;0)" office:value-type="float" office:value="1" calcext:value-type="float">
            <text:p>1</text:p>
          </table:table-cell>
          <table:table-cell table:formula="of:=SUM([.F$2:.F280])/([.A280]+1)" office:value-type="float" office:value="0.580645161290323" calcext:value-type="float">
            <text:p>0.58064516129032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5124255" calcext:value-type="float">
            <text:p>0.005124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81]=[.E281];1;0)" office:value-type="float" office:value="1" calcext:value-type="float">
            <text:p>1</text:p>
          </table:table-cell>
          <table:table-cell table:formula="of:=SUM([.F$2:.F281])/([.A281]+1)" office:value-type="float" office:value="0.582142857142857" calcext:value-type="float">
            <text:p>0.58214285714285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4271619" calcext:value-type="float">
            <text:p>0.0042716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82]=[.E282];1;0)" office:value-type="float" office:value="1" calcext:value-type="float">
            <text:p>1</text:p>
          </table:table-cell>
          <table:table-cell table:formula="of:=SUM([.F$2:.F282])/([.A282]+1)" office:value-type="float" office:value="0.583629893238434" calcext:value-type="float">
            <text:p>0.58362989323843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44123014" calcext:value-type="float">
            <text:p>0.0044123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83]=[.E283];1;0)" office:value-type="float" office:value="1" calcext:value-type="float">
            <text:p>1</text:p>
          </table:table-cell>
          <table:table-cell table:formula="of:=SUM([.F$2:.F283])/([.A283]+1)" office:value-type="float" office:value="0.585106382978723" calcext:value-type="float">
            <text:p>0.58510638297872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41095" calcext:value-type="float">
            <text:p>0.00410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84]=[.E284];1;0)" office:value-type="float" office:value="1" calcext:value-type="float">
            <text:p>1</text:p>
          </table:table-cell>
          <table:table-cell table:formula="of:=SUM([.F$2:.F284])/([.A284]+1)" office:value-type="float" office:value="0.586572438162544" calcext:value-type="float">
            <text:p>0.58657243816254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37308245" calcext:value-type="float">
            <text:p>0.00373082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85]=[.E285];1;0)" office:value-type="float" office:value="1" calcext:value-type="float">
            <text:p>1</text:p>
          </table:table-cell>
          <table:table-cell table:formula="of:=SUM([.F$2:.F285])/([.A285]+1)" office:value-type="float" office:value="0.588028169014085" calcext:value-type="float">
            <text:p>0.58802816901408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38049633" calcext:value-type="float">
            <text:p>0.00380496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86]=[.E286];1;0)" office:value-type="float" office:value="1" calcext:value-type="float">
            <text:p>1</text:p>
          </table:table-cell>
          <table:table-cell table:formula="of:=SUM([.F$2:.F286])/([.A286]+1)" office:value-type="float" office:value="0.589473684210526" calcext:value-type="float">
            <text:p>0.58947368421052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31130118" calcext:value-type="float">
            <text:p>0.0031130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87]=[.E287];1;0)" office:value-type="float" office:value="1" calcext:value-type="float">
            <text:p>1</text:p>
          </table:table-cell>
          <table:table-cell table:formula="of:=SUM([.F$2:.F287])/([.A287]+1)" office:value-type="float" office:value="0.590909090909091" calcext:value-type="float">
            <text:p>0.59090909090909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3415153" calcext:value-type="float">
            <text:p>0.003415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88]=[.E288];1;0)" office:value-type="float" office:value="1" calcext:value-type="float">
            <text:p>1</text:p>
          </table:table-cell>
          <table:table-cell table:formula="of:=SUM([.F$2:.F288])/([.A288]+1)" office:value-type="float" office:value="0.592334494773519" calcext:value-type="float">
            <text:p>0.59233449477351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25777079" calcext:value-type="float">
            <text:p>0.00257770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89]=[.E289];1;0)" office:value-type="float" office:value="1" calcext:value-type="float">
            <text:p>1</text:p>
          </table:table-cell>
          <table:table-cell table:formula="of:=SUM([.F$2:.F289])/([.A289]+1)" office:value-type="float" office:value="0.59375" calcext:value-type="float">
            <text:p>0.5937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72643206" calcext:value-type="float">
            <text:p>0.072643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290]=[.E290];1;0)" office:value-type="float" office:value="0" calcext:value-type="float">
            <text:p>0</text:p>
          </table:table-cell>
          <table:table-cell table:formula="of:=SUM([.F$2:.F290])/([.A290]+1)" office:value-type="float" office:value="0.591695501730104" calcext:value-type="float">
            <text:p>0.59169550173010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54247305" calcext:value-type="float">
            <text:p>0.00542473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91]=[.E291];1;0)" office:value-type="float" office:value="1" calcext:value-type="float">
            <text:p>1</text:p>
          </table:table-cell>
          <table:table-cell table:formula="of:=SUM([.F$2:.F291])/([.A291]+1)" office:value-type="float" office:value="0.593103448275862" calcext:value-type="float">
            <text:p>0.59310344827586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7773427" calcext:value-type="float">
            <text:p>0.07773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292]=[.E292];1;0)" office:value-type="float" office:value="0" calcext:value-type="float">
            <text:p>0</text:p>
          </table:table-cell>
          <table:table-cell table:formula="of:=SUM([.F$2:.F292])/([.A292]+1)" office:value-type="float" office:value="0.59106529209622" calcext:value-type="float">
            <text:p>0.5910652920962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7078235" calcext:value-type="float">
            <text:p>0.07078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293]=[.E293];1;0)" office:value-type="float" office:value="0" calcext:value-type="float">
            <text:p>0</text:p>
          </table:table-cell>
          <table:table-cell table:formula="of:=SUM([.F$2:.F293])/([.A293]+1)" office:value-type="float" office:value="0.589041095890411" calcext:value-type="float">
            <text:p>0.58904109589041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34445645" calcext:value-type="float">
            <text:p>0.00344456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94]=[.E294];1;0)" office:value-type="float" office:value="1" calcext:value-type="float">
            <text:p>1</text:p>
          </table:table-cell>
          <table:table-cell table:formula="of:=SUM([.F$2:.F294])/([.A294]+1)" office:value-type="float" office:value="0.590443686006826" calcext:value-type="float">
            <text:p>0.59044368600682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18328697" calcext:value-type="float">
            <text:p>0.00183286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95]=[.E295];1;0)" office:value-type="float" office:value="1" calcext:value-type="float">
            <text:p>1</text:p>
          </table:table-cell>
          <table:table-cell table:formula="of:=SUM([.F$2:.F295])/([.A295]+1)" office:value-type="float" office:value="0.591836734693878" calcext:value-type="float">
            <text:p>0.59183673469387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36970128" calcext:value-type="float">
            <text:p>0.0036970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96]=[.E296];1;0)" office:value-type="float" office:value="1" calcext:value-type="float">
            <text:p>1</text:p>
          </table:table-cell>
          <table:table-cell table:formula="of:=SUM([.F$2:.F296])/([.A296]+1)" office:value-type="float" office:value="0.593220338983051" calcext:value-type="float">
            <text:p>0.59322033898305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17855482" calcext:value-type="float">
            <text:p>0.00178554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97]=[.E297];1;0)" office:value-type="float" office:value="1" calcext:value-type="float">
            <text:p>1</text:p>
          </table:table-cell>
          <table:table-cell table:formula="of:=SUM([.F$2:.F297])/([.A297]+1)" office:value-type="float" office:value="0.594594594594595" calcext:value-type="float">
            <text:p>0.5945945945945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37582554" calcext:value-type="float">
            <text:p>0.00375825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298]=[.E298];1;0)" office:value-type="float" office:value="1" calcext:value-type="float">
            <text:p>1</text:p>
          </table:table-cell>
          <table:table-cell table:formula="of:=SUM([.F$2:.F298])/([.A298]+1)" office:value-type="float" office:value="0.595959595959596" calcext:value-type="float">
            <text:p>0.5959595959595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17001064" calcext:value-type="float">
            <text:p>0.00170010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299]=[.E299];1;0)" office:value-type="float" office:value="1" calcext:value-type="float">
            <text:p>1</text:p>
          </table:table-cell>
          <table:table-cell table:formula="of:=SUM([.F$2:.F299])/([.A299]+1)" office:value-type="float" office:value="0.597315436241611" calcext:value-type="float">
            <text:p>0.59731543624161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36565405" calcext:value-type="float">
            <text:p>0.00365654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300]=[.E300];1;0)" office:value-type="float" office:value="1" calcext:value-type="float">
            <text:p>1</text:p>
          </table:table-cell>
          <table:table-cell table:formula="of:=SUM([.F$2:.F300])/([.A300]+1)" office:value-type="float" office:value="0.59866220735786" calcext:value-type="float">
            <text:p>0.5986622073578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15892031" calcext:value-type="float">
            <text:p>0.00158920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301]=[.E301];1;0)" office:value-type="float" office:value="1" calcext:value-type="float">
            <text:p>1</text:p>
          </table:table-cell>
          <table:table-cell table:formula="of:=SUM([.F$2:.F301])/([.A301]+1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34333866" calcext:value-type="float">
            <text:p>0.00343338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302]=[.E302];1;0)" office:value-type="float" office:value="1" calcext:value-type="float">
            <text:p>1</text:p>
          </table:table-cell>
          <table:table-cell table:formula="of:=SUM([.F$2:.F302])/([.A302]+1)" office:value-type="float" office:value="0.601328903654485" calcext:value-type="float">
            <text:p>0.60132890365448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14642982" calcext:value-type="float">
            <text:p>0.00146429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303]=[.E303];1;0)" office:value-type="float" office:value="1" calcext:value-type="float">
            <text:p>1</text:p>
          </table:table-cell>
          <table:table-cell table:formula="of:=SUM([.F$2:.F303])/([.A303]+1)" office:value-type="float" office:value="0.602649006622517" calcext:value-type="float">
            <text:p>0.60264900662251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7810064" calcext:value-type="float">
            <text:p>0.07810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c4</text:p>
          </table:table-cell>
          <table:table-cell office:value-type="string" calcext:value-type="string">
            <text:p>e2e4</text:p>
          </table:table-cell>
          <table:table-cell table:formula="of:=IF([.D304]=[.E304];1;0)" office:value-type="float" office:value="0" calcext:value-type="float">
            <text:p>0</text:p>
          </table:table-cell>
          <table:table-cell table:formula="of:=SUM([.F$2:.F304])/([.A304]+1)" office:value-type="float" office:value="0.600660066006601" calcext:value-type="float">
            <text:p>0.60066006600660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18788701" calcext:value-type="float">
            <text:p>0.00187887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305]=[.E305];1;0)" office:value-type="float" office:value="1" calcext:value-type="float">
            <text:p>1</text:p>
          </table:table-cell>
          <table:table-cell table:formula="of:=SUM([.F$2:.F305])/([.A305]+1)" office:value-type="float" office:value="0.601973684210526" calcext:value-type="float">
            <text:p>0.60197368421052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7784306" calcext:value-type="float">
            <text:p>0.07784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c4</text:p>
          </table:table-cell>
          <table:table-cell office:value-type="string" calcext:value-type="string">
            <text:p>e2e4</text:p>
          </table:table-cell>
          <table:table-cell table:formula="of:=IF([.D306]=[.E306];1;0)" office:value-type="float" office:value="0" calcext:value-type="float">
            <text:p>0</text:p>
          </table:table-cell>
          <table:table-cell table:formula="of:=SUM([.F$2:.F306])/([.A306]+1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8427442" calcext:value-type="float">
            <text:p>0.08427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307]=[.E307];1;0)" office:value-type="float" office:value="0" calcext:value-type="float">
            <text:p>0</text:p>
          </table:table-cell>
          <table:table-cell table:formula="of:=SUM([.F$2:.F307])/([.A307]+1)" office:value-type="float" office:value="0.598039215686274" calcext:value-type="float">
            <text:p>0.59803921568627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7654037" calcext:value-type="float">
            <text:p>0.07654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c4</text:p>
          </table:table-cell>
          <table:table-cell office:value-type="string" calcext:value-type="string">
            <text:p>e2e4</text:p>
          </table:table-cell>
          <table:table-cell table:formula="of:=IF([.D308]=[.E308];1;0)" office:value-type="float" office:value="0" calcext:value-type="float">
            <text:p>0</text:p>
          </table:table-cell>
          <table:table-cell table:formula="of:=SUM([.F$2:.F308])/([.A308]+1)" office:value-type="float" office:value="0.596091205211726" calcext:value-type="float">
            <text:p>0.59609120521172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8201759" calcext:value-type="float">
            <text:p>0.082017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309]=[.E309];1;0)" office:value-type="float" office:value="0" calcext:value-type="float">
            <text:p>0</text:p>
          </table:table-cell>
          <table:table-cell table:formula="of:=SUM([.F$2:.F309])/([.A309]+1)" office:value-type="float" office:value="0.594155844155844" calcext:value-type="float">
            <text:p>0.59415584415584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7362212" calcext:value-type="float">
            <text:p>0.07362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310]=[.E310];1;0)" office:value-type="float" office:value="0" calcext:value-type="float">
            <text:p>0</text:p>
          </table:table-cell>
          <table:table-cell table:formula="of:=SUM([.F$2:.F310])/([.A310]+1)" office:value-type="float" office:value="0.592233009708738" calcext:value-type="float">
            <text:p>0.59223300970873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28275605" calcext:value-type="float">
            <text:p>0.00282756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311]=[.E311];1;0)" office:value-type="float" office:value="1" calcext:value-type="float">
            <text:p>1</text:p>
          </table:table-cell>
          <table:table-cell table:formula="of:=SUM([.F$2:.F311])/([.A311]+1)" office:value-type="float" office:value="0.593548387096774" calcext:value-type="float">
            <text:p>0.59354838709677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706472" calcext:value-type="float">
            <text:p>0.0706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312]=[.E312];1;0)" office:value-type="float" office:value="0" calcext:value-type="float">
            <text:p>0</text:p>
          </table:table-cell>
          <table:table-cell table:formula="of:=SUM([.F$2:.F312])/([.A312]+1)" office:value-type="float" office:value="0.591639871382637" calcext:value-type="float">
            <text:p>0.59163987138263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31421469" calcext:value-type="float">
            <text:p>0.00314214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313]=[.E313];1;0)" office:value-type="float" office:value="1" calcext:value-type="float">
            <text:p>1</text:p>
          </table:table-cell>
          <table:table-cell table:formula="of:=SUM([.F$2:.F313])/([.A313]+1)" office:value-type="float" office:value="0.592948717948718" calcext:value-type="float">
            <text:p>0.5929487179487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68548135" calcext:value-type="float">
            <text:p>0.068548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3</text:p>
          </table:table-cell>
          <table:table-cell office:value-type="string" calcext:value-type="string">
            <text:p>e2e4</text:p>
          </table:table-cell>
          <table:table-cell table:formula="of:=IF([.D314]=[.E314];1;0)" office:value-type="float" office:value="0" calcext:value-type="float">
            <text:p>0</text:p>
          </table:table-cell>
          <table:table-cell table:formula="of:=SUM([.F$2:.F314])/([.A314]+1)" office:value-type="float" office:value="0.591054313099042" calcext:value-type="float">
            <text:p>0.59105431309904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7413971" calcext:value-type="float">
            <text:p>0.074139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315]=[.E315];1;0)" office:value-type="float" office:value="0" calcext:value-type="float">
            <text:p>0</text:p>
          </table:table-cell>
          <table:table-cell table:formula="of:=SUM([.F$2:.F315])/([.A315]+1)" office:value-type="float" office:value="0.589171974522293" calcext:value-type="float">
            <text:p>0.58917197452229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6513802" calcext:value-type="float">
            <text:p>0.06513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3</text:p>
          </table:table-cell>
          <table:table-cell office:value-type="string" calcext:value-type="string">
            <text:p>e2e4</text:p>
          </table:table-cell>
          <table:table-cell table:formula="of:=IF([.D316]=[.E316];1;0)" office:value-type="float" office:value="0" calcext:value-type="float">
            <text:p>0</text:p>
          </table:table-cell>
          <table:table-cell table:formula="of:=SUM([.F$2:.F316])/([.A316]+1)" office:value-type="float" office:value="0.587301587301587" calcext:value-type="float">
            <text:p>0.58730158730158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71674444" calcext:value-type="float">
            <text:p>0.071674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317]=[.E317];1;0)" office:value-type="float" office:value="0" calcext:value-type="float">
            <text:p>0</text:p>
          </table:table-cell>
          <table:table-cell table:formula="of:=SUM([.F$2:.F317])/([.A317]+1)" office:value-type="float" office:value="0.585443037974684" calcext:value-type="float">
            <text:p>0.58544303797468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60064014" calcext:value-type="float">
            <text:p>0.060064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318]=[.E318];1;0)" office:value-type="float" office:value="0" calcext:value-type="float">
            <text:p>0</text:p>
          </table:table-cell>
          <table:table-cell table:formula="of:=SUM([.F$2:.F318])/([.A318]+1)" office:value-type="float" office:value="0.583596214511041" calcext:value-type="float">
            <text:p>0.58359621451104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6354999" calcext:value-type="float">
            <text:p>0.06354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319]=[.E319];1;0)" office:value-type="float" office:value="0" calcext:value-type="float">
            <text:p>0</text:p>
          </table:table-cell>
          <table:table-cell table:formula="of:=SUM([.F$2:.F319])/([.A319]+1)" office:value-type="float" office:value="0.581761006289308" calcext:value-type="float">
            <text:p>0.58176100628930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48860304" calcext:value-type="float">
            <text:p>0.048860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320]=[.E320];1;0)" office:value-type="float" office:value="0" calcext:value-type="float">
            <text:p>0</text:p>
          </table:table-cell>
          <table:table-cell table:formula="of:=SUM([.F$2:.F320])/([.A320]+1)" office:value-type="float" office:value="0.579937304075235" calcext:value-type="float">
            <text:p>0.57993730407523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52410915" calcext:value-type="float">
            <text:p>0.052410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321]=[.E321];1;0)" office:value-type="float" office:value="0" calcext:value-type="float">
            <text:p>0</text:p>
          </table:table-cell>
          <table:table-cell table:formula="of:=SUM([.F$2:.F321])/([.A321]+1)" office:value-type="float" office:value="0.578125" calcext:value-type="float">
            <text:p>0.5781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53726792" calcext:value-type="float">
            <text:p>0.053726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322]=[.E322];1;0)" office:value-type="float" office:value="0" calcext:value-type="float">
            <text:p>0</text:p>
          </table:table-cell>
          <table:table-cell table:formula="of:=SUM([.F$2:.F322])/([.A322]+1)" office:value-type="float" office:value="0.576323987538941" calcext:value-type="float">
            <text:p>0.57632398753894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9562283" calcext:value-type="float">
            <text:p>0.0095622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323]=[.E323];1;0)" office:value-type="float" office:value="1" calcext:value-type="float">
            <text:p>1</text:p>
          </table:table-cell>
          <table:table-cell table:formula="of:=SUM([.F$2:.F323])/([.A323]+1)" office:value-type="float" office:value="0.577639751552795" calcext:value-type="float">
            <text:p>0.57763975155279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5137868" calcext:value-type="float">
            <text:p>0.05137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324]=[.E324];1;0)" office:value-type="float" office:value="0" calcext:value-type="float">
            <text:p>0</text:p>
          </table:table-cell>
          <table:table-cell table:formula="of:=SUM([.F$2:.F324])/([.A324]+1)" office:value-type="float" office:value="0.575851393188855" calcext:value-type="float">
            <text:p>0.57585139318885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5003212" calcext:value-type="float">
            <text:p>0.05003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325]=[.E325];1;0)" office:value-type="float" office:value="0" calcext:value-type="float">
            <text:p>0</text:p>
          </table:table-cell>
          <table:table-cell table:formula="of:=SUM([.F$2:.F325])/([.A325]+1)" office:value-type="float" office:value="0.574074074074074" calcext:value-type="float">
            <text:p>0.57407407407407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4944924" calcext:value-type="float">
            <text:p>0.04944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326]=[.E326];1;0)" office:value-type="float" office:value="0" calcext:value-type="float">
            <text:p>0</text:p>
          </table:table-cell>
          <table:table-cell table:formula="of:=SUM([.F$2:.F326])/([.A326]+1)" office:value-type="float" office:value="0.572307692307692" calcext:value-type="float">
            <text:p>0.57230769230769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46109423" calcext:value-type="float">
            <text:p>0.0461094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327]=[.E327];1;0)" office:value-type="float" office:value="0" calcext:value-type="float">
            <text:p>0</text:p>
          </table:table-cell>
          <table:table-cell table:formula="of:=SUM([.F$2:.F327])/([.A327]+1)" office:value-type="float" office:value="0.570552147239264" calcext:value-type="float">
            <text:p>0.57055214723926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47788206" calcext:value-type="float">
            <text:p>0.047788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328]=[.E328];1;0)" office:value-type="float" office:value="0" calcext:value-type="float">
            <text:p>0</text:p>
          </table:table-cell>
          <table:table-cell table:formula="of:=SUM([.F$2:.F328])/([.A328]+1)" office:value-type="float" office:value="0.568807339449541" calcext:value-type="float">
            <text:p>0.56880733944954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420749" calcext:value-type="float">
            <text:p>0.04207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329]=[.E329];1;0)" office:value-type="float" office:value="0" calcext:value-type="float">
            <text:p>0</text:p>
          </table:table-cell>
          <table:table-cell table:formula="of:=SUM([.F$2:.F329])/([.A329]+1)" office:value-type="float" office:value="0.567073170731707" calcext:value-type="float">
            <text:p>0.56707317073170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46321638" calcext:value-type="float">
            <text:p>0.046321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330]=[.E330];1;0)" office:value-type="float" office:value="0" calcext:value-type="float">
            <text:p>0</text:p>
          </table:table-cell>
          <table:table-cell table:formula="of:=SUM([.F$2:.F330])/([.A330]+1)" office:value-type="float" office:value="0.565349544072948" calcext:value-type="float">
            <text:p>0.56534954407294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5856919" calcext:value-type="float">
            <text:p>0.058569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331]=[.E331];1;0)" office:value-type="float" office:value="0" calcext:value-type="float">
            <text:p>0</text:p>
          </table:table-cell>
          <table:table-cell table:formula="of:=SUM([.F$2:.F331])/([.A331]+1)" office:value-type="float" office:value="0.563636363636364" calcext:value-type="float">
            <text:p>0.56363636363636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44969276" calcext:value-type="float">
            <text:p>0.044969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332]=[.E332];1;0)" office:value-type="float" office:value="0" calcext:value-type="float">
            <text:p>0</text:p>
          </table:table-cell>
          <table:table-cell table:formula="of:=SUM([.F$2:.F332])/([.A332]+1)" office:value-type="float" office:value="0.561933534743202" calcext:value-type="float">
            <text:p>0.56193353474320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57115108" calcext:value-type="float">
            <text:p>0.057115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333]=[.E333];1;0)" office:value-type="float" office:value="0" calcext:value-type="float">
            <text:p>0</text:p>
          </table:table-cell>
          <table:table-cell table:formula="of:=SUM([.F$2:.F333])/([.A333]+1)" office:value-type="float" office:value="0.560240963855422" calcext:value-type="float">
            <text:p>0.56024096385542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4070948" calcext:value-type="float">
            <text:p>0.04070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334]=[.E334];1;0)" office:value-type="float" office:value="0" calcext:value-type="float">
            <text:p>0</text:p>
          </table:table-cell>
          <table:table-cell table:formula="of:=SUM([.F$2:.F334])/([.A334]+1)" office:value-type="float" office:value="0.558558558558558" calcext:value-type="float">
            <text:p>0.55855855855855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26861707" calcext:value-type="float">
            <text:p>0.0268617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335]=[.E335];1;0)" office:value-type="float" office:value="1" calcext:value-type="float">
            <text:p>1</text:p>
          </table:table-cell>
          <table:table-cell table:formula="of:=SUM([.F$2:.F335])/([.A335]+1)" office:value-type="float" office:value="0.559880239520958" calcext:value-type="float">
            <text:p>0.55988023952095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4054527" calcext:value-type="float">
            <text:p>0.04054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336]=[.E336];1;0)" office:value-type="float" office:value="0" calcext:value-type="float">
            <text:p>0</text:p>
          </table:table-cell>
          <table:table-cell table:formula="of:=SUM([.F$2:.F336])/([.A336]+1)" office:value-type="float" office:value="0.558208955223881" calcext:value-type="float">
            <text:p>0.55820895522388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24740934" calcext:value-type="float">
            <text:p>0.0247409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337]=[.E337];1;0)" office:value-type="float" office:value="1" calcext:value-type="float">
            <text:p>1</text:p>
          </table:table-cell>
          <table:table-cell table:formula="of:=SUM([.F$2:.F337])/([.A337]+1)" office:value-type="float" office:value="0.55952380952381" calcext:value-type="float">
            <text:p>0.5595238095238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4021294" calcext:value-type="float">
            <text:p>0.04021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338]=[.E338];1;0)" office:value-type="float" office:value="0" calcext:value-type="float">
            <text:p>0</text:p>
          </table:table-cell>
          <table:table-cell table:formula="of:=SUM([.F$2:.F338])/([.A338]+1)" office:value-type="float" office:value="0.55786350148368" calcext:value-type="float">
            <text:p>0.5578635014836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22440197" calcext:value-type="float">
            <text:p>0.022440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339]=[.E339];1;0)" office:value-type="float" office:value="1" calcext:value-type="float">
            <text:p>1</text:p>
          </table:table-cell>
          <table:table-cell table:formula="of:=SUM([.F$2:.F339])/([.A339]+1)" office:value-type="float" office:value="0.559171597633136" calcext:value-type="float">
            <text:p>0.55917159763313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39724052" calcext:value-type="float">
            <text:p>0.039724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340]=[.E340];1;0)" office:value-type="float" office:value="0" calcext:value-type="float">
            <text:p>0</text:p>
          </table:table-cell>
          <table:table-cell table:formula="of:=SUM([.F$2:.F340])/([.A340]+1)" office:value-type="float" office:value="0.557522123893805" calcext:value-type="float">
            <text:p>0.55752212389380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20003501" calcext:value-type="float">
            <text:p>0.0200035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341]=[.E341];1;0)" office:value-type="float" office:value="1" calcext:value-type="float">
            <text:p>1</text:p>
          </table:table-cell>
          <table:table-cell table:formula="of:=SUM([.F$2:.F341])/([.A341]+1)" office:value-type="float" office:value="0.558823529411765" calcext:value-type="float">
            <text:p>0.55882352941176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39056893" calcext:value-type="float">
            <text:p>0.039056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342]=[.E342];1;0)" office:value-type="float" office:value="0" calcext:value-type="float">
            <text:p>0</text:p>
          </table:table-cell>
          <table:table-cell table:formula="of:=SUM([.F$2:.F342])/([.A342]+1)" office:value-type="float" office:value="0.557184750733138" calcext:value-type="float">
            <text:p>0.55718475073313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17460424" calcext:value-type="float">
            <text:p>0.0174604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343]=[.E343];1;0)" office:value-type="float" office:value="1" calcext:value-type="float">
            <text:p>1</text:p>
          </table:table-cell>
          <table:table-cell table:formula="of:=SUM([.F$2:.F343])/([.A343]+1)" office:value-type="float" office:value="0.558479532163743" calcext:value-type="float">
            <text:p>0.55847953216374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38189404" calcext:value-type="float">
            <text:p>0.038189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344]=[.E344];1;0)" office:value-type="float" office:value="0" calcext:value-type="float">
            <text:p>0</text:p>
          </table:table-cell>
          <table:table-cell table:formula="of:=SUM([.F$2:.F344])/([.A344]+1)" office:value-type="float" office:value="0.556851311953353" calcext:value-type="float">
            <text:p>0.55685131195335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1488337" calcext:value-type="float">
            <text:p>0.014883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345]=[.E345];1;0)" office:value-type="float" office:value="1" calcext:value-type="float">
            <text:p>1</text:p>
          </table:table-cell>
          <table:table-cell table:formula="of:=SUM([.F$2:.F345])/([.A345]+1)" office:value-type="float" office:value="0.558139534883721" calcext:value-type="float">
            <text:p>0.55813953488372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37099198" calcext:value-type="float">
            <text:p>0.037099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346]=[.E346];1;0)" office:value-type="float" office:value="1" calcext:value-type="float">
            <text:p>1</text:p>
          </table:table-cell>
          <table:table-cell table:formula="of:=SUM([.F$2:.F346])/([.A346]+1)" office:value-type="float" office:value="0.559420289855072" calcext:value-type="float">
            <text:p>0.55942028985507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5026042" calcext:value-type="float">
            <text:p>0.05026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d7d5</text:p>
          </table:table-cell>
          <table:table-cell table:formula="of:=IF([.D347]=[.E347];1;0)" office:value-type="float" office:value="0" calcext:value-type="float">
            <text:p>0</text:p>
          </table:table-cell>
          <table:table-cell table:formula="of:=SUM([.F$2:.F347])/([.A347]+1)" office:value-type="float" office:value="0.557803468208092" calcext:value-type="float">
            <text:p>0.55780346820809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38901065" calcext:value-type="float">
            <text:p>0.038901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348]=[.E348];1;0)" office:value-type="float" office:value="0" calcext:value-type="float">
            <text:p>0</text:p>
          </table:table-cell>
          <table:table-cell table:formula="of:=SUM([.F$2:.F348])/([.A348]+1)" office:value-type="float" office:value="0.556195965417867" calcext:value-type="float">
            <text:p>0.55619596541786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36448974" calcext:value-type="float">
            <text:p>0.0364489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d7d5</text:p>
          </table:table-cell>
          <table:table-cell table:formula="of:=IF([.D349]=[.E349];1;0)" office:value-type="float" office:value="0" calcext:value-type="float">
            <text:p>0</text:p>
          </table:table-cell>
          <table:table-cell table:formula="of:=SUM([.F$2:.F349])/([.A349]+1)" office:value-type="float" office:value="0.554597701149425" calcext:value-type="float">
            <text:p>0.55459770114942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39068397" calcext:value-type="float">
            <text:p>0.039068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350]=[.E350];1;0)" office:value-type="float" office:value="0" calcext:value-type="float">
            <text:p>0</text:p>
          </table:table-cell>
          <table:table-cell table:formula="of:=SUM([.F$2:.F350])/([.A350]+1)" office:value-type="float" office:value="0.553008595988539" calcext:value-type="float">
            <text:p>0.55300859598853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3670604" calcext:value-type="float">
            <text:p>0.03670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d7d5</text:p>
          </table:table-cell>
          <table:table-cell table:formula="of:=IF([.D351]=[.E351];1;0)" office:value-type="float" office:value="0" calcext:value-type="float">
            <text:p>0</text:p>
          </table:table-cell>
          <table:table-cell table:formula="of:=SUM([.F$2:.F351])/([.A351]+1)" office:value-type="float" office:value="0.551428571428571" calcext:value-type="float">
            <text:p>0.55142857142857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38920756" calcext:value-type="float">
            <text:p>0.038920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352]=[.E352];1;0)" office:value-type="float" office:value="0" calcext:value-type="float">
            <text:p>0</text:p>
          </table:table-cell>
          <table:table-cell table:formula="of:=SUM([.F$2:.F352])/([.A352]+1)" office:value-type="float" office:value="0.54985754985755" calcext:value-type="float">
            <text:p>0.5498575498575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3592749" calcext:value-type="float">
            <text:p>0.035927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d7d5</text:p>
          </table:table-cell>
          <table:table-cell table:formula="of:=IF([.D353]=[.E353];1;0)" office:value-type="float" office:value="0" calcext:value-type="float">
            <text:p>0</text:p>
          </table:table-cell>
          <table:table-cell table:formula="of:=SUM([.F$2:.F353])/([.A353]+1)" office:value-type="float" office:value="0.548295454545455" calcext:value-type="float">
            <text:p>0.54829545454545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33593513" calcext:value-type="float">
            <text:p>0.0335935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354]=[.E354];1;0)" office:value-type="float" office:value="1" calcext:value-type="float">
            <text:p>1</text:p>
          </table:table-cell>
          <table:table-cell table:formula="of:=SUM([.F$2:.F354])/([.A354]+1)" office:value-type="float" office:value="0.54957507082153" calcext:value-type="float">
            <text:p>0.5495750708215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51193934" calcext:value-type="float">
            <text:p>0.0511939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d7d5</text:p>
          </table:table-cell>
          <table:table-cell table:formula="of:=IF([.D355]=[.E355];1;0)" office:value-type="float" office:value="0" calcext:value-type="float">
            <text:p>0</text:p>
          </table:table-cell>
          <table:table-cell table:formula="of:=SUM([.F$2:.F355])/([.A355]+1)" office:value-type="float" office:value="0.548022598870056" calcext:value-type="float">
            <text:p>0.54802259887005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3273817" calcext:value-type="float">
            <text:p>0.032738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356]=[.E356];1;0)" office:value-type="float" office:value="1" calcext:value-type="float">
            <text:p>1</text:p>
          </table:table-cell>
          <table:table-cell table:formula="of:=SUM([.F$2:.F356])/([.A356]+1)" office:value-type="float" office:value="0.549295774647887" calcext:value-type="float">
            <text:p>0.54929577464788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48775654" calcext:value-type="float">
            <text:p>0.0487756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d7d5</text:p>
          </table:table-cell>
          <table:table-cell table:formula="of:=IF([.D357]=[.E357];1;0)" office:value-type="float" office:value="0" calcext:value-type="float">
            <text:p>0</text:p>
          </table:table-cell>
          <table:table-cell table:formula="of:=SUM([.F$2:.F357])/([.A357]+1)" office:value-type="float" office:value="0.547752808988764" calcext:value-type="float">
            <text:p>0.54775280898876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38661536" calcext:value-type="float">
            <text:p>0.038661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358]=[.E358];1;0)" office:value-type="float" office:value="0" calcext:value-type="float">
            <text:p>0</text:p>
          </table:table-cell>
          <table:table-cell table:formula="of:=SUM([.F$2:.F358])/([.A358]+1)" office:value-type="float" office:value="0.546218487394958" calcext:value-type="float">
            <text:p>0.54621848739495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29560229" calcext:value-type="float">
            <text:p>0.029560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d7d5</text:p>
          </table:table-cell>
          <table:table-cell table:formula="of:=IF([.D359]=[.E359];1;0)" office:value-type="float" office:value="0" calcext:value-type="float">
            <text:p>0</text:p>
          </table:table-cell>
          <table:table-cell table:formula="of:=SUM([.F$2:.F359])/([.A359]+1)" office:value-type="float" office:value="0.544692737430168" calcext:value-type="float">
            <text:p>0.54469273743016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38575474" calcext:value-type="float">
            <text:p>0.038575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360]=[.E360];1;0)" office:value-type="float" office:value="0" calcext:value-type="float">
            <text:p>0</text:p>
          </table:table-cell>
          <table:table-cell table:formula="of:=SUM([.F$2:.F360])/([.A360]+1)" office:value-type="float" office:value="0.543175487465181" calcext:value-type="float">
            <text:p>0.54317548746518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2683784" calcext:value-type="float">
            <text:p>0.026837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361]=[.E361];1;0)" office:value-type="float" office:value="1" calcext:value-type="float">
            <text:p>1</text:p>
          </table:table-cell>
          <table:table-cell table:formula="of:=SUM([.F$2:.F361])/([.A361]+1)" office:value-type="float" office:value="0.544444444444444" calcext:value-type="float">
            <text:p>0.54444444444444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30586507" calcext:value-type="float">
            <text:p>0.0305865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362]=[.E362];1;0)" office:value-type="float" office:value="1" calcext:value-type="float">
            <text:p>1</text:p>
          </table:table-cell>
          <table:table-cell table:formula="of:=SUM([.F$2:.F362])/([.A362]+1)" office:value-type="float" office:value="0.545706371191136" calcext:value-type="float">
            <text:p>0.54570637119113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38655616" calcext:value-type="float">
            <text:p>0.0386556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d7d5</text:p>
          </table:table-cell>
          <table:table-cell table:formula="of:=IF([.D363]=[.E363];1;0)" office:value-type="float" office:value="0" calcext:value-type="float">
            <text:p>0</text:p>
          </table:table-cell>
          <table:table-cell table:formula="of:=SUM([.F$2:.F363])/([.A363]+1)" office:value-type="float" office:value="0.544198895027624" calcext:value-type="float">
            <text:p>0.54419889502762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29732136" calcext:value-type="float">
            <text:p>0.0297321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364]=[.E364];1;0)" office:value-type="float" office:value="1" calcext:value-type="float">
            <text:p>1</text:p>
          </table:table-cell>
          <table:table-cell table:formula="of:=SUM([.F$2:.F364])/([.A364]+1)" office:value-type="float" office:value="0.545454545454545" calcext:value-type="float">
            <text:p>0.54545454545454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34657024" calcext:value-type="float">
            <text:p>0.034657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d7d5</text:p>
          </table:table-cell>
          <table:table-cell table:formula="of:=IF([.D365]=[.E365];1;0)" office:value-type="float" office:value="0" calcext:value-type="float">
            <text:p>0</text:p>
          </table:table-cell>
          <table:table-cell table:formula="of:=SUM([.F$2:.F365])/([.A365]+1)" office:value-type="float" office:value="0.543956043956044" calcext:value-type="float">
            <text:p>0.54395604395604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28460696" calcext:value-type="float">
            <text:p>0.0284606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366]=[.E366];1;0)" office:value-type="float" office:value="1" calcext:value-type="float">
            <text:p>1</text:p>
          </table:table-cell>
          <table:table-cell table:formula="of:=SUM([.F$2:.F366])/([.A366]+1)" office:value-type="float" office:value="0.545205479452055" calcext:value-type="float">
            <text:p>0.54520547945205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5937896" calcext:value-type="float">
            <text:p>0.059378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d7d5</text:p>
          </table:table-cell>
          <table:table-cell table:formula="of:=IF([.D367]=[.E367];1;0)" office:value-type="float" office:value="0" calcext:value-type="float">
            <text:p>0</text:p>
          </table:table-cell>
          <table:table-cell table:formula="of:=SUM([.F$2:.F367])/([.A367]+1)" office:value-type="float" office:value="0.543715846994536" calcext:value-type="float">
            <text:p>0.54371584699453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39165534" calcext:value-type="float">
            <text:p>0.039165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368]=[.E368];1;0)" office:value-type="float" office:value="0" calcext:value-type="float">
            <text:p>0</text:p>
          </table:table-cell>
          <table:table-cell table:formula="of:=SUM([.F$2:.F368])/([.A368]+1)" office:value-type="float" office:value="0.542234332425068" calcext:value-type="float">
            <text:p>0.54223433242506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16172094" calcext:value-type="float">
            <text:p>0.0161720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369]=[.E369];1;0)" office:value-type="float" office:value="1" calcext:value-type="float">
            <text:p>1</text:p>
          </table:table-cell>
          <table:table-cell table:formula="of:=SUM([.F$2:.F369])/([.A369]+1)" office:value-type="float" office:value="0.543478260869565" calcext:value-type="float">
            <text:p>0.54347826086956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39333925" calcext:value-type="float">
            <text:p>0.039333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370]=[.E370];1;0)" office:value-type="float" office:value="0" calcext:value-type="float">
            <text:p>0</text:p>
          </table:table-cell>
          <table:table-cell table:formula="of:=SUM([.F$2:.F370])/([.A370]+1)" office:value-type="float" office:value="0.542005420054201" calcext:value-type="float">
            <text:p>0.54200542005420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58729783" calcext:value-type="float">
            <text:p>0.058729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371]=[.E371];1;0)" office:value-type="float" office:value="0" calcext:value-type="float">
            <text:p>0</text:p>
          </table:table-cell>
          <table:table-cell table:formula="of:=SUM([.F$2:.F371])/([.A371]+1)" office:value-type="float" office:value="0.540540540540541" calcext:value-type="float">
            <text:p>0.54054054054054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39007664" calcext:value-type="float">
            <text:p>0.039007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372]=[.E372];1;0)" office:value-type="float" office:value="0" calcext:value-type="float">
            <text:p>0</text:p>
          </table:table-cell>
          <table:table-cell table:formula="of:=SUM([.F$2:.F372])/([.A372]+1)" office:value-type="float" office:value="0.539083557951482" calcext:value-type="float">
            <text:p>0.53908355795148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13090704" calcext:value-type="float">
            <text:p>0.0130907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373]=[.E373];1;0)" office:value-type="float" office:value="1" calcext:value-type="float">
            <text:p>1</text:p>
          </table:table-cell>
          <table:table-cell table:formula="of:=SUM([.F$2:.F373])/([.A373]+1)" office:value-type="float" office:value="0.540322580645161" calcext:value-type="float">
            <text:p>0.54032258064516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3822464" calcext:value-type="float">
            <text:p>0.03822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374]=[.E374];1;0)" office:value-type="float" office:value="0" calcext:value-type="float">
            <text:p>0</text:p>
          </table:table-cell>
          <table:table-cell table:formula="of:=SUM([.F$2:.F374])/([.A374]+1)" office:value-type="float" office:value="0.53887399463807" calcext:value-type="float">
            <text:p>0.5388739946380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6458853" calcext:value-type="float">
            <text:p>0.06458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c5</text:p>
          </table:table-cell>
          <table:table-cell office:value-type="string" calcext:value-type="string">
            <text:p>e7e6</text:p>
          </table:table-cell>
          <table:table-cell table:formula="of:=IF([.D375]=[.E375];1;0)" office:value-type="float" office:value="0" calcext:value-type="float">
            <text:p>0</text:p>
          </table:table-cell>
          <table:table-cell table:formula="of:=SUM([.F$2:.F375])/([.A375]+1)" office:value-type="float" office:value="0.537433155080214" calcext:value-type="float">
            <text:p>0.53743315508021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37034962" calcext:value-type="float">
            <text:p>0.037034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376]=[.E376];1;0)" office:value-type="float" office:value="0" calcext:value-type="float">
            <text:p>0</text:p>
          </table:table-cell>
          <table:table-cell table:formula="of:=SUM([.F$2:.F376])/([.A376]+1)" office:value-type="float" office:value="0.536" calcext:value-type="float">
            <text:p>0.53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11402266" calcext:value-type="float">
            <text:p>0.011402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377]=[.E377];1;0)" office:value-type="float" office:value="1" calcext:value-type="float">
            <text:p>1</text:p>
          </table:table-cell>
          <table:table-cell table:formula="of:=SUM([.F$2:.F377])/([.A377]+1)" office:value-type="float" office:value="0.537234042553192" calcext:value-type="float">
            <text:p>0.53723404255319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35497278" calcext:value-type="float">
            <text:p>0.035497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378]=[.E378];1;0)" office:value-type="float" office:value="0" calcext:value-type="float">
            <text:p>0</text:p>
          </table:table-cell>
          <table:table-cell table:formula="of:=SUM([.F$2:.F378])/([.A378]+1)" office:value-type="float" office:value="0.535809018567639" calcext:value-type="float">
            <text:p>0.53580901856763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1065353" calcext:value-type="float">
            <text:p>0.010653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379]=[.E379];1;0)" office:value-type="float" office:value="1" calcext:value-type="float">
            <text:p>1</text:p>
          </table:table-cell>
          <table:table-cell table:formula="of:=SUM([.F$2:.F379])/([.A379]+1)" office:value-type="float" office:value="0.537037037037037" calcext:value-type="float">
            <text:p>0.53703703703703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3364511" calcext:value-type="float">
            <text:p>0.03364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380]=[.E380];1;0)" office:value-type="float" office:value="0" calcext:value-type="float">
            <text:p>0</text:p>
          </table:table-cell>
          <table:table-cell table:formula="of:=SUM([.F$2:.F380])/([.A380]+1)" office:value-type="float" office:value="0.535620052770449" calcext:value-type="float">
            <text:p>0.53562005277044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6663013" calcext:value-type="float">
            <text:p>0.06663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c5</text:p>
          </table:table-cell>
          <table:table-cell office:value-type="string" calcext:value-type="string">
            <text:p>e7e6</text:p>
          </table:table-cell>
          <table:table-cell table:formula="of:=IF([.D381]=[.E381];1;0)" office:value-type="float" office:value="0" calcext:value-type="float">
            <text:p>0</text:p>
          </table:table-cell>
          <table:table-cell table:formula="of:=SUM([.F$2:.F381])/([.A381]+1)" office:value-type="float" office:value="0.53421052631579" calcext:value-type="float">
            <text:p>0.5342105263157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31534724" calcext:value-type="float">
            <text:p>0.031534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382]=[.E382];1;0)" office:value-type="float" office:value="0" calcext:value-type="float">
            <text:p>0</text:p>
          </table:table-cell>
          <table:table-cell table:formula="of:=SUM([.F$2:.F382])/([.A382]+1)" office:value-type="float" office:value="0.532808398950131" calcext:value-type="float">
            <text:p>0.53280839895013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6691588" calcext:value-type="float">
            <text:p>0.06691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c5</text:p>
          </table:table-cell>
          <table:table-cell office:value-type="string" calcext:value-type="string">
            <text:p>e7e6</text:p>
          </table:table-cell>
          <table:table-cell table:formula="of:=IF([.D383]=[.E383];1;0)" office:value-type="float" office:value="0" calcext:value-type="float">
            <text:p>0</text:p>
          </table:table-cell>
          <table:table-cell table:formula="of:=SUM([.F$2:.F383])/([.A383]+1)" office:value-type="float" office:value="0.531413612565445" calcext:value-type="float">
            <text:p>0.53141361256544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29269837" calcext:value-type="float">
            <text:p>0.0292698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384]=[.E384];1;0)" office:value-type="float" office:value="1" calcext:value-type="float">
            <text:p>1</text:p>
          </table:table-cell>
          <table:table-cell table:formula="of:=SUM([.F$2:.F384])/([.A384]+1)" office:value-type="float" office:value="0.532637075718016" calcext:value-type="float">
            <text:p>0.53263707571801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9532517" calcext:value-type="float">
            <text:p>0.0095325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385]=[.E385];1;0)" office:value-type="float" office:value="1" calcext:value-type="float">
            <text:p>1</text:p>
          </table:table-cell>
          <table:table-cell table:formula="of:=SUM([.F$2:.F385])/([.A385]+1)" office:value-type="float" office:value="0.533854166666667" calcext:value-type="float">
            <text:p>0.53385416666666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26857195" calcext:value-type="float">
            <text:p>0.026857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386]=[.E386];1;0)" office:value-type="float" office:value="1" calcext:value-type="float">
            <text:p>1</text:p>
          </table:table-cell>
          <table:table-cell table:formula="of:=SUM([.F$2:.F386])/([.A386]+1)" office:value-type="float" office:value="0.535064935064935" calcext:value-type="float">
            <text:p>0.5350649350649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676843" calcext:value-type="float">
            <text:p>0.06768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c6</text:p>
          </table:table-cell>
          <table:table-cell office:value-type="string" calcext:value-type="string">
            <text:p>e7e6</text:p>
          </table:table-cell>
          <table:table-cell table:formula="of:=IF([.D387]=[.E387];1;0)" office:value-type="float" office:value="0" calcext:value-type="float">
            <text:p>0</text:p>
          </table:table-cell>
          <table:table-cell table:formula="of:=SUM([.F$2:.F387])/([.A387]+1)" office:value-type="float" office:value="0.533678756476684" calcext:value-type="float">
            <text:p>0.53367875647668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2433994" calcext:value-type="float">
            <text:p>0.02433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388]=[.E388];1;0)" office:value-type="float" office:value="1" calcext:value-type="float">
            <text:p>1</text:p>
          </table:table-cell>
          <table:table-cell table:formula="of:=SUM([.F$2:.F388])/([.A388]+1)" office:value-type="float" office:value="0.534883720930232" calcext:value-type="float">
            <text:p>0.53488372093023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9459188" calcext:value-type="float">
            <text:p>0.0094591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389]=[.E389];1;0)" office:value-type="float" office:value="1" calcext:value-type="float">
            <text:p>1</text:p>
          </table:table-cell>
          <table:table-cell table:formula="of:=SUM([.F$2:.F389])/([.A389]+1)" office:value-type="float" office:value="0.536082474226804" calcext:value-type="float">
            <text:p>0.53608247422680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21753745" calcext:value-type="float">
            <text:p>0.0217537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390]=[.E390];1;0)" office:value-type="float" office:value="1" calcext:value-type="float">
            <text:p>1</text:p>
          </table:table-cell>
          <table:table-cell table:formula="of:=SUM([.F$2:.F390])/([.A390]+1)" office:value-type="float" office:value="0.537275064267352" calcext:value-type="float">
            <text:p>0.53727506426735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9200708" calcext:value-type="float">
            <text:p>0.0092007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391]=[.E391];1;0)" office:value-type="float" office:value="1" calcext:value-type="float">
            <text:p>1</text:p>
          </table:table-cell>
          <table:table-cell table:formula="of:=SUM([.F$2:.F391])/([.A391]+1)" office:value-type="float" office:value="0.538461538461538" calcext:value-type="float">
            <text:p>0.53846153846153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1904852" calcext:value-type="float">
            <text:p>0.019048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392]=[.E392];1;0)" office:value-type="float" office:value="1" calcext:value-type="float">
            <text:p>1</text:p>
          </table:table-cell>
          <table:table-cell table:formula="of:=SUM([.F$2:.F392])/([.A392]+1)" office:value-type="float" office:value="0.539641943734015" calcext:value-type="float">
            <text:p>0.5396419437340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861708" calcext:value-type="float">
            <text:p>0.008617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393]=[.E393];1;0)" office:value-type="float" office:value="1" calcext:value-type="float">
            <text:p>1</text:p>
          </table:table-cell>
          <table:table-cell table:formula="of:=SUM([.F$2:.F393])/([.A393]+1)" office:value-type="float" office:value="0.540816326530612" calcext:value-type="float">
            <text:p>0.54081632653061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16287502" calcext:value-type="float">
            <text:p>0.0162875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394]=[.E394];1;0)" office:value-type="float" office:value="1" calcext:value-type="float">
            <text:p>1</text:p>
          </table:table-cell>
          <table:table-cell table:formula="of:=SUM([.F$2:.F394])/([.A394]+1)" office:value-type="float" office:value="0.541984732824427" calcext:value-type="float">
            <text:p>0.54198473282442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7817267" calcext:value-type="float">
            <text:p>0.0078172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395]=[.E395];1;0)" office:value-type="float" office:value="1" calcext:value-type="float">
            <text:p>1</text:p>
          </table:table-cell>
          <table:table-cell table:formula="of:=SUM([.F$2:.F395])/([.A395]+1)" office:value-type="float" office:value="0.543147208121827" calcext:value-type="float">
            <text:p>0.54314720812182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13562103" calcext:value-type="float">
            <text:p>0.013562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396]=[.E396];1;0)" office:value-type="float" office:value="1" calcext:value-type="float">
            <text:p>1</text:p>
          </table:table-cell>
          <table:table-cell table:formula="of:=SUM([.F$2:.F396])/([.A396]+1)" office:value-type="float" office:value="0.544303797468354" calcext:value-type="float">
            <text:p>0.54430379746835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68936604" calcext:value-type="float">
            <text:p>0.00689366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397]=[.E397];1;0)" office:value-type="float" office:value="1" calcext:value-type="float">
            <text:p>1</text:p>
          </table:table-cell>
          <table:table-cell table:formula="of:=SUM([.F$2:.F397])/([.A397]+1)" office:value-type="float" office:value="0.545454545454545" calcext:value-type="float">
            <text:p>0.54545454545454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10986091" calcext:value-type="float">
            <text:p>0.010986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398]=[.E398];1;0)" office:value-type="float" office:value="1" calcext:value-type="float">
            <text:p>1</text:p>
          </table:table-cell>
          <table:table-cell table:formula="of:=SUM([.F$2:.F398])/([.A398]+1)" office:value-type="float" office:value="0.546599496221663" calcext:value-type="float">
            <text:p>0.54659949622166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59346016" calcext:value-type="float">
            <text:p>0.00593460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399]=[.E399];1;0)" office:value-type="float" office:value="1" calcext:value-type="float">
            <text:p>1</text:p>
          </table:table-cell>
          <table:table-cell table:formula="of:=SUM([.F$2:.F399])/([.A399]+1)" office:value-type="float" office:value="0.547738693467337" calcext:value-type="float">
            <text:p>0.54773869346733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8667969" calcext:value-type="float">
            <text:p>0.0086679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00]=[.E400];1;0)" office:value-type="float" office:value="1" calcext:value-type="float">
            <text:p>1</text:p>
          </table:table-cell>
          <table:table-cell table:formula="of:=SUM([.F$2:.F400])/([.A400]+1)" office:value-type="float" office:value="0.548872180451128" calcext:value-type="float">
            <text:p>0.54887218045112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50083357" calcext:value-type="float">
            <text:p>0.00500833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01]=[.E401];1;0)" office:value-type="float" office:value="1" calcext:value-type="float">
            <text:p>1</text:p>
          </table:table-cell>
          <table:table-cell table:formula="of:=SUM([.F$2:.F401])/([.A401]+1)"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66867787" calcext:value-type="float">
            <text:p>0.00668677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02]=[.E402];1;0)" office:value-type="float" office:value="1" calcext:value-type="float">
            <text:p>1</text:p>
          </table:table-cell>
          <table:table-cell table:formula="of:=SUM([.F$2:.F402])/([.A402]+1)" office:value-type="float" office:value="0.551122194513716" calcext:value-type="float">
            <text:p>0.55112219451371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7337866" calcext:value-type="float">
            <text:p>0.073378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403]=[.E403];1;0)" office:value-type="float" office:value="0" calcext:value-type="float">
            <text:p>0</text:p>
          </table:table-cell>
          <table:table-cell table:formula="of:=SUM([.F$2:.F403])/([.A403]+1)" office:value-type="float" office:value="0.549751243781095" calcext:value-type="float">
            <text:p>0.54975124378109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51506995" calcext:value-type="float">
            <text:p>0.0051506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04]=[.E404];1;0)" office:value-type="float" office:value="1" calcext:value-type="float">
            <text:p>1</text:p>
          </table:table-cell>
          <table:table-cell table:formula="of:=SUM([.F$2:.F404])/([.A404]+1)" office:value-type="float" office:value="0.550868486352357" calcext:value-type="float">
            <text:p>0.55086848635235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38416346" calcext:value-type="float">
            <text:p>0.00384163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05]=[.E405];1;0)" office:value-type="float" office:value="1" calcext:value-type="float">
            <text:p>1</text:p>
          </table:table-cell>
          <table:table-cell table:formula="of:=SUM([.F$2:.F405])/([.A405]+1)" office:value-type="float" office:value="0.551980198019802" calcext:value-type="float">
            <text:p>0.55198019801980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39845295" calcext:value-type="float">
            <text:p>0.0039845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06]=[.E406];1;0)" office:value-type="float" office:value="1" calcext:value-type="float">
            <text:p>1</text:p>
          </table:table-cell>
          <table:table-cell table:formula="of:=SUM([.F$2:.F406])/([.A406]+1)" office:value-type="float" office:value="0.553086419753086" calcext:value-type="float">
            <text:p>0.55308641975308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3465974" calcext:value-type="float">
            <text:p>0.0034659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07]=[.E407];1;0)" office:value-type="float" office:value="1" calcext:value-type="float">
            <text:p>1</text:p>
          </table:table-cell>
          <table:table-cell table:formula="of:=SUM([.F$2:.F407])/([.A407]+1)" office:value-type="float" office:value="0.554187192118227" calcext:value-type="float">
            <text:p>0.55418719211822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71766615" calcext:value-type="float">
            <text:p>0.071766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408]=[.E408];1;0)" office:value-type="float" office:value="0" calcext:value-type="float">
            <text:p>0</text:p>
          </table:table-cell>
          <table:table-cell table:formula="of:=SUM([.F$2:.F408])/([.A408]+1)" office:value-type="float" office:value="0.552825552825553" calcext:value-type="float">
            <text:p>0.55282555282555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56224555" calcext:value-type="float">
            <text:p>0.056224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409]=[.E409];1;0)" office:value-type="float" office:value="0" calcext:value-type="float">
            <text:p>0</text:p>
          </table:table-cell>
          <table:table-cell table:formula="of:=SUM([.F$2:.F409])/([.A409]+1)" office:value-type="float" office:value="0.551470588235294" calcext:value-type="float">
            <text:p>0.55147058823529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27556934" calcext:value-type="float">
            <text:p>0.00275569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10]=[.E410];1;0)" office:value-type="float" office:value="1" calcext:value-type="float">
            <text:p>1</text:p>
          </table:table-cell>
          <table:table-cell table:formula="of:=SUM([.F$2:.F410])/([.A410]+1)" office:value-type="float" office:value="0.552567237163814" calcext:value-type="float">
            <text:p>0.55256723716381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32344135" calcext:value-type="float">
            <text:p>0.0032344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11]=[.E411];1;0)" office:value-type="float" office:value="1" calcext:value-type="float">
            <text:p>1</text:p>
          </table:table-cell>
          <table:table-cell table:formula="of:=SUM([.F$2:.F411])/([.A411]+1)" office:value-type="float" office:value="0.553658536585366" calcext:value-type="float">
            <text:p>0.5536585365853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74319996" calcext:value-type="float">
            <text:p>0.074319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412]=[.E412];1;0)" office:value-type="float" office:value="0" calcext:value-type="float">
            <text:p>0</text:p>
          </table:table-cell>
          <table:table-cell table:formula="of:=SUM([.F$2:.F412])/([.A412]+1)" office:value-type="float" office:value="0.552311435523114" calcext:value-type="float">
            <text:p>0.55231143552311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71687765" calcext:value-type="float">
            <text:p>0.0716877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413]=[.E413];1;0)" office:value-type="float" office:value="0" calcext:value-type="float">
            <text:p>0</text:p>
          </table:table-cell>
          <table:table-cell table:formula="of:=SUM([.F$2:.F413])/([.A413]+1)" office:value-type="float" office:value="0.550970873786408" calcext:value-type="float">
            <text:p>0.55097087378640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25185659" calcext:value-type="float">
            <text:p>0.00251856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14]=[.E414];1;0)" office:value-type="float" office:value="1" calcext:value-type="float">
            <text:p>1</text:p>
          </table:table-cell>
          <table:table-cell table:formula="of:=SUM([.F$2:.F414])/([.A414]+1)" office:value-type="float" office:value="0.552058111380145" calcext:value-type="float">
            <text:p>0.55205811138014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35461148" calcext:value-type="float">
            <text:p>0.0035461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15]=[.E415];1;0)" office:value-type="float" office:value="1" calcext:value-type="float">
            <text:p>1</text:p>
          </table:table-cell>
          <table:table-cell table:formula="of:=SUM([.F$2:.F415])/([.A415]+1)" office:value-type="float" office:value="0.553140096618357" calcext:value-type="float">
            <text:p>0.55314009661835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25170448" calcext:value-type="float">
            <text:p>0.00251704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16]=[.E416];1;0)" office:value-type="float" office:value="1" calcext:value-type="float">
            <text:p>1</text:p>
          </table:table-cell>
          <table:table-cell table:formula="of:=SUM([.F$2:.F416])/([.A416]+1)" office:value-type="float" office:value="0.55421686746988" calcext:value-type="float">
            <text:p>0.5542168674698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36669367" calcext:value-type="float">
            <text:p>0.00366693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17]=[.E417];1;0)" office:value-type="float" office:value="1" calcext:value-type="float">
            <text:p>1</text:p>
          </table:table-cell>
          <table:table-cell table:formula="of:=SUM([.F$2:.F417])/([.A417]+1)" office:value-type="float" office:value="0.555288461538462" calcext:value-type="float">
            <text:p>0.55528846153846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24453418" calcext:value-type="float">
            <text:p>0.00244534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18]=[.E418];1;0)" office:value-type="float" office:value="1" calcext:value-type="float">
            <text:p>1</text:p>
          </table:table-cell>
          <table:table-cell table:formula="of:=SUM([.F$2:.F418])/([.A418]+1)" office:value-type="float" office:value="0.556354916067146" calcext:value-type="float">
            <text:p>0.55635491606714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36512334" calcext:value-type="float">
            <text:p>0.00365123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19]=[.E419];1;0)" office:value-type="float" office:value="1" calcext:value-type="float">
            <text:p>1</text:p>
          </table:table-cell>
          <table:table-cell table:formula="of:=SUM([.F$2:.F419])/([.A419]+1)" office:value-type="float" office:value="0.557416267942584" calcext:value-type="float">
            <text:p>0.55741626794258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7968255" calcext:value-type="float">
            <text:p>0.07968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420]=[.E420];1;0)" office:value-type="float" office:value="0" calcext:value-type="float">
            <text:p>0</text:p>
          </table:table-cell>
          <table:table-cell table:formula="of:=SUM([.F$2:.F420])/([.A420]+1)" office:value-type="float" office:value="0.556085918854415" calcext:value-type="float">
            <text:p>0.55608591885441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72895107" calcext:value-type="float">
            <text:p>0.0072895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21]=[.E421];1;0)" office:value-type="float" office:value="1" calcext:value-type="float">
            <text:p>1</text:p>
          </table:table-cell>
          <table:table-cell table:formula="of:=SUM([.F$2:.F421])/([.A421]+1)" office:value-type="float" office:value="0.557142857142857" calcext:value-type="float">
            <text:p>0.55714285714285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7452743" calcext:value-type="float">
            <text:p>0.07452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422]=[.E422];1;0)" office:value-type="float" office:value="0" calcext:value-type="float">
            <text:p>0</text:p>
          </table:table-cell>
          <table:table-cell table:formula="of:=SUM([.F$2:.F422])/([.A422]+1)" office:value-type="float" office:value="0.555819477434679" calcext:value-type="float">
            <text:p>0.55581947743467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8680302" calcext:value-type="float">
            <text:p>0.0086803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23]=[.E423];1;0)" office:value-type="float" office:value="1" calcext:value-type="float">
            <text:p>1</text:p>
          </table:table-cell>
          <table:table-cell table:formula="of:=SUM([.F$2:.F423])/([.A423]+1)" office:value-type="float" office:value="0.556872037914692" calcext:value-type="float">
            <text:p>0.55687203791469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270661" calcext:value-type="float">
            <text:p>0.002706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24]=[.E424];1;0)" office:value-type="float" office:value="1" calcext:value-type="float">
            <text:p>1</text:p>
          </table:table-cell>
          <table:table-cell table:formula="of:=SUM([.F$2:.F424])/([.A424]+1)" office:value-type="float" office:value="0.557919621749409" calcext:value-type="float">
            <text:p>0.55791962174940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31009421" calcext:value-type="float">
            <text:p>0.00310094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25]=[.E425];1;0)" office:value-type="float" office:value="1" calcext:value-type="float">
            <text:p>1</text:p>
          </table:table-cell>
          <table:table-cell table:formula="of:=SUM([.F$2:.F425])/([.A425]+1)" office:value-type="float" office:value="0.558962264150943" calcext:value-type="float">
            <text:p>0.55896226415094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28936947" calcext:value-type="float">
            <text:p>0.0028936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26]=[.E426];1;0)" office:value-type="float" office:value="1" calcext:value-type="float">
            <text:p>1</text:p>
          </table:table-cell>
          <table:table-cell table:formula="of:=SUM([.F$2:.F426])/([.A426]+1)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2797134" calcext:value-type="float">
            <text:p>0.002797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27]=[.E427];1;0)" office:value-type="float" office:value="1" calcext:value-type="float">
            <text:p>1</text:p>
          </table:table-cell>
          <table:table-cell table:formula="of:=SUM([.F$2:.F427])/([.A427]+1)" office:value-type="float" office:value="0.561032863849765" calcext:value-type="float">
            <text:p>0.56103286384976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29662163" calcext:value-type="float">
            <text:p>0.0029662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28]=[.E428];1;0)" office:value-type="float" office:value="1" calcext:value-type="float">
            <text:p>1</text:p>
          </table:table-cell>
          <table:table-cell table:formula="of:=SUM([.F$2:.F428])/([.A428]+1)" office:value-type="float" office:value="0.562060889929742" calcext:value-type="float">
            <text:p>0.56206088992974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2498121" calcext:value-type="float">
            <text:p>0.0024981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29]=[.E429];1;0)" office:value-type="float" office:value="1" calcext:value-type="float">
            <text:p>1</text:p>
          </table:table-cell>
          <table:table-cell table:formula="of:=SUM([.F$2:.F429])/([.A429]+1)" office:value-type="float" office:value="0.563084112149533" calcext:value-type="float">
            <text:p>0.56308411214953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2939105" calcext:value-type="float">
            <text:p>0.002939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30]=[.E430];1;0)" office:value-type="float" office:value="1" calcext:value-type="float">
            <text:p>1</text:p>
          </table:table-cell>
          <table:table-cell table:formula="of:=SUM([.F$2:.F430])/([.A430]+1)" office:value-type="float" office:value="0.564102564102564" calcext:value-type="float">
            <text:p>0.56410256410256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22134776" calcext:value-type="float">
            <text:p>0.00221347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31]=[.E431];1;0)" office:value-type="float" office:value="1" calcext:value-type="float">
            <text:p>1</text:p>
          </table:table-cell>
          <table:table-cell table:formula="of:=SUM([.F$2:.F431])/([.A431]+1)" office:value-type="float" office:value="0.565116279069768" calcext:value-type="float">
            <text:p>0.56511627906976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28334018" calcext:value-type="float">
            <text:p>0.00283340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32]=[.E432];1;0)" office:value-type="float" office:value="1" calcext:value-type="float">
            <text:p>1</text:p>
          </table:table-cell>
          <table:table-cell table:formula="of:=SUM([.F$2:.F432])/([.A432]+1)" office:value-type="float" office:value="0.566125290023202" calcext:value-type="float">
            <text:p>0.56612529002320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19504683" calcext:value-type="float">
            <text:p>0.00195046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33]=[.E433];1;0)" office:value-type="float" office:value="1" calcext:value-type="float">
            <text:p>1</text:p>
          </table:table-cell>
          <table:table-cell table:formula="of:=SUM([.F$2:.F433])/([.A433]+1)" office:value-type="float" office:value="0.56712962962963" calcext:value-type="float">
            <text:p>0.5671296296296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7309012" calcext:value-type="float">
            <text:p>0.07309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434]=[.E434];1;0)" office:value-type="float" office:value="0" calcext:value-type="float">
            <text:p>0</text:p>
          </table:table-cell>
          <table:table-cell table:formula="of:=SUM([.F$2:.F434])/([.A434]+1)" office:value-type="float" office:value="0.565819861431871" calcext:value-type="float">
            <text:p>0.56581986143187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6256765" calcext:value-type="float">
            <text:p>0.062567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435]=[.E435];1;0)" office:value-type="float" office:value="0" calcext:value-type="float">
            <text:p>0</text:p>
          </table:table-cell>
          <table:table-cell table:formula="of:=SUM([.F$2:.F435])/([.A435]+1)" office:value-type="float" office:value="0.564516129032258" calcext:value-type="float">
            <text:p>0.56451612903225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77819474" calcext:value-type="float">
            <text:p>0.077819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436]=[.E436];1;0)" office:value-type="float" office:value="0" calcext:value-type="float">
            <text:p>0</text:p>
          </table:table-cell>
          <table:table-cell table:formula="of:=SUM([.F$2:.F436])/([.A436]+1)" office:value-type="float" office:value="0.563218390804598" calcext:value-type="float">
            <text:p>0.56321839080459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66250876" calcext:value-type="float">
            <text:p>0.0662508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437]=[.E437];1;0)" office:value-type="float" office:value="0" calcext:value-type="float">
            <text:p>0</text:p>
          </table:table-cell>
          <table:table-cell table:formula="of:=SUM([.F$2:.F437])/([.A437]+1)" office:value-type="float" office:value="0.561926605504587" calcext:value-type="float">
            <text:p>0.56192660550458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70440196" calcext:value-type="float">
            <text:p>0.070440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438]=[.E438];1;0)" office:value-type="float" office:value="0" calcext:value-type="float">
            <text:p>0</text:p>
          </table:table-cell>
          <table:table-cell table:formula="of:=SUM([.F$2:.F438])/([.A438]+1)" office:value-type="float" office:value="0.560640732265446" calcext:value-type="float">
            <text:p>0.56064073226544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58509264" calcext:value-type="float">
            <text:p>0.058509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439]=[.E439];1;0)" office:value-type="float" office:value="0" calcext:value-type="float">
            <text:p>0</text:p>
          </table:table-cell>
          <table:table-cell table:formula="of:=SUM([.F$2:.F439])/([.A439]+1)" office:value-type="float" office:value="0.559360730593607" calcext:value-type="float">
            <text:p>0.55936073059360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7626143" calcext:value-type="float">
            <text:p>0.07626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c4</text:p>
          </table:table-cell>
          <table:table-cell office:value-type="string" calcext:value-type="string">
            <text:p>e2e4</text:p>
          </table:table-cell>
          <table:table-cell table:formula="of:=IF([.D440]=[.E440];1;0)" office:value-type="float" office:value="0" calcext:value-type="float">
            <text:p>0</text:p>
          </table:table-cell>
          <table:table-cell table:formula="of:=SUM([.F$2:.F440])/([.A440]+1)" office:value-type="float" office:value="0.558086560364465" calcext:value-type="float">
            <text:p>0.55808656036446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74932605" calcext:value-type="float">
            <text:p>0.074932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441]=[.E441];1;0)" office:value-type="float" office:value="0" calcext:value-type="float">
            <text:p>0</text:p>
          </table:table-cell>
          <table:table-cell table:formula="of:=SUM([.F$2:.F441])/([.A441]+1)" office:value-type="float" office:value="0.556818181818182" calcext:value-type="float">
            <text:p>0.55681818181818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6395821" calcext:value-type="float">
            <text:p>0.06395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442]=[.E442];1;0)" office:value-type="float" office:value="0" calcext:value-type="float">
            <text:p>0</text:p>
          </table:table-cell>
          <table:table-cell table:formula="of:=SUM([.F$2:.F442])/([.A442]+1)"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6860396" calcext:value-type="float">
            <text:p>0.06860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443]=[.E443];1;0)" office:value-type="float" office:value="0" calcext:value-type="float">
            <text:p>0</text:p>
          </table:table-cell>
          <table:table-cell table:formula="of:=SUM([.F$2:.F443])/([.A443]+1)" office:value-type="float" office:value="0.554298642533937" calcext:value-type="float">
            <text:p>0.55429864253393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6913442" calcext:value-type="float">
            <text:p>0.0069134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44]=[.E444];1;0)" office:value-type="float" office:value="1" calcext:value-type="float">
            <text:p>1</text:p>
          </table:table-cell>
          <table:table-cell table:formula="of:=SUM([.F$2:.F444])/([.A444]+1)" office:value-type="float" office:value="0.55530474040632" calcext:value-type="float">
            <text:p>0.5553047404063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51046168" calcext:value-type="float">
            <text:p>0.00510461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45]=[.E445];1;0)" office:value-type="float" office:value="1" calcext:value-type="float">
            <text:p>1</text:p>
          </table:table-cell>
          <table:table-cell table:formula="of:=SUM([.F$2:.F445])/([.A445]+1)" office:value-type="float" office:value="0.556306306306306" calcext:value-type="float">
            <text:p>0.55630630630630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8227347" calcext:value-type="float">
            <text:p>0.0082273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46]=[.E446];1;0)" office:value-type="float" office:value="1" calcext:value-type="float">
            <text:p>1</text:p>
          </table:table-cell>
          <table:table-cell table:formula="of:=SUM([.F$2:.F446])/([.A446]+1)" office:value-type="float" office:value="0.557303370786517" calcext:value-type="float">
            <text:p>0.55730337078651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60654054" calcext:value-type="float">
            <text:p>0.00606540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47]=[.E447];1;0)" office:value-type="float" office:value="1" calcext:value-type="float">
            <text:p>1</text:p>
          </table:table-cell>
          <table:table-cell table:formula="of:=SUM([.F$2:.F447])/([.A447]+1)" office:value-type="float" office:value="0.558295964125561" calcext:value-type="float">
            <text:p>0.55829596412556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9046805" calcext:value-type="float">
            <text:p>0.0090468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48]=[.E448];1;0)" office:value-type="float" office:value="1" calcext:value-type="float">
            <text:p>1</text:p>
          </table:table-cell>
          <table:table-cell table:formula="of:=SUM([.F$2:.F448])/([.A448]+1)" office:value-type="float" office:value="0.559284116331096" calcext:value-type="float">
            <text:p>0.55928411633109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66697127" calcext:value-type="float">
            <text:p>0.00666971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49]=[.E449];1;0)" office:value-type="float" office:value="1" calcext:value-type="float">
            <text:p>1</text:p>
          </table:table-cell>
          <table:table-cell table:formula="of:=SUM([.F$2:.F449])/([.A449]+1)" office:value-type="float" office:value="0.560267857142857" calcext:value-type="float">
            <text:p>0.56026785714285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9382352" calcext:value-type="float">
            <text:p>0.0093823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50]=[.E450];1;0)" office:value-type="float" office:value="1" calcext:value-type="float">
            <text:p>1</text:p>
          </table:table-cell>
          <table:table-cell table:formula="of:=SUM([.F$2:.F450])/([.A450]+1)" office:value-type="float" office:value="0.561247216035635" calcext:value-type="float">
            <text:p>0.56124721603563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6910695" calcext:value-type="float">
            <text:p>0.0069106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51]=[.E451];1;0)" office:value-type="float" office:value="1" calcext:value-type="float">
            <text:p>1</text:p>
          </table:table-cell>
          <table:table-cell table:formula="of:=SUM([.F$2:.F451])/([.A451]+1)" office:value-type="float" office:value="0.562222222222222" calcext:value-type="float">
            <text:p>0.56222222222222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9298885" calcext:value-type="float">
            <text:p>0.0092988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52]=[.E452];1;0)" office:value-type="float" office:value="1" calcext:value-type="float">
            <text:p>1</text:p>
          </table:table-cell>
          <table:table-cell table:formula="of:=SUM([.F$2:.F452])/([.A452]+1)" office:value-type="float" office:value="0.563192904656319" calcext:value-type="float">
            <text:p>0.56319290465631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68312604" calcext:value-type="float">
            <text:p>0.00683126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53]=[.E453];1;0)" office:value-type="float" office:value="1" calcext:value-type="float">
            <text:p>1</text:p>
          </table:table-cell>
          <table:table-cell table:formula="of:=SUM([.F$2:.F453])/([.A453]+1)" office:value-type="float" office:value="0.564159292035398" calcext:value-type="float">
            <text:p>0.56415929203539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88835955" calcext:value-type="float">
            <text:p>0.00888359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54]=[.E454];1;0)" office:value-type="float" office:value="1" calcext:value-type="float">
            <text:p>1</text:p>
          </table:table-cell>
          <table:table-cell table:formula="of:=SUM([.F$2:.F454])/([.A454]+1)" office:value-type="float" office:value="0.565121412803532" calcext:value-type="float">
            <text:p>0.56512141280353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7267361" calcext:value-type="float">
            <text:p>0.07267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c6</text:p>
          </table:table-cell>
          <table:table-cell office:value-type="string" calcext:value-type="string">
            <text:p>e7e6</text:p>
          </table:table-cell>
          <table:table-cell table:formula="of:=IF([.D455]=[.E455];1;0)" office:value-type="float" office:value="0" calcext:value-type="float">
            <text:p>0</text:p>
          </table:table-cell>
          <table:table-cell table:formula="of:=SUM([.F$2:.F455])/([.A455]+1)" office:value-type="float" office:value="0.563876651982379" calcext:value-type="float">
            <text:p>0.56387665198237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8293042" calcext:value-type="float">
            <text:p>0.0082930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56]=[.E456];1;0)" office:value-type="float" office:value="1" calcext:value-type="float">
            <text:p>1</text:p>
          </table:table-cell>
          <table:table-cell table:formula="of:=SUM([.F$2:.F456])/([.A456]+1)" office:value-type="float" office:value="0.564835164835165" calcext:value-type="float">
            <text:p>0.56483516483516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6559607" calcext:value-type="float">
            <text:p>0.0065596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57]=[.E457];1;0)" office:value-type="float" office:value="1" calcext:value-type="float">
            <text:p>1</text:p>
          </table:table-cell>
          <table:table-cell table:formula="of:=SUM([.F$2:.F457])/([.A457]+1)" office:value-type="float" office:value="0.56578947368421" calcext:value-type="float">
            <text:p>0.5657894736842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7588603" calcext:value-type="float">
            <text:p>0.0075886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58]=[.E458];1;0)" office:value-type="float" office:value="1" calcext:value-type="float">
            <text:p>1</text:p>
          </table:table-cell>
          <table:table-cell table:formula="of:=SUM([.F$2:.F458])/([.A458]+1)" office:value-type="float" office:value="0.566739606126915" calcext:value-type="float">
            <text:p>0.56673960612691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63532097" calcext:value-type="float">
            <text:p>0.00635320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59]=[.E459];1;0)" office:value-type="float" office:value="1" calcext:value-type="float">
            <text:p>1</text:p>
          </table:table-cell>
          <table:table-cell table:formula="of:=SUM([.F$2:.F459])/([.A459]+1)" office:value-type="float" office:value="0.567685589519651" calcext:value-type="float">
            <text:p>0.56768558951965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67774006" calcext:value-type="float">
            <text:p>0.0067774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60]=[.E460];1;0)" office:value-type="float" office:value="1" calcext:value-type="float">
            <text:p>1</text:p>
          </table:table-cell>
          <table:table-cell table:formula="of:=SUM([.F$2:.F460])/([.A460]+1)" office:value-type="float" office:value="0.568627450980392" calcext:value-type="float">
            <text:p>0.56862745098039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05946702" calcext:value-type="float">
            <text:p>0.0059467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61]=[.E461];1;0)" office:value-type="float" office:value="1" calcext:value-type="float">
            <text:p>1</text:p>
          </table:table-cell>
          <table:table-cell table:formula="of:=SUM([.F$2:.F461])/([.A461]+1)" office:value-type="float" office:value="0.569565217391304" calcext:value-type="float">
            <text:p>0.56956521739130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5930367" calcext:value-type="float">
            <text:p>0.0059303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62]=[.E462];1;0)" office:value-type="float" office:value="1" calcext:value-type="float">
            <text:p>1</text:p>
          </table:table-cell>
          <table:table-cell table:formula="of:=SUM([.F$2:.F462])/([.A462]+1)" office:value-type="float" office:value="0.570498915401301" calcext:value-type="float">
            <text:p>0.57049891540130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5410793" calcext:value-type="float">
            <text:p>0.0054107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63]=[.E463];1;0)" office:value-type="float" office:value="1" calcext:value-type="float">
            <text:p>1</text:p>
          </table:table-cell>
          <table:table-cell table:formula="of:=SUM([.F$2:.F463])/([.A463]+1)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51025646" calcext:value-type="float">
            <text:p>0.00510256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64]=[.E464];1;0)" office:value-type="float" office:value="1" calcext:value-type="float">
            <text:p>1</text:p>
          </table:table-cell>
          <table:table-cell table:formula="of:=SUM([.F$2:.F464])/([.A464]+1)" office:value-type="float" office:value="0.572354211663067" calcext:value-type="float">
            <text:p>0.57235421166306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48112753" calcext:value-type="float">
            <text:p>0.00481127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65]=[.E465];1;0)" office:value-type="float" office:value="1" calcext:value-type="float">
            <text:p>1</text:p>
          </table:table-cell>
          <table:table-cell table:formula="of:=SUM([.F$2:.F465])/([.A465]+1)" office:value-type="float" office:value="0.573275862068966" calcext:value-type="float">
            <text:p>0.57327586206896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4334093" calcext:value-type="float">
            <text:p>0.0043340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66]=[.E466];1;0)" office:value-type="float" office:value="1" calcext:value-type="float">
            <text:p>1</text:p>
          </table:table-cell>
          <table:table-cell table:formula="of:=SUM([.F$2:.F466])/([.A466]+1)" office:value-type="float" office:value="0.574193548387097" calcext:value-type="float">
            <text:p>0.57419354838709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4200428" calcext:value-type="float">
            <text:p>0.0042004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67]=[.E467];1;0)" office:value-type="float" office:value="1" calcext:value-type="float">
            <text:p>1</text:p>
          </table:table-cell>
          <table:table-cell table:formula="of:=SUM([.F$2:.F467])/([.A467]+1)" office:value-type="float" office:value="0.575107296137339" calcext:value-type="float">
            <text:p>0.57510729613733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36493086" calcext:value-type="float">
            <text:p>0.00364930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68]=[.E468];1;0)" office:value-type="float" office:value="1" calcext:value-type="float">
            <text:p>1</text:p>
          </table:table-cell>
          <table:table-cell table:formula="of:=SUM([.F$2:.F468])/([.A468]+1)" office:value-type="float" office:value="0.576017130620985" calcext:value-type="float">
            <text:p>0.57601713062098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36173768" calcext:value-type="float">
            <text:p>0.00361737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69]=[.E469];1;0)" office:value-type="float" office:value="1" calcext:value-type="float">
            <text:p>1</text:p>
          </table:table-cell>
          <table:table-cell table:formula="of:=SUM([.F$2:.F469])/([.A469]+1)" office:value-type="float" office:value="0.576923076923077" calcext:value-type="float">
            <text:p>0.57692307692307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30580591" calcext:value-type="float">
            <text:p>0.00305805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70]=[.E470];1;0)" office:value-type="float" office:value="1" calcext:value-type="float">
            <text:p>1</text:p>
          </table:table-cell>
          <table:table-cell table:formula="of:=SUM([.F$2:.F470])/([.A470]+1)" office:value-type="float" office:value="0.577825159914712" calcext:value-type="float">
            <text:p>0.57782515991471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30883728" calcext:value-type="float">
            <text:p>0.00308837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71]=[.E471];1;0)" office:value-type="float" office:value="1" calcext:value-type="float">
            <text:p>1</text:p>
          </table:table-cell>
          <table:table-cell table:formula="of:=SUM([.F$2:.F471])/([.A471]+1)" office:value-type="float" office:value="0.578723404255319" calcext:value-type="float">
            <text:p>0.57872340425531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25579836" calcext:value-type="float">
            <text:p>0.00255798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72]=[.E472];1;0)" office:value-type="float" office:value="1" calcext:value-type="float">
            <text:p>1</text:p>
          </table:table-cell>
          <table:table-cell table:formula="of:=SUM([.F$2:.F472])/([.A472]+1)" office:value-type="float" office:value="0.579617834394904" calcext:value-type="float">
            <text:p>0.57961783439490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7912829" calcext:value-type="float">
            <text:p>0.079128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473]=[.E473];1;0)" office:value-type="float" office:value="0" calcext:value-type="float">
            <text:p>0</text:p>
          </table:table-cell>
          <table:table-cell table:formula="of:=SUM([.F$2:.F473])/([.A473]+1)" office:value-type="float" office:value="0.578389830508475" calcext:value-type="float">
            <text:p>0.57838983050847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2164614" calcext:value-type="float">
            <text:p>0.0021646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74]=[.E474];1;0)" office:value-type="float" office:value="1" calcext:value-type="float">
            <text:p>1</text:p>
          </table:table-cell>
          <table:table-cell table:formula="of:=SUM([.F$2:.F474])/([.A474]+1)" office:value-type="float" office:value="0.579281183932347" calcext:value-type="float">
            <text:p>0.57928118393234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24799588" calcext:value-type="float">
            <text:p>0.00247995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75]=[.E475];1;0)" office:value-type="float" office:value="1" calcext:value-type="float">
            <text:p>1</text:p>
          </table:table-cell>
          <table:table-cell table:formula="of:=SUM([.F$2:.F475])/([.A475]+1)" office:value-type="float" office:value="0.580168776371308" calcext:value-type="float">
            <text:p>0.58016877637130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018544892" calcext:value-type="float">
            <text:p>0.00185448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76]=[.E476];1;0)" office:value-type="float" office:value="1" calcext:value-type="float">
            <text:p>1</text:p>
          </table:table-cell>
          <table:table-cell table:formula="of:=SUM([.F$2:.F476])/([.A476]+1)" office:value-type="float" office:value="0.581052631578947" calcext:value-type="float">
            <text:p>0.58105263157894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23076818" calcext:value-type="float">
            <text:p>0.00230768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77]=[.E477];1;0)" office:value-type="float" office:value="1" calcext:value-type="float">
            <text:p>1</text:p>
          </table:table-cell>
          <table:table-cell table:formula="of:=SUM([.F$2:.F477])/([.A477]+1)" office:value-type="float" office:value="0.581932773109244" calcext:value-type="float">
            <text:p>0.58193277310924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15946332" calcext:value-type="float">
            <text:p>0.00159463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78]=[.E478];1;0)" office:value-type="float" office:value="1" calcext:value-type="float">
            <text:p>1</text:p>
          </table:table-cell>
          <table:table-cell table:formula="of:=SUM([.F$2:.F478])/([.A478]+1)" office:value-type="float" office:value="0.582809224318658" calcext:value-type="float">
            <text:p>0.58280922431865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21203407" calcext:value-type="float">
            <text:p>0.00212034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79]=[.E479];1;0)" office:value-type="float" office:value="1" calcext:value-type="float">
            <text:p>1</text:p>
          </table:table-cell>
          <table:table-cell table:formula="of:=SUM([.F$2:.F479])/([.A479]+1)" office:value-type="float" office:value="0.583682008368201" calcext:value-type="float">
            <text:p>0.58368200836820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13779276" calcext:value-type="float">
            <text:p>0.00137792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80]=[.E480];1;0)" office:value-type="float" office:value="1" calcext:value-type="float">
            <text:p>1</text:p>
          </table:table-cell>
          <table:table-cell table:formula="of:=SUM([.F$2:.F480])/([.A480]+1)" office:value-type="float" office:value="0.58455114822547" calcext:value-type="float">
            <text:p>0.5845511482254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19310376" calcext:value-type="float">
            <text:p>0.00193103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81]=[.E481];1;0)" office:value-type="float" office:value="1" calcext:value-type="float">
            <text:p>1</text:p>
          </table:table-cell>
          <table:table-cell table:formula="of:=SUM([.F$2:.F481])/([.A481]+1)" office:value-type="float" office:value="0.585416666666667" calcext:value-type="float">
            <text:p>0.58541666666666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11978868" calcext:value-type="float">
            <text:p>0.00119788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82]=[.E482];1;0)" office:value-type="float" office:value="1" calcext:value-type="float">
            <text:p>1</text:p>
          </table:table-cell>
          <table:table-cell table:formula="of:=SUM([.F$2:.F482])/([.A482]+1)" office:value-type="float" office:value="0.586278586278586" calcext:value-type="float">
            <text:p>0.58627858627858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17474417" calcext:value-type="float">
            <text:p>0.00174744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83]=[.E483];1;0)" office:value-type="float" office:value="1" calcext:value-type="float">
            <text:p>1</text:p>
          </table:table-cell>
          <table:table-cell table:formula="of:=SUM([.F$2:.F483])/([.A483]+1)" office:value-type="float" office:value="0.587136929460581" calcext:value-type="float">
            <text:p>0.58713692946058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10488111" calcext:value-type="float">
            <text:p>0.0010488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84]=[.E484];1;0)" office:value-type="float" office:value="1" calcext:value-type="float">
            <text:p>1</text:p>
          </table:table-cell>
          <table:table-cell table:formula="of:=SUM([.F$2:.F484])/([.A484]+1)" office:value-type="float" office:value="0.587991718426501" calcext:value-type="float">
            <text:p>0.58799171842650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1575065" calcext:value-type="float">
            <text:p>0.0015750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85]=[.E485];1;0)" office:value-type="float" office:value="1" calcext:value-type="float">
            <text:p>1</text:p>
          </table:table-cell>
          <table:table-cell table:formula="of:=SUM([.F$2:.F485])/([.A485]+1)" office:value-type="float" office:value="0.588842975206612" calcext:value-type="float">
            <text:p>0.58884297520661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092488097" calcext:value-type="float">
            <text:p>0.000924880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86]=[.E486];1;0)" office:value-type="float" office:value="1" calcext:value-type="float">
            <text:p>1</text:p>
          </table:table-cell>
          <table:table-cell table:formula="of:=SUM([.F$2:.F486])/([.A486]+1)" office:value-type="float" office:value="0.589690721649485" calcext:value-type="float">
            <text:p>0.58969072164948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14168122" calcext:value-type="float">
            <text:p>0.0014168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87]=[.E487];1;0)" office:value-type="float" office:value="1" calcext:value-type="float">
            <text:p>1</text:p>
          </table:table-cell>
          <table:table-cell table:formula="of:=SUM([.F$2:.F487])/([.A487]+1)" office:value-type="float" office:value="0.590534979423868" calcext:value-type="float">
            <text:p>0.59053497942386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0082150823" calcext:value-type="float">
            <text:p>0.000821508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88]=[.E488];1;0)" office:value-type="float" office:value="1" calcext:value-type="float">
            <text:p>1</text:p>
          </table:table-cell>
          <table:table-cell table:formula="of:=SUM([.F$2:.F488])/([.A488]+1)" office:value-type="float" office:value="0.591375770020534" calcext:value-type="float">
            <text:p>0.59137577002053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84915444" calcext:value-type="float">
            <text:p>0.084915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489]=[.E489];1;0)" office:value-type="float" office:value="0" calcext:value-type="float">
            <text:p>0</text:p>
          </table:table-cell>
          <table:table-cell table:formula="of:=SUM([.F$2:.F489])/([.A489]+1)" office:value-type="float" office:value="0.590163934426229" calcext:value-type="float">
            <text:p>0.59016393442622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007423099" calcext:value-type="float">
            <text:p>0.00074230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90]=[.E490];1;0)" office:value-type="float" office:value="1" calcext:value-type="float">
            <text:p>1</text:p>
          </table:table-cell>
          <table:table-cell table:formula="of:=SUM([.F$2:.F490])/([.A490]+1)" office:value-type="float" office:value="0.591002044989775" calcext:value-type="float">
            <text:p>0.59100204498977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86931124" calcext:value-type="float">
            <text:p>0.086931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c6</text:p>
          </table:table-cell>
          <table:table-cell office:value-type="string" calcext:value-type="string">
            <text:p>e7e6</text:p>
          </table:table-cell>
          <table:table-cell table:formula="of:=IF([.D491]=[.E491];1;0)" office:value-type="float" office:value="0" calcext:value-type="float">
            <text:p>0</text:p>
          </table:table-cell>
          <table:table-cell table:formula="of:=SUM([.F$2:.F491])/([.A491]+1)" office:value-type="float" office:value="0.589795918367347" calcext:value-type="float">
            <text:p>0.58979591836734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6866221" calcext:value-type="float">
            <text:p>0.0006866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92]=[.E492];1;0)" office:value-type="float" office:value="1" calcext:value-type="float">
            <text:p>1</text:p>
          </table:table-cell>
          <table:table-cell table:formula="of:=SUM([.F$2:.F492])/([.A492]+1)" office:value-type="float" office:value="0.590631364562118" calcext:value-type="float">
            <text:p>0.5906313645621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13571659" calcext:value-type="float">
            <text:p>0.00135716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93]=[.E493];1;0)" office:value-type="float" office:value="1" calcext:value-type="float">
            <text:p>1</text:p>
          </table:table-cell>
          <table:table-cell table:formula="of:=SUM([.F$2:.F493])/([.A493]+1)" office:value-type="float" office:value="0.591463414634146" calcext:value-type="float">
            <text:p>0.59146341463414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06418944" calcext:value-type="float">
            <text:p>0.00064189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94]=[.E494];1;0)" office:value-type="float" office:value="1" calcext:value-type="float">
            <text:p>1</text:p>
          </table:table-cell>
          <table:table-cell table:formula="of:=SUM([.F$2:.F494])/([.A494]+1)" office:value-type="float" office:value="0.592292089249493" calcext:value-type="float">
            <text:p>0.592292089249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14081004" calcext:value-type="float">
            <text:p>0.00140810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95]=[.E495];1;0)" office:value-type="float" office:value="1" calcext:value-type="float">
            <text:p>1</text:p>
          </table:table-cell>
          <table:table-cell table:formula="of:=SUM([.F$2:.F495])/([.A495]+1)" office:value-type="float" office:value="0.593117408906883" calcext:value-type="float">
            <text:p>0.59311740890688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06006041" calcext:value-type="float">
            <text:p>0.00060060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96]=[.E496];1;0)" office:value-type="float" office:value="1" calcext:value-type="float">
            <text:p>1</text:p>
          </table:table-cell>
          <table:table-cell table:formula="of:=SUM([.F$2:.F496])/([.A496]+1)" office:value-type="float" office:value="0.593939393939394" calcext:value-type="float">
            <text:p>0.59393939393939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86231664" calcext:value-type="float">
            <text:p>0.0862316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c6</text:p>
          </table:table-cell>
          <table:table-cell office:value-type="string" calcext:value-type="string">
            <text:p>e7e6</text:p>
          </table:table-cell>
          <table:table-cell table:formula="of:=IF([.D497]=[.E497];1;0)" office:value-type="float" office:value="0" calcext:value-type="float">
            <text:p>0</text:p>
          </table:table-cell>
          <table:table-cell table:formula="of:=SUM([.F$2:.F497])/([.A497]+1)" office:value-type="float" office:value="0.592741935483871" calcext:value-type="float">
            <text:p>0.59274193548387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05678667" calcext:value-type="float">
            <text:p>0.0005678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498]=[.E498];1;0)" office:value-type="float" office:value="1" calcext:value-type="float">
            <text:p>1</text:p>
          </table:table-cell>
          <table:table-cell table:formula="of:=SUM([.F$2:.F498])/([.A498]+1)" office:value-type="float" office:value="0.593561368209256" calcext:value-type="float">
            <text:p>0.59356136820925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1547032" calcext:value-type="float">
            <text:p>0.0015470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499]=[.E499];1;0)" office:value-type="float" office:value="1" calcext:value-type="float">
            <text:p>1</text:p>
          </table:table-cell>
          <table:table-cell table:formula="of:=SUM([.F$2:.F499])/([.A499]+1)" office:value-type="float" office:value="0.594377510040161" calcext:value-type="float">
            <text:p>0.59437751004016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8971055" calcext:value-type="float">
            <text:p>0.08971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500]=[.E500];1;0)" office:value-type="float" office:value="0" calcext:value-type="float">
            <text:p>0</text:p>
          </table:table-cell>
          <table:table-cell table:formula="of:=SUM([.F$2:.F500])/([.A500]+1)" office:value-type="float" office:value="0.593186372745491" calcext:value-type="float">
            <text:p>0.59318637274549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63169196" calcext:value-type="float">
            <text:p>0.063169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501]=[.E501];1;0)" office:value-type="float" office:value="0" calcext:value-type="float">
            <text:p>0</text:p>
          </table:table-cell>
          <table:table-cell table:formula="of:=SUM([.F$2:.F501])/([.A501]+1)" office:value-type="float" office:value="0.592" calcext:value-type="float">
            <text:p>0.5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5634608" calcext:value-type="float">
            <text:p>0.00056346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02]=[.E502];1;0)" office:value-type="float" office:value="1" calcext:value-type="float">
            <text:p>1</text:p>
          </table:table-cell>
          <table:table-cell table:formula="of:=SUM([.F$2:.F502])/([.A502]+1)" office:value-type="float" office:value="0.592814371257485" calcext:value-type="float">
            <text:p>0.59281437125748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19773066" calcext:value-type="float">
            <text:p>0.0019773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03]=[.E503];1;0)" office:value-type="float" office:value="1" calcext:value-type="float">
            <text:p>1</text:p>
          </table:table-cell>
          <table:table-cell table:formula="of:=SUM([.F$2:.F503])/([.A503]+1)" office:value-type="float" office:value="0.593625498007968" calcext:value-type="float">
            <text:p>0.59362549800796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05804113" calcext:value-type="float">
            <text:p>0.0005804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04]=[.E504];1;0)" office:value-type="float" office:value="1" calcext:value-type="float">
            <text:p>1</text:p>
          </table:table-cell>
          <table:table-cell table:formula="of:=SUM([.F$2:.F504])/([.A504]+1)" office:value-type="float" office:value="0.594433399602386" calcext:value-type="float">
            <text:p>0.59443339960238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2253506" calcext:value-type="float">
            <text:p>0.0022535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05]=[.E505];1;0)" office:value-type="float" office:value="1" calcext:value-type="float">
            <text:p>1</text:p>
          </table:table-cell>
          <table:table-cell table:formula="of:=SUM([.F$2:.F505])/([.A505]+1)" office:value-type="float" office:value="0.595238095238095" calcext:value-type="float">
            <text:p>0.59523809523809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8655974" calcext:value-type="float">
            <text:p>0.08655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506]=[.E506];1;0)" office:value-type="float" office:value="0" calcext:value-type="float">
            <text:p>0</text:p>
          </table:table-cell>
          <table:table-cell table:formula="of:=SUM([.F$2:.F506])/([.A506]+1)" office:value-type="float" office:value="0.594059405940594" calcext:value-type="float">
            <text:p>0.59405940594059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7136398" calcext:value-type="float">
            <text:p>0.07136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507]=[.E507];1;0)" office:value-type="float" office:value="0" calcext:value-type="float">
            <text:p>0</text:p>
          </table:table-cell>
          <table:table-cell table:formula="of:=SUM([.F$2:.F507])/([.A507]+1)" office:value-type="float" office:value="0.592885375494071" calcext:value-type="float">
            <text:p>0.59288537549407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065467303" calcext:value-type="float">
            <text:p>0.00065467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08]=[.E508];1;0)" office:value-type="float" office:value="1" calcext:value-type="float">
            <text:p>1</text:p>
          </table:table-cell>
          <table:table-cell table:formula="of:=SUM([.F$2:.F508])/([.A508]+1)" office:value-type="float" office:value="0.593688362919132" calcext:value-type="float">
            <text:p>0.59368836291913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2824607" calcext:value-type="float">
            <text:p>0.0028246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09]=[.E509];1;0)" office:value-type="float" office:value="1" calcext:value-type="float">
            <text:p>1</text:p>
          </table:table-cell>
          <table:table-cell table:formula="of:=SUM([.F$2:.F509])/([.A509]+1)" office:value-type="float" office:value="0.594488188976378" calcext:value-type="float">
            <text:p>0.59448818897637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071205077" calcext:value-type="float">
            <text:p>0.000712050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10]=[.E510];1;0)" office:value-type="float" office:value="1" calcext:value-type="float">
            <text:p>1</text:p>
          </table:table-cell>
          <table:table-cell table:formula="of:=SUM([.F$2:.F510])/([.A510]+1)" office:value-type="float" office:value="0.595284872298625" calcext:value-type="float">
            <text:p>0.59528487229862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30693829" calcext:value-type="float">
            <text:p>0.00306938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11]=[.E511];1;0)" office:value-type="float" office:value="1" calcext:value-type="float">
            <text:p>1</text:p>
          </table:table-cell>
          <table:table-cell table:formula="of:=SUM([.F$2:.F511])/([.A511]+1)" office:value-type="float" office:value="0.596078431372549" calcext:value-type="float">
            <text:p>0.59607843137254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84923565" calcext:value-type="float">
            <text:p>0.084923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512]=[.E512];1;0)" office:value-type="float" office:value="0" calcext:value-type="float">
            <text:p>0</text:p>
          </table:table-cell>
          <table:table-cell table:formula="of:=SUM([.F$2:.F512])/([.A512]+1)" office:value-type="float" office:value="0.594911937377691" calcext:value-type="float">
            <text:p>0.59491193737769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6904703" calcext:value-type="float">
            <text:p>0.06904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513]=[.E513];1;0)" office:value-type="float" office:value="0" calcext:value-type="float">
            <text:p>0</text:p>
          </table:table-cell>
          <table:table-cell table:formula="of:=SUM([.F$2:.F513])/([.A513]+1)" office:value-type="float" office:value="0.59375" calcext:value-type="float">
            <text:p>0.593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8673665" calcext:value-type="float">
            <text:p>0.00086736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14]=[.E514];1;0)" office:value-type="float" office:value="1" calcext:value-type="float">
            <text:p>1</text:p>
          </table:table-cell>
          <table:table-cell table:formula="of:=SUM([.F$2:.F514])/([.A514]+1)" office:value-type="float" office:value="0.594541910331384" calcext:value-type="float">
            <text:p>0.59454191033138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035199465" calcext:value-type="float">
            <text:p>0.00351994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15]=[.E515];1;0)" office:value-type="float" office:value="1" calcext:value-type="float">
            <text:p>1</text:p>
          </table:table-cell>
          <table:table-cell table:formula="of:=SUM([.F$2:.F515])/([.A515]+1)" office:value-type="float" office:value="0.595330739299611" calcext:value-type="float">
            <text:p>0.59533073929961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87538026" calcext:value-type="float">
            <text:p>0.087538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c4</text:p>
          </table:table-cell>
          <table:table-cell office:value-type="string" calcext:value-type="string">
            <text:p>e2e4</text:p>
          </table:table-cell>
          <table:table-cell table:formula="of:=IF([.D516]=[.E516];1;0)" office:value-type="float" office:value="0" calcext:value-type="float">
            <text:p>0</text:p>
          </table:table-cell>
          <table:table-cell table:formula="of:=SUM([.F$2:.F516])/([.A516]+1)" office:value-type="float" office:value="0.594174757281553" calcext:value-type="float">
            <text:p>0.59417475728155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6934827" calcext:value-type="float">
            <text:p>0.069348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517]=[.E517];1;0)" office:value-type="float" office:value="0" calcext:value-type="float">
            <text:p>0</text:p>
          </table:table-cell>
          <table:table-cell table:formula="of:=SUM([.F$2:.F517])/([.A517]+1)" office:value-type="float" office:value="0.593023255813954" calcext:value-type="float">
            <text:p>0.59302325581395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011411521" calcext:value-type="float">
            <text:p>0.00114115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18]=[.E518];1;0)" office:value-type="float" office:value="1" calcext:value-type="float">
            <text:p>1</text:p>
          </table:table-cell>
          <table:table-cell table:formula="of:=SUM([.F$2:.F518])/([.A518]+1)" office:value-type="float" office:value="0.593810444874275" calcext:value-type="float">
            <text:p>0.59381044487427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041542477" calcext:value-type="float">
            <text:p>0.00415424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19]=[.E519];1;0)" office:value-type="float" office:value="1" calcext:value-type="float">
            <text:p>1</text:p>
          </table:table-cell>
          <table:table-cell table:formula="of:=SUM([.F$2:.F519])/([.A519]+1)" office:value-type="float" office:value="0.594594594594595" calcext:value-type="float">
            <text:p>0.59459459459459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8062258" calcext:value-type="float">
            <text:p>0.08062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520]=[.E520];1;0)" office:value-type="float" office:value="0" calcext:value-type="float">
            <text:p>0</text:p>
          </table:table-cell>
          <table:table-cell table:formula="of:=SUM([.F$2:.F520])/([.A520]+1)" office:value-type="float" office:value="0.593448940269749" calcext:value-type="float">
            <text:p>0.59344894026974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40283073" calcext:value-type="float">
            <text:p>0.040283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521]=[.E521];1;0)" office:value-type="float" office:value="0" calcext:value-type="float">
            <text:p>0</text:p>
          </table:table-cell>
          <table:table-cell table:formula="of:=SUM([.F$2:.F521])/([.A521]+1)" office:value-type="float" office:value="0.592307692307692" calcext:value-type="float">
            <text:p>0.59230769230769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15687592" calcext:value-type="float">
            <text:p>0.00156875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22]=[.E522];1;0)" office:value-type="float" office:value="1" calcext:value-type="float">
            <text:p>1</text:p>
          </table:table-cell>
          <table:table-cell table:formula="of:=SUM([.F$2:.F522])/([.A522]+1)" office:value-type="float" office:value="0.593090211132438" calcext:value-type="float">
            <text:p>0.59309021113243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05227969" calcext:value-type="float">
            <text:p>0.0052279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23]=[.E523];1;0)" office:value-type="float" office:value="1" calcext:value-type="float">
            <text:p>1</text:p>
          </table:table-cell>
          <table:table-cell table:formula="of:=SUM([.F$2:.F523])/([.A523]+1)" office:value-type="float" office:value="0.593869731800766" calcext:value-type="float">
            <text:p>0.59386973180076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77496596" calcext:value-type="float">
            <text:p>0.077496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524]=[.E524];1;0)" office:value-type="float" office:value="0" calcext:value-type="float">
            <text:p>0</text:p>
          </table:table-cell>
          <table:table-cell table:formula="of:=SUM([.F$2:.F524])/([.A524]+1)" office:value-type="float" office:value="0.592734225621415" calcext:value-type="float">
            <text:p>0.59273422562141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35529938" calcext:value-type="float">
            <text:p>0.0355299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525]=[.E525];1;0)" office:value-type="float" office:value="0" calcext:value-type="float">
            <text:p>0</text:p>
          </table:table-cell>
          <table:table-cell table:formula="of:=SUM([.F$2:.F525])/([.A525]+1)" office:value-type="float" office:value="0.591603053435115" calcext:value-type="float">
            <text:p>0.59160305343511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80363505" calcext:value-type="float">
            <text:p>0.0803635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526]=[.E526];1;0)" office:value-type="float" office:value="0" calcext:value-type="float">
            <text:p>0</text:p>
          </table:table-cell>
          <table:table-cell table:formula="of:=SUM([.F$2:.F526])/([.A526]+1)" office:value-type="float" office:value="0.59047619047619" calcext:value-type="float">
            <text:p>0.5904761904761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4014077" calcext:value-type="float">
            <text:p>0.04014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527]=[.E527];1;0)" office:value-type="float" office:value="0" calcext:value-type="float">
            <text:p>0</text:p>
          </table:table-cell>
          <table:table-cell table:formula="of:=SUM([.F$2:.F527])/([.A527]+1)" office:value-type="float" office:value="0.5893536121673" calcext:value-type="float">
            <text:p>0.589353612167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7278775" calcext:value-type="float">
            <text:p>0.07278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528]=[.E528];1;0)" office:value-type="float" office:value="0" calcext:value-type="float">
            <text:p>0</text:p>
          </table:table-cell>
          <table:table-cell table:formula="of:=SUM([.F$2:.F528])/([.A528]+1)" office:value-type="float" office:value="0.588235294117647" calcext:value-type="float">
            <text:p>0.58823529411764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6171896" calcext:value-type="float">
            <text:p>0.061718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529]=[.E529];1;0)" office:value-type="float" office:value="0" calcext:value-type="float">
            <text:p>0</text:p>
          </table:table-cell>
          <table:table-cell table:formula="of:=SUM([.F$2:.F529])/([.A529]+1)" office:value-type="float" office:value="0.587121212121212" calcext:value-type="float">
            <text:p>0.58712121212121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035914192" calcext:value-type="float">
            <text:p>0.00359141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30]=[.E530];1;0)" office:value-type="float" office:value="1" calcext:value-type="float">
            <text:p>1</text:p>
          </table:table-cell>
          <table:table-cell table:formula="of:=SUM([.F$2:.F530])/([.A530]+1)" office:value-type="float" office:value="0.587901701323251" calcext:value-type="float">
            <text:p>0.58790170132325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10431956" calcext:value-type="float">
            <text:p>0.0104319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31]=[.E531];1;0)" office:value-type="float" office:value="1" calcext:value-type="float">
            <text:p>1</text:p>
          </table:table-cell>
          <table:table-cell table:formula="of:=SUM([.F$2:.F531])/([.A531]+1)" office:value-type="float" office:value="0.588679245283019" calcext:value-type="float">
            <text:p>0.58867924528301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4325864" calcext:value-type="float">
            <text:p>0.0043258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32]=[.E532];1;0)" office:value-type="float" office:value="1" calcext:value-type="float">
            <text:p>1</text:p>
          </table:table-cell>
          <table:table-cell table:formula="of:=SUM([.F$2:.F532])/([.A532]+1)" office:value-type="float" office:value="0.589453860640301" calcext:value-type="float">
            <text:p>0.58945386064030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6261167" calcext:value-type="float">
            <text:p>0.06261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533]=[.E533];1;0)" office:value-type="float" office:value="0" calcext:value-type="float">
            <text:p>0</text:p>
          </table:table-cell>
          <table:table-cell table:formula="of:=SUM([.F$2:.F533])/([.A533]+1)" office:value-type="float" office:value="0.588345864661654" calcext:value-type="float">
            <text:p>0.58834586466165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04883365" calcext:value-type="float">
            <text:p>0.0048833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34]=[.E534];1;0)" office:value-type="float" office:value="1" calcext:value-type="float">
            <text:p>1</text:p>
          </table:table-cell>
          <table:table-cell table:formula="of:=SUM([.F$2:.F534])/([.A534]+1)" office:value-type="float" office:value="0.589118198874296" calcext:value-type="float">
            <text:p>0.58911819887429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12911558" calcext:value-type="float">
            <text:p>0.0129115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35]=[.E535];1;0)" office:value-type="float" office:value="1" calcext:value-type="float">
            <text:p>1</text:p>
          </table:table-cell>
          <table:table-cell table:formula="of:=SUM([.F$2:.F535])/([.A535]+1)" office:value-type="float" office:value="0.589887640449438" calcext:value-type="float">
            <text:p>0.58988764044943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05237765" calcext:value-type="float">
            <text:p>0.005237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36]=[.E536];1;0)" office:value-type="float" office:value="1" calcext:value-type="float">
            <text:p>1</text:p>
          </table:table-cell>
          <table:table-cell table:formula="of:=SUM([.F$2:.F536])/([.A536]+1)" office:value-type="float" office:value="0.590654205607477" calcext:value-type="float">
            <text:p>0.59065420560747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1347819" calcext:value-type="float">
            <text:p>0.013478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37]=[.E537];1;0)" office:value-type="float" office:value="1" calcext:value-type="float">
            <text:p>1</text:p>
          </table:table-cell>
          <table:table-cell table:formula="of:=SUM([.F$2:.F537])/([.A537]+1)" office:value-type="float" office:value="0.591417910447761" calcext:value-type="float">
            <text:p>0.59141791044776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7346997" calcext:value-type="float">
            <text:p>0.07346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3</text:p>
          </table:table-cell>
          <table:table-cell office:value-type="string" calcext:value-type="string">
            <text:p>e2e4</text:p>
          </table:table-cell>
          <table:table-cell table:formula="of:=IF([.D538]=[.E538];1;0)" office:value-type="float" office:value="0" calcext:value-type="float">
            <text:p>0</text:p>
          </table:table-cell>
          <table:table-cell table:formula="of:=SUM([.F$2:.F538])/([.A538]+1)" office:value-type="float" office:value="0.590316573556797" calcext:value-type="float">
            <text:p>0.59031657355679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57780962" calcext:value-type="float">
            <text:p>0.057780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539]=[.E539];1;0)" office:value-type="float" office:value="0" calcext:value-type="float">
            <text:p>0</text:p>
          </table:table-cell>
          <table:table-cell table:formula="of:=SUM([.F$2:.F539])/([.A539]+1)" office:value-type="float" office:value="0.589219330855019" calcext:value-type="float">
            <text:p>0.58921933085501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62492866" calcext:value-type="float">
            <text:p>0.062492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540]=[.E540];1;0)" office:value-type="float" office:value="0" calcext:value-type="float">
            <text:p>0</text:p>
          </table:table-cell>
          <table:table-cell table:formula="of:=SUM([.F$2:.F540])/([.A540]+1)" office:value-type="float" office:value="0.588126159554731" calcext:value-type="float">
            <text:p>0.58812615955473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3321613" calcext:value-type="float">
            <text:p>0.033216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d7d5</text:p>
          </table:table-cell>
          <table:table-cell table:formula="of:=IF([.D541]=[.E541];1;0)" office:value-type="float" office:value="0" calcext:value-type="float">
            <text:p>0</text:p>
          </table:table-cell>
          <table:table-cell table:formula="of:=SUM([.F$2:.F541])/([.A541]+1)" office:value-type="float" office:value="0.587037037037037" calcext:value-type="float">
            <text:p>0.58703703703703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68395145" calcext:value-type="float">
            <text:p>0.068395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542]=[.E542];1;0)" office:value-type="float" office:value="0" calcext:value-type="float">
            <text:p>0</text:p>
          </table:table-cell>
          <table:table-cell table:formula="of:=SUM([.F$2:.F542])/([.A542]+1)" office:value-type="float" office:value="0.585951940850277" calcext:value-type="float">
            <text:p>0.58595194085027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2599051" calcext:value-type="float">
            <text:p>0.025990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43]=[.E543];1;0)" office:value-type="float" office:value="1" calcext:value-type="float">
            <text:p>1</text:p>
          </table:table-cell>
          <table:table-cell table:formula="of:=SUM([.F$2:.F543])/([.A543]+1)" office:value-type="float" office:value="0.586715867158672" calcext:value-type="float">
            <text:p>0.58671586715867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66158086" calcext:value-type="float">
            <text:p>0.066158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544]=[.E544];1;0)" office:value-type="float" office:value="0" calcext:value-type="float">
            <text:p>0</text:p>
          </table:table-cell>
          <table:table-cell table:formula="of:=SUM([.F$2:.F544])/([.A544]+1)" office:value-type="float" office:value="0.585635359116022" calcext:value-type="float">
            <text:p>0.58563535911602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56587864" calcext:value-type="float">
            <text:p>0.0565878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545]=[.E545];1;0)" office:value-type="float" office:value="0" calcext:value-type="float">
            <text:p>0</text:p>
          </table:table-cell>
          <table:table-cell table:formula="of:=SUM([.F$2:.F545])/([.A545]+1)" office:value-type="float" office:value="0.584558823529412" calcext:value-type="float">
            <text:p>0.58455882352941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54514192" calcext:value-type="float">
            <text:p>0.054514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546]=[.E546];1;0)" office:value-type="float" office:value="0" calcext:value-type="float">
            <text:p>0</text:p>
          </table:table-cell>
          <table:table-cell table:formula="of:=SUM([.F$2:.F546])/([.A546]+1)" office:value-type="float" office:value="0.58348623853211" calcext:value-type="float">
            <text:p>0.5834862385321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5665678" calcext:value-type="float">
            <text:p>0.056656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d7d5</text:p>
          </table:table-cell>
          <table:table-cell table:formula="of:=IF([.D547]=[.E547];1;0)" office:value-type="float" office:value="0" calcext:value-type="float">
            <text:p>0</text:p>
          </table:table-cell>
          <table:table-cell table:formula="of:=SUM([.F$2:.F547])/([.A547]+1)" office:value-type="float" office:value="0.582417582417582" calcext:value-type="float">
            <text:p>0.58241758241758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51157106" calcext:value-type="float">
            <text:p>0.051157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548]=[.E548];1;0)" office:value-type="float" office:value="0" calcext:value-type="float">
            <text:p>0</text:p>
          </table:table-cell>
          <table:table-cell table:formula="of:=SUM([.F$2:.F548])/([.A548]+1)" office:value-type="float" office:value="0.581352833638026" calcext:value-type="float">
            <text:p>0.58135283363802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55497386" calcext:value-type="float">
            <text:p>0.0554973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549]=[.E549];1;0)" office:value-type="float" office:value="0" calcext:value-type="float">
            <text:p>0</text:p>
          </table:table-cell>
          <table:table-cell table:formula="of:=SUM([.F$2:.F549])/([.A549]+1)" office:value-type="float" office:value="0.58029197080292" calcext:value-type="float">
            <text:p>0.5802919708029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4768602" calcext:value-type="float">
            <text:p>0.04768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550]=[.E550];1;0)" office:value-type="float" office:value="0" calcext:value-type="float">
            <text:p>0</text:p>
          </table:table-cell>
          <table:table-cell table:formula="of:=SUM([.F$2:.F550])/([.A550]+1)" office:value-type="float" office:value="0.579234972677596" calcext:value-type="float">
            <text:p>0.57923497267759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54183964" calcext:value-type="float">
            <text:p>0.0541839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551]=[.E551];1;0)" office:value-type="float" office:value="0" calcext:value-type="float">
            <text:p>0</text:p>
          </table:table-cell>
          <table:table-cell table:formula="of:=SUM([.F$2:.F551])/([.A551]+1)" office:value-type="float" office:value="0.578181818181818" calcext:value-type="float">
            <text:p>0.57818181818181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4435587" calcext:value-type="float">
            <text:p>0.04435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552]=[.E552];1;0)" office:value-type="float" office:value="0" calcext:value-type="float">
            <text:p>0</text:p>
          </table:table-cell>
          <table:table-cell table:formula="of:=SUM([.F$2:.F552])/([.A552]+1)" office:value-type="float" office:value="0.577132486388385" calcext:value-type="float">
            <text:p>0.57713248638838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27693288" calcext:value-type="float">
            <text:p>0.0276932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53]=[.E553];1;0)" office:value-type="float" office:value="1" calcext:value-type="float">
            <text:p>1</text:p>
          </table:table-cell>
          <table:table-cell table:formula="of:=SUM([.F$2:.F553])/([.A553]+1)" office:value-type="float" office:value="0.577898550724638" calcext:value-type="float">
            <text:p>0.57789855072463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19660741" calcext:value-type="float">
            <text:p>0.0196607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54]=[.E554];1;0)" office:value-type="float" office:value="1" calcext:value-type="float">
            <text:p>1</text:p>
          </table:table-cell>
          <table:table-cell table:formula="of:=SUM([.F$2:.F554])/([.A554]+1)" office:value-type="float" office:value="0.578661844484629" calcext:value-type="float">
            <text:p>0.57866184448462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1292627" calcext:value-type="float">
            <text:p>0.012926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55]=[.E555];1;0)" office:value-type="float" office:value="1" calcext:value-type="float">
            <text:p>1</text:p>
          </table:table-cell>
          <table:table-cell table:formula="of:=SUM([.F$2:.F555])/([.A555]+1)" office:value-type="float" office:value="0.57942238267148" calcext:value-type="float">
            <text:p>0.5794223826714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21402946" calcext:value-type="float">
            <text:p>0.0214029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56]=[.E556];1;0)" office:value-type="float" office:value="1" calcext:value-type="float">
            <text:p>1</text:p>
          </table:table-cell>
          <table:table-cell table:formula="of:=SUM([.F$2:.F556])/([.A556]+1)" office:value-type="float" office:value="0.58018018018018" calcext:value-type="float">
            <text:p>0.5801801801801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12473477" calcext:value-type="float">
            <text:p>0.0124734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57]=[.E557];1;0)" office:value-type="float" office:value="1" calcext:value-type="float">
            <text:p>1</text:p>
          </table:table-cell>
          <table:table-cell table:formula="of:=SUM([.F$2:.F557])/([.A557]+1)" office:value-type="float" office:value="0.580935251798561" calcext:value-type="float">
            <text:p>0.58093525179856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22252839" calcext:value-type="float">
            <text:p>0.0222528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58]=[.E558];1;0)" office:value-type="float" office:value="1" calcext:value-type="float">
            <text:p>1</text:p>
          </table:table-cell>
          <table:table-cell table:formula="of:=SUM([.F$2:.F558])/([.A558]+1)" office:value-type="float" office:value="0.581687612208258" calcext:value-type="float">
            <text:p>0.58168761220825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11606062" calcext:value-type="float">
            <text:p>0.0116060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59]=[.E559];1;0)" office:value-type="float" office:value="1" calcext:value-type="float">
            <text:p>1</text:p>
          </table:table-cell>
          <table:table-cell table:formula="of:=SUM([.F$2:.F559])/([.A559]+1)" office:value-type="float" office:value="0.582437275985663" calcext:value-type="float">
            <text:p>0.58243727598566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22376359" calcext:value-type="float">
            <text:p>0.0223763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60]=[.E560];1;0)" office:value-type="float" office:value="1" calcext:value-type="float">
            <text:p>1</text:p>
          </table:table-cell>
          <table:table-cell table:formula="of:=SUM([.F$2:.F560])/([.A560]+1)" office:value-type="float" office:value="0.583184257602862" calcext:value-type="float">
            <text:p>0.58318425760286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10470222" calcext:value-type="float">
            <text:p>0.010470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61]=[.E561];1;0)" office:value-type="float" office:value="1" calcext:value-type="float">
            <text:p>1</text:p>
          </table:table-cell>
          <table:table-cell table:formula="of:=SUM([.F$2:.F561])/([.A561]+1)" office:value-type="float" office:value="0.583928571428571" calcext:value-type="float">
            <text:p>0.58392857142857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21896653" calcext:value-type="float">
            <text:p>0.0218966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62]=[.E562];1;0)" office:value-type="float" office:value="1" calcext:value-type="float">
            <text:p>1</text:p>
          </table:table-cell>
          <table:table-cell table:formula="of:=SUM([.F$2:.F562])/([.A562]+1)" office:value-type="float" office:value="0.584670231729055" calcext:value-type="float">
            <text:p>0.58467023172905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09143202" calcext:value-type="float">
            <text:p>0.0091432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63]=[.E563];1;0)" office:value-type="float" office:value="1" calcext:value-type="float">
            <text:p>1</text:p>
          </table:table-cell>
          <table:table-cell table:formula="of:=SUM([.F$2:.F563])/([.A563]+1)" office:value-type="float" office:value="0.585409252669039" calcext:value-type="float">
            <text:p>0.58540925266903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20907462" calcext:value-type="float">
            <text:p>0.0209074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64]=[.E564];1;0)" office:value-type="float" office:value="1" calcext:value-type="float">
            <text:p>1</text:p>
          </table:table-cell>
          <table:table-cell table:formula="of:=SUM([.F$2:.F564])/([.A564]+1)" office:value-type="float" office:value="0.586145648312611" calcext:value-type="float">
            <text:p>0.58614564831261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077655152" calcext:value-type="float">
            <text:p>0.00776551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65]=[.E565];1;0)" office:value-type="float" office:value="1" calcext:value-type="float">
            <text:p>1</text:p>
          </table:table-cell>
          <table:table-cell table:formula="of:=SUM([.F$2:.F565])/([.A565]+1)" office:value-type="float" office:value="0.586879432624113" calcext:value-type="float">
            <text:p>0.58687943262411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19512387" calcext:value-type="float">
            <text:p>0.0195123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66]=[.E566];1;0)" office:value-type="float" office:value="1" calcext:value-type="float">
            <text:p>1</text:p>
          </table:table-cell>
          <table:table-cell table:formula="of:=SUM([.F$2:.F566])/([.A566]+1)" office:value-type="float" office:value="0.587610619469027" calcext:value-type="float">
            <text:p>0.58761061946902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064293696" calcext:value-type="float">
            <text:p>0.00642936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67]=[.E567];1;0)" office:value-type="float" office:value="1" calcext:value-type="float">
            <text:p>1</text:p>
          </table:table-cell>
          <table:table-cell table:formula="of:=SUM([.F$2:.F567])/([.A567]+1)" office:value-type="float" office:value="0.588339222614841" calcext:value-type="float">
            <text:p>0.58833922261484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17795835" calcext:value-type="float">
            <text:p>0.0177958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68]=[.E568];1;0)" office:value-type="float" office:value="1" calcext:value-type="float">
            <text:p>1</text:p>
          </table:table-cell>
          <table:table-cell table:formula="of:=SUM([.F$2:.F568])/([.A568]+1)" office:value-type="float" office:value="0.589065255731922" calcext:value-type="float">
            <text:p>0.58906525573192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052074464" calcext:value-type="float">
            <text:p>0.0052074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69]=[.E569];1;0)" office:value-type="float" office:value="1" calcext:value-type="float">
            <text:p>1</text:p>
          </table:table-cell>
          <table:table-cell table:formula="of:=SUM([.F$2:.F569])/([.A569]+1)" office:value-type="float" office:value="0.589788732394366" calcext:value-type="float">
            <text:p>0.58978873239436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15819479" calcext:value-type="float">
            <text:p>0.0158194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70]=[.E570];1;0)" office:value-type="float" office:value="1" calcext:value-type="float">
            <text:p>1</text:p>
          </table:table-cell>
          <table:table-cell table:formula="of:=SUM([.F$2:.F570])/([.A570]+1)" office:value-type="float" office:value="0.590509666080844" calcext:value-type="float">
            <text:p>0.59050966608084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04146755" calcext:value-type="float">
            <text:p>0.0041467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71]=[.E571];1;0)" office:value-type="float" office:value="1" calcext:value-type="float">
            <text:p>1</text:p>
          </table:table-cell>
          <table:table-cell table:formula="of:=SUM([.F$2:.F571])/([.A571]+1)" office:value-type="float" office:value="0.591228070175439" calcext:value-type="float">
            <text:p>0.59122807017543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4650517" calcext:value-type="float">
            <text:p>0.046505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572]=[.E572];1;0)" office:value-type="float" office:value="0" calcext:value-type="float">
            <text:p>0</text:p>
          </table:table-cell>
          <table:table-cell table:formula="of:=SUM([.F$2:.F572])/([.A572]+1)" office:value-type="float" office:value="0.590192644483362" calcext:value-type="float">
            <text:p>0.59019264448336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61206058" calcext:value-type="float">
            <text:p>0.061206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573]=[.E573];1;0)" office:value-type="float" office:value="0" calcext:value-type="float">
            <text:p>0</text:p>
          </table:table-cell>
          <table:table-cell table:formula="of:=SUM([.F$2:.F573])/([.A573]+1)" office:value-type="float" office:value="0.589160839160839" calcext:value-type="float">
            <text:p>0.58916083916083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12780911" calcext:value-type="float">
            <text:p>0.0127809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74]=[.E574];1;0)" office:value-type="float" office:value="1" calcext:value-type="float">
            <text:p>1</text:p>
          </table:table-cell>
          <table:table-cell table:formula="of:=SUM([.F$2:.F574])/([.A574]+1)" office:value-type="float" office:value="0.589877835951134" calcext:value-type="float">
            <text:p>0.58987783595113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76043144" calcext:value-type="float">
            <text:p>0.076043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575]=[.E575];1;0)" office:value-type="float" office:value="0" calcext:value-type="float">
            <text:p>0</text:p>
          </table:table-cell>
          <table:table-cell table:formula="of:=SUM([.F$2:.F575])/([.A575]+1)" office:value-type="float" office:value="0.588850174216028" calcext:value-type="float">
            <text:p>0.58885017421602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11732533" calcext:value-type="float">
            <text:p>0.0117325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76]=[.E576];1;0)" office:value-type="float" office:value="1" calcext:value-type="float">
            <text:p>1</text:p>
          </table:table-cell>
          <table:table-cell table:formula="of:=SUM([.F$2:.F576])/([.A576]+1)" office:value-type="float" office:value="0.589565217391304" calcext:value-type="float">
            <text:p>0.58956521739130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7618969" calcext:value-type="float">
            <text:p>0.076189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577]=[.E577];1;0)" office:value-type="float" office:value="0" calcext:value-type="float">
            <text:p>0</text:p>
          </table:table-cell>
          <table:table-cell table:formula="of:=SUM([.F$2:.F577])/([.A577]+1)" office:value-type="float" office:value="0.588541666666667" calcext:value-type="float">
            <text:p>0.58854166666666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10638685" calcext:value-type="float">
            <text:p>0.0106386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78]=[.E578];1;0)" office:value-type="float" office:value="1" calcext:value-type="float">
            <text:p>1</text:p>
          </table:table-cell>
          <table:table-cell table:formula="of:=SUM([.F$2:.F578])/([.A578]+1)" office:value-type="float" office:value="0.589254766031196" calcext:value-type="float">
            <text:p>0.58925476603119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75455636" calcext:value-type="float">
            <text:p>0.0754556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579]=[.E579];1;0)" office:value-type="float" office:value="0" calcext:value-type="float">
            <text:p>0</text:p>
          </table:table-cell>
          <table:table-cell table:formula="of:=SUM([.F$2:.F579])/([.A579]+1)" office:value-type="float" office:value="0.588235294117647" calcext:value-type="float">
            <text:p>0.58823529411764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09566291" calcext:value-type="float">
            <text:p>0.0095662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80]=[.E580];1;0)" office:value-type="float" office:value="1" calcext:value-type="float">
            <text:p>1</text:p>
          </table:table-cell>
          <table:table-cell table:formula="of:=SUM([.F$2:.F580])/([.A580]+1)" office:value-type="float" office:value="0.588946459412781" calcext:value-type="float">
            <text:p>0.58894645941278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7398246" calcext:value-type="float">
            <text:p>0.07398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581]=[.E581];1;0)" office:value-type="float" office:value="0" calcext:value-type="float">
            <text:p>0</text:p>
          </table:table-cell>
          <table:table-cell table:formula="of:=SUM([.F$2:.F581])/([.A581]+1)" office:value-type="float" office:value="0.587931034482759" calcext:value-type="float">
            <text:p>0.58793103448275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8559048" calcext:value-type="float">
            <text:p>0.0085590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82]=[.E582];1;0)" office:value-type="float" office:value="1" calcext:value-type="float">
            <text:p>1</text:p>
          </table:table-cell>
          <table:table-cell table:formula="of:=SUM([.F$2:.F582])/([.A582]+1)" office:value-type="float" office:value="0.588640275387263" calcext:value-type="float">
            <text:p>0.58864027538726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041508283" calcext:value-type="float">
            <text:p>0.00415082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83]=[.E583];1;0)" office:value-type="float" office:value="1" calcext:value-type="float">
            <text:p>1</text:p>
          </table:table-cell>
          <table:table-cell table:formula="of:=SUM([.F$2:.F583])/([.A583]+1)" office:value-type="float" office:value="0.589347079037801" calcext:value-type="float">
            <text:p>0.58934707903780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07571489" calcext:value-type="float">
            <text:p>0.0075714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84]=[.E584];1;0)" office:value-type="float" office:value="1" calcext:value-type="float">
            <text:p>1</text:p>
          </table:table-cell>
          <table:table-cell table:formula="of:=SUM([.F$2:.F584])/([.A584]+1)" office:value-type="float" office:value="0.590051457975986" calcext:value-type="float">
            <text:p>0.59005145797598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04580125" calcext:value-type="float">
            <text:p>0.004580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85]=[.E585];1;0)" office:value-type="float" office:value="1" calcext:value-type="float">
            <text:p>1</text:p>
          </table:table-cell>
          <table:table-cell table:formula="of:=SUM([.F$2:.F585])/([.A585]+1)" office:value-type="float" office:value="0.590753424657534" calcext:value-type="float">
            <text:p>0.59075342465753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06572745" calcext:value-type="float">
            <text:p>0.0065727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86]=[.E586];1;0)" office:value-type="float" office:value="1" calcext:value-type="float">
            <text:p>1</text:p>
          </table:table-cell>
          <table:table-cell table:formula="of:=SUM([.F$2:.F586])/([.A586]+1)" office:value-type="float" office:value="0.591452991452991" calcext:value-type="float">
            <text:p>0.59145299145299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047682603" calcext:value-type="float">
            <text:p>0.00476826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87]=[.E587];1;0)" office:value-type="float" office:value="1" calcext:value-type="float">
            <text:p>1</text:p>
          </table:table-cell>
          <table:table-cell table:formula="of:=SUM([.F$2:.F587])/([.A587]+1)" office:value-type="float" office:value="0.592150170648464" calcext:value-type="float">
            <text:p>0.59215017064846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056113196" calcext:value-type="float">
            <text:p>0.00561131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88]=[.E588];1;0)" office:value-type="float" office:value="1" calcext:value-type="float">
            <text:p>1</text:p>
          </table:table-cell>
          <table:table-cell table:formula="of:=SUM([.F$2:.F588])/([.A588]+1)" office:value-type="float" office:value="0.592844974446337" calcext:value-type="float">
            <text:p>0.59284497444633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047394605" calcext:value-type="float">
            <text:p>0.00473946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89]=[.E589];1;0)" office:value-type="float" office:value="1" calcext:value-type="float">
            <text:p>1</text:p>
          </table:table-cell>
          <table:table-cell table:formula="of:=SUM([.F$2:.F589])/([.A589]+1)" office:value-type="float" office:value="0.593537414965986" calcext:value-type="float">
            <text:p>0.59353741496598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7294167" calcext:value-type="float">
            <text:p>0.07294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590]=[.E590];1;0)" office:value-type="float" office:value="0" calcext:value-type="float">
            <text:p>0</text:p>
          </table:table-cell>
          <table:table-cell table:formula="of:=SUM([.F$2:.F590])/([.A590]+1)" office:value-type="float" office:value="0.592529711375212" calcext:value-type="float">
            <text:p>0.59252971137521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59812825" calcext:value-type="float">
            <text:p>0.0598128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591]=[.E591];1;0)" office:value-type="float" office:value="0" calcext:value-type="float">
            <text:p>0</text:p>
          </table:table-cell>
          <table:table-cell table:formula="of:=SUM([.F$2:.F591])/([.A591]+1)" office:value-type="float" office:value="0.591525423728814" calcext:value-type="float">
            <text:p>0.59152542372881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43963594" calcext:value-type="float">
            <text:p>0.00439635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92]=[.E592];1;0)" office:value-type="float" office:value="1" calcext:value-type="float">
            <text:p>1</text:p>
          </table:table-cell>
          <table:table-cell table:formula="of:=SUM([.F$2:.F592])/([.A592]+1)" office:value-type="float" office:value="0.592216582064298" calcext:value-type="float">
            <text:p>0.59221658206429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048153503" calcext:value-type="float">
            <text:p>0.00481535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93]=[.E593];1;0)" office:value-type="float" office:value="1" calcext:value-type="float">
            <text:p>1</text:p>
          </table:table-cell>
          <table:table-cell table:formula="of:=SUM([.F$2:.F593])/([.A593]+1)" office:value-type="float" office:value="0.592905405405405" calcext:value-type="float">
            <text:p>0.59290540540540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0404858" calcext:value-type="float">
            <text:p>0.004048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94]=[.E594];1;0)" office:value-type="float" office:value="1" calcext:value-type="float">
            <text:p>1</text:p>
          </table:table-cell>
          <table:table-cell table:formula="of:=SUM([.F$2:.F594])/([.A594]+1)" office:value-type="float" office:value="0.593591905564924" calcext:value-type="float">
            <text:p>0.59359190556492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04816043" calcext:value-type="float">
            <text:p>0.0048160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95]=[.E595];1;0)" office:value-type="float" office:value="1" calcext:value-type="float">
            <text:p>1</text:p>
          </table:table-cell>
          <table:table-cell table:formula="of:=SUM([.F$2:.F595])/([.A595]+1)" office:value-type="float" office:value="0.594276094276094" calcext:value-type="float">
            <text:p>0.59427609427609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036561578" calcext:value-type="float">
            <text:p>0.00365615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596]=[.E596];1;0)" office:value-type="float" office:value="1" calcext:value-type="float">
            <text:p>1</text:p>
          </table:table-cell>
          <table:table-cell table:formula="of:=SUM([.F$2:.F596])/([.A596]+1)" office:value-type="float" office:value="0.594957983193277" calcext:value-type="float">
            <text:p>0.59495798319327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04628062" calcext:value-type="float">
            <text:p>0.0046280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597]=[.E597];1;0)" office:value-type="float" office:value="1" calcext:value-type="float">
            <text:p>1</text:p>
          </table:table-cell>
          <table:table-cell table:formula="of:=SUM([.F$2:.F597])/([.A597]+1)" office:value-type="float" office:value="0.595637583892617" calcext:value-type="float">
            <text:p>0.59563758389261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7868776" calcext:value-type="float">
            <text:p>0.07868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c4</text:p>
          </table:table-cell>
          <table:table-cell office:value-type="string" calcext:value-type="string">
            <text:p>e2e4</text:p>
          </table:table-cell>
          <table:table-cell table:formula="of:=IF([.D598]=[.E598];1;0)" office:value-type="float" office:value="0" calcext:value-type="float">
            <text:p>0</text:p>
          </table:table-cell>
          <table:table-cell table:formula="of:=SUM([.F$2:.F598])/([.A598]+1)" office:value-type="float" office:value="0.59463986599665" calcext:value-type="float">
            <text:p>0.5946398659966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6223102" calcext:value-type="float">
            <text:p>0.06223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599]=[.E599];1;0)" office:value-type="float" office:value="0" calcext:value-type="float">
            <text:p>0</text:p>
          </table:table-cell>
          <table:table-cell table:formula="of:=SUM([.F$2:.F599])/([.A599]+1)" office:value-type="float" office:value="0.593645484949833" calcext:value-type="float">
            <text:p>0.59364548494983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031770833" calcext:value-type="float">
            <text:p>0.00317708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600]=[.E600];1;0)" office:value-type="float" office:value="1" calcext:value-type="float">
            <text:p>1</text:p>
          </table:table-cell>
          <table:table-cell table:formula="of:=SUM([.F$2:.F600])/([.A600]+1)" office:value-type="float" office:value="0.59432387312187" calcext:value-type="float">
            <text:p>0.5943238731218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69431625" calcext:value-type="float">
            <text:p>0.0694316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601]=[.E601];1;0)" office:value-type="float" office:value="0" calcext:value-type="float">
            <text:p>0</text:p>
          </table:table-cell>
          <table:table-cell table:formula="of:=SUM([.F$2:.F601])/([.A601]+1)" office:value-type="float" office:value="0.593333333333333" calcext:value-type="float">
            <text:p>0.59333333333333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31013784" calcext:value-type="float">
            <text:p>0.00310137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602]=[.E602];1;0)" office:value-type="float" office:value="1" calcext:value-type="float">
            <text:p>1</text:p>
          </table:table-cell>
          <table:table-cell table:formula="of:=SUM([.F$2:.F602])/([.A602]+1)" office:value-type="float" office:value="0.594009983361065" calcext:value-type="float">
            <text:p>0.59400998336106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05049699" calcext:value-type="float">
            <text:p>0.0050496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603]=[.E603];1;0)" office:value-type="float" office:value="1" calcext:value-type="float">
            <text:p>1</text:p>
          </table:table-cell>
          <table:table-cell table:formula="of:=SUM([.F$2:.F603])/([.A603]+1)" office:value-type="float" office:value="0.59468438538206" calcext:value-type="float">
            <text:p>0.5946843853820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716459" calcext:value-type="float">
            <text:p>0.0716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604]=[.E604];1;0)" office:value-type="float" office:value="0" calcext:value-type="float">
            <text:p>0</text:p>
          </table:table-cell>
          <table:table-cell table:formula="of:=SUM([.F$2:.F604])/([.A604]+1)" office:value-type="float" office:value="0.593698175787728" calcext:value-type="float">
            <text:p>0.59369817578772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4385552" calcext:value-type="float">
            <text:p>0.04385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605]=[.E605];1;0)" office:value-type="float" office:value="0" calcext:value-type="float">
            <text:p>0</text:p>
          </table:table-cell>
          <table:table-cell table:formula="of:=SUM([.F$2:.F605])/([.A605]+1)" office:value-type="float" office:value="0.59271523178808" calcext:value-type="float">
            <text:p>0.5927152317880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70873" calcext:value-type="float">
            <text:p>0.070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606]=[.E606];1;0)" office:value-type="float" office:value="0" calcext:value-type="float">
            <text:p>0</text:p>
          </table:table-cell>
          <table:table-cell table:formula="of:=SUM([.F$2:.F606])/([.A606]+1)" office:value-type="float" office:value="0.591735537190083" calcext:value-type="float">
            <text:p>0.59173553719008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4177553" calcext:value-type="float">
            <text:p>0.041775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607]=[.E607];1;0)" office:value-type="float" office:value="0" calcext:value-type="float">
            <text:p>0</text:p>
          </table:table-cell>
          <table:table-cell table:formula="of:=SUM([.F$2:.F607])/([.A607]+1)" office:value-type="float" office:value="0.590759075907591" calcext:value-type="float">
            <text:p>0.59075907590759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6898233" calcext:value-type="float">
            <text:p>0.06898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608]=[.E608];1;0)" office:value-type="float" office:value="0" calcext:value-type="float">
            <text:p>0</text:p>
          </table:table-cell>
          <table:table-cell table:formula="of:=SUM([.F$2:.F608])/([.A608]+1)" office:value-type="float" office:value="0.589785831960461" calcext:value-type="float">
            <text:p>0.58978583196046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531095" calcext:value-type="float">
            <text:p>0.05310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609]=[.E609];1;0)" office:value-type="float" office:value="0" calcext:value-type="float">
            <text:p>0</text:p>
          </table:table-cell>
          <table:table-cell table:formula="of:=SUM([.F$2:.F609])/([.A609]+1)" office:value-type="float" office:value="0.588815789473684" calcext:value-type="float">
            <text:p>0.58881578947368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66131204" calcext:value-type="float">
            <text:p>0.066131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610]=[.E610];1;0)" office:value-type="float" office:value="0" calcext:value-type="float">
            <text:p>0</text:p>
          </table:table-cell>
          <table:table-cell table:formula="of:=SUM([.F$2:.F610])/([.A610]+1)" office:value-type="float" office:value="0.587848932676519" calcext:value-type="float">
            <text:p>0.58784893267651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23567518" calcext:value-type="float">
            <text:p>0.0235675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611]=[.E611];1;0)" office:value-type="float" office:value="1" calcext:value-type="float">
            <text:p>1</text:p>
          </table:table-cell>
          <table:table-cell table:formula="of:=SUM([.F$2:.F611])/([.A611]+1)" office:value-type="float" office:value="0.588524590163934" calcext:value-type="float">
            <text:p>0.58852459016393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6261039" calcext:value-type="float">
            <text:p>0.06261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612]=[.E612];1;0)" office:value-type="float" office:value="0" calcext:value-type="float">
            <text:p>0</text:p>
          </table:table-cell>
          <table:table-cell table:formula="of:=SUM([.F$2:.F612])/([.A612]+1)" office:value-type="float" office:value="0.587561374795417" calcext:value-type="float">
            <text:p>0.58756137479541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3556071" calcext:value-type="float">
            <text:p>0.03556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613]=[.E613];1;0)" office:value-type="float" office:value="0" calcext:value-type="float">
            <text:p>0</text:p>
          </table:table-cell>
          <table:table-cell table:formula="of:=SUM([.F$2:.F613])/([.A613]+1)" office:value-type="float" office:value="0.586601307189542" calcext:value-type="float">
            <text:p>0.58660130718954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58671147" calcext:value-type="float">
            <text:p>0.058671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614]=[.E614];1;0)" office:value-type="float" office:value="0" calcext:value-type="float">
            <text:p>0</text:p>
          </table:table-cell>
          <table:table-cell table:formula="of:=SUM([.F$2:.F614])/([.A614]+1)" office:value-type="float" office:value="0.585644371941272" calcext:value-type="float">
            <text:p>0.58564437194127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34025595" calcext:value-type="float">
            <text:p>0.0340255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615]=[.E615];1;0)" office:value-type="float" office:value="0" calcext:value-type="float">
            <text:p>0</text:p>
          </table:table-cell>
          <table:table-cell table:formula="of:=SUM([.F$2:.F615])/([.A615]+1)" office:value-type="float" office:value="0.584690553745928" calcext:value-type="float">
            <text:p>0.58469055374592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544639" calcext:value-type="float">
            <text:p>0.0544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616]=[.E616];1;0)" office:value-type="float" office:value="0" calcext:value-type="float">
            <text:p>0</text:p>
          </table:table-cell>
          <table:table-cell table:formula="of:=SUM([.F$2:.F616])/([.A616]+1)" office:value-type="float" office:value="0.583739837398374" calcext:value-type="float">
            <text:p>0.58373983739837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321217" calcext:value-type="float">
            <text:p>0.0321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617]=[.E617];1;0)" office:value-type="float" office:value="0" calcext:value-type="float">
            <text:p>0</text:p>
          </table:table-cell>
          <table:table-cell table:formula="of:=SUM([.F$2:.F617])/([.A617]+1)" office:value-type="float" office:value="0.582792207792208" calcext:value-type="float">
            <text:p>0.58279220779220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50219312" calcext:value-type="float">
            <text:p>0.050219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618]=[.E618];1;0)" office:value-type="float" office:value="0" calcext:value-type="float">
            <text:p>0</text:p>
          </table:table-cell>
          <table:table-cell table:formula="of:=SUM([.F$2:.F618])/([.A618]+1)" office:value-type="float" office:value="0.581847649918963" calcext:value-type="float">
            <text:p>0.58184764991896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30035922" calcext:value-type="float">
            <text:p>0.0300359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619]=[.E619];1;0)" office:value-type="float" office:value="1" calcext:value-type="float">
            <text:p>1</text:p>
          </table:table-cell>
          <table:table-cell table:formula="of:=SUM([.F$2:.F619])/([.A619]+1)" office:value-type="float" office:value="0.58252427184466" calcext:value-type="float">
            <text:p>0.5825242718446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13773977" calcext:value-type="float">
            <text:p>0.0137739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620]=[.E620];1;0)" office:value-type="float" office:value="1" calcext:value-type="float">
            <text:p>1</text:p>
          </table:table-cell>
          <table:table-cell table:formula="of:=SUM([.F$2:.F620])/([.A620]+1)" office:value-type="float" office:value="0.583198707592892" calcext:value-type="float">
            <text:p>0.58319870759289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15986813" calcext:value-type="float">
            <text:p>0.0159868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621]=[.E621];1;0)" office:value-type="float" office:value="1" calcext:value-type="float">
            <text:p>1</text:p>
          </table:table-cell>
          <table:table-cell table:formula="of:=SUM([.F$2:.F621])/([.A621]+1)" office:value-type="float" office:value="0.583870967741935" calcext:value-type="float">
            <text:p>0.58387096774193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43630444" calcext:value-type="float">
            <text:p>0.043630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622]=[.E622];1;0)" office:value-type="float" office:value="0" calcext:value-type="float">
            <text:p>0</text:p>
          </table:table-cell>
          <table:table-cell table:formula="of:=SUM([.F$2:.F622])/([.A622]+1)" office:value-type="float" office:value="0.5829307568438" calcext:value-type="float">
            <text:p>0.582930756843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2634998" calcext:value-type="float">
            <text:p>0.026349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623]=[.E623];1;0)" office:value-type="float" office:value="1" calcext:value-type="float">
            <text:p>1</text:p>
          </table:table-cell>
          <table:table-cell table:formula="of:=SUM([.F$2:.F623])/([.A623]+1)" office:value-type="float" office:value="0.583601286173634" calcext:value-type="float">
            <text:p>0.58360128617363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40942386" calcext:value-type="float">
            <text:p>0.040942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624]=[.E624];1;0)" office:value-type="float" office:value="0" calcext:value-type="float">
            <text:p>0</text:p>
          </table:table-cell>
          <table:table-cell table:formula="of:=SUM([.F$2:.F624])/([.A624]+1)" office:value-type="float" office:value="0.582664526484751" calcext:value-type="float">
            <text:p>0.58266452648475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4993891" calcext:value-type="float">
            <text:p>0.049938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d7d5</text:p>
          </table:table-cell>
          <table:table-cell table:formula="of:=IF([.D625]=[.E625];1;0)" office:value-type="float" office:value="0" calcext:value-type="float">
            <text:p>0</text:p>
          </table:table-cell>
          <table:table-cell table:formula="of:=SUM([.F$2:.F625])/([.A625]+1)" office:value-type="float" office:value="0.581730769230769" calcext:value-type="float">
            <text:p>0.58173076923076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38137004" calcext:value-type="float">
            <text:p>0.038137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626]=[.E626];1;0)" office:value-type="float" office:value="0" calcext:value-type="float">
            <text:p>0</text:p>
          </table:table-cell>
          <table:table-cell table:formula="of:=SUM([.F$2:.F626])/([.A626]+1)" office:value-type="float" office:value="0.5808" calcext:value-type="float">
            <text:p>0.580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49954064" calcext:value-type="float">
            <text:p>0.049954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d7d5</text:p>
          </table:table-cell>
          <table:table-cell table:formula="of:=IF([.D627]=[.E627];1;0)" office:value-type="float" office:value="0" calcext:value-type="float">
            <text:p>0</text:p>
          </table:table-cell>
          <table:table-cell table:formula="of:=SUM([.F$2:.F627])/([.A627]+1)" office:value-type="float" office:value="0.579872204472844" calcext:value-type="float">
            <text:p>0.57987220447284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35267998" calcext:value-type="float">
            <text:p>0.035267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628]=[.E628];1;0)" office:value-type="float" office:value="0" calcext:value-type="float">
            <text:p>0</text:p>
          </table:table-cell>
          <table:table-cell table:formula="of:=SUM([.F$2:.F628])/([.A628]+1)" office:value-type="float" office:value="0.578947368421053" calcext:value-type="float">
            <text:p>0.57894736842105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23242319" calcext:value-type="float">
            <text:p>0.0232423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629]=[.E629];1;0)" office:value-type="float" office:value="1" calcext:value-type="float">
            <text:p>1</text:p>
          </table:table-cell>
          <table:table-cell table:formula="of:=SUM([.F$2:.F629])/([.A629]+1)" office:value-type="float" office:value="0.579617834394904" calcext:value-type="float">
            <text:p>0.57961783439490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32399803" calcext:value-type="float">
            <text:p>0.032399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630]=[.E630];1;0)" office:value-type="float" office:value="0" calcext:value-type="float">
            <text:p>0</text:p>
          </table:table-cell>
          <table:table-cell table:formula="of:=SUM([.F$2:.F630])/([.A630]+1)" office:value-type="float" office:value="0.578696343402226" calcext:value-type="float">
            <text:p>0.57869634340222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22336364" calcext:value-type="float">
            <text:p>0.0223363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631]=[.E631];1;0)" office:value-type="float" office:value="1" calcext:value-type="float">
            <text:p>1</text:p>
          </table:table-cell>
          <table:table-cell table:formula="of:=SUM([.F$2:.F631])/([.A631]+1)" office:value-type="float" office:value="0.579365079365079" calcext:value-type="float">
            <text:p>0.57936507936507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29517664" calcext:value-type="float">
            <text:p>0.029517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632]=[.E632];1;0)" office:value-type="float" office:value="0" calcext:value-type="float">
            <text:p>0</text:p>
          </table:table-cell>
          <table:table-cell table:formula="of:=SUM([.F$2:.F632])/([.A632]+1)" office:value-type="float" office:value="0.578446909667195" calcext:value-type="float">
            <text:p>0.57844690966719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20979192" calcext:value-type="float">
            <text:p>0.020979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633]=[.E633];1;0)" office:value-type="float" office:value="1" calcext:value-type="float">
            <text:p>1</text:p>
          </table:table-cell>
          <table:table-cell table:formula="of:=SUM([.F$2:.F633])/([.A633]+1)" office:value-type="float" office:value="0.579113924050633" calcext:value-type="float">
            <text:p>0.57911392405063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26588738" calcext:value-type="float">
            <text:p>0.0265887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634]=[.E634];1;0)" office:value-type="float" office:value="1" calcext:value-type="float">
            <text:p>1</text:p>
          </table:table-cell>
          <table:table-cell table:formula="of:=SUM([.F$2:.F634])/([.A634]+1)" office:value-type="float" office:value="0.579778830963665" calcext:value-type="float">
            <text:p>0.57977883096366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1923423" calcext:value-type="float">
            <text:p>0.019234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635]=[.E635];1;0)" office:value-type="float" office:value="1" calcext:value-type="float">
            <text:p>1</text:p>
          </table:table-cell>
          <table:table-cell table:formula="of:=SUM([.F$2:.F635])/([.A635]+1)" office:value-type="float" office:value="0.580441640378549" calcext:value-type="float">
            <text:p>0.58044164037854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23563806" calcext:value-type="float">
            <text:p>0.0235638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636]=[.E636];1;0)" office:value-type="float" office:value="1" calcext:value-type="float">
            <text:p>1</text:p>
          </table:table-cell>
          <table:table-cell table:formula="of:=SUM([.F$2:.F636])/([.A636]+1)" office:value-type="float" office:value="0.581102362204724" calcext:value-type="float">
            <text:p>0.58110236220472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5234067" calcext:value-type="float">
            <text:p>0.052340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d7d5</text:p>
          </table:table-cell>
          <table:table-cell table:formula="of:=IF([.D637]=[.E637];1;0)" office:value-type="float" office:value="0" calcext:value-type="float">
            <text:p>0</text:p>
          </table:table-cell>
          <table:table-cell table:formula="of:=SUM([.F$2:.F637])/([.A637]+1)" office:value-type="float" office:value="0.580188679245283" calcext:value-type="float">
            <text:p>0.58018867924528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20503037" calcext:value-type="float">
            <text:p>0.0205030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638]=[.E638];1;0)" office:value-type="float" office:value="1" calcext:value-type="float">
            <text:p>1</text:p>
          </table:table-cell>
          <table:table-cell table:formula="of:=SUM([.F$2:.F638])/([.A638]+1)" office:value-type="float" office:value="0.580847723704867" calcext:value-type="float">
            <text:p>0.58084772370486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52884605" calcext:value-type="float">
            <text:p>0.052884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d7d5</text:p>
          </table:table-cell>
          <table:table-cell table:formula="of:=IF([.D639]=[.E639];1;0)" office:value-type="float" office:value="0" calcext:value-type="float">
            <text:p>0</text:p>
          </table:table-cell>
          <table:table-cell table:formula="of:=SUM([.F$2:.F639])/([.A639]+1)" office:value-type="float" office:value="0.579937304075235" calcext:value-type="float">
            <text:p>0.57993730407523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39258298" calcext:value-type="float">
            <text:p>0.039258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640]=[.E640];1;0)" office:value-type="float" office:value="0" calcext:value-type="float">
            <text:p>0</text:p>
          </table:table-cell>
          <table:table-cell table:formula="of:=SUM([.F$2:.F640])/([.A640]+1)" office:value-type="float" office:value="0.579029733959311" calcext:value-type="float">
            <text:p>0.57902973395931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26353208" calcext:value-type="float">
            <text:p>0.026353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641]=[.E641];1;0)" office:value-type="float" office:value="1" calcext:value-type="float">
            <text:p>1</text:p>
          </table:table-cell>
          <table:table-cell table:formula="of:=SUM([.F$2:.F641])/([.A641]+1)" office:value-type="float" office:value="0.5796875" calcext:value-type="float">
            <text:p>0.579687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16024822" calcext:value-type="float">
            <text:p>0.0160248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642]=[.E642];1;0)" office:value-type="float" office:value="1" calcext:value-type="float">
            <text:p>1</text:p>
          </table:table-cell>
          <table:table-cell table:formula="of:=SUM([.F$2:.F642])/([.A642]+1)" office:value-type="float" office:value="0.580343213728549" calcext:value-type="float">
            <text:p>0.58034321372854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15794205" calcext:value-type="float">
            <text:p>0.0157942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643]=[.E643];1;0)" office:value-type="float" office:value="1" calcext:value-type="float">
            <text:p>1</text:p>
          </table:table-cell>
          <table:table-cell table:formula="of:=SUM([.F$2:.F643])/([.A643]+1)" office:value-type="float" office:value="0.580996884735202" calcext:value-type="float">
            <text:p>0.58099688473520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14253426" calcext:value-type="float">
            <text:p>0.0142534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644]=[.E644];1;0)" office:value-type="float" office:value="1" calcext:value-type="float">
            <text:p>1</text:p>
          </table:table-cell>
          <table:table-cell table:formula="of:=SUM([.F$2:.F644])/([.A644]+1)" office:value-type="float" office:value="0.581648522550544" calcext:value-type="float">
            <text:p>0.58164852255054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5247298" calcext:value-type="float">
            <text:p>0.05247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d7d5</text:p>
          </table:table-cell>
          <table:table-cell table:formula="of:=IF([.D645]=[.E645];1;0)" office:value-type="float" office:value="0" calcext:value-type="float">
            <text:p>0</text:p>
          </table:table-cell>
          <table:table-cell table:formula="of:=SUM([.F$2:.F645])/([.A645]+1)" office:value-type="float" office:value="0.580745341614907" calcext:value-type="float">
            <text:p>0.58074534161490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46647046" calcext:value-type="float">
            <text:p>0.046647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646]=[.E646];1;0)" office:value-type="float" office:value="0" calcext:value-type="float">
            <text:p>0</text:p>
          </table:table-cell>
          <table:table-cell table:formula="of:=SUM([.F$2:.F646])/([.A646]+1)" office:value-type="float" office:value="0.57984496124031" calcext:value-type="float">
            <text:p>0.5798449612403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25961995" calcext:value-type="float">
            <text:p>0.0259619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647]=[.E647];1;0)" office:value-type="float" office:value="1" calcext:value-type="float">
            <text:p>1</text:p>
          </table:table-cell>
          <table:table-cell table:formula="of:=SUM([.F$2:.F647])/([.A647]+1)" office:value-type="float" office:value="0.580495356037152" calcext:value-type="float">
            <text:p>0.58049535603715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477026" calcext:value-type="float">
            <text:p>0.0477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648]=[.E648];1;0)" office:value-type="float" office:value="0" calcext:value-type="float">
            <text:p>0</text:p>
          </table:table-cell>
          <table:table-cell table:formula="of:=SUM([.F$2:.F648])/([.A648]+1)" office:value-type="float" office:value="0.579598145285935" calcext:value-type="float">
            <text:p>0.57959814528593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52785713" calcext:value-type="float">
            <text:p>0.0527857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649]=[.E649];1;0)" office:value-type="float" office:value="0" calcext:value-type="float">
            <text:p>0</text:p>
          </table:table-cell>
          <table:table-cell table:formula="of:=SUM([.F$2:.F649])/([.A649]+1)" office:value-type="float" office:value="0.578703703703704" calcext:value-type="float">
            <text:p>0.57870370370370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4726042" calcext:value-type="float">
            <text:p>0.04726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650]=[.E650];1;0)" office:value-type="float" office:value="0" calcext:value-type="float">
            <text:p>0</text:p>
          </table:table-cell>
          <table:table-cell table:formula="of:=SUM([.F$2:.F650])/([.A650]+1)" office:value-type="float" office:value="0.577812018489985" calcext:value-type="float">
            <text:p>0.57781201848998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5265899" calcext:value-type="float">
            <text:p>0.052658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651]=[.E651];1;0)" office:value-type="float" office:value="0" calcext:value-type="float">
            <text:p>0</text:p>
          </table:table-cell>
          <table:table-cell table:formula="of:=SUM([.F$2:.F651])/([.A651]+1)" office:value-type="float" office:value="0.576923076923077" calcext:value-type="float">
            <text:p>0.5769230769230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12934045" calcext:value-type="float">
            <text:p>0.0129340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652]=[.E652];1;0)" office:value-type="float" office:value="1" calcext:value-type="float">
            <text:p>1</text:p>
          </table:table-cell>
          <table:table-cell table:formula="of:=SUM([.F$2:.F652])/([.A652]+1)" office:value-type="float" office:value="0.577572964669739" calcext:value-type="float">
            <text:p>0.57757296466973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17237067" calcext:value-type="float">
            <text:p>0.0172370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653]=[.E653];1;0)" office:value-type="float" office:value="1" calcext:value-type="float">
            <text:p>1</text:p>
          </table:table-cell>
          <table:table-cell table:formula="of:=SUM([.F$2:.F653])/([.A653]+1)" office:value-type="float" office:value="0.578220858895705" calcext:value-type="float">
            <text:p>0.57822085889570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45163464" calcext:value-type="float">
            <text:p>0.045163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654]=[.E654];1;0)" office:value-type="float" office:value="0" calcext:value-type="float">
            <text:p>0</text:p>
          </table:table-cell>
          <table:table-cell table:formula="of:=SUM([.F$2:.F654])/([.A654]+1)" office:value-type="float" office:value="0.577335375191424" calcext:value-type="float">
            <text:p>0.57733537519142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51930115" calcext:value-type="float">
            <text:p>0.051930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655]=[.E655];1;0)" office:value-type="float" office:value="0" calcext:value-type="float">
            <text:p>0</text:p>
          </table:table-cell>
          <table:table-cell table:formula="of:=SUM([.F$2:.F655])/([.A655]+1)" office:value-type="float" office:value="0.576452599388379" calcext:value-type="float">
            <text:p>0.57645259938837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43635976" calcext:value-type="float">
            <text:p>0.043635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656]=[.E656];1;0)" office:value-type="float" office:value="0" calcext:value-type="float">
            <text:p>0</text:p>
          </table:table-cell>
          <table:table-cell table:formula="of:=SUM([.F$2:.F656])/([.A656]+1)" office:value-type="float" office:value="0.575572519083969" calcext:value-type="float">
            <text:p>0.57557251908396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24961818" calcext:value-type="float">
            <text:p>0.0249618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657]=[.E657];1;0)" office:value-type="float" office:value="1" calcext:value-type="float">
            <text:p>1</text:p>
          </table:table-cell>
          <table:table-cell table:formula="of:=SUM([.F$2:.F657])/([.A657]+1)" office:value-type="float" office:value="0.576219512195122" calcext:value-type="float">
            <text:p>0.57621951219512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41382506" calcext:value-type="float">
            <text:p>0.041382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658]=[.E658];1;0)" office:value-type="float" office:value="0" calcext:value-type="float">
            <text:p>0</text:p>
          </table:table-cell>
          <table:table-cell table:formula="of:=SUM([.F$2:.F658])/([.A658]+1)" office:value-type="float" office:value="0.575342465753425" calcext:value-type="float">
            <text:p>0.57534246575342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24480887" calcext:value-type="float">
            <text:p>0.0244808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659]=[.E659];1;0)" office:value-type="float" office:value="1" calcext:value-type="float">
            <text:p>1</text:p>
          </table:table-cell>
          <table:table-cell table:formula="of:=SUM([.F$2:.F659])/([.A659]+1)" office:value-type="float" office:value="0.575987841945289" calcext:value-type="float">
            <text:p>0.57598784194528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17628316" calcext:value-type="float">
            <text:p>0.0176283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660]=[.E660];1;0)" office:value-type="float" office:value="1" calcext:value-type="float">
            <text:p>1</text:p>
          </table:table-cell>
          <table:table-cell table:formula="of:=SUM([.F$2:.F660])/([.A660]+1)" office:value-type="float" office:value="0.576631259484067" calcext:value-type="float">
            <text:p>0.57663125948406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17985364" calcext:value-type="float">
            <text:p>0.0179853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661]=[.E661];1;0)" office:value-type="float" office:value="1" calcext:value-type="float">
            <text:p>1</text:p>
          </table:table-cell>
          <table:table-cell table:formula="of:=SUM([.F$2:.F661])/([.A661]+1)" office:value-type="float" office:value="0.577272727272727" calcext:value-type="float">
            <text:p>0.57727272727272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1862859" calcext:value-type="float">
            <text:p>0.018628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662]=[.E662];1;0)" office:value-type="float" office:value="1" calcext:value-type="float">
            <text:p>1</text:p>
          </table:table-cell>
          <table:table-cell table:formula="of:=SUM([.F$2:.F662])/([.A662]+1)" office:value-type="float" office:value="0.577912254160363" calcext:value-type="float">
            <text:p>0.57791225416036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49541555" calcext:value-type="float">
            <text:p>0.049541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d7d5</text:p>
          </table:table-cell>
          <table:table-cell table:formula="of:=IF([.D663]=[.E663];1;0)" office:value-type="float" office:value="0" calcext:value-type="float">
            <text:p>0</text:p>
          </table:table-cell>
          <table:table-cell table:formula="of:=SUM([.F$2:.F663])/([.A663]+1)" office:value-type="float" office:value="0.577039274924471" calcext:value-type="float">
            <text:p>0.57703927492447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18865494" calcext:value-type="float">
            <text:p>0.0188654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664]=[.E664];1;0)" office:value-type="float" office:value="1" calcext:value-type="float">
            <text:p>1</text:p>
          </table:table-cell>
          <table:table-cell table:formula="of:=SUM([.F$2:.F664])/([.A664]+1)" office:value-type="float" office:value="0.577677224736048" calcext:value-type="float">
            <text:p>0.57767722473604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4913486" calcext:value-type="float">
            <text:p>0.049134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d7d5</text:p>
          </table:table-cell>
          <table:table-cell table:formula="of:=IF([.D665]=[.E665];1;0)" office:value-type="float" office:value="0" calcext:value-type="float">
            <text:p>0</text:p>
          </table:table-cell>
          <table:table-cell table:formula="of:=SUM([.F$2:.F665])/([.A665]+1)" office:value-type="float" office:value="0.576807228915663" calcext:value-type="float">
            <text:p>0.57680722891566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37185635" calcext:value-type="float">
            <text:p>0.037185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666]=[.E666];1;0)" office:value-type="float" office:value="0" calcext:value-type="float">
            <text:p>0</text:p>
          </table:table-cell>
          <table:table-cell table:formula="of:=SUM([.F$2:.F666])/([.A666]+1)" office:value-type="float" office:value="0.57593984962406" calcext:value-type="float">
            <text:p>0.5759398496240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2126533" calcext:value-type="float">
            <text:p>0.021265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667]=[.E667];1;0)" office:value-type="float" office:value="1" calcext:value-type="float">
            <text:p>1</text:p>
          </table:table-cell>
          <table:table-cell table:formula="of:=SUM([.F$2:.F667])/([.A667]+1)" office:value-type="float" office:value="0.576576576576577" calcext:value-type="float">
            <text:p>0.57657657657657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3657773" calcext:value-type="float">
            <text:p>0.03657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668]=[.E668];1;0)" office:value-type="float" office:value="0" calcext:value-type="float">
            <text:p>0</text:p>
          </table:table-cell>
          <table:table-cell table:formula="of:=SUM([.F$2:.F668])/([.A668]+1)" office:value-type="float" office:value="0.575712143928036" calcext:value-type="float">
            <text:p>0.57571214392803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20068903" calcext:value-type="float">
            <text:p>0.0200689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669]=[.E669];1;0)" office:value-type="float" office:value="1" calcext:value-type="float">
            <text:p>1</text:p>
          </table:table-cell>
          <table:table-cell table:formula="of:=SUM([.F$2:.F669])/([.A669]+1)" office:value-type="float" office:value="0.576347305389221" calcext:value-type="float">
            <text:p>0.57634730538922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3526741" calcext:value-type="float">
            <text:p>0.03526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670]=[.E670];1;0)" office:value-type="float" office:value="0" calcext:value-type="float">
            <text:p>0</text:p>
          </table:table-cell>
          <table:table-cell table:formula="of:=SUM([.F$2:.F670])/([.A670]+1)" office:value-type="float" office:value="0.575485799701046" calcext:value-type="float">
            <text:p>0.57548579970104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18391239" calcext:value-type="float">
            <text:p>0.018391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671]=[.E671];1;0)" office:value-type="float" office:value="1" calcext:value-type="float">
            <text:p>1</text:p>
          </table:table-cell>
          <table:table-cell table:formula="of:=SUM([.F$2:.F671])/([.A671]+1)" office:value-type="float" office:value="0.576119402985075" calcext:value-type="float">
            <text:p>0.57611940298507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59410036" calcext:value-type="float">
            <text:p>0.059410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d2d4</text:p>
          </table:table-cell>
          <table:table-cell table:formula="of:=IF([.D672]=[.E672];1;0)" office:value-type="float" office:value="0" calcext:value-type="float">
            <text:p>0</text:p>
          </table:table-cell>
          <table:table-cell table:formula="of:=SUM([.F$2:.F672])/([.A672]+1)" office:value-type="float" office:value="0.575260804769002" calcext:value-type="float">
            <text:p>0.57526080476900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44916913" calcext:value-type="float">
            <text:p>0.044916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d7d5</text:p>
          </table:table-cell>
          <table:table-cell table:formula="of:=IF([.D673]=[.E673];1;0)" office:value-type="float" office:value="0" calcext:value-type="float">
            <text:p>0</text:p>
          </table:table-cell>
          <table:table-cell table:formula="of:=SUM([.F$2:.F673])/([.A673]+1)" office:value-type="float" office:value="0.574404761904762" calcext:value-type="float">
            <text:p>0.57440476190476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22772945" calcext:value-type="float">
            <text:p>0.0227729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674]=[.E674];1;0)" office:value-type="float" office:value="1" calcext:value-type="float">
            <text:p>1</text:p>
          </table:table-cell>
          <table:table-cell table:formula="of:=SUM([.F$2:.F674])/([.A674]+1)" office:value-type="float" office:value="0.575037147102526" calcext:value-type="float">
            <text:p>0.57503714710252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39229892" calcext:value-type="float">
            <text:p>0.039229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d7d5</text:p>
          </table:table-cell>
          <table:table-cell table:formula="of:=IF([.D675]=[.E675];1;0)" office:value-type="float" office:value="0" calcext:value-type="float">
            <text:p>0</text:p>
          </table:table-cell>
          <table:table-cell table:formula="of:=SUM([.F$2:.F675])/([.A675]+1)" office:value-type="float" office:value="0.574183976261128" calcext:value-type="float">
            <text:p>0.57418397626112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61132506" calcext:value-type="float">
            <text:p>0.061132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3</text:p>
          </table:table-cell>
          <table:table-cell office:value-type="string" calcext:value-type="string">
            <text:p>d2d4</text:p>
          </table:table-cell>
          <table:table-cell table:formula="of:=IF([.D676]=[.E676];1;0)" office:value-type="float" office:value="0" calcext:value-type="float">
            <text:p>0</text:p>
          </table:table-cell>
          <table:table-cell table:formula="of:=SUM([.F$2:.F676])/([.A676]+1)" office:value-type="float" office:value="0.573333333333333" calcext:value-type="float">
            <text:p>0.57333333333333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5263684" calcext:value-type="float">
            <text:p>0.052636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677]=[.E677];1;0)" office:value-type="float" office:value="0" calcext:value-type="float">
            <text:p>0</text:p>
          </table:table-cell>
          <table:table-cell table:formula="of:=SUM([.F$2:.F677])/([.A677]+1)" office:value-type="float" office:value="0.572485207100592" calcext:value-type="float">
            <text:p>0.57248520710059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24001583" calcext:value-type="float">
            <text:p>0.0240015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678]=[.E678];1;0)" office:value-type="float" office:value="1" calcext:value-type="float">
            <text:p>1</text:p>
          </table:table-cell>
          <table:table-cell table:formula="of:=SUM([.F$2:.F678])/([.A678]+1)" office:value-type="float" office:value="0.573116691285081" calcext:value-type="float">
            <text:p>0.57311669128508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35445396" calcext:value-type="float">
            <text:p>0.035445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d7d5</text:p>
          </table:table-cell>
          <table:table-cell table:formula="of:=IF([.D679]=[.E679];1;0)" office:value-type="float" office:value="0" calcext:value-type="float">
            <text:p>0</text:p>
          </table:table-cell>
          <table:table-cell table:formula="of:=SUM([.F$2:.F679])/([.A679]+1)" office:value-type="float" office:value="0.572271386430678" calcext:value-type="float">
            <text:p>0.57227138643067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23861893" calcext:value-type="float">
            <text:p>0.0238618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680]=[.E680];1;0)" office:value-type="float" office:value="1" calcext:value-type="float">
            <text:p>1</text:p>
          </table:table-cell>
          <table:table-cell table:formula="of:=SUM([.F$2:.F680])/([.A680]+1)" office:value-type="float" office:value="0.572901325478645" calcext:value-type="float">
            <text:p>0.57290132547864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4394163" calcext:value-type="float">
            <text:p>0.04394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d7d5</text:p>
          </table:table-cell>
          <table:table-cell table:formula="of:=IF([.D681]=[.E681];1;0)" office:value-type="float" office:value="0" calcext:value-type="float">
            <text:p>0</text:p>
          </table:table-cell>
          <table:table-cell table:formula="of:=SUM([.F$2:.F681])/([.A681]+1)" office:value-type="float" office:value="0.572058823529412" calcext:value-type="float">
            <text:p>0.57205882352941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2309089" calcext:value-type="float">
            <text:p>0.023090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682]=[.E682];1;0)" office:value-type="float" office:value="1" calcext:value-type="float">
            <text:p>1</text:p>
          </table:table-cell>
          <table:table-cell table:formula="of:=SUM([.F$2:.F682])/([.A682]+1)" office:value-type="float" office:value="0.572687224669604" calcext:value-type="float">
            <text:p>0.57268722466960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4333336" calcext:value-type="float">
            <text:p>0.04333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683]=[.E683];1;0)" office:value-type="float" office:value="0" calcext:value-type="float">
            <text:p>0</text:p>
          </table:table-cell>
          <table:table-cell table:formula="of:=SUM([.F$2:.F683])/([.A683]+1)" office:value-type="float" office:value="0.571847507331378" calcext:value-type="float">
            <text:p>0.57184750733137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58498632" calcext:value-type="float">
            <text:p>0.058498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d2d4</text:p>
          </table:table-cell>
          <table:table-cell table:formula="of:=IF([.D684]=[.E684];1;0)" office:value-type="float" office:value="0" calcext:value-type="float">
            <text:p>0</text:p>
          </table:table-cell>
          <table:table-cell table:formula="of:=SUM([.F$2:.F684])/([.A684]+1)" office:value-type="float" office:value="0.571010248901903" calcext:value-type="float">
            <text:p>0.57101024890190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4136806" calcext:value-type="float">
            <text:p>0.041368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685]=[.E685];1;0)" office:value-type="float" office:value="0" calcext:value-type="float">
            <text:p>0</text:p>
          </table:table-cell>
          <table:table-cell table:formula="of:=SUM([.F$2:.F685])/([.A685]+1)" office:value-type="float" office:value="0.570175438596491" calcext:value-type="float">
            <text:p>0.57017543859649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34099143" calcext:value-type="float">
            <text:p>0.034099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686]=[.E686];1;0)" office:value-type="float" office:value="0" calcext:value-type="float">
            <text:p>0</text:p>
          </table:table-cell>
          <table:table-cell table:formula="of:=SUM([.F$2:.F686])/([.A686]+1)" office:value-type="float" office:value="0.569343065693431" calcext:value-type="float">
            <text:p>0.56934306569343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10894623" calcext:value-type="float">
            <text:p>0.0108946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687]=[.E687];1;0)" office:value-type="float" office:value="1" calcext:value-type="float">
            <text:p>1</text:p>
          </table:table-cell>
          <table:table-cell table:formula="of:=SUM([.F$2:.F687])/([.A687]+1)" office:value-type="float" office:value="0.56997084548105" calcext:value-type="float">
            <text:p>0.5699708454810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21289613" calcext:value-type="float">
            <text:p>0.0212896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688]=[.E688];1;0)" office:value-type="float" office:value="1" calcext:value-type="float">
            <text:p>1</text:p>
          </table:table-cell>
          <table:table-cell table:formula="of:=SUM([.F$2:.F688])/([.A688]+1)" office:value-type="float" office:value="0.570596797671033" calcext:value-type="float">
            <text:p>0.57059679767103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41009583" calcext:value-type="float">
            <text:p>0.0410095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689]=[.E689];1;0)" office:value-type="float" office:value="0" calcext:value-type="float">
            <text:p>0</text:p>
          </table:table-cell>
          <table:table-cell table:formula="of:=SUM([.F$2:.F689])/([.A689]+1)" office:value-type="float" office:value="0.569767441860465" calcext:value-type="float">
            <text:p>0.56976744186046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34698207" calcext:value-type="float">
            <text:p>0.034698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690]=[.E690];1;0)" office:value-type="float" office:value="0" calcext:value-type="float">
            <text:p>0</text:p>
          </table:table-cell>
          <table:table-cell table:formula="of:=SUM([.F$2:.F690])/([.A690]+1)" office:value-type="float" office:value="0.568940493468795" calcext:value-type="float">
            <text:p>0.56894049346879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10646111" calcext:value-type="float">
            <text:p>0.010646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691]=[.E691];1;0)" office:value-type="float" office:value="1" calcext:value-type="float">
            <text:p>1</text:p>
          </table:table-cell>
          <table:table-cell table:formula="of:=SUM([.F$2:.F691])/([.A691]+1)" office:value-type="float" office:value="0.569565217391304" calcext:value-type="float">
            <text:p>0.56956521739130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3444748" calcext:value-type="float">
            <text:p>0.03444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692]=[.E692];1;0)" office:value-type="float" office:value="0" calcext:value-type="float">
            <text:p>0</text:p>
          </table:table-cell>
          <table:table-cell table:formula="of:=SUM([.F$2:.F692])/([.A692]+1)" office:value-type="float" office:value="0.568740955137482" calcext:value-type="float">
            <text:p>0.56874095513748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10285988" calcext:value-type="float">
            <text:p>0.0102859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693]=[.E693];1;0)" office:value-type="float" office:value="1" calcext:value-type="float">
            <text:p>1</text:p>
          </table:table-cell>
          <table:table-cell table:formula="of:=SUM([.F$2:.F693])/([.A693]+1)" office:value-type="float" office:value="0.569364161849711" calcext:value-type="float">
            <text:p>0.56936416184971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33498496" calcext:value-type="float">
            <text:p>0.033498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694]=[.E694];1;0)" office:value-type="float" office:value="0" calcext:value-type="float">
            <text:p>0</text:p>
          </table:table-cell>
          <table:table-cell table:formula="of:=SUM([.F$2:.F694])/([.A694]+1)" office:value-type="float" office:value="0.568542568542569" calcext:value-type="float">
            <text:p>0.56854256854256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09617614" calcext:value-type="float">
            <text:p>0.0096176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695]=[.E695];1;0)" office:value-type="float" office:value="1" calcext:value-type="float">
            <text:p>1</text:p>
          </table:table-cell>
          <table:table-cell table:formula="of:=SUM([.F$2:.F695])/([.A695]+1)" office:value-type="float" office:value="0.569164265129683" calcext:value-type="float">
            <text:p>0.56916426512968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31996816" calcext:value-type="float">
            <text:p>0.031996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696]=[.E696];1;0)" office:value-type="float" office:value="0" calcext:value-type="float">
            <text:p>0</text:p>
          </table:table-cell>
          <table:table-cell table:formula="of:=SUM([.F$2:.F696])/([.A696]+1)" office:value-type="float" office:value="0.568345323741007" calcext:value-type="float">
            <text:p>0.56834532374100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8743396" calcext:value-type="float">
            <text:p>0.0087433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697]=[.E697];1;0)" office:value-type="float" office:value="1" calcext:value-type="float">
            <text:p>1</text:p>
          </table:table-cell>
          <table:table-cell table:formula="of:=SUM([.F$2:.F697])/([.A697]+1)" office:value-type="float" office:value="0.568965517241379" calcext:value-type="float">
            <text:p>0.56896551724137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61008334" calcext:value-type="float">
            <text:p>0.061008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c4</text:p>
          </table:table-cell>
          <table:table-cell office:value-type="string" calcext:value-type="string">
            <text:p>d2d4</text:p>
          </table:table-cell>
          <table:table-cell table:formula="of:=IF([.D698]=[.E698];1;0)" office:value-type="float" office:value="0" calcext:value-type="float">
            <text:p>0</text:p>
          </table:table-cell>
          <table:table-cell table:formula="of:=SUM([.F$2:.F698])/([.A698]+1)" office:value-type="float" office:value="0.568149210903874" calcext:value-type="float">
            <text:p>0.56814921090387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1704881" calcext:value-type="float">
            <text:p>0.017048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699]=[.E699];1;0)" office:value-type="float" office:value="1" calcext:value-type="float">
            <text:p>1</text:p>
          </table:table-cell>
          <table:table-cell table:formula="of:=SUM([.F$2:.F699])/([.A699]+1)" office:value-type="float" office:value="0.568767908309456" calcext:value-type="float">
            <text:p>0.56876790830945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5779527" calcext:value-type="float">
            <text:p>0.05779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d2d4</text:p>
          </table:table-cell>
          <table:table-cell table:formula="of:=IF([.D700]=[.E700];1;0)" office:value-type="float" office:value="0" calcext:value-type="float">
            <text:p>0</text:p>
          </table:table-cell>
          <table:table-cell table:formula="of:=SUM([.F$2:.F700])/([.A700]+1)" office:value-type="float" office:value="0.567954220314735" calcext:value-type="float">
            <text:p>0.56795422031473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47360003" calcext:value-type="float">
            <text:p>0.04736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701]=[.E701];1;0)" office:value-type="float" office:value="0" calcext:value-type="float">
            <text:p>0</text:p>
          </table:table-cell>
          <table:table-cell table:formula="of:=SUM([.F$2:.F701])/([.A701]+1)" office:value-type="float" office:value="0.567142857142857" calcext:value-type="float">
            <text:p>0.56714285714285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27401984" calcext:value-type="float">
            <text:p>0.027401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702]=[.E702];1;0)" office:value-type="float" office:value="0" calcext:value-type="float">
            <text:p>0</text:p>
          </table:table-cell>
          <table:table-cell table:formula="of:=SUM([.F$2:.F702])/([.A702]+1)" office:value-type="float" office:value="0.566333808844508" calcext:value-type="float">
            <text:p>0.56633380884450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42130526" calcext:value-type="float">
            <text:p>0.0421305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703]=[.E703];1;0)" office:value-type="float" office:value="0" calcext:value-type="float">
            <text:p>0</text:p>
          </table:table-cell>
          <table:table-cell table:formula="of:=SUM([.F$2:.F703])/([.A703]+1)" office:value-type="float" office:value="0.565527065527066" calcext:value-type="float">
            <text:p>0.56552706552706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27865024" calcext:value-type="float">
            <text:p>0.02786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704]=[.E704];1;0)" office:value-type="float" office:value="0" calcext:value-type="float">
            <text:p>0</text:p>
          </table:table-cell>
          <table:table-cell table:formula="of:=SUM([.F$2:.F704])/([.A704]+1)" office:value-type="float" office:value="0.564722617354196" calcext:value-type="float">
            <text:p>0.56472261735419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41705303" calcext:value-type="float">
            <text:p>0.041705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705]=[.E705];1;0)" office:value-type="float" office:value="0" calcext:value-type="float">
            <text:p>0</text:p>
          </table:table-cell>
          <table:table-cell table:formula="of:=SUM([.F$2:.F705])/([.A705]+1)" office:value-type="float" office:value="0.563920454545455" calcext:value-type="float">
            <text:p>0.56392045454545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27226362" calcext:value-type="float">
            <text:p>0.0272263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706]=[.E706];1;0)" office:value-type="float" office:value="1" calcext:value-type="float">
            <text:p>1</text:p>
          </table:table-cell>
          <table:table-cell table:formula="of:=SUM([.F$2:.F706])/([.A706]+1)" office:value-type="float" office:value="0.564539007092199" calcext:value-type="float">
            <text:p>0.56453900709219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63707614" calcext:value-type="float">
            <text:p>0.00637076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707]=[.E707];1;0)" office:value-type="float" office:value="1" calcext:value-type="float">
            <text:p>1</text:p>
          </table:table-cell>
          <table:table-cell table:formula="of:=SUM([.F$2:.F707])/([.A707]+1)" office:value-type="float" office:value="0.565155807365439" calcext:value-type="float">
            <text:p>0.56515580736543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60356475" calcext:value-type="float">
            <text:p>0.060356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c4</text:p>
          </table:table-cell>
          <table:table-cell office:value-type="string" calcext:value-type="string">
            <text:p>e2e4</text:p>
          </table:table-cell>
          <table:table-cell table:formula="of:=IF([.D708]=[.E708];1;0)" office:value-type="float" office:value="0" calcext:value-type="float">
            <text:p>0</text:p>
          </table:table-cell>
          <table:table-cell table:formula="of:=SUM([.F$2:.F708])/([.A708]+1)" office:value-type="float" office:value="0.564356435643564" calcext:value-type="float">
            <text:p>0.56435643564356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1505837" calcext:value-type="float">
            <text:p>0.01505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709]=[.E709];1;0)" office:value-type="float" office:value="1" calcext:value-type="float">
            <text:p>1</text:p>
          </table:table-cell>
          <table:table-cell table:formula="of:=SUM([.F$2:.F709])/([.A709]+1)" office:value-type="float" office:value="0.564971751412429" calcext:value-type="float">
            <text:p>0.56497175141242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60180884" calcext:value-type="float">
            <text:p>0.060180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c4</text:p>
          </table:table-cell>
          <table:table-cell office:value-type="string" calcext:value-type="string">
            <text:p>e2e4</text:p>
          </table:table-cell>
          <table:table-cell table:formula="of:=IF([.D710]=[.E710];1;0)" office:value-type="float" office:value="0" calcext:value-type="float">
            <text:p>0</text:p>
          </table:table-cell>
          <table:table-cell table:formula="of:=SUM([.F$2:.F710])/([.A710]+1)" office:value-type="float" office:value="0.564174894217207" calcext:value-type="float">
            <text:p>0.56417489421720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14444224" calcext:value-type="float">
            <text:p>0.0144442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711]=[.E711];1;0)" office:value-type="float" office:value="1" calcext:value-type="float">
            <text:p>1</text:p>
          </table:table-cell>
          <table:table-cell table:formula="of:=SUM([.F$2:.F711])/([.A711]+1)" office:value-type="float" office:value="0.564788732394366" calcext:value-type="float">
            <text:p>0.56478873239436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5659842" calcext:value-type="float">
            <text:p>0.05659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712]=[.E712];1;0)" office:value-type="float" office:value="0" calcext:value-type="float">
            <text:p>0</text:p>
          </table:table-cell>
          <table:table-cell table:formula="of:=SUM([.F$2:.F712])/([.A712]+1)" office:value-type="float" office:value="0.563994374120956" calcext:value-type="float">
            <text:p>0.56399437412095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49044818" calcext:value-type="float">
            <text:p>0.0490448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713]=[.E713];1;0)" office:value-type="float" office:value="0" calcext:value-type="float">
            <text:p>0</text:p>
          </table:table-cell>
          <table:table-cell table:formula="of:=SUM([.F$2:.F713])/([.A713]+1)" office:value-type="float" office:value="0.563202247191011" calcext:value-type="float">
            <text:p>0.56320224719101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56009736" calcext:value-type="float">
            <text:p>0.056009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714]=[.E714];1;0)" office:value-type="float" office:value="0" calcext:value-type="float">
            <text:p>0</text:p>
          </table:table-cell>
          <table:table-cell table:formula="of:=SUM([.F$2:.F714])/([.A714]+1)" office:value-type="float" office:value="0.562412342215989" calcext:value-type="float">
            <text:p>0.56241234221598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451589" calcext:value-type="float">
            <text:p>0.04515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715]=[.E715];1;0)" office:value-type="float" office:value="0" calcext:value-type="float">
            <text:p>0</text:p>
          </table:table-cell>
          <table:table-cell table:formula="of:=SUM([.F$2:.F715])/([.A715]+1)" office:value-type="float" office:value="0.561624649859944" calcext:value-type="float">
            <text:p>0.56162464985994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55140104" calcext:value-type="float">
            <text:p>0.055140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716]=[.E716];1;0)" office:value-type="float" office:value="0" calcext:value-type="float">
            <text:p>0</text:p>
          </table:table-cell>
          <table:table-cell table:formula="of:=SUM([.F$2:.F716])/([.A716]+1)" office:value-type="float" office:value="0.560839160839161" calcext:value-type="float">
            <text:p>0.56083916083916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43937005" calcext:value-type="float">
            <text:p>0.043937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717]=[.E717];1;0)" office:value-type="float" office:value="0" calcext:value-type="float">
            <text:p>0</text:p>
          </table:table-cell>
          <table:table-cell table:formula="of:=SUM([.F$2:.F717])/([.A717]+1)" office:value-type="float" office:value="0.560055865921788" calcext:value-type="float">
            <text:p>0.56005586592178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29931901" calcext:value-type="float">
            <text:p>0.029931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718]=[.E718];1;0)" office:value-type="float" office:value="0" calcext:value-type="float">
            <text:p>0</text:p>
          </table:table-cell>
          <table:table-cell table:formula="of:=SUM([.F$2:.F718])/([.A718]+1)" office:value-type="float" office:value="0.559274755927476" calcext:value-type="float">
            <text:p>0.55927475592747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37469357" calcext:value-type="float">
            <text:p>0.0374693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719]=[.E719];1;0)" office:value-type="float" office:value="0" calcext:value-type="float">
            <text:p>0</text:p>
          </table:table-cell>
          <table:table-cell table:formula="of:=SUM([.F$2:.F719])/([.A719]+1)" office:value-type="float" office:value="0.55849582172702" calcext:value-type="float">
            <text:p>0.5584958217270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5325625" calcext:value-type="float">
            <text:p>0.05325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720]=[.E720];1;0)" office:value-type="float" office:value="0" calcext:value-type="float">
            <text:p>0</text:p>
          </table:table-cell>
          <table:table-cell table:formula="of:=SUM([.F$2:.F720])/([.A720]+1)" office:value-type="float" office:value="0.557719054242003" calcext:value-type="float">
            <text:p>0.55771905424200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46220522" calcext:value-type="float">
            <text:p>0.046220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721]=[.E721];1;0)" office:value-type="float" office:value="0" calcext:value-type="float">
            <text:p>0</text:p>
          </table:table-cell>
          <table:table-cell table:formula="of:=SUM([.F$2:.F721])/([.A721]+1)" office:value-type="float" office:value="0.556944444444444" calcext:value-type="float">
            <text:p>0.55694444444444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5226275" calcext:value-type="float">
            <text:p>0.05226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722]=[.E722];1;0)" office:value-type="float" office:value="0" calcext:value-type="float">
            <text:p>0</text:p>
          </table:table-cell>
          <table:table-cell table:formula="of:=SUM([.F$2:.F722])/([.A722]+1)" office:value-type="float" office:value="0.556171983356449" calcext:value-type="float">
            <text:p>0.55617198335644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5853301" calcext:value-type="float">
            <text:p>0.05853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c5</text:p>
          </table:table-cell>
          <table:table-cell office:value-type="string" calcext:value-type="string">
            <text:p>e7e6</text:p>
          </table:table-cell>
          <table:table-cell table:formula="of:=IF([.D723]=[.E723];1;0)" office:value-type="float" office:value="0" calcext:value-type="float">
            <text:p>0</text:p>
          </table:table-cell>
          <table:table-cell table:formula="of:=SUM([.F$2:.F723])/([.A723]+1)" office:value-type="float" office:value="0.555401662049862" calcext:value-type="float">
            <text:p>0.55540166204986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51071707" calcext:value-type="float">
            <text:p>0.051071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724]=[.E724];1;0)" office:value-type="float" office:value="0" calcext:value-type="float">
            <text:p>0</text:p>
          </table:table-cell>
          <table:table-cell table:formula="of:=SUM([.F$2:.F724])/([.A724]+1)" office:value-type="float" office:value="0.55463347164592" calcext:value-type="float">
            <text:p>0.5546334716459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4391413" calcext:value-type="float">
            <text:p>0.043914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725]=[.E725];1;0)" office:value-type="float" office:value="0" calcext:value-type="float">
            <text:p>0</text:p>
          </table:table-cell>
          <table:table-cell table:formula="of:=SUM([.F$2:.F725])/([.A725]+1)" office:value-type="float" office:value="0.553867403314917" calcext:value-type="float">
            <text:p>0.55386740331491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29504118" calcext:value-type="float">
            <text:p>0.029504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726]=[.E726];1;0)" office:value-type="float" office:value="1" calcext:value-type="float">
            <text:p>1</text:p>
          </table:table-cell>
          <table:table-cell table:formula="of:=SUM([.F$2:.F726])/([.A726]+1)" office:value-type="float" office:value="0.55448275862069" calcext:value-type="float">
            <text:p>0.5544827586206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61700143" calcext:value-type="float">
            <text:p>0.061700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727]=[.E727];1;0)" office:value-type="float" office:value="0" calcext:value-type="float">
            <text:p>0</text:p>
          </table:table-cell>
          <table:table-cell table:formula="of:=SUM([.F$2:.F727])/([.A727]+1)" office:value-type="float" office:value="0.553719008264463" calcext:value-type="float">
            <text:p>0.55371900826446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29629547" calcext:value-type="float">
            <text:p>0.0296295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728]=[.E728];1;0)" office:value-type="float" office:value="1" calcext:value-type="float">
            <text:p>1</text:p>
          </table:table-cell>
          <table:table-cell table:formula="of:=SUM([.F$2:.F728])/([.A728]+1)" office:value-type="float" office:value="0.55433287482806" calcext:value-type="float">
            <text:p>0.5543328748280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59776794" calcext:value-type="float">
            <text:p>0.059776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729]=[.E729];1;0)" office:value-type="float" office:value="0" calcext:value-type="float">
            <text:p>0</text:p>
          </table:table-cell>
          <table:table-cell table:formula="of:=SUM([.F$2:.F729])/([.A729]+1)" office:value-type="float" office:value="0.553571428571429" calcext:value-type="float">
            <text:p>0.55357142857142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29380754" calcext:value-type="float">
            <text:p>0.0293807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730]=[.E730];1;0)" office:value-type="float" office:value="1" calcext:value-type="float">
            <text:p>1</text:p>
          </table:table-cell>
          <table:table-cell table:formula="of:=SUM([.F$2:.F730])/([.A730]+1)" office:value-type="float" office:value="0.554183813443073" calcext:value-type="float">
            <text:p>0.55418381344307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5773606" calcext:value-type="float">
            <text:p>0.05773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731]=[.E731];1;0)" office:value-type="float" office:value="0" calcext:value-type="float">
            <text:p>0</text:p>
          </table:table-cell>
          <table:table-cell table:formula="of:=SUM([.F$2:.F731])/([.A731]+1)" office:value-type="float" office:value="0.553424657534247" calcext:value-type="float">
            <text:p>0.55342465753424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3299833" calcext:value-type="float">
            <text:p>0.03299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732]=[.E732];1;0)" office:value-type="float" office:value="0" calcext:value-type="float">
            <text:p>0</text:p>
          </table:table-cell>
          <table:table-cell table:formula="of:=SUM([.F$2:.F732])/([.A732]+1)" office:value-type="float" office:value="0.552667578659371" calcext:value-type="float">
            <text:p>0.55266757865937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28709862" calcext:value-type="float">
            <text:p>0.0287098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8f6</text:p>
          </table:table-cell>
          <table:table-cell table:formula="of:=IF([.D733]=[.E733];1;0)" office:value-type="float" office:value="1" calcext:value-type="float">
            <text:p>1</text:p>
          </table:table-cell>
          <table:table-cell table:formula="of:=SUM([.F$2:.F733])/([.A733]+1)" office:value-type="float" office:value="0.55327868852459" calcext:value-type="float">
            <text:p>0.5532786885245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28711822" calcext:value-type="float">
            <text:p>0.0287118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734]=[.E734];1;0)" office:value-type="float" office:value="1" calcext:value-type="float">
            <text:p>1</text:p>
          </table:table-cell>
          <table:table-cell table:formula="of:=SUM([.F$2:.F734])/([.A734]+1)" office:value-type="float" office:value="0.553888130968622" calcext:value-type="float">
            <text:p>0.55388813096862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54303072" calcext:value-type="float">
            <text:p>0.054303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735]=[.E735];1;0)" office:value-type="float" office:value="0" calcext:value-type="float">
            <text:p>0</text:p>
          </table:table-cell>
          <table:table-cell table:formula="of:=SUM([.F$2:.F735])/([.A735]+1)" office:value-type="float" office:value="0.553133514986376" calcext:value-type="float">
            <text:p>0.55313351498637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28219968" calcext:value-type="float">
            <text:p>0.0282199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736]=[.E736];1;0)" office:value-type="float" office:value="1" calcext:value-type="float">
            <text:p>1</text:p>
          </table:table-cell>
          <table:table-cell table:formula="of:=SUM([.F$2:.F736])/([.A736]+1)" office:value-type="float" office:value="0.553741496598639" calcext:value-type="float">
            <text:p>0.55374149659863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60194682" calcext:value-type="float">
            <text:p>0.0601946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6</text:p>
          </table:table-cell>
          <table:table-cell office:value-type="string" calcext:value-type="string">
            <text:p>e7e6</text:p>
          </table:table-cell>
          <table:table-cell table:formula="of:=IF([.D737]=[.E737];1;0)" office:value-type="float" office:value="0" calcext:value-type="float">
            <text:p>0</text:p>
          </table:table-cell>
          <table:table-cell table:formula="of:=SUM([.F$2:.F737])/([.A737]+1)" office:value-type="float" office:value="0.552989130434783" calcext:value-type="float">
            <text:p>0.55298913043478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27468175" calcext:value-type="float">
            <text:p>0.027468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738]=[.E738];1;0)" office:value-type="float" office:value="1" calcext:value-type="float">
            <text:p>1</text:p>
          </table:table-cell>
          <table:table-cell table:formula="of:=SUM([.F$2:.F738])/([.A738]+1)" office:value-type="float" office:value="0.55359565807327" calcext:value-type="float">
            <text:p>0.5535956580732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51829904" calcext:value-type="float">
            <text:p>0.051829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739]=[.E739];1;0)" office:value-type="float" office:value="0" calcext:value-type="float">
            <text:p>0</text:p>
          </table:table-cell>
          <table:table-cell table:formula="of:=SUM([.F$2:.F739])/([.A739]+1)" office:value-type="float" office:value="0.552845528455285" calcext:value-type="float">
            <text:p>0.55284552845528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26484065" calcext:value-type="float">
            <text:p>0.0264840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740]=[.E740];1;0)" office:value-type="float" office:value="1" calcext:value-type="float">
            <text:p>1</text:p>
          </table:table-cell>
          <table:table-cell table:formula="of:=SUM([.F$2:.F740])/([.A740]+1)" office:value-type="float" office:value="0.553450608930988" calcext:value-type="float">
            <text:p>0.55345060893098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58820244" calcext:value-type="float">
            <text:p>0.058820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6</text:p>
          </table:table-cell>
          <table:table-cell office:value-type="string" calcext:value-type="string">
            <text:p>e7e6</text:p>
          </table:table-cell>
          <table:table-cell table:formula="of:=IF([.D741]=[.E741];1;0)" office:value-type="float" office:value="0" calcext:value-type="float">
            <text:p>0</text:p>
          </table:table-cell>
          <table:table-cell table:formula="of:=SUM([.F$2:.F741])/([.A741]+1)" office:value-type="float" office:value="0.552702702702703" calcext:value-type="float">
            <text:p>0.55270270270270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2530833" calcext:value-type="float">
            <text:p>0.025308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742]=[.E742];1;0)" office:value-type="float" office:value="1" calcext:value-type="float">
            <text:p>1</text:p>
          </table:table-cell>
          <table:table-cell table:formula="of:=SUM([.F$2:.F742])/([.A742]+1)" office:value-type="float" office:value="0.553306342780027" calcext:value-type="float">
            <text:p>0.55330634278002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49901515" calcext:value-type="float">
            <text:p>0.049901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743]=[.E743];1;0)" office:value-type="float" office:value="0" calcext:value-type="float">
            <text:p>0</text:p>
          </table:table-cell>
          <table:table-cell table:formula="of:=SUM([.F$2:.F743])/([.A743]+1)" office:value-type="float" office:value="0.55256064690027" calcext:value-type="float">
            <text:p>0.5525606469002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23970196" calcext:value-type="float">
            <text:p>0.0239701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744]=[.E744];1;0)" office:value-type="float" office:value="1" calcext:value-type="float">
            <text:p>1</text:p>
          </table:table-cell>
          <table:table-cell table:formula="of:=SUM([.F$2:.F744])/([.A744]+1)" office:value-type="float" office:value="0.553162853297443" calcext:value-type="float">
            <text:p>0.55316285329744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48999537" calcext:value-type="float">
            <text:p>0.048999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745]=[.E745];1;0)" office:value-type="float" office:value="0" calcext:value-type="float">
            <text:p>0</text:p>
          </table:table-cell>
          <table:table-cell table:formula="of:=SUM([.F$2:.F745])/([.A745]+1)" office:value-type="float" office:value="0.55241935483871" calcext:value-type="float">
            <text:p>0.5524193548387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22492893" calcext:value-type="float">
            <text:p>0.0224928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746]=[.E746];1;0)" office:value-type="float" office:value="1" calcext:value-type="float">
            <text:p>1</text:p>
          </table:table-cell>
          <table:table-cell table:formula="of:=SUM([.F$2:.F746])/([.A746]+1)" office:value-type="float" office:value="0.553020134228188" calcext:value-type="float">
            <text:p>0.55302013422818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48031364" calcext:value-type="float">
            <text:p>0.0480313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g8f6</text:p>
          </table:table-cell>
          <table:table-cell table:formula="of:=IF([.D747]=[.E747];1;0)" office:value-type="float" office:value="0" calcext:value-type="float">
            <text:p>0</text:p>
          </table:table-cell>
          <table:table-cell table:formula="of:=SUM([.F$2:.F747])/([.A747]+1)" office:value-type="float" office:value="0.552278820375335" calcext:value-type="float">
            <text:p>0.55227882037533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20927908" calcext:value-type="float">
            <text:p>0.0209279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748]=[.E748];1;0)" office:value-type="float" office:value="1" calcext:value-type="float">
            <text:p>1</text:p>
          </table:table-cell>
          <table:table-cell table:formula="of:=SUM([.F$2:.F748])/([.A748]+1)" office:value-type="float" office:value="0.552878179384203" calcext:value-type="float">
            <text:p>0.55287817938420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46984293" calcext:value-type="float">
            <text:p>0.046984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g8f6</text:p>
          </table:table-cell>
          <table:table-cell table:formula="of:=IF([.D749]=[.E749];1;0)" office:value-type="float" office:value="0" calcext:value-type="float">
            <text:p>0</text:p>
          </table:table-cell>
          <table:table-cell table:formula="of:=SUM([.F$2:.F749])/([.A749]+1)" office:value-type="float" office:value="0.552139037433155" calcext:value-type="float">
            <text:p>0.55213903743315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192772" calcext:value-type="float">
            <text:p>0.01927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750]=[.E750];1;0)" office:value-type="float" office:value="1" calcext:value-type="float">
            <text:p>1</text:p>
          </table:table-cell>
          <table:table-cell table:formula="of:=SUM([.F$2:.F750])/([.A750]+1)" office:value-type="float" office:value="0.552736982643525" calcext:value-type="float">
            <text:p>0.55273698264352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3416997" calcext:value-type="float">
            <text:p>0.034169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g8f6</text:p>
          </table:table-cell>
          <table:table-cell table:formula="of:=IF([.D751]=[.E751];1;0)" office:value-type="float" office:value="0" calcext:value-type="float">
            <text:p>0</text:p>
          </table:table-cell>
          <table:table-cell table:formula="of:=SUM([.F$2:.F751])/([.A751]+1)" office:value-type="float" office:value="0.552" calcext:value-type="float">
            <text:p>0.55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17549448" calcext:value-type="float">
            <text:p>0.0175494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752]=[.E752];1;0)" office:value-type="float" office:value="1" calcext:value-type="float">
            <text:p>1</text:p>
          </table:table-cell>
          <table:table-cell table:formula="of:=SUM([.F$2:.F752])/([.A752]+1)" office:value-type="float" office:value="0.552596537949401" calcext:value-type="float">
            <text:p>0.55259653794940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34168337" calcext:value-type="float">
            <text:p>0.0341683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g8f6</text:p>
          </table:table-cell>
          <table:table-cell table:formula="of:=IF([.D753]=[.E753];1;0)" office:value-type="float" office:value="0" calcext:value-type="float">
            <text:p>0</text:p>
          </table:table-cell>
          <table:table-cell table:formula="of:=SUM([.F$2:.F753])/([.A753]+1)" office:value-type="float" office:value="0.55186170212766" calcext:value-type="float">
            <text:p>0.5518617021276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6036559" calcext:value-type="float">
            <text:p>0.06036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c4</text:p>
          </table:table-cell>
          <table:table-cell office:value-type="string" calcext:value-type="string">
            <text:p>e2e4</text:p>
          </table:table-cell>
          <table:table-cell table:formula="of:=IF([.D754]=[.E754];1;0)" office:value-type="float" office:value="0" calcext:value-type="float">
            <text:p>0</text:p>
          </table:table-cell>
          <table:table-cell table:formula="of:=SUM([.F$2:.F754])/([.A754]+1)" office:value-type="float" office:value="0.551128818061089" calcext:value-type="float">
            <text:p>0.55112881806108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42017955" calcext:value-type="float">
            <text:p>0.0420179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g8f6</text:p>
          </table:table-cell>
          <table:table-cell table:formula="of:=IF([.D755]=[.E755];1;0)" office:value-type="float" office:value="0" calcext:value-type="float">
            <text:p>0</text:p>
          </table:table-cell>
          <table:table-cell table:formula="of:=SUM([.F$2:.F755])/([.A755]+1)" office:value-type="float" office:value="0.550397877984085" calcext:value-type="float">
            <text:p>0.55039787798408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55797387" calcext:value-type="float">
            <text:p>0.055797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756]=[.E756];1;0)" office:value-type="float" office:value="0" calcext:value-type="float">
            <text:p>0</text:p>
          </table:table-cell>
          <table:table-cell table:formula="of:=SUM([.F$2:.F756])/([.A756]+1)" office:value-type="float" office:value="0.549668874172185" calcext:value-type="float">
            <text:p>0.54966887417218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35926986" calcext:value-type="float">
            <text:p>0.0359269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g8f6</text:p>
          </table:table-cell>
          <table:table-cell table:formula="of:=IF([.D757]=[.E757];1;0)" office:value-type="float" office:value="0" calcext:value-type="float">
            <text:p>0</text:p>
          </table:table-cell>
          <table:table-cell table:formula="of:=SUM([.F$2:.F757])/([.A757]+1)" office:value-type="float" office:value="0.548941798941799" calcext:value-type="float">
            <text:p>0.54894179894179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14427635" calcext:value-type="float">
            <text:p>0.0144276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758]=[.E758];1;0)" office:value-type="float" office:value="1" calcext:value-type="float">
            <text:p>1</text:p>
          </table:table-cell>
          <table:table-cell table:formula="of:=SUM([.F$2:.F758])/([.A758]+1)" office:value-type="float" office:value="0.549537648612946" calcext:value-type="float">
            <text:p>0.54953764861294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31033503" calcext:value-type="float">
            <text:p>0.0310335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759]=[.E759];1;0)" office:value-type="float" office:value="1" calcext:value-type="float">
            <text:p>1</text:p>
          </table:table-cell>
          <table:table-cell table:formula="of:=SUM([.F$2:.F759])/([.A759]+1)" office:value-type="float" office:value="0.550131926121372" calcext:value-type="float">
            <text:p>0.55013192612137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4873811" calcext:value-type="float">
            <text:p>0.048738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760]=[.E760];1;0)" office:value-type="float" office:value="0" calcext:value-type="float">
            <text:p>0</text:p>
          </table:table-cell>
          <table:table-cell table:formula="of:=SUM([.F$2:.F760])/([.A760]+1)" office:value-type="float" office:value="0.549407114624506" calcext:value-type="float">
            <text:p>0.54940711462450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3115429" calcext:value-type="float">
            <text:p>0.031154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8f6</text:p>
          </table:table-cell>
          <table:table-cell table:formula="of:=IF([.D761]=[.E761];1;0)" office:value-type="float" office:value="1" calcext:value-type="float">
            <text:p>1</text:p>
          </table:table-cell>
          <table:table-cell table:formula="of:=SUM([.F$2:.F761])/([.A761]+1)"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136684" calcext:value-type="float">
            <text:p>0.01366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762]=[.E762];1;0)" office:value-type="float" office:value="1" calcext:value-type="float">
            <text:p>1</text:p>
          </table:table-cell>
          <table:table-cell table:formula="of:=SUM([.F$2:.F762])/([.A762]+1)" office:value-type="float" office:value="0.550591327201051" calcext:value-type="float">
            <text:p>0.55059132720105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28333694" calcext:value-type="float">
            <text:p>0.0283336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763]=[.E763];1;0)" office:value-type="float" office:value="1" calcext:value-type="float">
            <text:p>1</text:p>
          </table:table-cell>
          <table:table-cell table:formula="of:=SUM([.F$2:.F763])/([.A763]+1)" office:value-type="float" office:value="0.551181102362205" calcext:value-type="float">
            <text:p>0.55118110236220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5700312" calcext:value-type="float">
            <text:p>0.05700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764]=[.E764];1;0)" office:value-type="float" office:value="0" calcext:value-type="float">
            <text:p>0</text:p>
          </table:table-cell>
          <table:table-cell table:formula="of:=SUM([.F$2:.F764])/([.A764]+1)" office:value-type="float" office:value="0.55045871559633" calcext:value-type="float">
            <text:p>0.5504587155963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42552665" calcext:value-type="float">
            <text:p>0.0425526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g8f6</text:p>
          </table:table-cell>
          <table:table-cell table:formula="of:=IF([.D765]=[.E765];1;0)" office:value-type="float" office:value="0" calcext:value-type="float">
            <text:p>0</text:p>
          </table:table-cell>
          <table:table-cell table:formula="of:=SUM([.F$2:.F765])/([.A765]+1)" office:value-type="float" office:value="0.549738219895288" calcext:value-type="float">
            <text:p>0.54973821989528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13284413" calcext:value-type="float">
            <text:p>0.0132844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766]=[.E766];1;0)" office:value-type="float" office:value="1" calcext:value-type="float">
            <text:p>1</text:p>
          </table:table-cell>
          <table:table-cell table:formula="of:=SUM([.F$2:.F766])/([.A766]+1)" office:value-type="float" office:value="0.550326797385621" calcext:value-type="float">
            <text:p>0.55032679738562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24687214" calcext:value-type="float">
            <text:p>0.0246872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767]=[.E767];1;0)" office:value-type="float" office:value="1" calcext:value-type="float">
            <text:p>1</text:p>
          </table:table-cell>
          <table:table-cell table:formula="of:=SUM([.F$2:.F767])/([.A767]+1)" office:value-type="float" office:value="0.550913838120104" calcext:value-type="float">
            <text:p>0.55091383812010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12994838" calcext:value-type="float">
            <text:p>0.0129948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768]=[.E768];1;0)" office:value-type="float" office:value="1" calcext:value-type="float">
            <text:p>1</text:p>
          </table:table-cell>
          <table:table-cell table:formula="of:=SUM([.F$2:.F768])/([.A768]+1)" office:value-type="float" office:value="0.551499348109518" calcext:value-type="float">
            <text:p>0.55149934810951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22333654" calcext:value-type="float">
            <text:p>0.0223336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769]=[.E769];1;0)" office:value-type="float" office:value="1" calcext:value-type="float">
            <text:p>1</text:p>
          </table:table-cell>
          <table:table-cell table:formula="of:=SUM([.F$2:.F769])/([.A769]+1)" office:value-type="float" office:value="0.552083333333333" calcext:value-type="float">
            <text:p>0.55208333333333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2397104" calcext:value-type="float">
            <text:p>0.012397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770]=[.E770];1;0)" office:value-type="float" office:value="1" calcext:value-type="float">
            <text:p>1</text:p>
          </table:table-cell>
          <table:table-cell table:formula="of:=SUM([.F$2:.F770])/([.A770]+1)" office:value-type="float" office:value="0.552665799739922" calcext:value-type="float">
            <text:p>0.55266579973992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19658865" calcext:value-type="float">
            <text:p>0.0196588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771]=[.E771];1;0)" office:value-type="float" office:value="1" calcext:value-type="float">
            <text:p>1</text:p>
          </table:table-cell>
          <table:table-cell table:formula="of:=SUM([.F$2:.F771])/([.A771]+1)" office:value-type="float" office:value="0.553246753246753" calcext:value-type="float">
            <text:p>0.55324675324675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11560934" calcext:value-type="float">
            <text:p>0.0115609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772]=[.E772];1;0)" office:value-type="float" office:value="1" calcext:value-type="float">
            <text:p>1</text:p>
          </table:table-cell>
          <table:table-cell table:formula="of:=SUM([.F$2:.F772])/([.A772]+1)" office:value-type="float" office:value="0.553826199740597" calcext:value-type="float">
            <text:p>0.55382619974059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16812962" calcext:value-type="float">
            <text:p>0.0168129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773]=[.E773];1;0)" office:value-type="float" office:value="1" calcext:value-type="float">
            <text:p>1</text:p>
          </table:table-cell>
          <table:table-cell table:formula="of:=SUM([.F$2:.F773])/([.A773]+1)" office:value-type="float" office:value="0.55440414507772" calcext:value-type="float">
            <text:p>0.5544041450777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53446427" calcext:value-type="float">
            <text:p>0.053446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774]=[.E774];1;0)" office:value-type="float" office:value="0" calcext:value-type="float">
            <text:p>0</text:p>
          </table:table-cell>
          <table:table-cell table:formula="of:=SUM([.F$2:.F774])/([.A774]+1)" office:value-type="float" office:value="0.553686934023286" calcext:value-type="float">
            <text:p>0.55368693402328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3532789" calcext:value-type="float">
            <text:p>0.035327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d7d5</text:p>
          </table:table-cell>
          <table:table-cell table:formula="of:=IF([.D775]=[.E775];1;0)" office:value-type="float" office:value="0" calcext:value-type="float">
            <text:p>0</text:p>
          </table:table-cell>
          <table:table-cell table:formula="of:=SUM([.F$2:.F775])/([.A775]+1)" office:value-type="float" office:value="0.55297157622739" calcext:value-type="float">
            <text:p>0.5529715762273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5385323" calcext:value-type="float">
            <text:p>0.05385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776]=[.E776];1;0)" office:value-type="float" office:value="0" calcext:value-type="float">
            <text:p>0</text:p>
          </table:table-cell>
          <table:table-cell table:formula="of:=SUM([.F$2:.F776])/([.A776]+1)" office:value-type="float" office:value="0.552258064516129" calcext:value-type="float">
            <text:p>0.55225806451612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35729323" calcext:value-type="float">
            <text:p>0.035729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777]=[.E777];1;0)" office:value-type="float" office:value="0" calcext:value-type="float">
            <text:p>0</text:p>
          </table:table-cell>
          <table:table-cell table:formula="of:=SUM([.F$2:.F777])/([.A777]+1)" office:value-type="float" office:value="0.551546391752577" calcext:value-type="float">
            <text:p>0.55154639175257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5331713" calcext:value-type="float">
            <text:p>0.053317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778]=[.E778];1;0)" office:value-type="float" office:value="0" calcext:value-type="float">
            <text:p>0</text:p>
          </table:table-cell>
          <table:table-cell table:formula="of:=SUM([.F$2:.F778])/([.A778]+1)" office:value-type="float" office:value="0.550836550836551" calcext:value-type="float">
            <text:p>0.55083655083655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35437725" calcext:value-type="float">
            <text:p>0.0354377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779]=[.E779];1;0)" office:value-type="float" office:value="0" calcext:value-type="float">
            <text:p>0</text:p>
          </table:table-cell>
          <table:table-cell table:formula="of:=SUM([.F$2:.F779])/([.A779]+1)" office:value-type="float" office:value="0.55012853470437" calcext:value-type="float">
            <text:p>0.5501285347043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52020676" calcext:value-type="float">
            <text:p>0.052020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780]=[.E780];1;0)" office:value-type="float" office:value="0" calcext:value-type="float">
            <text:p>0</text:p>
          </table:table-cell>
          <table:table-cell table:formula="of:=SUM([.F$2:.F780])/([.A780]+1)" office:value-type="float" office:value="0.549422336328626" calcext:value-type="float">
            <text:p>0.54942233632862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3454592" calcext:value-type="float">
            <text:p>0.03454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781]=[.E781];1;0)" office:value-type="float" office:value="0" calcext:value-type="float">
            <text:p>0</text:p>
          </table:table-cell>
          <table:table-cell table:formula="of:=SUM([.F$2:.F781])/([.A781]+1)" office:value-type="float" office:value="0.548717948717949" calcext:value-type="float">
            <text:p>0.54871794871794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5015077" calcext:value-type="float">
            <text:p>0.05015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782]=[.E782];1;0)" office:value-type="float" office:value="0" calcext:value-type="float">
            <text:p>0</text:p>
          </table:table-cell>
          <table:table-cell table:formula="of:=SUM([.F$2:.F782])/([.A782]+1)" office:value-type="float" office:value="0.548015364916773" calcext:value-type="float">
            <text:p>0.54801536491677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33102833" calcext:value-type="float">
            <text:p>0.0331028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8f6</text:p>
          </table:table-cell>
          <table:table-cell table:formula="of:=IF([.D783]=[.E783];1;0)" office:value-type="float" office:value="1" calcext:value-type="float">
            <text:p>1</text:p>
          </table:table-cell>
          <table:table-cell table:formula="of:=SUM([.F$2:.F783])/([.A783]+1)" office:value-type="float" office:value="0.548593350383632" calcext:value-type="float">
            <text:p>0.54859335038363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47884736" calcext:value-type="float">
            <text:p>0.047884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784]=[.E784];1;0)" office:value-type="float" office:value="0" calcext:value-type="float">
            <text:p>0</text:p>
          </table:table-cell>
          <table:table-cell table:formula="of:=SUM([.F$2:.F784])/([.A784]+1)" office:value-type="float" office:value="0.547892720306513" calcext:value-type="float">
            <text:p>0.54789272030651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31217782" calcext:value-type="float">
            <text:p>0.0312177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8f6</text:p>
          </table:table-cell>
          <table:table-cell table:formula="of:=IF([.D785]=[.E785];1;0)" office:value-type="float" office:value="1" calcext:value-type="float">
            <text:p>1</text:p>
          </table:table-cell>
          <table:table-cell table:formula="of:=SUM([.F$2:.F785])/([.A785]+1)" office:value-type="float" office:value="0.548469387755102" calcext:value-type="float">
            <text:p>0.54846938775510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45359634" calcext:value-type="float">
            <text:p>0.045359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786]=[.E786];1;0)" office:value-type="float" office:value="0" calcext:value-type="float">
            <text:p>0</text:p>
          </table:table-cell>
          <table:table-cell table:formula="of:=SUM([.F$2:.F786])/([.A786]+1)" office:value-type="float" office:value="0.547770700636943" calcext:value-type="float">
            <text:p>0.54777070063694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3626648" calcext:value-type="float">
            <text:p>0.036266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g8f6</text:p>
          </table:table-cell>
          <table:table-cell table:formula="of:=IF([.D787]=[.E787];1;0)" office:value-type="float" office:value="0" calcext:value-type="float">
            <text:p>0</text:p>
          </table:table-cell>
          <table:table-cell table:formula="of:=SUM([.F$2:.F787])/([.A787]+1)" office:value-type="float" office:value="0.5470737913486" calcext:value-type="float">
            <text:p>0.547073791348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61672676" calcext:value-type="float">
            <text:p>0.061672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3</text:p>
          </table:table-cell>
          <table:table-cell office:value-type="string" calcext:value-type="string">
            <text:p>e2e4</text:p>
          </table:table-cell>
          <table:table-cell table:formula="of:=IF([.D788]=[.E788];1;0)" office:value-type="float" office:value="0" calcext:value-type="float">
            <text:p>0</text:p>
          </table:table-cell>
          <table:table-cell table:formula="of:=SUM([.F$2:.F788])/([.A788]+1)" office:value-type="float" office:value="0.546378653113088" calcext:value-type="float">
            <text:p>0.54637865311308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18952366" calcext:value-type="float">
            <text:p>0.0189523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789]=[.E789];1;0)" office:value-type="float" office:value="1" calcext:value-type="float">
            <text:p>1</text:p>
          </table:table-cell>
          <table:table-cell table:formula="of:=SUM([.F$2:.F789])/([.A789]+1)" office:value-type="float" office:value="0.546954314720812" calcext:value-type="float">
            <text:p>0.54695431472081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40288523" calcext:value-type="float">
            <text:p>0.040288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790]=[.E790];1;0)" office:value-type="float" office:value="0" calcext:value-type="float">
            <text:p>0</text:p>
          </table:table-cell>
          <table:table-cell table:formula="of:=SUM([.F$2:.F790])/([.A790]+1)" office:value-type="float" office:value="0.546261089987326" calcext:value-type="float">
            <text:p>0.54626108998732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35719477" calcext:value-type="float">
            <text:p>0.035719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g8f6</text:p>
          </table:table-cell>
          <table:table-cell table:formula="of:=IF([.D791]=[.E791];1;0)" office:value-type="float" office:value="0" calcext:value-type="float">
            <text:p>0</text:p>
          </table:table-cell>
          <table:table-cell table:formula="of:=SUM([.F$2:.F791])/([.A791]+1)" office:value-type="float" office:value="0.545569620253165" calcext:value-type="float">
            <text:p>0.54556962025316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37805565" calcext:value-type="float">
            <text:p>0.037805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792]=[.E792];1;0)" office:value-type="float" office:value="0" calcext:value-type="float">
            <text:p>0</text:p>
          </table:table-cell>
          <table:table-cell table:formula="of:=SUM([.F$2:.F792])/([.A792]+1)" office:value-type="float" office:value="0.5448798988622" calcext:value-type="float">
            <text:p>0.544879898862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28483845" calcext:value-type="float">
            <text:p>0.0284838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8f6</text:p>
          </table:table-cell>
          <table:table-cell table:formula="of:=IF([.D793]=[.E793];1;0)" office:value-type="float" office:value="1" calcext:value-type="float">
            <text:p>1</text:p>
          </table:table-cell>
          <table:table-cell table:formula="of:=SUM([.F$2:.F793])/([.A793]+1)" office:value-type="float" office:value="0.545454545454545" calcext:value-type="float">
            <text:p>0.54545454545454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3530347" calcext:value-type="float">
            <text:p>0.03530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794]=[.E794];1;0)" office:value-type="float" office:value="0" calcext:value-type="float">
            <text:p>0</text:p>
          </table:table-cell>
          <table:table-cell table:formula="of:=SUM([.F$2:.F794])/([.A794]+1)" office:value-type="float" office:value="0.544766708701135" calcext:value-type="float">
            <text:p>0.54476670870113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33405326" calcext:value-type="float">
            <text:p>0.0334053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g8f6</text:p>
          </table:table-cell>
          <table:table-cell table:formula="of:=IF([.D795]=[.E795];1;0)" office:value-type="float" office:value="0" calcext:value-type="float">
            <text:p>0</text:p>
          </table:table-cell>
          <table:table-cell table:formula="of:=SUM([.F$2:.F795])/([.A795]+1)" office:value-type="float" office:value="0.544080604534005" calcext:value-type="float">
            <text:p>0.54408060453400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32781817" calcext:value-type="float">
            <text:p>0.032781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796]=[.E796];1;0)" office:value-type="float" office:value="0" calcext:value-type="float">
            <text:p>0</text:p>
          </table:table-cell>
          <table:table-cell table:formula="of:=SUM([.F$2:.F796])/([.A796]+1)" office:value-type="float" office:value="0.543396226415094" calcext:value-type="float">
            <text:p>0.54339622641509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29071743" calcext:value-type="float">
            <text:p>0.0290717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8f6</text:p>
          </table:table-cell>
          <table:table-cell table:formula="of:=IF([.D797]=[.E797];1;0)" office:value-type="float" office:value="1" calcext:value-type="float">
            <text:p>1</text:p>
          </table:table-cell>
          <table:table-cell table:formula="of:=SUM([.F$2:.F797])/([.A797]+1)" office:value-type="float" office:value="0.543969849246231" calcext:value-type="float">
            <text:p>0.54396984924623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30232351" calcext:value-type="float">
            <text:p>0.030232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798]=[.E798];1;0)" office:value-type="float" office:value="0" calcext:value-type="float">
            <text:p>0</text:p>
          </table:table-cell>
          <table:table-cell table:formula="of:=SUM([.F$2:.F798])/([.A798]+1)" office:value-type="float" office:value="0.543287327478043" calcext:value-type="float">
            <text:p>0.54328732747804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28834993" calcext:value-type="float">
            <text:p>0.0288349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8f6</text:p>
          </table:table-cell>
          <table:table-cell table:formula="of:=IF([.D799]=[.E799];1;0)" office:value-type="float" office:value="1" calcext:value-type="float">
            <text:p>1</text:p>
          </table:table-cell>
          <table:table-cell table:formula="of:=SUM([.F$2:.F799])/([.A799]+1)" office:value-type="float" office:value="0.543859649122807" calcext:value-type="float">
            <text:p>0.54385964912280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27675103" calcext:value-type="float">
            <text:p>0.027675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800]=[.E800];1;0)" office:value-type="float" office:value="1" calcext:value-type="float">
            <text:p>1</text:p>
          </table:table-cell>
          <table:table-cell table:formula="of:=SUM([.F$2:.F800])/([.A800]+1)" office:value-type="float" office:value="0.544430538172716" calcext:value-type="float">
            <text:p>0.54443053817271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27685156" calcext:value-type="float">
            <text:p>0.027685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8f6</text:p>
          </table:table-cell>
          <table:table-cell table:formula="of:=IF([.D801]=[.E801];1;0)" office:value-type="float" office:value="1" calcext:value-type="float">
            <text:p>1</text:p>
          </table:table-cell>
          <table:table-cell table:formula="of:=SUM([.F$2:.F801])/([.A801]+1)"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25089934" calcext:value-type="float">
            <text:p>0.0250899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802]=[.E802];1;0)" office:value-type="float" office:value="1" calcext:value-type="float">
            <text:p>1</text:p>
          </table:table-cell>
          <table:table-cell table:formula="of:=SUM([.F$2:.F802])/([.A802]+1)" office:value-type="float" office:value="0.545568039950062" calcext:value-type="float">
            <text:p>0.54556803995006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4942758" calcext:value-type="float">
            <text:p>0.049427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g8f6</text:p>
          </table:table-cell>
          <table:table-cell table:formula="of:=IF([.D803]=[.E803];1;0)" office:value-type="float" office:value="0" calcext:value-type="float">
            <text:p>0</text:p>
          </table:table-cell>
          <table:table-cell table:formula="of:=SUM([.F$2:.F803])/([.A803]+1)" office:value-type="float" office:value="0.544887780548628" calcext:value-type="float">
            <text:p>0.54488778054862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22518957" calcext:value-type="float">
            <text:p>0.0225189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804]=[.E804];1;0)" office:value-type="float" office:value="1" calcext:value-type="float">
            <text:p>1</text:p>
          </table:table-cell>
          <table:table-cell table:formula="of:=SUM([.F$2:.F804])/([.A804]+1)" office:value-type="float" office:value="0.545454545454545" calcext:value-type="float">
            <text:p>0.54545454545454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4985797" calcext:value-type="float">
            <text:p>0.049857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g8f6</text:p>
          </table:table-cell>
          <table:table-cell table:formula="of:=IF([.D805]=[.E805];1;0)" office:value-type="float" office:value="0" calcext:value-type="float">
            <text:p>0</text:p>
          </table:table-cell>
          <table:table-cell table:formula="of:=SUM([.F$2:.F805])/([.A805]+1)" office:value-type="float" office:value="0.544776119402985" calcext:value-type="float">
            <text:p>0.54477611940298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20020343" calcext:value-type="float">
            <text:p>0.0200203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806]=[.E806];1;0)" office:value-type="float" office:value="1" calcext:value-type="float">
            <text:p>1</text:p>
          </table:table-cell>
          <table:table-cell table:formula="of:=SUM([.F$2:.F806])/([.A806]+1)" office:value-type="float" office:value="0.545341614906832" calcext:value-type="float">
            <text:p>0.54534161490683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49842823" calcext:value-type="float">
            <text:p>0.0498428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g8f6</text:p>
          </table:table-cell>
          <table:table-cell table:formula="of:=IF([.D807]=[.E807];1;0)" office:value-type="float" office:value="0" calcext:value-type="float">
            <text:p>0</text:p>
          </table:table-cell>
          <table:table-cell table:formula="of:=SUM([.F$2:.F807])/([.A807]+1)" office:value-type="float" office:value="0.544665012406948" calcext:value-type="float">
            <text:p>0.54466501240694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4004381" calcext:value-type="float">
            <text:p>0.04004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808]=[.E808];1;0)" office:value-type="float" office:value="0" calcext:value-type="float">
            <text:p>0</text:p>
          </table:table-cell>
          <table:table-cell table:formula="of:=SUM([.F$2:.F808])/([.A808]+1)" office:value-type="float" office:value="0.543990086741016" calcext:value-type="float">
            <text:p>0.54399008674101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09629708" calcext:value-type="float">
            <text:p>0.0096297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09]=[.E809];1;0)" office:value-type="float" office:value="1" calcext:value-type="float">
            <text:p>1</text:p>
          </table:table-cell>
          <table:table-cell table:formula="of:=SUM([.F$2:.F809])/([.A809]+1)" office:value-type="float" office:value="0.544554455445545" calcext:value-type="float">
            <text:p>0.54455445544554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1635436" calcext:value-type="float">
            <text:p>0.016354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810]=[.E810];1;0)" office:value-type="float" office:value="1" calcext:value-type="float">
            <text:p>1</text:p>
          </table:table-cell>
          <table:table-cell table:formula="of:=SUM([.F$2:.F810])/([.A810]+1)" office:value-type="float" office:value="0.545117428924598" calcext:value-type="float">
            <text:p>0.54511742892459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22883872" calcext:value-type="float">
            <text:p>0.0228838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8f6</text:p>
          </table:table-cell>
          <table:table-cell table:formula="of:=IF([.D811]=[.E811];1;0)" office:value-type="float" office:value="1" calcext:value-type="float">
            <text:p>1</text:p>
          </table:table-cell>
          <table:table-cell table:formula="of:=SUM([.F$2:.F811])/([.A811]+1)" office:value-type="float" office:value="0.545679012345679" calcext:value-type="float">
            <text:p>0.54567901234567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148422485" calcext:value-type="float">
            <text:p>0.01484224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812]=[.E812];1;0)" office:value-type="float" office:value="1" calcext:value-type="float">
            <text:p>1</text:p>
          </table:table-cell>
          <table:table-cell table:formula="of:=SUM([.F$2:.F812])/([.A812]+1)" office:value-type="float" office:value="0.546239210850801" calcext:value-type="float">
            <text:p>0.54623921085080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37716877" calcext:value-type="float">
            <text:p>0.037716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g8f6</text:p>
          </table:table-cell>
          <table:table-cell table:formula="of:=IF([.D813]=[.E813];1;0)" office:value-type="float" office:value="0" calcext:value-type="float">
            <text:p>0</text:p>
          </table:table-cell>
          <table:table-cell table:formula="of:=SUM([.F$2:.F813])/([.A813]+1)" office:value-type="float" office:value="0.545566502463054" calcext:value-type="float">
            <text:p>0.54556650246305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6012893" calcext:value-type="float">
            <text:p>0.06012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d2d4</text:p>
          </table:table-cell>
          <table:table-cell table:formula="of:=IF([.D814]=[.E814];1;0)" office:value-type="float" office:value="0" calcext:value-type="float">
            <text:p>0</text:p>
          </table:table-cell>
          <table:table-cell table:formula="of:=SUM([.F$2:.F814])/([.A814]+1)" office:value-type="float" office:value="0.54489544895449" calcext:value-type="float">
            <text:p>0.5448954489544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30034456" calcext:value-type="float">
            <text:p>0.0300344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815]=[.E815];1;0)" office:value-type="float" office:value="0" calcext:value-type="float">
            <text:p>0</text:p>
          </table:table-cell>
          <table:table-cell table:formula="of:=SUM([.F$2:.F815])/([.A815]+1)" office:value-type="float" office:value="0.544226044226044" calcext:value-type="float">
            <text:p>0.54422604422604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4743621" calcext:value-type="float">
            <text:p>0.04743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816]=[.E816];1;0)" office:value-type="float" office:value="0" calcext:value-type="float">
            <text:p>0</text:p>
          </table:table-cell>
          <table:table-cell table:formula="of:=SUM([.F$2:.F816])/([.A816]+1)" office:value-type="float" office:value="0.543558282208589" calcext:value-type="float">
            <text:p>0.54355828220858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09549199" calcext:value-type="float">
            <text:p>0.009549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17]=[.E817];1;0)" office:value-type="float" office:value="1" calcext:value-type="float">
            <text:p>1</text:p>
          </table:table-cell>
          <table:table-cell table:formula="of:=SUM([.F$2:.F817])/([.A817]+1)" office:value-type="float" office:value="0.544117647058823" calcext:value-type="float">
            <text:p>0.54411764705882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12216408" calcext:value-type="float">
            <text:p>0.0122164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818]=[.E818];1;0)" office:value-type="float" office:value="1" calcext:value-type="float">
            <text:p>1</text:p>
          </table:table-cell>
          <table:table-cell table:formula="of:=SUM([.F$2:.F818])/([.A818]+1)" office:value-type="float" office:value="0.544675642594859" calcext:value-type="float">
            <text:p>0.54467564259485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21403847" calcext:value-type="float">
            <text:p>0.0214038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8f6</text:p>
          </table:table-cell>
          <table:table-cell table:formula="of:=IF([.D819]=[.E819];1;0)" office:value-type="float" office:value="1" calcext:value-type="float">
            <text:p>1</text:p>
          </table:table-cell>
          <table:table-cell table:formula="of:=SUM([.F$2:.F819])/([.A819]+1)" office:value-type="float" office:value="0.545232273838631" calcext:value-type="float">
            <text:p>0.54523227383863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4841425" calcext:value-type="float">
            <text:p>0.04841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820]=[.E820];1;0)" office:value-type="float" office:value="0" calcext:value-type="float">
            <text:p>0</text:p>
          </table:table-cell>
          <table:table-cell table:formula="of:=SUM([.F$2:.F820])/([.A820]+1)" office:value-type="float" office:value="0.544566544566545" calcext:value-type="float">
            <text:p>0.54456654456654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09570081" calcext:value-type="float">
            <text:p>0.0095700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21]=[.E821];1;0)" office:value-type="float" office:value="1" calcext:value-type="float">
            <text:p>1</text:p>
          </table:table-cell>
          <table:table-cell table:formula="of:=SUM([.F$2:.F821])/([.A821]+1)" office:value-type="float" office:value="0.545121951219512" calcext:value-type="float">
            <text:p>0.54512195121951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4805727" calcext:value-type="float">
            <text:p>0.04805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822]=[.E822];1;0)" office:value-type="float" office:value="0" calcext:value-type="float">
            <text:p>0</text:p>
          </table:table-cell>
          <table:table-cell table:formula="of:=SUM([.F$2:.F822])/([.A822]+1)" office:value-type="float" office:value="0.544457978075518" calcext:value-type="float">
            <text:p>0.54445797807551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094038015" calcext:value-type="float">
            <text:p>0.0094038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23]=[.E823];1;0)" office:value-type="float" office:value="1" calcext:value-type="float">
            <text:p>1</text:p>
          </table:table-cell>
          <table:table-cell table:formula="of:=SUM([.F$2:.F823])/([.A823]+1)" office:value-type="float" office:value="0.545012165450122" calcext:value-type="float">
            <text:p>0.54501216545012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12543412" calcext:value-type="float">
            <text:p>0.0125434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824]=[.E824];1;0)" office:value-type="float" office:value="1" calcext:value-type="float">
            <text:p>1</text:p>
          </table:table-cell>
          <table:table-cell table:formula="of:=SUM([.F$2:.F824])/([.A824]+1)" office:value-type="float" office:value="0.545565006075334" calcext:value-type="float">
            <text:p>0.54556500607533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19997045" calcext:value-type="float">
            <text:p>0.0199970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8f6</text:p>
          </table:table-cell>
          <table:table-cell table:formula="of:=IF([.D825]=[.E825];1;0)" office:value-type="float" office:value="1" calcext:value-type="float">
            <text:p>1</text:p>
          </table:table-cell>
          <table:table-cell table:formula="of:=SUM([.F$2:.F825])/([.A825]+1)" office:value-type="float" office:value="0.546116504854369" calcext:value-type="float">
            <text:p>0.54611650485436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126809245" calcext:value-type="float">
            <text:p>0.01268092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826]=[.E826];1;0)" office:value-type="float" office:value="1" calcext:value-type="float">
            <text:p>1</text:p>
          </table:table-cell>
          <table:table-cell table:formula="of:=SUM([.F$2:.F826])/([.A826]+1)" office:value-type="float" office:value="0.546666666666667" calcext:value-type="float">
            <text:p>0.54666666666666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19112065" calcext:value-type="float">
            <text:p>0.0191120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8f6</text:p>
          </table:table-cell>
          <table:table-cell table:formula="of:=IF([.D827]=[.E827];1;0)" office:value-type="float" office:value="1" calcext:value-type="float">
            <text:p>1</text:p>
          </table:table-cell>
          <table:table-cell table:formula="of:=SUM([.F$2:.F827])/([.A827]+1)" office:value-type="float" office:value="0.547215496368039" calcext:value-type="float">
            <text:p>0.54721549636803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12369963" calcext:value-type="float">
            <text:p>0.0123699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828]=[.E828];1;0)" office:value-type="float" office:value="1" calcext:value-type="float">
            <text:p>1</text:p>
          </table:table-cell>
          <table:table-cell table:formula="of:=SUM([.F$2:.F828])/([.A828]+1)" office:value-type="float" office:value="0.54776299879081" calcext:value-type="float">
            <text:p>0.5477629987908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17490406" calcext:value-type="float">
            <text:p>0.0174904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8f6</text:p>
          </table:table-cell>
          <table:table-cell table:formula="of:=IF([.D829]=[.E829];1;0)" office:value-type="float" office:value="1" calcext:value-type="float">
            <text:p>1</text:p>
          </table:table-cell>
          <table:table-cell table:formula="of:=SUM([.F$2:.F829])/([.A829]+1)" office:value-type="float" office:value="0.548309178743961" calcext:value-type="float">
            <text:p>0.54830917874396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4765859" calcext:value-type="float">
            <text:p>0.04765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830]=[.E830];1;0)" office:value-type="float" office:value="0" calcext:value-type="float">
            <text:p>0</text:p>
          </table:table-cell>
          <table:table-cell table:formula="of:=SUM([.F$2:.F830])/([.A830]+1)" office:value-type="float" office:value="0.547647768395657" calcext:value-type="float">
            <text:p>0.54764776839565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09982512" calcext:value-type="float">
            <text:p>0.0099825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31]=[.E831];1;0)" office:value-type="float" office:value="1" calcext:value-type="float">
            <text:p>1</text:p>
          </table:table-cell>
          <table:table-cell table:formula="of:=SUM([.F$2:.F831])/([.A831]+1)" office:value-type="float" office:value="0.548192771084337" calcext:value-type="float">
            <text:p>0.54819277108433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4731308" calcext:value-type="float">
            <text:p>0.04731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832]=[.E832];1;0)" office:value-type="float" office:value="0" calcext:value-type="float">
            <text:p>0</text:p>
          </table:table-cell>
          <table:table-cell table:formula="of:=SUM([.F$2:.F832])/([.A832]+1)" office:value-type="float" office:value="0.547533092659447" calcext:value-type="float">
            <text:p>0.54753309265944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10212587" calcext:value-type="float">
            <text:p>0.0102125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33]=[.E833];1;0)" office:value-type="float" office:value="1" calcext:value-type="float">
            <text:p>1</text:p>
          </table:table-cell>
          <table:table-cell table:formula="of:=SUM([.F$2:.F833])/([.A833]+1)" office:value-type="float" office:value="0.548076923076923" calcext:value-type="float">
            <text:p>0.54807692307692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4595183" calcext:value-type="float">
            <text:p>0.04595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834]=[.E834];1;0)" office:value-type="float" office:value="0" calcext:value-type="float">
            <text:p>0</text:p>
          </table:table-cell>
          <table:table-cell table:formula="of:=SUM([.F$2:.F834])/([.A834]+1)" office:value-type="float" office:value="0.547418967587035" calcext:value-type="float">
            <text:p>0.54741896758703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09824998" calcext:value-type="float">
            <text:p>0.0098249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35]=[.E835];1;0)" office:value-type="float" office:value="1" calcext:value-type="float">
            <text:p>1</text:p>
          </table:table-cell>
          <table:table-cell table:formula="of:=SUM([.F$2:.F835])/([.A835]+1)" office:value-type="float" office:value="0.547961630695444" calcext:value-type="float">
            <text:p>0.54796163069544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43811113" calcext:value-type="float">
            <text:p>0.043811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836]=[.E836];1;0)" office:value-type="float" office:value="0" calcext:value-type="float">
            <text:p>0</text:p>
          </table:table-cell>
          <table:table-cell table:formula="of:=SUM([.F$2:.F836])/([.A836]+1)" office:value-type="float" office:value="0.547305389221557" calcext:value-type="float">
            <text:p>0.54730538922155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0897391" calcext:value-type="float">
            <text:p>0.008973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37]=[.E837];1;0)" office:value-type="float" office:value="1" calcext:value-type="float">
            <text:p>1</text:p>
          </table:table-cell>
          <table:table-cell table:formula="of:=SUM([.F$2:.F837])/([.A837]+1)" office:value-type="float" office:value="0.547846889952153" calcext:value-type="float">
            <text:p>0.54784688995215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4108004" calcext:value-type="float">
            <text:p>0.04108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838]=[.E838];1;0)" office:value-type="float" office:value="0" calcext:value-type="float">
            <text:p>0</text:p>
          </table:table-cell>
          <table:table-cell table:formula="of:=SUM([.F$2:.F838])/([.A838]+1)" office:value-type="float" office:value="0.547192353643967" calcext:value-type="float">
            <text:p>0.54719235364396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078752795" calcext:value-type="float">
            <text:p>0.00787527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39]=[.E839];1;0)" office:value-type="float" office:value="1" calcext:value-type="float">
            <text:p>1</text:p>
          </table:table-cell>
          <table:table-cell table:formula="of:=SUM([.F$2:.F839])/([.A839]+1)" office:value-type="float" office:value="0.547732696897375" calcext:value-type="float">
            <text:p>0.54773269689737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6361346" calcext:value-type="float">
            <text:p>0.06361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c4</text:p>
          </table:table-cell>
          <table:table-cell office:value-type="string" calcext:value-type="string">
            <text:p>d2d4</text:p>
          </table:table-cell>
          <table:table-cell table:formula="of:=IF([.D840]=[.E840];1;0)" office:value-type="float" office:value="0" calcext:value-type="float">
            <text:p>0</text:p>
          </table:table-cell>
          <table:table-cell table:formula="of:=SUM([.F$2:.F840])/([.A840]+1)" office:value-type="float" office:value="0.547079856972586" calcext:value-type="float">
            <text:p>0.54707985697258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19471213" calcext:value-type="float">
            <text:p>0.0194712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41]=[.E841];1;0)" office:value-type="float" office:value="1" calcext:value-type="float">
            <text:p>1</text:p>
          </table:table-cell>
          <table:table-cell table:formula="of:=SUM([.F$2:.F841])/([.A841]+1)" office:value-type="float" office:value="0.547619047619048" calcext:value-type="float">
            <text:p>0.54761904761904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6262125" calcext:value-type="float">
            <text:p>0.06262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c4</text:p>
          </table:table-cell>
          <table:table-cell office:value-type="string" calcext:value-type="string">
            <text:p>d2d4</text:p>
          </table:table-cell>
          <table:table-cell table:formula="of:=IF([.D842]=[.E842];1;0)" office:value-type="float" office:value="0" calcext:value-type="float">
            <text:p>0</text:p>
          </table:table-cell>
          <table:table-cell table:formula="of:=SUM([.F$2:.F842])/([.A842]+1)" office:value-type="float" office:value="0.546967895362664" calcext:value-type="float">
            <text:p>0.54696789536266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16625367" calcext:value-type="float">
            <text:p>0.0166253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43]=[.E843];1;0)" office:value-type="float" office:value="1" calcext:value-type="float">
            <text:p>1</text:p>
          </table:table-cell>
          <table:table-cell table:formula="of:=SUM([.F$2:.F843])/([.A843]+1)" office:value-type="float" office:value="0.54750593824228" calcext:value-type="float">
            <text:p>0.5475059382422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3349967" calcext:value-type="float">
            <text:p>0.03349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844]=[.E844];1;0)" office:value-type="float" office:value="0" calcext:value-type="float">
            <text:p>0</text:p>
          </table:table-cell>
          <table:table-cell table:formula="of:=SUM([.F$2:.F844])/([.A844]+1)" office:value-type="float" office:value="0.546856465005931" calcext:value-type="float">
            <text:p>0.54685646500593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04241251" calcext:value-type="float">
            <text:p>0.0042412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45]=[.E845];1;0)" office:value-type="float" office:value="1" calcext:value-type="float">
            <text:p>1</text:p>
          </table:table-cell>
          <table:table-cell table:formula="of:=SUM([.F$2:.F845])/([.A845]+1)" office:value-type="float" office:value="0.54739336492891" calcext:value-type="float">
            <text:p>0.5473933649289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3131613" calcext:value-type="float">
            <text:p>0.03131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846]=[.E846];1;0)" office:value-type="float" office:value="0" calcext:value-type="float">
            <text:p>0</text:p>
          </table:table-cell>
          <table:table-cell table:formula="of:=SUM([.F$2:.F846])/([.A846]+1)" office:value-type="float" office:value="0.546745562130178" calcext:value-type="float">
            <text:p>0.54674556213017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033825035" calcext:value-type="float">
            <text:p>0.00338250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47]=[.E847];1;0)" office:value-type="float" office:value="1" calcext:value-type="float">
            <text:p>1</text:p>
          </table:table-cell>
          <table:table-cell table:formula="of:=SUM([.F$2:.F847])/([.A847]+1)" office:value-type="float" office:value="0.547281323877068" calcext:value-type="float">
            <text:p>0.54728132387706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29030742" calcext:value-type="float">
            <text:p>0.0290307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848]=[.E848];1;0)" office:value-type="float" office:value="0" calcext:value-type="float">
            <text:p>0</text:p>
          </table:table-cell>
          <table:table-cell table:formula="of:=SUM([.F$2:.F848])/([.A848]+1)" office:value-type="float" office:value="0.546635182998819" calcext:value-type="float">
            <text:p>0.54663518299881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027482044" calcext:value-type="float">
            <text:p>0.00274820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49]=[.E849];1;0)" office:value-type="float" office:value="1" calcext:value-type="float">
            <text:p>1</text:p>
          </table:table-cell>
          <table:table-cell table:formula="of:=SUM([.F$2:.F849])/([.A849]+1)" office:value-type="float" office:value="0.547169811320755" calcext:value-type="float">
            <text:p>0.54716981132075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26622882" calcext:value-type="float">
            <text:p>0.0266228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850]=[.E850];1;0)" office:value-type="float" office:value="1" calcext:value-type="float">
            <text:p>1</text:p>
          </table:table-cell>
          <table:table-cell table:formula="of:=SUM([.F$2:.F850])/([.A850]+1)" office:value-type="float" office:value="0.547703180212014" calcext:value-type="float">
            <text:p>0.54770318021201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022823438" calcext:value-type="float">
            <text:p>0.00228234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51]=[.E851];1;0)" office:value-type="float" office:value="1" calcext:value-type="float">
            <text:p>1</text:p>
          </table:table-cell>
          <table:table-cell table:formula="of:=SUM([.F$2:.F851])/([.A851]+1)" office:value-type="float" office:value="0.548235294117647" calcext:value-type="float">
            <text:p>0.54823529411764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24165327" calcext:value-type="float">
            <text:p>0.0241653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852]=[.E852];1;0)" office:value-type="float" office:value="1" calcext:value-type="float">
            <text:p>1</text:p>
          </table:table-cell>
          <table:table-cell table:formula="of:=SUM([.F$2:.F852])/([.A852]+1)" office:value-type="float" office:value="0.54876615746181" calcext:value-type="float">
            <text:p>0.5487661574618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019193417" calcext:value-type="float">
            <text:p>0.00191934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53]=[.E853];1;0)" office:value-type="float" office:value="1" calcext:value-type="float">
            <text:p>1</text:p>
          </table:table-cell>
          <table:table-cell table:formula="of:=SUM([.F$2:.F853])/([.A853]+1)" office:value-type="float" office:value="0.549295774647887" calcext:value-type="float">
            <text:p>0.54929577464788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21714477" calcext:value-type="float">
            <text:p>0.0217144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854]=[.E854];1;0)" office:value-type="float" office:value="1" calcext:value-type="float">
            <text:p>1</text:p>
          </table:table-cell>
          <table:table-cell table:formula="of:=SUM([.F$2:.F854])/([.A854]+1)" office:value-type="float" office:value="0.549824150058617" calcext:value-type="float">
            <text:p>0.54982415005861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016288161" calcext:value-type="float">
            <text:p>0.0016288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55]=[.E855];1;0)" office:value-type="float" office:value="1" calcext:value-type="float">
            <text:p>1</text:p>
          </table:table-cell>
          <table:table-cell table:formula="of:=SUM([.F$2:.F855])/([.A855]+1)" office:value-type="float" office:value="0.550351288056206" calcext:value-type="float">
            <text:p>0.55035128805620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19277813" calcext:value-type="float">
            <text:p>0.0192778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856]=[.E856];1;0)" office:value-type="float" office:value="1" calcext:value-type="float">
            <text:p>1</text:p>
          </table:table-cell>
          <table:table-cell table:formula="of:=SUM([.F$2:.F856])/([.A856]+1)" office:value-type="float" office:value="0.550877192982456" calcext:value-type="float">
            <text:p>0.55087719298245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013962695" calcext:value-type="float">
            <text:p>0.00139626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57]=[.E857];1;0)" office:value-type="float" office:value="1" calcext:value-type="float">
            <text:p>1</text:p>
          </table:table-cell>
          <table:table-cell table:formula="of:=SUM([.F$2:.F857])/([.A857]+1)" office:value-type="float" office:value="0.551401869158878" calcext:value-type="float">
            <text:p>0.55140186915887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16892038" calcext:value-type="float">
            <text:p>0.0168920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858]=[.E858];1;0)" office:value-type="float" office:value="1" calcext:value-type="float">
            <text:p>1</text:p>
          </table:table-cell>
          <table:table-cell table:formula="of:=SUM([.F$2:.F858])/([.A858]+1)" office:value-type="float" office:value="0.551925320886814" calcext:value-type="float">
            <text:p>0.55192532088681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01201245" calcext:value-type="float">
            <text:p>0.0012012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59]=[.E859];1;0)" office:value-type="float" office:value="1" calcext:value-type="float">
            <text:p>1</text:p>
          </table:table-cell>
          <table:table-cell table:formula="of:=SUM([.F$2:.F859])/([.A859]+1)" office:value-type="float" office:value="0.552447552447552" calcext:value-type="float">
            <text:p>0.55244755244755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14597826" calcext:value-type="float">
            <text:p>0.0145978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860]=[.E860];1;0)" office:value-type="float" office:value="1" calcext:value-type="float">
            <text:p>1</text:p>
          </table:table-cell>
          <table:table-cell table:formula="of:=SUM([.F$2:.F860])/([.A860]+1)" office:value-type="float" office:value="0.552968568102445" calcext:value-type="float">
            <text:p>0.55296856810244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010367321" calcext:value-type="float">
            <text:p>0.00103673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61]=[.E861];1;0)" office:value-type="float" office:value="1" calcext:value-type="float">
            <text:p>1</text:p>
          </table:table-cell>
          <table:table-cell table:formula="of:=SUM([.F$2:.F861])/([.A861]+1)" office:value-type="float" office:value="0.553488372093023" calcext:value-type="float">
            <text:p>0.55348837209302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60835175" calcext:value-type="float">
            <text:p>0.060835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862]=[.E862];1;0)" office:value-type="float" office:value="0" calcext:value-type="float">
            <text:p>0</text:p>
          </table:table-cell>
          <table:table-cell table:formula="of:=SUM([.F$2:.F862])/([.A862]+1)" office:value-type="float" office:value="0.552845528455285" calcext:value-type="float">
            <text:p>0.55284552845528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6431406" calcext:value-type="float">
            <text:p>0.06431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863]=[.E863];1;0)" office:value-type="float" office:value="0" calcext:value-type="float">
            <text:p>0</text:p>
          </table:table-cell>
          <table:table-cell table:formula="of:=SUM([.F$2:.F863])/([.A863]+1)" office:value-type="float" office:value="0.552204176334107" calcext:value-type="float">
            <text:p>0.55220417633410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61714698" calcext:value-type="float">
            <text:p>0.061714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864]=[.E864];1;0)" office:value-type="float" office:value="0" calcext:value-type="float">
            <text:p>0</text:p>
          </table:table-cell>
          <table:table-cell table:formula="of:=SUM([.F$2:.F864])/([.A864]+1)" office:value-type="float" office:value="0.551564310544612" calcext:value-type="float">
            <text:p>0.55156431054461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09609669" calcext:value-type="float">
            <text:p>0.0096096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65]=[.E865];1;0)" office:value-type="float" office:value="1" calcext:value-type="float">
            <text:p>1</text:p>
          </table:table-cell>
          <table:table-cell table:formula="of:=SUM([.F$2:.F865])/([.A865]+1)" office:value-type="float" office:value="0.552083333333333" calcext:value-type="float">
            <text:p>0.55208333333333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10763585" calcext:value-type="float">
            <text:p>0.0107635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866]=[.E866];1;0)" office:value-type="float" office:value="1" calcext:value-type="float">
            <text:p>1</text:p>
          </table:table-cell>
          <table:table-cell table:formula="of:=SUM([.F$2:.F866])/([.A866]+1)" office:value-type="float" office:value="0.552601156069364" calcext:value-type="float">
            <text:p>0.55260115606936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008563983" calcext:value-type="float">
            <text:p>0.00085639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67]=[.E867];1;0)" office:value-type="float" office:value="1" calcext:value-type="float">
            <text:p>1</text:p>
          </table:table-cell>
          <table:table-cell table:formula="of:=SUM([.F$2:.F867])/([.A867]+1)" office:value-type="float" office:value="0.553117782909931" calcext:value-type="float">
            <text:p>0.55311778290993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10068336" calcext:value-type="float">
            <text:p>0.0100683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868]=[.E868];1;0)" office:value-type="float" office:value="1" calcext:value-type="float">
            <text:p>1</text:p>
          </table:table-cell>
          <table:table-cell table:formula="of:=SUM([.F$2:.F868])/([.A868]+1)" office:value-type="float" office:value="0.55363321799308" calcext:value-type="float">
            <text:p>0.5536332179930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8747479" calcext:value-type="float">
            <text:p>0.087474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869]=[.E869];1;0)" office:value-type="float" office:value="0" calcext:value-type="float">
            <text:p>0</text:p>
          </table:table-cell>
          <table:table-cell table:formula="of:=SUM([.F$2:.F869])/([.A869]+1)" office:value-type="float" office:value="0.552995391705069" calcext:value-type="float">
            <text:p>0.55299539170506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53938355" calcext:value-type="float">
            <text:p>0.053938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870]=[.E870];1;0)" office:value-type="float" office:value="0" calcext:value-type="float">
            <text:p>0</text:p>
          </table:table-cell>
          <table:table-cell table:formula="of:=SUM([.F$2:.F870])/([.A870]+1)" office:value-type="float" office:value="0.552359033371692" calcext:value-type="float">
            <text:p>0.55235903337169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58167376" calcext:value-type="float">
            <text:p>0.058167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871]=[.E871];1;0)" office:value-type="float" office:value="0" calcext:value-type="float">
            <text:p>0</text:p>
          </table:table-cell>
          <table:table-cell table:formula="of:=SUM([.F$2:.F871])/([.A871]+1)" office:value-type="float" office:value="0.551724137931034" calcext:value-type="float">
            <text:p>0.55172413793103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09246221" calcext:value-type="float">
            <text:p>0.009246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872]=[.E872];1;0)" office:value-type="float" office:value="1" calcext:value-type="float">
            <text:p>1</text:p>
          </table:table-cell>
          <table:table-cell table:formula="of:=SUM([.F$2:.F872])/([.A872]+1)" office:value-type="float" office:value="0.552238805970149" calcext:value-type="float">
            <text:p>0.55223880597014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00895308" calcext:value-type="float">
            <text:p>0.0008953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73]=[.E873];1;0)" office:value-type="float" office:value="1" calcext:value-type="float">
            <text:p>1</text:p>
          </table:table-cell>
          <table:table-cell table:formula="of:=SUM([.F$2:.F873])/([.A873]+1)" office:value-type="float" office:value="0.552752293577982" calcext:value-type="float">
            <text:p>0.55275229357798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089742625" calcext:value-type="float">
            <text:p>0.00897426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874]=[.E874];1;0)" office:value-type="float" office:value="1" calcext:value-type="float">
            <text:p>1</text:p>
          </table:table-cell>
          <table:table-cell table:formula="of:=SUM([.F$2:.F874])/([.A874]+1)" office:value-type="float" office:value="0.553264604810997" calcext:value-type="float">
            <text:p>0.55326460481099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0095132773" calcext:value-type="float">
            <text:p>0.000951327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75]=[.E875];1;0)" office:value-type="float" office:value="1" calcext:value-type="float">
            <text:p>1</text:p>
          </table:table-cell>
          <table:table-cell table:formula="of:=SUM([.F$2:.F875])/([.A875]+1)" office:value-type="float" office:value="0.553775743707094" calcext:value-type="float">
            <text:p>0.55377574370709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6372636" calcext:value-type="float">
            <text:p>0.06372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876]=[.E876];1;0)" office:value-type="float" office:value="0" calcext:value-type="float">
            <text:p>0</text:p>
          </table:table-cell>
          <table:table-cell table:formula="of:=SUM([.F$2:.F876])/([.A876]+1)" office:value-type="float" office:value="0.553142857142857" calcext:value-type="float">
            <text:p>0.55314285714285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10313757" calcext:value-type="float">
            <text:p>0.0103137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77]=[.E877];1;0)" office:value-type="float" office:value="1" calcext:value-type="float">
            <text:p>1</text:p>
          </table:table-cell>
          <table:table-cell table:formula="of:=SUM([.F$2:.F877])/([.A877]+1)" office:value-type="float" office:value="0.55365296803653" calcext:value-type="float">
            <text:p>0.5536529680365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560421" calcext:value-type="float">
            <text:p>0.0560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878]=[.E878];1;0)" office:value-type="float" office:value="0" calcext:value-type="float">
            <text:p>0</text:p>
          </table:table-cell>
          <table:table-cell table:formula="of:=SUM([.F$2:.F878])/([.A878]+1)" office:value-type="float" office:value="0.553021664766249" calcext:value-type="float">
            <text:p>0.55302166476624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55373445" calcext:value-type="float">
            <text:p>0.055373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879]=[.E879];1;0)" office:value-type="float" office:value="0" calcext:value-type="float">
            <text:p>0</text:p>
          </table:table-cell>
          <table:table-cell table:formula="of:=SUM([.F$2:.F879])/([.A879]+1)" office:value-type="float" office:value="0.552391799544419" calcext:value-type="float">
            <text:p>0.55239179954441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09042624" calcext:value-type="float">
            <text:p>0.0090426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880]=[.E880];1;0)" office:value-type="float" office:value="1" calcext:value-type="float">
            <text:p>1</text:p>
          </table:table-cell>
          <table:table-cell table:formula="of:=SUM([.F$2:.F880])/([.A880]+1)" office:value-type="float" office:value="0.552901023890785" calcext:value-type="float">
            <text:p>0.55290102389078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010169485" calcext:value-type="float">
            <text:p>0.00101694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81]=[.E881];1;0)" office:value-type="float" office:value="1" calcext:value-type="float">
            <text:p>1</text:p>
          </table:table-cell>
          <table:table-cell table:formula="of:=SUM([.F$2:.F881])/([.A881]+1)" office:value-type="float" office:value="0.553409090909091" calcext:value-type="float">
            <text:p>0.55340909090909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9228683" calcext:value-type="float">
            <text:p>0.0092286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882]=[.E882];1;0)" office:value-type="float" office:value="1" calcext:value-type="float">
            <text:p>1</text:p>
          </table:table-cell>
          <table:table-cell table:formula="of:=SUM([.F$2:.F882])/([.A882]+1)" office:value-type="float" office:value="0.553916004540295" calcext:value-type="float">
            <text:p>0.55391600454029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8556682" calcext:value-type="float">
            <text:p>0.085566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883]=[.E883];1;0)" office:value-type="float" office:value="0" calcext:value-type="float">
            <text:p>0</text:p>
          </table:table-cell>
          <table:table-cell table:formula="of:=SUM([.F$2:.F883])/([.A883]+1)" office:value-type="float" office:value="0.55328798185941" calcext:value-type="float">
            <text:p>0.5532879818594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09149397" calcext:value-type="float">
            <text:p>0.0091493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884]=[.E884];1;0)" office:value-type="float" office:value="1" calcext:value-type="float">
            <text:p>1</text:p>
          </table:table-cell>
          <table:table-cell table:formula="of:=SUM([.F$2:.F884])/([.A884]+1)" office:value-type="float" office:value="0.553793884484711" calcext:value-type="float">
            <text:p>0.55379388448471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01141184" calcext:value-type="float">
            <text:p>0.001141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85]=[.E885];1;0)" office:value-type="float" office:value="1" calcext:value-type="float">
            <text:p>1</text:p>
          </table:table-cell>
          <table:table-cell table:formula="of:=SUM([.F$2:.F885])/([.A885]+1)" office:value-type="float" office:value="0.554298642533937" calcext:value-type="float">
            <text:p>0.55429864253393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08857035" calcext:value-type="float">
            <text:p>0.0088570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886]=[.E886];1;0)" office:value-type="float" office:value="1" calcext:value-type="float">
            <text:p>1</text:p>
          </table:table-cell>
          <table:table-cell table:formula="of:=SUM([.F$2:.F886])/([.A886]+1)" office:value-type="float" office:value="0.554802259887006" calcext:value-type="float">
            <text:p>0.55480225988700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012013874" calcext:value-type="float">
            <text:p>0.00120138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87]=[.E887];1;0)" office:value-type="float" office:value="1" calcext:value-type="float">
            <text:p>1</text:p>
          </table:table-cell>
          <table:table-cell table:formula="of:=SUM([.F$2:.F887])/([.A887]+1)" office:value-type="float" office:value="0.55530474040632" calcext:value-type="float">
            <text:p>0.5553047404063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08367649" calcext:value-type="float">
            <text:p>0.0083676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888]=[.E888];1;0)" office:value-type="float" office:value="1" calcext:value-type="float">
            <text:p>1</text:p>
          </table:table-cell>
          <table:table-cell table:formula="of:=SUM([.F$2:.F888])/([.A888]+1)" office:value-type="float" office:value="0.555806087936866" calcext:value-type="float">
            <text:p>0.55580608793686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01222816" calcext:value-type="float">
            <text:p>0.0012228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89]=[.E889];1;0)" office:value-type="float" office:value="1" calcext:value-type="float">
            <text:p>1</text:p>
          </table:table-cell>
          <table:table-cell table:formula="of:=SUM([.F$2:.F889])/([.A889]+1)" office:value-type="float" office:value="0.556306306306306" calcext:value-type="float">
            <text:p>0.55630630630630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077446005" calcext:value-type="float">
            <text:p>0.0077446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890]=[.E890];1;0)" office:value-type="float" office:value="1" calcext:value-type="float">
            <text:p>1</text:p>
          </table:table-cell>
          <table:table-cell table:formula="of:=SUM([.F$2:.F890])/([.A890]+1)" office:value-type="float" office:value="0.556805399325084" calcext:value-type="float">
            <text:p>0.55680539932508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012121374" calcext:value-type="float">
            <text:p>0.00121213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91]=[.E891];1;0)" office:value-type="float" office:value="1" calcext:value-type="float">
            <text:p>1</text:p>
          </table:table-cell>
          <table:table-cell table:formula="of:=SUM([.F$2:.F891])/([.A891]+1)" office:value-type="float" office:value="0.557303370786517" calcext:value-type="float">
            <text:p>0.55730337078651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07045617" calcext:value-type="float">
            <text:p>0.0070456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892]=[.E892];1;0)" office:value-type="float" office:value="1" calcext:value-type="float">
            <text:p>1</text:p>
          </table:table-cell>
          <table:table-cell table:formula="of:=SUM([.F$2:.F892])/([.A892]+1)" office:value-type="float" office:value="0.557800224466891" calcext:value-type="float">
            <text:p>0.55780022446689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8699071" calcext:value-type="float">
            <text:p>0.08699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c5</text:p>
          </table:table-cell>
          <table:table-cell office:value-type="string" calcext:value-type="string">
            <text:p>e7e6</text:p>
          </table:table-cell>
          <table:table-cell table:formula="of:=IF([.D893]=[.E893];1;0)" office:value-type="float" office:value="0" calcext:value-type="float">
            <text:p>0</text:p>
          </table:table-cell>
          <table:table-cell table:formula="of:=SUM([.F$2:.F893])/([.A893]+1)" office:value-type="float" office:value="0.557174887892377" calcext:value-type="float">
            <text:p>0.55717488789237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06349548" calcext:value-type="float">
            <text:p>0.0063495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894]=[.E894];1;0)" office:value-type="float" office:value="1" calcext:value-type="float">
            <text:p>1</text:p>
          </table:table-cell>
          <table:table-cell table:formula="of:=SUM([.F$2:.F894])/([.A894]+1)" office:value-type="float" office:value="0.557670772676372" calcext:value-type="float">
            <text:p>0.55767077267637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8675188" calcext:value-type="float">
            <text:p>0.08675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c5</text:p>
          </table:table-cell>
          <table:table-cell office:value-type="string" calcext:value-type="string">
            <text:p>e7e6</text:p>
          </table:table-cell>
          <table:table-cell table:formula="of:=IF([.D895]=[.E895];1;0)" office:value-type="float" office:value="0" calcext:value-type="float">
            <text:p>0</text:p>
          </table:table-cell>
          <table:table-cell table:formula="of:=SUM([.F$2:.F895])/([.A895]+1)" office:value-type="float" office:value="0.557046979865772" calcext:value-type="float">
            <text:p>0.55704697986577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057040653" calcext:value-type="float">
            <text:p>0.00570406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896]=[.E896];1;0)" office:value-type="float" office:value="1" calcext:value-type="float">
            <text:p>1</text:p>
          </table:table-cell>
          <table:table-cell table:formula="of:=SUM([.F$2:.F896])/([.A896]+1)" office:value-type="float" office:value="0.557541899441341" calcext:value-type="float">
            <text:p>0.55754189944134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86132444" calcext:value-type="float">
            <text:p>0.086132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c5</text:p>
          </table:table-cell>
          <table:table-cell office:value-type="string" calcext:value-type="string">
            <text:p>e7e6</text:p>
          </table:table-cell>
          <table:table-cell table:formula="of:=IF([.D897]=[.E897];1;0)" office:value-type="float" office:value="0" calcext:value-type="float">
            <text:p>0</text:p>
          </table:table-cell>
          <table:table-cell table:formula="of:=SUM([.F$2:.F897])/([.A897]+1)" office:value-type="float" office:value="0.556919642857143" calcext:value-type="float">
            <text:p>0.55691964285714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051210057" calcext:value-type="float">
            <text:p>0.00512100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898]=[.E898];1;0)" office:value-type="float" office:value="1" calcext:value-type="float">
            <text:p>1</text:p>
          </table:table-cell>
          <table:table-cell table:formula="of:=SUM([.F$2:.F898])/([.A898]+1)" office:value-type="float" office:value="0.557413600891862" calcext:value-type="float">
            <text:p>0.55741360089186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01591841" calcext:value-type="float">
            <text:p>0.0015918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899]=[.E899];1;0)" office:value-type="float" office:value="1" calcext:value-type="float">
            <text:p>1</text:p>
          </table:table-cell>
          <table:table-cell table:formula="of:=SUM([.F$2:.F899])/([.A899]+1)" office:value-type="float" office:value="0.557906458797327" calcext:value-type="float">
            <text:p>0.55790645879732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045763045" calcext:value-type="float">
            <text:p>0.00457630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900]=[.E900];1;0)" office:value-type="float" office:value="1" calcext:value-type="float">
            <text:p>1</text:p>
          </table:table-cell>
          <table:table-cell table:formula="of:=SUM([.F$2:.F900])/([.A900]+1)" office:value-type="float" office:value="0.558398220244716" calcext:value-type="float">
            <text:p>0.55839822024471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8194697" calcext:value-type="float">
            <text:p>0.08194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901]=[.E901];1;0)" office:value-type="float" office:value="0" calcext:value-type="float">
            <text:p>0</text:p>
          </table:table-cell>
          <table:table-cell table:formula="of:=SUM([.F$2:.F901])/([.A901]+1)" office:value-type="float" office:value="0.557777777777778" calcext:value-type="float">
            <text:p>0.55777777777777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408468" calcext:value-type="float">
            <text:p>0.004084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902]=[.E902];1;0)" office:value-type="float" office:value="1" calcext:value-type="float">
            <text:p>1</text:p>
          </table:table-cell>
          <table:table-cell table:formula="of:=SUM([.F$2:.F902])/([.A902]+1)" office:value-type="float" office:value="0.55826859045505" calcext:value-type="float">
            <text:p>0.5582685904550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020713455" calcext:value-type="float">
            <text:p>0.00207134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03]=[.E903];1;0)" office:value-type="float" office:value="1" calcext:value-type="float">
            <text:p>1</text:p>
          </table:table-cell>
          <table:table-cell table:formula="of:=SUM([.F$2:.F903])/([.A903]+1)" office:value-type="float" office:value="0.558758314855876" calcext:value-type="float">
            <text:p>0.55875831485587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036458857" calcext:value-type="float">
            <text:p>0.0036458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904]=[.E904];1;0)" office:value-type="float" office:value="1" calcext:value-type="float">
            <text:p>1</text:p>
          </table:table-cell>
          <table:table-cell table:formula="of:=SUM([.F$2:.F904])/([.A904]+1)" office:value-type="float" office:value="0.559246954595792" calcext:value-type="float">
            <text:p>0.55924695459579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0229994" calcext:value-type="float">
            <text:p>0.002299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05]=[.E905];1;0)" office:value-type="float" office:value="1" calcext:value-type="float">
            <text:p>1</text:p>
          </table:table-cell>
          <table:table-cell table:formula="of:=SUM([.F$2:.F905])/([.A905]+1)" office:value-type="float" office:value="0.559734513274336" calcext:value-type="float">
            <text:p>0.55973451327433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032334568" calcext:value-type="float">
            <text:p>0.00323345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906]=[.E906];1;0)" office:value-type="float" office:value="1" calcext:value-type="float">
            <text:p>1</text:p>
          </table:table-cell>
          <table:table-cell table:formula="of:=SUM([.F$2:.F906])/([.A906]+1)" office:value-type="float" office:value="0.560220994475138" calcext:value-type="float">
            <text:p>0.56022099447513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024317475" calcext:value-type="float">
            <text:p>0.00243174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07]=[.E907];1;0)" office:value-type="float" office:value="1" calcext:value-type="float">
            <text:p>1</text:p>
          </table:table-cell>
          <table:table-cell table:formula="of:=SUM([.F$2:.F907])/([.A907]+1)" office:value-type="float" office:value="0.560706401766004" calcext:value-type="float">
            <text:p>0.56070640176600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028546897" calcext:value-type="float">
            <text:p>0.00285468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908]=[.E908];1;0)" office:value-type="float" office:value="1" calcext:value-type="float">
            <text:p>1</text:p>
          </table:table-cell>
          <table:table-cell table:formula="of:=SUM([.F$2:.F908])/([.A908]+1)" office:value-type="float" office:value="0.561190738699008" calcext:value-type="float">
            <text:p>0.56119073869900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024700777" calcext:value-type="float">
            <text:p>0.00247007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09]=[.E909];1;0)" office:value-type="float" office:value="1" calcext:value-type="float">
            <text:p>1</text:p>
          </table:table-cell>
          <table:table-cell table:formula="of:=SUM([.F$2:.F909])/([.A909]+1)" office:value-type="float" office:value="0.561674008810573" calcext:value-type="float">
            <text:p>0.56167400881057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025133828" calcext:value-type="float">
            <text:p>0.00251338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910]=[.E910];1;0)" office:value-type="float" office:value="1" calcext:value-type="float">
            <text:p>1</text:p>
          </table:table-cell>
          <table:table-cell table:formula="of:=SUM([.F$2:.F910])/([.A910]+1)" office:value-type="float" office:value="0.562156215621562" calcext:value-type="float">
            <text:p>0.56215621562156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024279316" calcext:value-type="float">
            <text:p>0.00242793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11]=[.E911];1;0)" office:value-type="float" office:value="1" calcext:value-type="float">
            <text:p>1</text:p>
          </table:table-cell>
          <table:table-cell table:formula="of:=SUM([.F$2:.F911])/([.A911]+1)" office:value-type="float" office:value="0.562637362637363" calcext:value-type="float">
            <text:p>0.56263736263736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02210487" calcext:value-type="float">
            <text:p>0.0022104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912]=[.E912];1;0)" office:value-type="float" office:value="1" calcext:value-type="float">
            <text:p>1</text:p>
          </table:table-cell>
          <table:table-cell table:formula="of:=SUM([.F$2:.F912])/([.A912]+1)" office:value-type="float" office:value="0.563117453347969" calcext:value-type="float">
            <text:p>0.56311745334796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023226629" calcext:value-type="float">
            <text:p>0.00232266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13]=[.E913];1;0)" office:value-type="float" office:value="1" calcext:value-type="float">
            <text:p>1</text:p>
          </table:table-cell>
          <table:table-cell table:formula="of:=SUM([.F$2:.F913])/([.A913]+1)" office:value-type="float" office:value="0.56359649122807" calcext:value-type="float">
            <text:p>0.5635964912280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01944863" calcext:value-type="float">
            <text:p>0.0019448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914]=[.E914];1;0)" office:value-type="float" office:value="1" calcext:value-type="float">
            <text:p>1</text:p>
          </table:table-cell>
          <table:table-cell table:formula="of:=SUM([.F$2:.F914])/([.A914]+1)" office:value-type="float" office:value="0.56407447973713" calcext:value-type="float">
            <text:p>0.5640744797371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02174432" calcext:value-type="float">
            <text:p>0.0021744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15]=[.E915];1;0)" office:value-type="float" office:value="1" calcext:value-type="float">
            <text:p>1</text:p>
          </table:table-cell>
          <table:table-cell table:formula="of:=SUM([.F$2:.F915])/([.A915]+1)" office:value-type="float" office:value="0.564551422319475" calcext:value-type="float">
            <text:p>0.56455142231947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77826396" calcext:value-type="float">
            <text:p>0.077826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916]=[.E916];1;0)" office:value-type="float" office:value="0" calcext:value-type="float">
            <text:p>0</text:p>
          </table:table-cell>
          <table:table-cell table:formula="of:=SUM([.F$2:.F916])/([.A916]+1)" office:value-type="float" office:value="0.563934426229508" calcext:value-type="float">
            <text:p>0.56393442622950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27320197" calcext:value-type="float">
            <text:p>0.027320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17]=[.E917];1;0)" office:value-type="float" office:value="1" calcext:value-type="float">
            <text:p>1</text:p>
          </table:table-cell>
          <table:table-cell table:formula="of:=SUM([.F$2:.F917])/([.A917]+1)" office:value-type="float" office:value="0.564410480349345" calcext:value-type="float">
            <text:p>0.56441048034934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7797901" calcext:value-type="float">
            <text:p>0.07797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918]=[.E918];1;0)" office:value-type="float" office:value="0" calcext:value-type="float">
            <text:p>0</text:p>
          </table:table-cell>
          <table:table-cell table:formula="of:=SUM([.F$2:.F918])/([.A918]+1)" office:value-type="float" office:value="0.563794983642312" calcext:value-type="float">
            <text:p>0.56379498364231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24479795" calcext:value-type="float">
            <text:p>0.0244797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19]=[.E919];1;0)" office:value-type="float" office:value="1" calcext:value-type="float">
            <text:p>1</text:p>
          </table:table-cell>
          <table:table-cell table:formula="of:=SUM([.F$2:.F919])/([.A919]+1)" office:value-type="float" office:value="0.564270152505447" calcext:value-type="float">
            <text:p>0.56427015250544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772726" calcext:value-type="float">
            <text:p>0.0772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920]=[.E920];1;0)" office:value-type="float" office:value="0" calcext:value-type="float">
            <text:p>0</text:p>
          </table:table-cell>
          <table:table-cell table:formula="of:=SUM([.F$2:.F920])/([.A920]+1)" office:value-type="float" office:value="0.563656147986942" calcext:value-type="float">
            <text:p>0.56365614798694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20354707" calcext:value-type="float">
            <text:p>0.0203547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21]=[.E921];1;0)" office:value-type="float" office:value="1" calcext:value-type="float">
            <text:p>1</text:p>
          </table:table-cell>
          <table:table-cell table:formula="of:=SUM([.F$2:.F921])/([.A921]+1)" office:value-type="float" office:value="0.564130434782609" calcext:value-type="float">
            <text:p>0.56413043478260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758479" calcext:value-type="float">
            <text:p>0.0758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922]=[.E922];1;0)" office:value-type="float" office:value="0" calcext:value-type="float">
            <text:p>0</text:p>
          </table:table-cell>
          <table:table-cell table:formula="of:=SUM([.F$2:.F922])/([.A922]+1)" office:value-type="float" office:value="0.563517915309446" calcext:value-type="float">
            <text:p>0.56351791530944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53101823" calcext:value-type="float">
            <text:p>0.0531018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923]=[.E923];1;0)" office:value-type="float" office:value="0" calcext:value-type="float">
            <text:p>0</text:p>
          </table:table-cell>
          <table:table-cell table:formula="of:=SUM([.F$2:.F923])/([.A923]+1)" office:value-type="float" office:value="0.562906724511931" calcext:value-type="float">
            <text:p>0.56290672451193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7367435" calcext:value-type="float">
            <text:p>0.07367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924]=[.E924];1;0)" office:value-type="float" office:value="0" calcext:value-type="float">
            <text:p>0</text:p>
          </table:table-cell>
          <table:table-cell table:formula="of:=SUM([.F$2:.F924])/([.A924]+1)" office:value-type="float" office:value="0.562296858071506" calcext:value-type="float">
            <text:p>0.56229685807150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1388527" calcext:value-type="float">
            <text:p>0.013885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25]=[.E925];1;0)" office:value-type="float" office:value="1" calcext:value-type="float">
            <text:p>1</text:p>
          </table:table-cell>
          <table:table-cell table:formula="of:=SUM([.F$2:.F925])/([.A925]+1)" office:value-type="float" office:value="0.562770562770563" calcext:value-type="float">
            <text:p>0.56277056277056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03111754" calcext:value-type="float">
            <text:p>0.0031117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2e4</text:p>
          </table:table-cell>
          <table:table-cell table:formula="of:=IF([.D926]=[.E926];1;0)" office:value-type="float" office:value="1" calcext:value-type="float">
            <text:p>1</text:p>
          </table:table-cell>
          <table:table-cell table:formula="of:=SUM([.F$2:.F926])/([.A926]+1)" office:value-type="float" office:value="0.563243243243243" calcext:value-type="float">
            <text:p>0.56324324324324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7241142" calcext:value-type="float">
            <text:p>0.00072411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27]=[.E927];1;0)" office:value-type="float" office:value="1" calcext:value-type="float">
            <text:p>1</text:p>
          </table:table-cell>
          <table:table-cell table:formula="of:=SUM([.F$2:.F927])/([.A927]+1)" office:value-type="float" office:value="0.563714902807775" calcext:value-type="float">
            <text:p>0.56371490280777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7472813" calcext:value-type="float">
            <text:p>0.07472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e2e4</text:p>
          </table:table-cell>
          <table:table-cell table:formula="of:=IF([.D928]=[.E928];1;0)" office:value-type="float" office:value="0" calcext:value-type="float">
            <text:p>0</text:p>
          </table:table-cell>
          <table:table-cell table:formula="of:=SUM([.F$2:.F928])/([.A928]+1)" office:value-type="float" office:value="0.563106796116505" calcext:value-type="float">
            <text:p>0.56310679611650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05737991" calcext:value-type="float">
            <text:p>0.0057379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29]=[.E929];1;0)" office:value-type="float" office:value="1" calcext:value-type="float">
            <text:p>1</text:p>
          </table:table-cell>
          <table:table-cell table:formula="of:=SUM([.F$2:.F929])/([.A929]+1)" office:value-type="float" office:value="0.563577586206897" calcext:value-type="float">
            <text:p>0.56357758620689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662868" calcext:value-type="float">
            <text:p>0.0662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930]=[.E930];1;0)" office:value-type="float" office:value="0" calcext:value-type="float">
            <text:p>0</text:p>
          </table:table-cell>
          <table:table-cell table:formula="of:=SUM([.F$2:.F930])/([.A930]+1)" office:value-type="float" office:value="0.56297093649085" calcext:value-type="float">
            <text:p>0.5629709364908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08424656" calcext:value-type="float">
            <text:p>0.0084246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31]=[.E931];1;0)" office:value-type="float" office:value="1" calcext:value-type="float">
            <text:p>1</text:p>
          </table:table-cell>
          <table:table-cell table:formula="of:=SUM([.F$2:.F931])/([.A931]+1)" office:value-type="float" office:value="0.563440860215054" calcext:value-type="float">
            <text:p>0.56344086021505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6320697" calcext:value-type="float">
            <text:p>0.06320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932]=[.E932];1;0)" office:value-type="float" office:value="0" calcext:value-type="float">
            <text:p>0</text:p>
          </table:table-cell>
          <table:table-cell table:formula="of:=SUM([.F$2:.F932])/([.A932]+1)" office:value-type="float" office:value="0.562835660580021" calcext:value-type="float">
            <text:p>0.56283566058002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070438106" calcext:value-type="float">
            <text:p>0.0070438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33]=[.E933];1;0)" office:value-type="float" office:value="1" calcext:value-type="float">
            <text:p>1</text:p>
          </table:table-cell>
          <table:table-cell table:formula="of:=SUM([.F$2:.F933])/([.A933]+1)" office:value-type="float" office:value="0.563304721030043" calcext:value-type="float">
            <text:p>0.56330472103004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5967616" calcext:value-type="float">
            <text:p>0.05967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934]=[.E934];1;0)" office:value-type="float" office:value="0" calcext:value-type="float">
            <text:p>0</text:p>
          </table:table-cell>
          <table:table-cell table:formula="of:=SUM([.F$2:.F934])/([.A934]+1)" office:value-type="float" office:value="0.562700964630225" calcext:value-type="float">
            <text:p>0.56270096463022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659645" calcext:value-type="float">
            <text:p>0.0659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935]=[.E935];1;0)" office:value-type="float" office:value="0" calcext:value-type="float">
            <text:p>0</text:p>
          </table:table-cell>
          <table:table-cell table:formula="of:=SUM([.F$2:.F935])/([.A935]+1)" office:value-type="float" office:value="0.562098501070664" calcext:value-type="float">
            <text:p>0.56209850107066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55697054" calcext:value-type="float">
            <text:p>0.055697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936]=[.E936];1;0)" office:value-type="float" office:value="0" calcext:value-type="float">
            <text:p>0</text:p>
          </table:table-cell>
          <table:table-cell table:formula="of:=SUM([.F$2:.F936])/([.A936]+1)" office:value-type="float" office:value="0.561497326203209" calcext:value-type="float">
            <text:p>0.56149732620320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057321913" calcext:value-type="float">
            <text:p>0.00573219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37]=[.E937];1;0)" office:value-type="float" office:value="1" calcext:value-type="float">
            <text:p>1</text:p>
          </table:table-cell>
          <table:table-cell table:formula="of:=SUM([.F$2:.F937])/([.A937]+1)" office:value-type="float" office:value="0.561965811965812" calcext:value-type="float">
            <text:p>0.56196581196581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51524248" calcext:value-type="float">
            <text:p>0.051524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938]=[.E938];1;0)" office:value-type="float" office:value="0" calcext:value-type="float">
            <text:p>0</text:p>
          </table:table-cell>
          <table:table-cell table:formula="of:=SUM([.F$2:.F938])/([.A938]+1)" office:value-type="float" office:value="0.56136606189968" calcext:value-type="float">
            <text:p>0.5613660618996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054746815" calcext:value-type="float">
            <text:p>0.00547468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39]=[.E939];1;0)" office:value-type="float" office:value="1" calcext:value-type="float">
            <text:p>1</text:p>
          </table:table-cell>
          <table:table-cell table:formula="of:=SUM([.F$2:.F939])/([.A939]+1)" office:value-type="float" office:value="0.56183368869936" calcext:value-type="float">
            <text:p>0.5618336886993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47492005" calcext:value-type="float">
            <text:p>0.04749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940]=[.E940];1;0)" office:value-type="float" office:value="0" calcext:value-type="float">
            <text:p>0</text:p>
          </table:table-cell>
          <table:table-cell table:formula="of:=SUM([.F$2:.F940])/([.A940]+1)" office:value-type="float" office:value="0.561235356762513" calcext:value-type="float">
            <text:p>0.56123535676251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051083555" calcext:value-type="float">
            <text:p>0.00510835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41]=[.E941];1;0)" office:value-type="float" office:value="1" calcext:value-type="float">
            <text:p>1</text:p>
          </table:table-cell>
          <table:table-cell table:formula="of:=SUM([.F$2:.F941])/([.A941]+1)" office:value-type="float" office:value="0.561702127659575" calcext:value-type="float">
            <text:p>0.56170212765957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43685794" calcext:value-type="float">
            <text:p>0.043685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942]=[.E942];1;0)" office:value-type="float" office:value="0" calcext:value-type="float">
            <text:p>0</text:p>
          </table:table-cell>
          <table:table-cell table:formula="of:=SUM([.F$2:.F942])/([.A942]+1)" office:value-type="float" office:value="0.561105207226355" calcext:value-type="float">
            <text:p>0.56110520722635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68798766" calcext:value-type="float">
            <text:p>0.0687987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943]=[.E943];1;0)" office:value-type="float" office:value="0" calcext:value-type="float">
            <text:p>0</text:p>
          </table:table-cell>
          <table:table-cell table:formula="of:=SUM([.F$2:.F943])/([.A943]+1)" office:value-type="float" office:value="0.560509554140127" calcext:value-type="float">
            <text:p>0.56050955414012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40092237" calcext:value-type="float">
            <text:p>0.040092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944]=[.E944];1;0)" office:value-type="float" office:value="0" calcext:value-type="float">
            <text:p>0</text:p>
          </table:table-cell>
          <table:table-cell table:formula="of:=SUM([.F$2:.F944])/([.A944]+1)" office:value-type="float" office:value="0.559915164369035" calcext:value-type="float">
            <text:p>0.55991516436903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68133794" calcext:value-type="float">
            <text:p>0.068133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945]=[.E945];1;0)" office:value-type="float" office:value="0" calcext:value-type="float">
            <text:p>0</text:p>
          </table:table-cell>
          <table:table-cell table:formula="of:=SUM([.F$2:.F945])/([.A945]+1)" office:value-type="float" office:value="0.559322033898305" calcext:value-type="float">
            <text:p>0.55932203389830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36815673" calcext:value-type="float">
            <text:p>0.036815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946]=[.E946];1;0)" office:value-type="float" office:value="0" calcext:value-type="float">
            <text:p>0</text:p>
          </table:table-cell>
          <table:table-cell table:formula="of:=SUM([.F$2:.F946])/([.A946]+1)" office:value-type="float" office:value="0.558730158730159" calcext:value-type="float">
            <text:p>0.55873015873015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6607472" calcext:value-type="float">
            <text:p>0.06607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947]=[.E947];1;0)" office:value-type="float" office:value="0" calcext:value-type="float">
            <text:p>0</text:p>
          </table:table-cell>
          <table:table-cell table:formula="of:=SUM([.F$2:.F947])/([.A947]+1)" office:value-type="float" office:value="0.558139534883721" calcext:value-type="float">
            <text:p>0.55813953488372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33959653" calcext:value-type="float">
            <text:p>0.033959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948]=[.E948];1;0)" office:value-type="float" office:value="0" calcext:value-type="float">
            <text:p>0</text:p>
          </table:table-cell>
          <table:table-cell table:formula="of:=SUM([.F$2:.F948])/([.A948]+1)" office:value-type="float" office:value="0.557550158394931" calcext:value-type="float">
            <text:p>0.55755015839493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069880853" calcext:value-type="float">
            <text:p>0.00698808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49]=[.E949];1;0)" office:value-type="float" office:value="1" calcext:value-type="float">
            <text:p>1</text:p>
          </table:table-cell>
          <table:table-cell table:formula="of:=SUM([.F$2:.F949])/([.A949]+1)" office:value-type="float" office:value="0.558016877637131" calcext:value-type="float">
            <text:p>0.55801687763713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57331245" calcext:value-type="float">
            <text:p>0.057331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c4</text:p>
          </table:table-cell>
          <table:table-cell office:value-type="string" calcext:value-type="string">
            <text:p>e2e4</text:p>
          </table:table-cell>
          <table:table-cell table:formula="of:=IF([.D950]=[.E950];1;0)" office:value-type="float" office:value="0" calcext:value-type="float">
            <text:p>0</text:p>
          </table:table-cell>
          <table:table-cell table:formula="of:=SUM([.F$2:.F950])/([.A950]+1)" office:value-type="float" office:value="0.557428872497366" calcext:value-type="float">
            <text:p>0.55742887249736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7645053" calcext:value-type="float">
            <text:p>0.07645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951]=[.E951];1;0)" office:value-type="float" office:value="0" calcext:value-type="float">
            <text:p>0</text:p>
          </table:table-cell>
          <table:table-cell table:formula="of:=SUM([.F$2:.F951])/([.A951]+1)" office:value-type="float" office:value="0.556842105263158" calcext:value-type="float">
            <text:p>0.55684210526315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29812487" calcext:value-type="float">
            <text:p>0.029812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d4</text:p>
          </table:table-cell>
          <table:table-cell office:value-type="string" calcext:value-type="string">
            <text:p>e2e4</text:p>
          </table:table-cell>
          <table:table-cell table:formula="of:=IF([.D952]=[.E952];1;0)" office:value-type="float" office:value="0" calcext:value-type="float">
            <text:p>0</text:p>
          </table:table-cell>
          <table:table-cell table:formula="of:=SUM([.F$2:.F952])/([.A952]+1)" office:value-type="float" office:value="0.556256572029443" calcext:value-type="float">
            <text:p>0.55625657202944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587438" calcext:value-type="float">
            <text:p>0.05874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953]=[.E953];1;0)" office:value-type="float" office:value="0" calcext:value-type="float">
            <text:p>0</text:p>
          </table:table-cell>
          <table:table-cell table:formula="of:=SUM([.F$2:.F953])/([.A953]+1)" office:value-type="float" office:value="0.555672268907563" calcext:value-type="float">
            <text:p>0.55567226890756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50541047" calcext:value-type="float">
            <text:p>0.050541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d2d4</text:p>
          </table:table-cell>
          <table:table-cell table:formula="of:=IF([.D954]=[.E954];1;0)" office:value-type="float" office:value="0" calcext:value-type="float">
            <text:p>0</text:p>
          </table:table-cell>
          <table:table-cell table:formula="of:=SUM([.F$2:.F954])/([.A954]+1)" office:value-type="float" office:value="0.555089192025184" calcext:value-type="float">
            <text:p>0.55508919202518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629149" calcext:value-type="float">
            <text:p>0.0629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955]=[.E955];1;0)" office:value-type="float" office:value="0" calcext:value-type="float">
            <text:p>0</text:p>
          </table:table-cell>
          <table:table-cell table:formula="of:=SUM([.F$2:.F955])/([.A955]+1)" office:value-type="float" office:value="0.554507337526205" calcext:value-type="float">
            <text:p>0.55450733752620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32097433" calcext:value-type="float">
            <text:p>0.032097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956]=[.E956];1;0)" office:value-type="float" office:value="0" calcext:value-type="float">
            <text:p>0</text:p>
          </table:table-cell>
          <table:table-cell table:formula="of:=SUM([.F$2:.F956])/([.A956]+1)" office:value-type="float" office:value="0.553926701570681" calcext:value-type="float">
            <text:p>0.55392670157068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020327305" calcext:value-type="float">
            <text:p>0.00203273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57]=[.E957];1;0)" office:value-type="float" office:value="1" calcext:value-type="float">
            <text:p>1</text:p>
          </table:table-cell>
          <table:table-cell table:formula="of:=SUM([.F$2:.F957])/([.A957]+1)" office:value-type="float" office:value="0.554393305439331" calcext:value-type="float">
            <text:p>0.55439330543933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27492767" calcext:value-type="float">
            <text:p>0.0274927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958]=[.E958];1;0)" office:value-type="float" office:value="1" calcext:value-type="float">
            <text:p>1</text:p>
          </table:table-cell>
          <table:table-cell table:formula="of:=SUM([.F$2:.F958])/([.A958]+1)" office:value-type="float" office:value="0.554858934169279" calcext:value-type="float">
            <text:p>0.55485893416927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51393688" calcext:value-type="float">
            <text:p>0.0513936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959]=[.E959];1;0)" office:value-type="float" office:value="0" calcext:value-type="float">
            <text:p>0</text:p>
          </table:table-cell>
          <table:table-cell table:formula="of:=SUM([.F$2:.F959])/([.A959]+1)" office:value-type="float" office:value="0.554279749478079" calcext:value-type="float">
            <text:p>0.55427974947807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27115613" calcext:value-type="float">
            <text:p>0.0271156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960]=[.E960];1;0)" office:value-type="float" office:value="1" calcext:value-type="float">
            <text:p>1</text:p>
          </table:table-cell>
          <table:table-cell table:formula="of:=SUM([.F$2:.F960])/([.A960]+1)" office:value-type="float" office:value="0.554744525547445" calcext:value-type="float">
            <text:p>0.55474452554744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47498845" calcext:value-type="float">
            <text:p>0.0474988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961]=[.E961];1;0)" office:value-type="float" office:value="0" calcext:value-type="float">
            <text:p>0</text:p>
          </table:table-cell>
          <table:table-cell table:formula="of:=SUM([.F$2:.F961])/([.A961]+1)" office:value-type="float" office:value="0.554166666666667" calcext:value-type="float">
            <text:p>0.55416666666666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34588028" calcext:value-type="float">
            <text:p>0.034588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962]=[.E962];1;0)" office:value-type="float" office:value="0" calcext:value-type="float">
            <text:p>0</text:p>
          </table:table-cell>
          <table:table-cell table:formula="of:=SUM([.F$2:.F962])/([.A962]+1)" office:value-type="float" office:value="0.553590010405827" calcext:value-type="float">
            <text:p>0.55359001040582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036423074" calcext:value-type="float">
            <text:p>0.00364230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63]=[.E963];1;0)" office:value-type="float" office:value="1" calcext:value-type="float">
            <text:p>1</text:p>
          </table:table-cell>
          <table:table-cell table:formula="of:=SUM([.F$2:.F963])/([.A963]+1)" office:value-type="float" office:value="0.554054054054054" calcext:value-type="float">
            <text:p>0.55405405405405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2643023" calcext:value-type="float">
            <text:p>0.026430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964]=[.E964];1;0)" office:value-type="float" office:value="1" calcext:value-type="float">
            <text:p>1</text:p>
          </table:table-cell>
          <table:table-cell table:formula="of:=SUM([.F$2:.F964])/([.A964]+1)" office:value-type="float" office:value="0.554517133956386" calcext:value-type="float">
            <text:p>0.55451713395638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2222619" calcext:value-type="float">
            <text:p>0.022226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65]=[.E965];1;0)" office:value-type="float" office:value="1" calcext:value-type="float">
            <text:p>1</text:p>
          </table:table-cell>
          <table:table-cell table:formula="of:=SUM([.F$2:.F965])/([.A965]+1)" office:value-type="float" office:value="0.554979253112033" calcext:value-type="float">
            <text:p>0.55497925311203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25850015" calcext:value-type="float">
            <text:p>0.025850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966]=[.E966];1;0)" office:value-type="float" office:value="1" calcext:value-type="float">
            <text:p>1</text:p>
          </table:table-cell>
          <table:table-cell table:formula="of:=SUM([.F$2:.F966])/([.A966]+1)" office:value-type="float" office:value="0.555440414507772" calcext:value-type="float">
            <text:p>0.55544041450777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4441895" calcext:value-type="float">
            <text:p>0.044418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967]=[.E967];1;0)" office:value-type="float" office:value="0" calcext:value-type="float">
            <text:p>0</text:p>
          </table:table-cell>
          <table:table-cell table:formula="of:=SUM([.F$2:.F967])/([.A967]+1)" office:value-type="float" office:value="0.554865424430642" calcext:value-type="float">
            <text:p>0.55486542443064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2498982" calcext:value-type="float">
            <text:p>0.024989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968]=[.E968];1;0)" office:value-type="float" office:value="1" calcext:value-type="float">
            <text:p>1</text:p>
          </table:table-cell>
          <table:table-cell table:formula="of:=SUM([.F$2:.F968])/([.A968]+1)" office:value-type="float" office:value="0.555325749741468" calcext:value-type="float">
            <text:p>0.55532574974146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434297" calcext:value-type="float">
            <text:p>0.0434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969]=[.E969];1;0)" office:value-type="float" office:value="0" calcext:value-type="float">
            <text:p>0</text:p>
          </table:table-cell>
          <table:table-cell table:formula="of:=SUM([.F$2:.F969])/([.A969]+1)" office:value-type="float" office:value="0.554752066115703" calcext:value-type="float">
            <text:p>0.55475206611570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36496915" calcext:value-type="float">
            <text:p>0.036496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970]=[.E970];1;0)" office:value-type="float" office:value="0" calcext:value-type="float">
            <text:p>0</text:p>
          </table:table-cell>
          <table:table-cell table:formula="of:=SUM([.F$2:.F970])/([.A970]+1)" office:value-type="float" office:value="0.554179566563467" calcext:value-type="float">
            <text:p>0.55417956656346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04652939" calcext:value-type="float">
            <text:p>0.0046529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71]=[.E971];1;0)" office:value-type="float" office:value="1" calcext:value-type="float">
            <text:p>1</text:p>
          </table:table-cell>
          <table:table-cell table:formula="of:=SUM([.F$2:.F971])/([.A971]+1)" office:value-type="float" office:value="0.554639175257732" calcext:value-type="float">
            <text:p>0.55463917525773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36691263" calcext:value-type="float">
            <text:p>0.036691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972]=[.E972];1;0)" office:value-type="float" office:value="0" calcext:value-type="float">
            <text:p>0</text:p>
          </table:table-cell>
          <table:table-cell table:formula="of:=SUM([.F$2:.F972])/([.A972]+1)" office:value-type="float" office:value="0.554067971163749" calcext:value-type="float">
            <text:p>0.55406797116374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6996289" calcext:value-type="float">
            <text:p>0.06996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e7e6</text:p>
          </table:table-cell>
          <table:table-cell table:formula="of:=IF([.D973]=[.E973];1;0)" office:value-type="float" office:value="0" calcext:value-type="float">
            <text:p>0</text:p>
          </table:table-cell>
          <table:table-cell table:formula="of:=SUM([.F$2:.F973])/([.A973]+1)" office:value-type="float" office:value="0.553497942386831" calcext:value-type="float">
            <text:p>0.55349794238683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36510635" calcext:value-type="float">
            <text:p>0.036510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974]=[.E974];1;0)" office:value-type="float" office:value="0" calcext:value-type="float">
            <text:p>0</text:p>
          </table:table-cell>
          <table:table-cell table:formula="of:=SUM([.F$2:.F974])/([.A974]+1)" office:value-type="float" office:value="0.552929085303186" calcext:value-type="float">
            <text:p>0.55292908530318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05285455" calcext:value-type="float">
            <text:p>0.0052854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75]=[.E975];1;0)" office:value-type="float" office:value="1" calcext:value-type="float">
            <text:p>1</text:p>
          </table:table-cell>
          <table:table-cell table:formula="of:=SUM([.F$2:.F975])/([.A975]+1)" office:value-type="float" office:value="0.553388090349076" calcext:value-type="float">
            <text:p>0.55338809034907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51790684" calcext:value-type="float">
            <text:p>0.051790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1f3</text:p>
          </table:table-cell>
          <table:table-cell office:value-type="string" calcext:value-type="string">
            <text:p>d2d4</text:p>
          </table:table-cell>
          <table:table-cell table:formula="of:=IF([.D976]=[.E976];1;0)" office:value-type="float" office:value="0" calcext:value-type="float">
            <text:p>0</text:p>
          </table:table-cell>
          <table:table-cell table:formula="of:=SUM([.F$2:.F976])/([.A976]+1)" office:value-type="float" office:value="0.552820512820513" calcext:value-type="float">
            <text:p>0.55282051282051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45642287" calcext:value-type="float">
            <text:p>0.045642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e7e6</text:p>
          </table:table-cell>
          <table:table-cell table:formula="of:=IF([.D977]=[.E977];1;0)" office:value-type="float" office:value="0" calcext:value-type="float">
            <text:p>0</text:p>
          </table:table-cell>
          <table:table-cell table:formula="of:=SUM([.F$2:.F977])/([.A977]+1)" office:value-type="float" office:value="0.552254098360656" calcext:value-type="float">
            <text:p>0.55225409836065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24002375" calcext:value-type="float">
            <text:p>0.024002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978]=[.E978];1;0)" office:value-type="float" office:value="1" calcext:value-type="float">
            <text:p>1</text:p>
          </table:table-cell>
          <table:table-cell table:formula="of:=SUM([.F$2:.F978])/([.A978]+1)" office:value-type="float" office:value="0.552712384851586" calcext:value-type="float">
            <text:p>0.55271238485158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38338833" calcext:value-type="float">
            <text:p>0.0383388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979]=[.E979];1;0)" office:value-type="float" office:value="0" calcext:value-type="float">
            <text:p>0</text:p>
          </table:table-cell>
          <table:table-cell table:formula="of:=SUM([.F$2:.F979])/([.A979]+1)" office:value-type="float" office:value="0.552147239263804" calcext:value-type="float">
            <text:p>0.55214723926380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2404591" calcext:value-type="float">
            <text:p>0.024045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980]=[.E980];1;0)" office:value-type="float" office:value="1" calcext:value-type="float">
            <text:p>1</text:p>
          </table:table-cell>
          <table:table-cell table:formula="of:=SUM([.F$2:.F980])/([.A980]+1)" office:value-type="float" office:value="0.552604698672114" calcext:value-type="float">
            <text:p>0.55260469867211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31877644" calcext:value-type="float">
            <text:p>0.0318776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81]=[.E981];1;0)" office:value-type="float" office:value="1" calcext:value-type="float">
            <text:p>1</text:p>
          </table:table-cell>
          <table:table-cell table:formula="of:=SUM([.F$2:.F981])/([.A981]+1)" office:value-type="float" office:value="0.553061224489796" calcext:value-type="float">
            <text:p>0.55306122448979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354843" calcext:value-type="float">
            <text:p>0.03548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982]=[.E982];1;0)" office:value-type="float" office:value="0" calcext:value-type="float">
            <text:p>0</text:p>
          </table:table-cell>
          <table:table-cell table:formula="of:=SUM([.F$2:.F982])/([.A982]+1)" office:value-type="float" office:value="0.55249745158002" calcext:value-type="float">
            <text:p>0.5524974515800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06532491" calcext:value-type="float">
            <text:p>0.0065324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83]=[.E983];1;0)" office:value-type="float" office:value="1" calcext:value-type="float">
            <text:p>1</text:p>
          </table:table-cell>
          <table:table-cell table:formula="of:=SUM([.F$2:.F983])/([.A983]+1)" office:value-type="float" office:value="0.552953156822811" calcext:value-type="float">
            <text:p>0.55295315682281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35326354" calcext:value-type="float">
            <text:p>0.035326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984]=[.E984];1;0)" office:value-type="float" office:value="0" calcext:value-type="float">
            <text:p>0</text:p>
          </table:table-cell>
          <table:table-cell table:formula="of:=SUM([.F$2:.F984])/([.A984]+1)" office:value-type="float" office:value="0.552390640895219" calcext:value-type="float">
            <text:p>0.55239064089521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064080814" calcext:value-type="float">
            <text:p>0.00640808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85]=[.E985];1;0)" office:value-type="float" office:value="1" calcext:value-type="float">
            <text:p>1</text:p>
          </table:table-cell>
          <table:table-cell table:formula="of:=SUM([.F$2:.F985])/([.A985]+1)" office:value-type="float" office:value="0.552845528455285" calcext:value-type="float">
            <text:p>0.55284552845528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23552176" calcext:value-type="float">
            <text:p>0.0235521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986]=[.E986];1;0)" office:value-type="float" office:value="1" calcext:value-type="float">
            <text:p>1</text:p>
          </table:table-cell>
          <table:table-cell table:formula="of:=SUM([.F$2:.F986])/([.A986]+1)" office:value-type="float" office:value="0.553299492385787" calcext:value-type="float">
            <text:p>0.55329949238578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37061475" calcext:value-type="float">
            <text:p>0.037061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987]=[.E987];1;0)" office:value-type="float" office:value="0" calcext:value-type="float">
            <text:p>0</text:p>
          </table:table-cell>
          <table:table-cell table:formula="of:=SUM([.F$2:.F987])/([.A987]+1)" office:value-type="float" office:value="0.552738336713996" calcext:value-type="float">
            <text:p>0.55273833671399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23210416" calcext:value-type="float">
            <text:p>0.0232104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988]=[.E988];1;0)" office:value-type="float" office:value="1" calcext:value-type="float">
            <text:p>1</text:p>
          </table:table-cell>
          <table:table-cell table:formula="of:=SUM([.F$2:.F988])/([.A988]+1)" office:value-type="float" office:value="0.553191489361702" calcext:value-type="float">
            <text:p>0.55319148936170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36570825" calcext:value-type="float">
            <text:p>0.0365708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989]=[.E989];1;0)" office:value-type="float" office:value="0" calcext:value-type="float">
            <text:p>0</text:p>
          </table:table-cell>
          <table:table-cell table:formula="of:=SUM([.F$2:.F989])/([.A989]+1)" office:value-type="float" office:value="0.552631578947368" calcext:value-type="float">
            <text:p>0.55263157894736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22597129" calcext:value-type="float">
            <text:p>0.0225971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990]=[.E990];1;0)" office:value-type="float" office:value="1" calcext:value-type="float">
            <text:p>1</text:p>
          </table:table-cell>
          <table:table-cell table:formula="of:=SUM([.F$2:.F990])/([.A990]+1)" office:value-type="float" office:value="0.553083923154702" calcext:value-type="float">
            <text:p>0.55308392315470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3565205" calcext:value-type="float">
            <text:p>0.03565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5</text:p>
          </table:table-cell>
          <table:table-cell office:value-type="string" calcext:value-type="string">
            <text:p>e7e6</text:p>
          </table:table-cell>
          <table:table-cell table:formula="of:=IF([.D991]=[.E991];1;0)" office:value-type="float" office:value="0" calcext:value-type="float">
            <text:p>0</text:p>
          </table:table-cell>
          <table:table-cell table:formula="of:=SUM([.F$2:.F991])/([.A991]+1)" office:value-type="float" office:value="0.552525252525253" calcext:value-type="float">
            <text:p>0.55252525252525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3540635" calcext:value-type="float">
            <text:p>0.03540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d2d4</text:p>
          </table:table-cell>
          <table:table-cell table:formula="of:=IF([.D992]=[.E992];1;0)" office:value-type="float" office:value="0" calcext:value-type="float">
            <text:p>0</text:p>
          </table:table-cell>
          <table:table-cell table:formula="of:=SUM([.F$2:.F992])/([.A992]+1)" office:value-type="float" office:value="0.55196770938446" calcext:value-type="float">
            <text:p>0.5519677093844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057893144" calcext:value-type="float">
            <text:p>0.0057893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7e6</text:p>
          </table:table-cell>
          <table:table-cell table:formula="of:=IF([.D993]=[.E993];1;0)" office:value-type="float" office:value="1" calcext:value-type="float">
            <text:p>1</text:p>
          </table:table-cell>
          <table:table-cell table:formula="of:=SUM([.F$2:.F993])/([.A993]+1)" office:value-type="float" office:value="0.55241935483871" calcext:value-type="float">
            <text:p>0.5524193548387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214122" calcext:value-type="float">
            <text:p>0.0214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994]=[.E994];1;0)" office:value-type="float" office:value="1" calcext:value-type="float">
            <text:p>1</text:p>
          </table:table-cell>
          <table:table-cell table:formula="of:=SUM([.F$2:.F994])/([.A994]+1)" office:value-type="float" office:value="0.552870090634441" calcext:value-type="float">
            <text:p>0.55287009063444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3325237" calcext:value-type="float">
            <text:p>0.033252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995]=[.E995];1;0)" office:value-type="float" office:value="1" calcext:value-type="float">
            <text:p>1</text:p>
          </table:table-cell>
          <table:table-cell table:formula="of:=SUM([.F$2:.F995])/([.A995]+1)" office:value-type="float" office:value="0.553319919517103" calcext:value-type="float">
            <text:p>0.55331991951710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207154" calcext:value-type="float">
            <text:p>0.0207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996]=[.E996];1;0)" office:value-type="float" office:value="1" calcext:value-type="float">
            <text:p>1</text:p>
          </table:table-cell>
          <table:table-cell table:formula="of:=SUM([.F$2:.F996])/([.A996]+1)" office:value-type="float" office:value="0.553768844221105" calcext:value-type="float">
            <text:p>0.55376884422110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31813487" calcext:value-type="float">
            <text:p>0.0318134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997]=[.E997];1;0)" office:value-type="float" office:value="1" calcext:value-type="float">
            <text:p>1</text:p>
          </table:table-cell>
          <table:table-cell table:formula="of:=SUM([.F$2:.F997])/([.A997]+1)" office:value-type="float" office:value="0.55421686746988" calcext:value-type="float">
            <text:p>0.5542168674698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19777972" calcext:value-type="float">
            <text:p>0.0197779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998]=[.E998];1;0)" office:value-type="float" office:value="1" calcext:value-type="float">
            <text:p>1</text:p>
          </table:table-cell>
          <table:table-cell table:formula="of:=SUM([.F$2:.F998])/([.A998]+1)" office:value-type="float" office:value="0.554663991975928" calcext:value-type="float">
            <text:p>0.55466399197592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380186" calcext:value-type="float">
            <text:p>0.0380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f6</text:p>
          </table:table-cell>
          <table:table-cell office:value-type="string" calcext:value-type="string">
            <text:p>d7d5</text:p>
          </table:table-cell>
          <table:table-cell table:formula="of:=IF([.D999]=[.E999];1;0)" office:value-type="float" office:value="0" calcext:value-type="float">
            <text:p>0</text:p>
          </table:table-cell>
          <table:table-cell table:formula="of:=SUM([.F$2:.F999])/([.A999]+1)" office:value-type="float" office:value="0.554108216432866" calcext:value-type="float">
            <text:p>0.55410821643286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18637244" calcext:value-type="float">
            <text:p>0.0186372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2d4</text:p>
          </table:table-cell>
          <table:table-cell table:formula="of:=IF([.D1000]=[.E1000];1;0)" office:value-type="float" office:value="1" calcext:value-type="float">
            <text:p>1</text:p>
          </table:table-cell>
          <table:table-cell table:formula="of:=SUM([.F$2:.F1000])/([.A1000]+1)" office:value-type="float" office:value="0.554554554554555" calcext:value-type="float">
            <text:p>0.55455455455455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28765557" calcext:value-type="float">
            <text:p>0.0287655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7d5</text:p>
          </table:table-cell>
          <table:table-cell table:formula="of:=IF([.D1001]=[.E1001];1;0)" office:value-type="float" office:value="1" calcext:value-type="float">
            <text:p>1</text:p>
          </table:table-cell>
          <table:table-cell table:formula="of:=SUM([.F$2:.F1001])/([.A1001]+1)" office:value-type="float" office:value="0.555" calcext:value-type="float">
            <text:p>0.5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0T22:07:43.939362271</dc:date>
    <meta:editing-duration>PT5M16S</meta:editing-duration>
    <meta:editing-cycles>1</meta:editing-cycles>
    <meta:document-statistic meta:table-count="1" meta:cell-count="7007" meta:object-count="1"/>
    <meta:generator>LibreOffice/6.2.7.1$Linux_X86_64 LibreOffice_project/2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63cm" svg:y="4.201cm" style:legend-expansion="high" chart:style-name="ch2"/>
        <chart:plot-area chart:style-name="ch3" table:cell-range-address="1000_simple.A1:1000_simple.B1001" chart:data-source-has-labels="row" svg:x="0.32cm" svg:y="0.18cm" svg:width="13.123cm" svg:height="8.64cm">
          <chartooo:coordinate-region svg:x="1.232cm" svg:y="0.379cm" svg:width="11.83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000_simple.B2:1000_simple.B1001" chart:label-cell-address="1000_simple.B1:1000_simple.B1" chart:class="chart:scatter">
            <chart:domain table:cell-range-address="1000_simple.A2:1000_simple.A1001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se_loss</text:p>
                <draw:g>
                  <svg:desc>1000_simple.B1:1000_simpl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000_simple.A2:1000_simple.A1001</svg:desc>
                </draw:g>
              </table:table-cell>
              <table:table-cell office:value-type="float" office:value="0.047758233">
                <text:p>0.047758233</text:p>
                <draw:g>
                  <svg:desc>1000_simple.B2:1000_simple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7749035">
                <text:p>0.0477490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47663927">
                <text:p>0.047663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48196524">
                <text:p>0.048196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46502583">
                <text:p>0.046502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4708988">
                <text:p>0.047089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4798552">
                <text:p>0.04798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46766356">
                <text:p>0.046766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4551083">
                <text:p>0.04551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46474766">
                <text:p>0.0464747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47685083">
                <text:p>0.0476850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4604599">
                <text:p>0.046045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4745412">
                <text:p>0.04745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45566384">
                <text:p>0.0455663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480195">
                <text:p>0.04801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4751001">
                <text:p>0.04751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47864385">
                <text:p>0.047864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4542934">
                <text:p>0.045429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46644304">
                <text:p>0.046644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44019148">
                <text:p>0.0440191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46671215">
                <text:p>0.0466712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47131807">
                <text:p>0.0471318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4646545">
                <text:p>0.046465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46917856">
                <text:p>0.0469178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45780897">
                <text:p>0.0457808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4250553">
                <text:p>0.04250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45391615">
                <text:p>0.0453916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48058573">
                <text:p>0.0480585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4864366">
                <text:p>0.048643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41716687">
                <text:p>0.0417166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4853744">
                <text:p>0.048537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4773946">
                <text:p>0.047739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48342995">
                <text:p>0.0483429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46255603">
                <text:p>0.0462556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43741763">
                <text:p>0.0437417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3934825">
                <text:p>0.039348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44364106">
                <text:p>0.044364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4441178">
                <text:p>0.044411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4278228">
                <text:p>0.042782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37668824">
                <text:p>0.0376688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42080298">
                <text:p>0.0420802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36435828">
                <text:p>0.036435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41124877">
                <text:p>0.0411248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34766566">
                <text:p>0.0347665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39896302">
                <text:p>0.0398963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32645073">
                <text:p>0.0326450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47713637">
                <text:p>0.0477136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46829365">
                <text:p>0.0468293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36974274">
                <text:p>0.0369742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28017662">
                <text:p>0.0280176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44537615">
                <text:p>0.0445376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4608342">
                <text:p>0.046083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3372701">
                <text:p>0.033727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23503358">
                <text:p>0.0235033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31667486">
                <text:p>0.0316674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20891253">
                <text:p>0.0208912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28919198">
                <text:p>0.0289191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1770593">
                <text:p>0.017705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2548555">
                <text:p>0.025485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14213375">
                <text:p>0.014213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21427903">
                <text:p>0.0214279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10725027">
                <text:p>0.0107250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16968792">
                <text:p>0.0169687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075671365">
                <text:p>0.00756713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12489661">
                <text:p>0.0124896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050036376">
                <text:p>0.00500363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08490306">
                <text:p>0.0084903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031354239">
                <text:p>0.00313542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053552645">
                <text:p>0.00535526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018998963">
                <text:p>0.00189989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031893167">
                <text:p>0.00318931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011420479">
                <text:p>0.00114204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79925895">
                <text:p>0.0799258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82619555">
                <text:p>0.0826195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8199442">
                <text:p>0.081994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8324025">
                <text:p>0.083240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8322137">
                <text:p>0.083221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84626004">
                <text:p>0.0846260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8176173">
                <text:p>0.081761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017270773">
                <text:p>0.00172707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023164577">
                <text:p>0.00231645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85622676">
                <text:p>0.0856226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028191009">
                <text:p>0.00281910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8370191">
                <text:p>0.083701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7390146">
                <text:p>0.073901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7113994">
                <text:p>0.071139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7073854">
                <text:p>0.070738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65866485">
                <text:p>0.0658664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6634717">
                <text:p>0.066347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08205939">
                <text:p>0.0082059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6137728">
                <text:p>0.061377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55763297">
                <text:p>0.0557632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56263395">
                <text:p>0.0562633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58029536">
                <text:p>0.0580295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51343728">
                <text:p>0.0513437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47329802">
                <text:p>0.0473298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46972223">
                <text:p>0.0469722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4364551">
                <text:p>0.043645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43245673">
                <text:p>0.0432456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24257654">
                <text:p>0.0242576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40017094">
                <text:p>0.0400170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38673073">
                <text:p>0.0386730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37083425">
                <text:p>0.0370834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36718708">
                <text:p>0.0367187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034263037">
                <text:p>0.0342630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03448517">
                <text:p>0.034485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031422604">
                <text:p>0.0314226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4897732">
                <text:p>0.048977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028445376">
                <text:p>0.0284453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30189754">
                <text:p>0.030189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02527916">
                <text:p>0.025279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027883746">
                <text:p>0.0278837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02190213">
                <text:p>0.021902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025111144">
                <text:p>0.0251111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01833657">
                <text:p>0.018336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021920968">
                <text:p>0.0219209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014755798">
                <text:p>0.0147557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05360971">
                <text:p>0.053609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011449641">
                <text:p>0.0114496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06059464">
                <text:p>0.060594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008668655">
                <text:p>0.0086686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015040555">
                <text:p>0.0150405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0063833264">
                <text:p>0.00638332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057305038">
                <text:p>0.0573050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0046198955">
                <text:p>0.00461989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064214066">
                <text:p>0.0642140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0033812572">
                <text:p>0.00338125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5721379">
                <text:p>0.057213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025348705">
                <text:p>0.00253487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55755146">
                <text:p>0.0557551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019627872">
                <text:p>0.00196278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05352285">
                <text:p>0.053522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015699646">
                <text:p>0.00156996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507045">
                <text:p>0.05070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0012946699">
                <text:p>0.00129466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04750986">
                <text:p>0.047509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08603385">
                <text:p>0.086033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043531127">
                <text:p>0.0435311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0010842314">
                <text:p>0.00108423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40652897">
                <text:p>0.0406528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010570498">
                <text:p>0.00105704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3717733">
                <text:p>0.037177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86448945">
                <text:p>0.0864489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0559343">
                <text:p>0.05593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011049167">
                <text:p>0.00110491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55767734">
                <text:p>0.0557677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011761051">
                <text:p>0.00117610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29198358">
                <text:p>0.0291983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83130196">
                <text:p>0.0831301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4125098">
                <text:p>0.041250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08206611">
                <text:p>0.082066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41180648">
                <text:p>0.0411806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08015943">
                <text:p>0.080159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040351074">
                <text:p>0.0403510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079743564">
                <text:p>0.0797435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042444997">
                <text:p>0.0424449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07427154">
                <text:p>0.074271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37323684">
                <text:p>0.0373236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0437075">
                <text:p>0.004370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28655723">
                <text:p>0.0286557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7105446">
                <text:p>0.071054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38336445">
                <text:p>0.0383364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066379905">
                <text:p>0.00663799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29680101">
                <text:p>0.0296801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074738385">
                <text:p>0.00747383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29555844">
                <text:p>0.0295558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6292675">
                <text:p>0.062926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31651586">
                <text:p>0.0316515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08575303">
                <text:p>0.0085753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28719455">
                <text:p>0.0287194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08791792">
                <text:p>0.0087917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027897803">
                <text:p>0.0278978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61408143">
                <text:p>0.0614081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030192083">
                <text:p>0.0301920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008835332">
                <text:p>0.0088353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026010696">
                <text:p>0.0260106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008650678">
                <text:p>0.0086506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024785979">
                <text:p>0.0247859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008085458">
                <text:p>0.0080854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22998499">
                <text:p>0.0229984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06318492">
                <text:p>0.063184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030834327">
                <text:p>0.0308343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0071172896">
                <text:p>0.00711728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019811066">
                <text:p>0.0198110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006677654">
                <text:p>0.0066776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18194415">
                <text:p>0.0181944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0060257493">
                <text:p>0.00602574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016145876">
                <text:p>0.0161458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0525761">
                <text:p>0.005257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13837576">
                <text:p>0.0138375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004458633">
                <text:p>0.0044586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011461374">
                <text:p>0.0114613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0036926614">
                <text:p>0.00369266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0091618495">
                <text:p>0.00916184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07357952">
                <text:p>0.073579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046120103">
                <text:p>0.0461201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0028328926">
                <text:p>0.00283289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006579888">
                <text:p>0.0065798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0026209613">
                <text:p>0.00262096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0584083">
                <text:p>0.005840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0023694446">
                <text:p>0.00236944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0050495923">
                <text:p>0.00504959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0021044482">
                <text:p>0.00210444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004272699">
                <text:p>0.0042726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0018453138">
                <text:p>0.00184531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0035567333">
                <text:p>0.0035567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0016047539">
                <text:p>0.00160475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078321315">
                <text:p>0.0783213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0014114149">
                <text:p>0.00141141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027377761">
                <text:p>0.00273777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0012549609">
                <text:p>0.00125496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025045744">
                <text:p>0.00250457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0011120159">
                <text:p>0.00111201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002253651">
                <text:p>0.0022536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0009839019">
                <text:p>0.00098390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002003308">
                <text:p>0.0020033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008709027">
                <text:p>0.00087090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0017659275">
                <text:p>0.00176592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007723446">
                <text:p>0.00077234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7811866">
                <text:p>0.078118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0006969465">
                <text:p>0.00069694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085584275">
                <text:p>0.0855842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00064686587">
                <text:p>0.000646865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0826494">
                <text:p>0.08264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0006159311">
                <text:p>0.00061593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002140469">
                <text:p>0.0021404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00059094233">
                <text:p>0.000590942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082873285">
                <text:p>0.0828732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0005706628">
                <text:p>0.00057066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7877811">
                <text:p>0.078778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0005626622">
                <text:p>0.00056266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003587923">
                <text:p>0.0035879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0005558904">
                <text:p>0.00055589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0041265762">
                <text:p>0.00412657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0005414919">
                <text:p>0.00054149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0044248803">
                <text:p>0.00442488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0005207722">
                <text:p>0.00052077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004486228">
                <text:p>0.0044862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00049550115">
                <text:p>0.000495501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0043467395">
                <text:p>0.00434673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0004673524">
                <text:p>0.00046735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0040622344">
                <text:p>0.00406223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00043774833">
                <text:p>0.000437748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0036888681">
                <text:p>0.00368886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00040788724">
                <text:p>0.000407887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003277199">
                <text:p>0.0032771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00037890527">
                <text:p>0.000378905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08134685">
                <text:p>0.081346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00035765037">
                <text:p>0.000357650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8150777">
                <text:p>0.081507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08993255">
                <text:p>0.089932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057300515">
                <text:p>0.0573005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00038551216">
                <text:p>0.000385512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0037390897">
                <text:p>0.00373908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00041792376">
                <text:p>0.000417923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0042991466">
                <text:p>0.00429914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00043871533">
                <text:p>0.000438715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00462111">
                <text:p>0.004621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088661306">
                <text:p>0.0886613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4807282">
                <text:p>0.048072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09045653">
                <text:p>0.090456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007947781">
                <text:p>0.0079477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08920829">
                <text:p>0.089208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009357366">
                <text:p>0.00935736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088376544">
                <text:p>0.0883765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008720095">
                <text:p>0.0087200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0835758">
                <text:p>0.08357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04250127">
                <text:p>0.042501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08104115">
                <text:p>0.081041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014740155">
                <text:p>0.0147401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08218348">
                <text:p>0.082183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009363149">
                <text:p>0.0093631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002734697">
                <text:p>0.0027346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06868563">
                <text:p>0.0068685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034465985">
                <text:p>0.00344659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064227465">
                <text:p>0.00642274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03962145">
                <text:p>0.0039621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058156406">
                <text:p>0.00581564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042368234">
                <text:p>0.00423682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05124255">
                <text:p>0.0051242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004271619">
                <text:p>0.0042716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0044123014">
                <text:p>0.00441230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041095">
                <text:p>0.00410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037308245">
                <text:p>0.00373082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038049633">
                <text:p>0.00380496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031130118">
                <text:p>0.00311301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03415153">
                <text:p>0.0034151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025777079">
                <text:p>0.00257770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072643206">
                <text:p>0.0726432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054247305">
                <text:p>0.00542473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7773427">
                <text:p>0.077734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7078235">
                <text:p>0.070782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0034445645">
                <text:p>0.00344456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018328697">
                <text:p>0.001832869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0036970128">
                <text:p>0.003697012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0017855482">
                <text:p>0.00178554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037582554">
                <text:p>0.00375825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017001064">
                <text:p>0.00170010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036565405">
                <text:p>0.00365654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015892031">
                <text:p>0.00158920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034333866">
                <text:p>0.00343338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0014642982">
                <text:p>0.00146429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7810064">
                <text:p>0.078100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0018788701">
                <text:p>0.00187887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7784306">
                <text:p>0.077843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8427442">
                <text:p>0.084274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7654037">
                <text:p>0.076540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8201759">
                <text:p>0.082017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7362212">
                <text:p>0.073622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028275605">
                <text:p>0.00282756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706472">
                <text:p>0.07064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031421469">
                <text:p>0.00314214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68548135">
                <text:p>0.0685481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7413971">
                <text:p>0.074139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6513802">
                <text:p>0.065138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71674444">
                <text:p>0.0716744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60064014">
                <text:p>0.0600640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6354999">
                <text:p>0.063549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48860304">
                <text:p>0.0488603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52410915">
                <text:p>0.0524109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053726792">
                <text:p>0.0537267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09562283">
                <text:p>0.00956228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05137868">
                <text:p>0.051378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5003212">
                <text:p>0.050032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4944924">
                <text:p>0.049449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46109423">
                <text:p>0.0461094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47788206">
                <text:p>0.0477882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420749">
                <text:p>0.04207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46321638">
                <text:p>0.0463216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5856919">
                <text:p>0.058569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44969276">
                <text:p>0.0449692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57115108">
                <text:p>0.05711510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4070948">
                <text:p>0.040709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26861707">
                <text:p>0.0268617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04054527">
                <text:p>0.040545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024740934">
                <text:p>0.0247409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04021294">
                <text:p>0.040212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022440197">
                <text:p>0.0224401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039724052">
                <text:p>0.0397240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20003501">
                <text:p>0.0200035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039056893">
                <text:p>0.03905689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017460424">
                <text:p>0.0174604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38189404">
                <text:p>0.0381894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1488337">
                <text:p>0.0148833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37099198">
                <text:p>0.0370991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5026042">
                <text:p>0.050260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38901065">
                <text:p>0.0389010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36448974">
                <text:p>0.0364489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39068397">
                <text:p>0.0390683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3670604">
                <text:p>0.036706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38920756">
                <text:p>0.0389207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3592749">
                <text:p>0.035927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33593513">
                <text:p>0.0335935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051193934">
                <text:p>0.05119393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03273817">
                <text:p>0.032738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048775654">
                <text:p>0.0487756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38661536">
                <text:p>0.0386615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029560229">
                <text:p>0.0295602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038575474">
                <text:p>0.0385754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02683784">
                <text:p>0.026837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030586507">
                <text:p>0.0305865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038655616">
                <text:p>0.0386556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029732136">
                <text:p>0.0297321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034657024">
                <text:p>0.0346570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028460696">
                <text:p>0.0284606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05937896">
                <text:p>0.059378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039165534">
                <text:p>0.0391655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016172094">
                <text:p>0.0161720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039333925">
                <text:p>0.0393339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058729783">
                <text:p>0.05872978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039007664">
                <text:p>0.0390076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013090704">
                <text:p>0.0130907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03822464">
                <text:p>0.038224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06458853">
                <text:p>0.064588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37034962">
                <text:p>0.03703496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11402266">
                <text:p>0.0114022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35497278">
                <text:p>0.0354972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1065353">
                <text:p>0.0106535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03364511">
                <text:p>0.033645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6663013">
                <text:p>0.066630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031534724">
                <text:p>0.0315347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06691588">
                <text:p>0.066915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029269837">
                <text:p>0.0292698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009532517">
                <text:p>0.0095325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026857195">
                <text:p>0.0268571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0676843">
                <text:p>0.06768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02433994">
                <text:p>0.024339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009459188">
                <text:p>0.0094591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21753745">
                <text:p>0.0217537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009200708">
                <text:p>0.0092007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01904852">
                <text:p>0.019048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0861708">
                <text:p>0.008617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016287502">
                <text:p>0.0162875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007817267">
                <text:p>0.0078172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13562103">
                <text:p>0.0135621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068936604">
                <text:p>0.00689366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010986091">
                <text:p>0.0109860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0059346016">
                <text:p>0.00593460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008667969">
                <text:p>0.0086679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050083357">
                <text:p>0.00500833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066867787">
                <text:p>0.00668677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7337866">
                <text:p>0.0733786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051506995">
                <text:p>0.00515069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038416346">
                <text:p>0.00384163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039845295">
                <text:p>0.00398452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03465974">
                <text:p>0.0034659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71766615">
                <text:p>0.0717666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56224555">
                <text:p>0.0562245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027556934">
                <text:p>0.00275569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032344135">
                <text:p>0.00323441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74319996">
                <text:p>0.0743199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71687765">
                <text:p>0.0716877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025185659">
                <text:p>0.002518565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035461148">
                <text:p>0.00354611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025170448">
                <text:p>0.00251704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036669367">
                <text:p>0.00366693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024453418">
                <text:p>0.00244534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036512334">
                <text:p>0.00365123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7968255">
                <text:p>0.079682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072895107">
                <text:p>0.00728951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7452743">
                <text:p>0.0745274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08680302">
                <text:p>0.0086803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0270661">
                <text:p>0.0027066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031009421">
                <text:p>0.00310094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028936947">
                <text:p>0.00289369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02797134">
                <text:p>0.0027971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029662163">
                <text:p>0.00296621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02498121">
                <text:p>0.0024981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02939105">
                <text:p>0.0029391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022134776">
                <text:p>0.00221347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028334018">
                <text:p>0.00283340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019504683">
                <text:p>0.001950468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7309012">
                <text:p>0.073090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6256765">
                <text:p>0.0625676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77819474">
                <text:p>0.0778194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66250876">
                <text:p>0.06625087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70440196">
                <text:p>0.0704401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58509264">
                <text:p>0.0585092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7626143">
                <text:p>0.076261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74932605">
                <text:p>0.0749326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6395821">
                <text:p>0.063958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6860396">
                <text:p>0.0686039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06913442">
                <text:p>0.0069134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051046168">
                <text:p>0.00510461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08227347">
                <text:p>0.00822734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060654054">
                <text:p>0.00606540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09046805">
                <text:p>0.0090468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066697127">
                <text:p>0.00666971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09382352">
                <text:p>0.0093823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06910695">
                <text:p>0.0069106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09298885">
                <text:p>0.0092988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068312604">
                <text:p>0.006831260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088835955">
                <text:p>0.00888359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7267361">
                <text:p>0.0726736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08293042">
                <text:p>0.0082930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06559607">
                <text:p>0.0065596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07588603">
                <text:p>0.0075886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063532097">
                <text:p>0.00635320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067774006">
                <text:p>0.00677740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05946702">
                <text:p>0.0059467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05930367">
                <text:p>0.00593036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05410793">
                <text:p>0.00541079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051025646">
                <text:p>0.00510256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048112753">
                <text:p>0.004811275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04334093">
                <text:p>0.0043340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04200428">
                <text:p>0.0042004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036493086">
                <text:p>0.00364930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036173768">
                <text:p>0.00361737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030580591">
                <text:p>0.00305805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030883728">
                <text:p>0.00308837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025579836">
                <text:p>0.00255798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7912829">
                <text:p>0.079128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02164614">
                <text:p>0.0021646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024799588">
                <text:p>0.00247995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018544892">
                <text:p>0.00185448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023076818">
                <text:p>0.00230768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015946332">
                <text:p>0.00159463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021203407">
                <text:p>0.00212034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013779276">
                <text:p>0.00137792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019310376">
                <text:p>0.001931037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011978868">
                <text:p>0.001197886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017474417">
                <text:p>0.00174744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010488111">
                <text:p>0.00104881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01575065">
                <text:p>0.00157506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0092488097">
                <text:p>0.000924880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014168122">
                <text:p>0.00141681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0082150823">
                <text:p>0.000821508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84915444">
                <text:p>0.0849154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007423099">
                <text:p>0.00074230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86931124">
                <text:p>0.08693112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006866221">
                <text:p>0.00068662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013571659">
                <text:p>0.001357165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006418944">
                <text:p>0.000641894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014081004">
                <text:p>0.001408100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006006041">
                <text:p>0.00060060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86231664">
                <text:p>0.0862316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005678667">
                <text:p>0.000567866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01547032">
                <text:p>0.0015470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8971055">
                <text:p>0.089710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63169196">
                <text:p>0.06316919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0.0005634608">
                <text:p>0.00056346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0.0019773066">
                <text:p>0.001977306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0.0005804113">
                <text:p>0.00058041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0.002253506">
                <text:p>0.00225350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0.08655974">
                <text:p>0.0865597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0.07136398">
                <text:p>0.0713639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0.00065467303">
                <text:p>0.0006546730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0.002824607">
                <text:p>0.0028246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0.00071205077">
                <text:p>0.0007120507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0.0030693829">
                <text:p>0.003069382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0.084923565">
                <text:p>0.08492356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0.06904703">
                <text:p>0.069047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0.0008673665">
                <text:p>0.000867366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0.0035199465">
                <text:p>0.003519946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0.087538026">
                <text:p>0.08753802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0.06934827">
                <text:p>0.0693482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0.0011411521">
                <text:p>0.00114115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0.0041542477">
                <text:p>0.00415424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0.08062258">
                <text:p>0.0806225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.040283073">
                <text:p>0.04028307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0.0015687592">
                <text:p>0.001568759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0.005227969">
                <text:p>0.0052279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0.077496596">
                <text:p>0.0774965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0.035529938">
                <text:p>0.03552993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0.080363505">
                <text:p>0.08036350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0.04014077">
                <text:p>0.0401407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0.07278775">
                <text:p>0.072787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0.06171896">
                <text:p>0.0617189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0.0035914192">
                <text:p>0.00359141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0.010431956">
                <text:p>0.0104319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0.004325864">
                <text:p>0.00432586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0.06261167">
                <text:p>0.062611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0.004883365">
                <text:p>0.00488336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0.012911558">
                <text:p>0.01291155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0.005237765">
                <text:p>0.00523776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0.01347819">
                <text:p>0.0134781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0.07346997">
                <text:p>0.0734699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0.057780962">
                <text:p>0.05778096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0.062492866">
                <text:p>0.06249286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0.03321613">
                <text:p>0.033216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0.068395145">
                <text:p>0.06839514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0.02599051">
                <text:p>0.0259905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0.066158086">
                <text:p>0.06615808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0.056587864">
                <text:p>0.05658786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0.054514192">
                <text:p>0.05451419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0.05665678">
                <text:p>0.0566567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0.051157106">
                <text:p>0.0511571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0.055497386">
                <text:p>0.05549738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0.04768602">
                <text:p>0.0476860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0.054183964">
                <text:p>0.0541839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0.04435587">
                <text:p>0.0443558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0.027693288">
                <text:p>0.02769328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0.019660741">
                <text:p>0.01966074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0.01292627">
                <text:p>0.0129262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0.021402946">
                <text:p>0.0214029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0.012473477">
                <text:p>0.01247347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0.022252839">
                <text:p>0.02225283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0.011606062">
                <text:p>0.01160606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0.022376359">
                <text:p>0.02237635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0.010470222">
                <text:p>0.01047022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0.021896653">
                <text:p>0.02189665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0.009143202">
                <text:p>0.00914320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0.020907462">
                <text:p>0.0209074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0.0077655152">
                <text:p>0.00776551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0.019512387">
                <text:p>0.01951238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0.0064293696">
                <text:p>0.006429369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0.017795835">
                <text:p>0.01779583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0.0052074464">
                <text:p>0.00520744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0.015819479">
                <text:p>0.01581947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0.004146755">
                <text:p>0.0041467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0.04650517">
                <text:p>0.0465051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0.061206058">
                <text:p>0.06120605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0.012780911">
                <text:p>0.01278091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0.076043144">
                <text:p>0.07604314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0.011732533">
                <text:p>0.0117325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0.07618969">
                <text:p>0.0761896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0.010638685">
                <text:p>0.01063868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0.075455636">
                <text:p>0.07545563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0.009566291">
                <text:p>0.0095662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0.07398246">
                <text:p>0.073982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0.008559048">
                <text:p>0.00855904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0.0041508283">
                <text:p>0.004150828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0.007571489">
                <text:p>0.00757148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0.004580125">
                <text:p>0.0045801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0.006572745">
                <text:p>0.00657274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0.0047682603">
                <text:p>0.004768260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0.0056113196">
                <text:p>0.005611319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0.0047394605">
                <text:p>0.00473946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0.07294167">
                <text:p>0.0729416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0.059812825">
                <text:p>0.0598128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0.0043963594">
                <text:p>0.004396359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0.0048153503">
                <text:p>0.004815350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0.00404858">
                <text:p>0.0040485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0.004816043">
                <text:p>0.0048160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0.0036561578">
                <text:p>0.003656157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0.004628062">
                <text:p>0.00462806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0.07868776">
                <text:p>0.0786877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0.06223102">
                <text:p>0.062231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0.0031770833">
                <text:p>0.003177083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0.069431625">
                <text:p>0.0694316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0.0031013784">
                <text:p>0.003101378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0.005049699">
                <text:p>0.00504969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0.0716459">
                <text:p>0.071645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0.04385552">
                <text:p>0.043855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0.070873">
                <text:p>0.07087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0.04177553">
                <text:p>0.0417755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0.06898233">
                <text:p>0.0689823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0.0531095">
                <text:p>0.053109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0.066131204">
                <text:p>0.06613120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0.023567518">
                <text:p>0.02356751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0.06261039">
                <text:p>0.0626103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0.03556071">
                <text:p>0.0355607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0.058671147">
                <text:p>0.05867114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0.034025595">
                <text:p>0.0340255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0.0544639">
                <text:p>0.054463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0.0321217">
                <text:p>0.032121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0.050219312">
                <text:p>0.05021931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0.030035922">
                <text:p>0.03003592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0.013773977">
                <text:p>0.01377397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0.015986813">
                <text:p>0.01598681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0.043630444">
                <text:p>0.04363044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0.02634998">
                <text:p>0.0263499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0.040942386">
                <text:p>0.04094238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0.04993891">
                <text:p>0.049938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0.038137004">
                <text:p>0.03813700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0.049954064">
                <text:p>0.04995406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0.035267998">
                <text:p>0.03526799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0.023242319">
                <text:p>0.0232423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0.032399803">
                <text:p>0.03239980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0.022336364">
                <text:p>0.0223363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0.029517664">
                <text:p>0.0295176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0.020979192">
                <text:p>0.02097919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0.026588738">
                <text:p>0.02658873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0.01923423">
                <text:p>0.0192342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0.023563806">
                <text:p>0.02356380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0.05234067">
                <text:p>0.0523406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0.020503037">
                <text:p>0.02050303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0.052884605">
                <text:p>0.0528846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0.039258298">
                <text:p>0.03925829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0.026353208">
                <text:p>0.02635320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0.016024822">
                <text:p>0.01602482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0.015794205">
                <text:p>0.0157942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0.014253426">
                <text:p>0.01425342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0.05247298">
                <text:p>0.0524729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0.046647046">
                <text:p>0.04664704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0.025961995">
                <text:p>0.02596199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0.0477026">
                <text:p>0.047702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0.052785713">
                <text:p>0.0527857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0.04726042">
                <text:p>0.0472604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0.05265899">
                <text:p>0.0526589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0.012934045">
                <text:p>0.01293404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0.017237067">
                <text:p>0.0172370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0.045163464">
                <text:p>0.04516346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0.051930115">
                <text:p>0.05193011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0.043635976">
                <text:p>0.04363597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0.024961818">
                <text:p>0.02496181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0.041382506">
                <text:p>0.04138250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0.024480887">
                <text:p>0.02448088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0.017628316">
                <text:p>0.0176283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0.017985364">
                <text:p>0.0179853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0.01862859">
                <text:p>0.0186285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0.049541555">
                <text:p>0.0495415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0.018865494">
                <text:p>0.01886549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0.04913486">
                <text:p>0.0491348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0.037185635">
                <text:p>0.03718563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0.02126533">
                <text:p>0.0212653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0.03657773">
                <text:p>0.0365777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0.020068903">
                <text:p>0.02006890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0.03526741">
                <text:p>0.035267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0.018391239">
                <text:p>0.01839123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0.059410036">
                <text:p>0.05941003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0.044916913">
                <text:p>0.04491691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0.022772945">
                <text:p>0.02277294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0.039229892">
                <text:p>0.03922989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0.061132506">
                <text:p>0.0611325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0.05263684">
                <text:p>0.0526368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0.024001583">
                <text:p>0.02400158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0.035445396">
                <text:p>0.03544539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0.023861893">
                <text:p>0.02386189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0.04394163">
                <text:p>0.0439416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0.02309089">
                <text:p>0.0230908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0.04333336">
                <text:p>0.043333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0.058498632">
                <text:p>0.05849863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0.04136806">
                <text:p>0.0413680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0.034099143">
                <text:p>0.03409914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0.010894623">
                <text:p>0.01089462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0.021289613">
                <text:p>0.02128961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0.041009583">
                <text:p>0.04100958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0.034698207">
                <text:p>0.03469820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0.010646111">
                <text:p>0.0106461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0.03444748">
                <text:p>0.0344474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0.010285988">
                <text:p>0.01028598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0.033498496">
                <text:p>0.03349849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0.009617614">
                <text:p>0.00961761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0.031996816">
                <text:p>0.0319968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0.008743396">
                <text:p>0.00874339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0.061008334">
                <text:p>0.06100833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0.01704881">
                <text:p>0.0170488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0.05779527">
                <text:p>0.0577952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0.047360003">
                <text:p>0.04736000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0.027401984">
                <text:p>0.02740198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0.042130526">
                <text:p>0.04213052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0.027865024">
                <text:p>0.02786502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0.041705303">
                <text:p>0.04170530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0.027226362">
                <text:p>0.02722636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0.0063707614">
                <text:p>0.006370761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0.060356475">
                <text:p>0.0603564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0.01505837">
                <text:p>0.0150583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0.060180884">
                <text:p>0.0601808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0.014444224">
                <text:p>0.01444422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0.05659842">
                <text:p>0.0565984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0.049044818">
                <text:p>0.04904481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0.056009736">
                <text:p>0.05600973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0.0451589">
                <text:p>0.045158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0.055140104">
                <text:p>0.0551401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0.043937005">
                <text:p>0.04393700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0.029931901">
                <text:p>0.02993190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0.037469357">
                <text:p>0.03746935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0.05325625">
                <text:p>0.053256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0.046220522">
                <text:p>0.04622052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0.05226275">
                <text:p>0.052262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0.05853301">
                <text:p>0.0585330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0.051071707">
                <text:p>0.05107170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0.04391413">
                <text:p>0.043914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0.029504118">
                <text:p>0.02950411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0.061700143">
                <text:p>0.06170014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0.029629547">
                <text:p>0.02962954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0.059776794">
                <text:p>0.05977679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0.029380754">
                <text:p>0.02938075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0.05773606">
                <text:p>0.0577360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0.03299833">
                <text:p>0.0329983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0.028709862">
                <text:p>0.02870986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0.028711822">
                <text:p>0.02871182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0.054303072">
                <text:p>0.05430307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0.028219968">
                <text:p>0.02821996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0.060194682">
                <text:p>0.06019468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0.027468175">
                <text:p>0.0274681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0.051829904">
                <text:p>0.05182990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0.026484065">
                <text:p>0.0264840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0.058820244">
                <text:p>0.05882024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0.02530833">
                <text:p>0.0253083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0.049901515">
                <text:p>0.0499015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0.023970196">
                <text:p>0.02397019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0.048999537">
                <text:p>0.04899953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0.022492893">
                <text:p>0.02249289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0.048031364">
                <text:p>0.04803136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0.020927908">
                <text:p>0.02092790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0.046984293">
                <text:p>0.04698429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0.0192772">
                <text:p>0.019277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0.03416997">
                <text:p>0.034169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0.017549448">
                <text:p>0.01754944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0.034168337">
                <text:p>0.03416833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0.06036559">
                <text:p>0.0603655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0.042017955">
                <text:p>0.0420179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0.055797387">
                <text:p>0.05579738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0.035926986">
                <text:p>0.03592698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0.014427635">
                <text:p>0.01442763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0.031033503">
                <text:p>0.03103350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0.04873811">
                <text:p>0.0487381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0.03115429">
                <text:p>0.0311542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0.0136684">
                <text:p>0.013668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0.028333694">
                <text:p>0.02833369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0.05700312">
                <text:p>0.057003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0.042552665">
                <text:p>0.04255266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0.013284413">
                <text:p>0.0132844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0.024687214">
                <text:p>0.02468721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0.012994838">
                <text:p>0.01299483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0.022333654">
                <text:p>0.02233365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0.012397104">
                <text:p>0.01239710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0.019658865">
                <text:p>0.01965886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0.011560934">
                <text:p>0.01156093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0.016812962">
                <text:p>0.01681296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0.053446427">
                <text:p>0.05344642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0.03532789">
                <text:p>0.0353278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0.05385323">
                <text:p>0.053853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0.035729323">
                <text:p>0.03572932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0.05331713">
                <text:p>0.053317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0.035437725">
                <text:p>0.0354377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0.052020676">
                <text:p>0.05202067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0.03454592">
                <text:p>0.0345459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0.05015077">
                <text:p>0.0501507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0.033102833">
                <text:p>0.03310283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0.047884736">
                <text:p>0.04788473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0.031217782">
                <text:p>0.03121778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0.045359634">
                <text:p>0.04535963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0.03626648">
                <text:p>0.0362664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0.061672676">
                <text:p>0.06167267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0.018952366">
                <text:p>0.01895236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0.040288523">
                <text:p>0.04028852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0.035719477">
                <text:p>0.03571947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0.037805565">
                <text:p>0.03780556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0.028483845">
                <text:p>0.0284838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0.03530347">
                <text:p>0.0353034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0.033405326">
                <text:p>0.03340532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0.032781817">
                <text:p>0.03278181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0.029071743">
                <text:p>0.02907174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0.030232351">
                <text:p>0.03023235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0.028834993">
                <text:p>0.02883499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0.027675103">
                <text:p>0.02767510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0.027685156">
                <text:p>0.02768515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0.025089934">
                <text:p>0.02508993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0.04942758">
                <text:p>0.0494275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0.022518957">
                <text:p>0.02251895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0.04985797">
                <text:p>0.049857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0.020020343">
                <text:p>0.02002034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0.049842823">
                <text:p>0.04984282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0.04004381">
                <text:p>0.0400438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0.009629708">
                <text:p>0.00962970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0.01635436">
                <text:p>0.0163543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0.022883872">
                <text:p>0.02288387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0.0148422485">
                <text:p>0.014842248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0.037716877">
                <text:p>0.03771687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0.06012893">
                <text:p>0.0601289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0.030034456">
                <text:p>0.03003445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0.04743621">
                <text:p>0.0474362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0.009549199">
                <text:p>0.00954919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0.012216408">
                <text:p>0.01221640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0.021403847">
                <text:p>0.02140384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0.04841425">
                <text:p>0.048414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0.009570081">
                <text:p>0.00957008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0.04805727">
                <text:p>0.0480572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0.0094038015">
                <text:p>0.009403801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0.012543412">
                <text:p>0.01254341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0.019997045">
                <text:p>0.01999704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0.0126809245">
                <text:p>0.012680924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0.019112065">
                <text:p>0.0191120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0.012369963">
                <text:p>0.01236996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0.017490406">
                <text:p>0.0174904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0.04765859">
                <text:p>0.0476585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0.009982512">
                <text:p>0.00998251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0.04731308">
                <text:p>0.0473130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0.010212587">
                <text:p>0.01021258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0.04595183">
                <text:p>0.0459518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0.009824998">
                <text:p>0.00982499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0.043811113">
                <text:p>0.04381111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0.00897391">
                <text:p>0.008973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0.04108004">
                <text:p>0.0410800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0.0078752795">
                <text:p>0.007875279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0.06361346">
                <text:p>0.0636134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0.019471213">
                <text:p>0.01947121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0.06262125">
                <text:p>0.062621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0.016625367">
                <text:p>0.01662536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0.03349967">
                <text:p>0.0334996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0.004241251">
                <text:p>0.00424125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0.03131613">
                <text:p>0.0313161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0.0033825035">
                <text:p>0.003382503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0.029030742">
                <text:p>0.02903074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0.0027482044">
                <text:p>0.00274820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0.026622882">
                <text:p>0.02662288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0.0022823438">
                <text:p>0.002282343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0.024165327">
                <text:p>0.02416532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0.0019193417">
                <text:p>0.001919341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0.021714477">
                <text:p>0.02171447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0.0016288161">
                <text:p>0.001628816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0.019277813">
                <text:p>0.01927781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0.0013962695">
                <text:p>0.001396269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0.016892038">
                <text:p>0.01689203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0.001201245">
                <text:p>0.00120124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0.014597826">
                <text:p>0.01459782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0.0010367321">
                <text:p>0.001036732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0.060835175">
                <text:p>0.06083517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0.06431406">
                <text:p>0.0643140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0.061714698">
                <text:p>0.06171469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0.009609669">
                <text:p>0.00960966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0.010763585">
                <text:p>0.01076358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0.0008563983">
                <text:p>0.000856398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0.010068336">
                <text:p>0.01006833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0.08747479">
                <text:p>0.0874747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0.053938355">
                <text:p>0.05393835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0.058167376">
                <text:p>0.05816737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0.009246221">
                <text:p>0.00924622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0.000895308">
                <text:p>0.00089530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0.0089742625">
                <text:p>0.008974262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0.00095132773">
                <text:p>0.0009513277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0.06372636">
                <text:p>0.0637263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0.010313757">
                <text:p>0.01031375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0.0560421">
                <text:p>0.056042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0.055373445">
                <text:p>0.05537344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0.009042624">
                <text:p>0.00904262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0.0010169485">
                <text:p>0.001016948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0.009228683">
                <text:p>0.00922868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0.08556682">
                <text:p>0.0855668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0.009149397">
                <text:p>0.00914939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0.001141184">
                <text:p>0.00114118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0.008857035">
                <text:p>0.00885703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0.0012013874">
                <text:p>0.001201387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0.008367649">
                <text:p>0.00836764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0.001222816">
                <text:p>0.00122281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0.0077446005">
                <text:p>0.007744600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0.0012121374">
                <text:p>0.001212137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0.007045617">
                <text:p>0.00704561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0.08699071">
                <text:p>0.0869907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0.006349548">
                <text:p>0.00634954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0.08675188">
                <text:p>0.0867518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0.0057040653">
                <text:p>0.005704065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0.086132444">
                <text:p>0.08613244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0.0051210057">
                <text:p>0.005121005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0.001591841">
                <text:p>0.00159184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0.0045763045">
                <text:p>0.004576304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0.08194697">
                <text:p>0.0819469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0.00408468">
                <text:p>0.0040846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0.0020713455">
                <text:p>0.002071345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0.0036458857">
                <text:p>0.003645885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0.00229994">
                <text:p>0.0022999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0.0032334568">
                <text:p>0.003233456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0.0024317475">
                <text:p>0.002431747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0.0028546897">
                <text:p>0.002854689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0.0024700777">
                <text:p>0.002470077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0.0025133828">
                <text:p>0.002513382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0.0024279316">
                <text:p>0.002427931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0.002210487">
                <text:p>0.00221048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0.0023226629">
                <text:p>0.002322662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0.001944863">
                <text:p>0.00194486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0.002174432">
                <text:p>0.00217443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0.077826396">
                <text:p>0.07782639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0.027320197">
                <text:p>0.02732019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0.07797901">
                <text:p>0.0779790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0.024479795">
                <text:p>0.02447979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0.0772726">
                <text:p>0.077272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0.020354707">
                <text:p>0.02035470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0.0758479">
                <text:p>0.075847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0.053101823">
                <text:p>0.05310182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0.07367435">
                <text:p>0.0736743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0.01388527">
                <text:p>0.0138852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0.003111754">
                <text:p>0.00311175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0.0007241142">
                <text:p>0.000724114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0.07472813">
                <text:p>0.074728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0.005737991">
                <text:p>0.00573799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0.0662868">
                <text:p>0.066286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0.008424656">
                <text:p>0.00842465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0.06320697">
                <text:p>0.0632069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0.0070438106">
                <text:p>0.007043810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0.05967616">
                <text:p>0.0596761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0.0659645">
                <text:p>0.065964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0.055697054">
                <text:p>0.05569705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0.0057321913">
                <text:p>0.005732191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0.051524248">
                <text:p>0.05152424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0.0054746815">
                <text:p>0.005474681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0.047492005">
                <text:p>0.04749200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0.0051083555">
                <text:p>0.005108355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0.043685794">
                <text:p>0.04368579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0.068798766">
                <text:p>0.06879876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0.040092237">
                <text:p>0.04009223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0.068133794">
                <text:p>0.06813379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0.036815673">
                <text:p>0.03681567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0.06607472">
                <text:p>0.0660747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0.033959653">
                <text:p>0.03395965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0.0069880853">
                <text:p>0.006988085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0.057331245">
                <text:p>0.05733124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0.07645053">
                <text:p>0.0764505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0.029812487">
                <text:p>0.02981248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0.0587438">
                <text:p>0.058743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0.050541047">
                <text:p>0.05054104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0.0629149">
                <text:p>0.062914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0.032097433">
                <text:p>0.03209743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0.0020327305">
                <text:p>0.002032730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0.027492767">
                <text:p>0.02749276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0.051393688">
                <text:p>0.05139368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0.027115613">
                <text:p>0.02711561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0.047498845">
                <text:p>0.04749884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0.034588028">
                <text:p>0.03458802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0.0036423074">
                <text:p>0.003642307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0.02643023">
                <text:p>0.0264302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0.02222619">
                <text:p>0.0222261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0.025850015">
                <text:p>0.02585001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0.04441895">
                <text:p>0.0444189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0.02498982">
                <text:p>0.0249898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0.0434297">
                <text:p>0.043429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0.036496915">
                <text:p>0.03649691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0.004652939">
                <text:p>0.00465293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0.036691263">
                <text:p>0.03669126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0.06996289">
                <text:p>0.0699628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0.036510635">
                <text:p>0.03651063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0.005285455">
                <text:p>0.00528545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0.051790684">
                <text:p>0.05179068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0.045642287">
                <text:p>0.04564228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0.024002375">
                <text:p>0.02400237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0.038338833">
                <text:p>0.03833883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0.02404591">
                <text:p>0.0240459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0.031877644">
                <text:p>0.03187764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0.0354843">
                <text:p>0.035484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0.006532491">
                <text:p>0.00653249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0.035326354">
                <text:p>0.03532635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0.0064080814">
                <text:p>0.00640808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0.023552176">
                <text:p>0.02355217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0.037061475">
                <text:p>0.03706147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0.023210416">
                <text:p>0.02321041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0.036570825">
                <text:p>0.03657082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0.022597129">
                <text:p>0.02259712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0.03565205">
                <text:p>0.0356520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0.03540635">
                <text:p>0.0354063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0.0057893144">
                <text:p>0.005789314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0.0214122">
                <text:p>0.021412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0.03325237">
                <text:p>0.0332523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0.0207154">
                <text:p>0.020715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0.031813487">
                <text:p>0.03181348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0.019777972">
                <text:p>0.01977797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0.0380186">
                <text:p>0.038018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0.018637244">
                <text:p>0.01863724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0.028765557">
                <text:p>0.0287655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